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156cm"/>
    </style:style>
    <style:style style:name="co3" style:family="table-column">
      <style:table-column-properties fo:break-before="auto" style:column-width="3.127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3.265cm"/>
    </style:style>
    <style:style style:name="co7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3.293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3.567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5.064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4.002cm"/>
    </style:style>
    <style:style style:name="co18" style:family="table-column">
      <style:table-column-properties fo:break-before="auto" style:column-width="3.648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eat1">
      <style:table-properties table:display="true" style:writing-mode="lr-tb"/>
    </style:style>
    <style:style style:name="ta2" style:family="table" style:master-page-name="PageStyle_5f_heat2">
      <style:table-properties table:display="true" style:writing-mode="lr-tb"/>
    </style:style>
    <style:style style:name="ta3" style:family="table" style:master-page-name="PageStyle_5f_heat3">
      <style:table-properties table:display="true" style:writing-mode="lr-tb"/>
    </style:style>
    <style:style style:name="ta4" style:family="table" style:master-page-name="PageStyle_5f_heat4">
      <style:table-properties table:display="true" style:writing-mode="lr-tb"/>
    </style:style>
    <style:style style:name="ta5" style:family="table" style:master-page-name="PageStyle_5f_heat5">
      <style:table-properties table:display="true" style:writing-mode="lr-tb"/>
    </style:style>
    <style:style style:name="ta6" style:family="table" style:master-page-name="PageStyle_5f_heat6">
      <style:table-properties table:display="true" style:writing-mode="lr-tb"/>
    </style:style>
    <style:style style:name="ta7" style:family="table" style:master-page-name="PageStyle_5f_heat7">
      <style:table-properties table:display="true" style:writing-mode="lr-tb"/>
    </style:style>
    <style:style style:name="ta8" style:family="table" style:master-page-name="PageStyle_5f_heat8">
      <style:table-properties table:display="true" style:writing-mode="lr-tb"/>
    </style:style>
    <style:style style:name="ta9" style:family="table" style:master-page-name="PageStyle_5f_heat9">
      <style:table-properties table:display="true" style:writing-mode="lr-tb"/>
    </style:style>
    <style:style style:name="ta10" style:family="table" style:master-page-name="PageStyle_5f_heat10">
      <style:table-properties table:display="true" style:writing-mode="lr-tb"/>
    </style:style>
    <style:style style:name="ta11" style:family="table" style:master-page-name="PageStyle_5f_heat11">
      <style:table-properties table:display="true" style:writing-mode="lr-tb"/>
    </style:style>
    <style:style style:name="ta12" style:family="table" style:master-page-name="PageStyle_5f_heat12">
      <style:table-properties table:display="true" style:writing-mode="lr-tb"/>
    </style:style>
    <style:style style:name="ta13" style:family="table" style:master-page-name="PageStyle_5f_heat13">
      <style:table-properties table:display="true" style:writing-mode="lr-tb"/>
    </style:style>
    <style:style style:name="ta14" style:family="table" style:master-page-name="PageStyle_5f_heat14">
      <style:table-properties table:display="true" style:writing-mode="lr-tb"/>
    </style:style>
    <style:style style:name="ta15" style:family="table" style:master-page-name="PageStyle_5f_heat15">
      <style:table-properties table:display="true" style:writing-mode="lr-tb"/>
    </style:style>
    <style:style style:name="ta16" style:family="table" style:master-page-name="PageStyle_5f_heat16">
      <style:table-properties table:display="true" style:writing-mode="lr-tb"/>
    </style:style>
    <style:style style:name="ta17" style:family="table" style:master-page-name="PageStyle_5f_heat17">
      <style:table-properties table:display="true" style:writing-mode="lr-tb"/>
    </style:style>
    <style:style style:name="ta18" style:family="table" style:master-page-name="PageStyle_5f_heat18">
      <style:table-properties table:display="true" style:writing-mode="lr-tb"/>
    </style:style>
    <style:style style:name="ta19" style:family="table" style:master-page-name="PageStyle_5f_heat19">
      <style:table-properties table:display="true" style:writing-mode="lr-tb"/>
    </style:style>
    <style:style style:name="ta20" style:family="table" style:master-page-name="PageStyle_5f_heat20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31">
      <style:table-cell-properties style:rotation-align="none"/>
    </style:style>
    <style:style style:name="ce2" style:family="table-cell" style:parent-style-name="Default" style:data-style-name="N129">
      <style:table-cell-properties style:rotation-align="none"/>
    </style:style>
    <style:style style:name="ce3" style:family="table-cell" style:parent-style-name="Default" style:data-style-name="N61">
      <style:table-cell-properties style:rotation-align="none"/>
    </style:style>
    <style:style style:name="ce4" style:family="table-cell" style:parent-style-name="Default" style:data-style-name="N130">
      <style:table-cell-properties style:rotation-align="none"/>
    </style:style>
    <style:style style:name="ce5" style:family="table-cell" style:parent-style-name="Default" style:data-style-name="N132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30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formula="of:=[.D6]/2" office:value-type="float" office:value="0.005" calcext:value-type="float">
            <text:p>5.000000E-03</text:p>
          </table:table-cell>
          <table:table-cell table:style-name="ce1" table:formula="of:=[.$D$3]+([.$D$4]-[.$D$3])*[.G3]/[.$D$5]" office:value-type="float" office:value="12" calcext:value-type="float">
            <text:p>1.200000E+01</text:p>
          </table:table-cell>
          <table:table-cell table:style-name="ce1" office:value-type="float" office:value="12" calcext:value-type="float">
            <text:p>1.200000E+01</text:p>
          </table:table-cell>
          <table:table-cell table:style-name="ce1" table:formula="of:=100*([.H3]-[.I3])/[.H3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$G3]+[.$D$6]" office:value-type="float" office:value="0.015" calcext:value-type="float">
            <text:p>1.500000E-02</text:p>
          </table:table-cell>
          <table:table-cell table:style-name="ce1" table:formula="of:=[.$D$3]+([.$D$4]-[.$D$3])*[.G4]/[.$D$5]" office:value-type="float" office:value="16" calcext:value-type="float">
            <text:p>1.600000E+01</text:p>
          </table:table-cell>
          <table:table-cell table:style-name="ce1" office:value-type="float" office:value="16" calcext:value-type="float">
            <text:p>1.600000E+01</text:p>
          </table:table-cell>
          <table:table-cell table:style-name="ce1" table:formula="of:=100*([.H4]-[.I4])/[.H4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4]+[.$D$6]" office:value-type="float" office:value="0.025" calcext:value-type="float">
            <text:p>2.500000E-02</text:p>
          </table:table-cell>
          <table:table-cell table:style-name="ce1" table:formula="of:=[.$D$3]+([.$D$4]-[.$D$3])*[.G5]/[.$D$5]" office:value-type="float" office:value="20" calcext:value-type="float">
            <text:p>2.000000E+01</text:p>
          </table:table-cell>
          <table:table-cell table:style-name="ce1" office:value-type="float" office:value="20" calcext:value-type="float">
            <text:p>2.000000E+01</text:p>
          </table:table-cell>
          <table:table-cell table:style-name="ce1" table:formula="of:=100*([.H5]-[.I5])/[.H5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5]/[.D7]" office:value-type="float" office:value="0.01" calcext:value-type="float">
            <text:p>0.01</text:p>
          </table:table-cell>
          <table:table-cell table:number-columns-repeated="2"/>
          <table:table-cell table:style-name="ce1" table:formula="of:=[.$G5]+[.$D$6]" office:value-type="float" office:value="0.035" calcext:value-type="float">
            <text:p>3.500000E-02</text:p>
          </table:table-cell>
          <table:table-cell table:style-name="ce1" table:formula="of:=[.$D$3]+([.$D$4]-[.$D$3])*[.G6]/[.$D$5]" office:value-type="float" office:value="24" calcext:value-type="float">
            <text:p>2.400000E+01</text:p>
          </table:table-cell>
          <table:table-cell table:style-name="ce1" office:value-type="float" office:value="24" calcext:value-type="float">
            <text:p>2.400000E+01</text:p>
          </table:table-cell>
          <table:table-cell table:style-name="ce1" table:formula="of:=100*([.H6]-[.I6])/[.H6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table:formula="of:=[.$G6]+[.$D$6]" office:value-type="float" office:value="0.045" calcext:value-type="float">
            <text:p>4.500000E-02</text:p>
          </table:table-cell>
          <table:table-cell table:style-name="ce1" table:formula="of:=[.$D$3]+([.$D$4]-[.$D$3])*[.G7]/[.$D$5]" office:value-type="float" office:value="28" calcext:value-type="float">
            <text:p>2.800000E+01</text:p>
          </table:table-cell>
          <table:table-cell table:style-name="ce1" office:value-type="float" office:value="28" calcext:value-type="float">
            <text:p>2.800000E+01</text:p>
          </table:table-cell>
          <table:table-cell table:style-name="ce1" table:formula="of:=100*([.H7]-[.I7])/[.H7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6"/>
          <table:table-cell table:style-name="ce1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" table:formula="of:=MAX([.J3:.J7])" office:value-type="float" office:value="0" calcext:value-type="float">
            <text:p>0.000000E+00</text:p>
          </table:table-cell>
          <table:table-cell table:number-columns-repeated="3"/>
          <table:table-cell table:style-name="ce1" table:number-columns-repeated="6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20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2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formula="of:=[.D8]/2" office:value-type="float" office:value="0.001" calcext:value-type="float">
            <text:p>1.000000E-03</text:p>
          </table:table-cell>
          <table:table-cell table:style-name="ce1" table:formula="of:=[.$D$3]+([.$D$4]-[.$D$3])*[.$D$5]*[.G3]/([.$D$6]+[.$D$5]*[.$D$7])" office:value-type="float" office:value="10.275127951693" calcext:value-type="float">
            <text:p>1.027513E+01</text:p>
          </table:table-cell>
          <table:table-cell table:style-name="ce1" office:value-type="float" office:value="10.27513" calcext:value-type="float">
            <text:p>1.027513E+01</text:p>
          </table:table-cell>
          <table:table-cell table:style-name="ce1" table:formula="of:=100*([.H3]-[.I3])/[.H3]" office:value-type="float" office:value="-0.0000199346127410595" calcext:value-type="float">
            <text:p>-1.993461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$G3]+[.$D$8]" office:value-type="float" office:value="0.003" calcext:value-type="float">
            <text:p>3.000000E-03</text:p>
          </table:table-cell>
          <table:table-cell table:style-name="ce1" table:formula="of:=[.$D$3]+([.$D$4]-[.$D$3])*[.$D$5]*[.G4]/([.$D$6]+[.$D$5]*[.$D$7])" office:value-type="float" office:value="10.8253838550791" calcext:value-type="float">
            <text:p>1.082538E+01</text:p>
          </table:table-cell>
          <table:table-cell table:style-name="ce1" office:value-type="float" office:value="10.82538" calcext:value-type="float">
            <text:p>1.082538E+01</text:p>
          </table:table-cell>
          <table:table-cell table:style-name="ce1" table:formula="of:=100*([.H4]-[.I4])/[.H4]" office:value-type="float" office:value="0.0000356114772053457" calcext:value-type="float">
            <text:p>3.561148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table:formula="of:=[.$G4]+[.$D$8]" office:value-type="float" office:value="0.005" calcext:value-type="float">
            <text:p>5.000000E-03</text:p>
          </table:table-cell>
          <table:table-cell table:style-name="ce1" table:formula="of:=[.$D$3]+([.$D$4]-[.$D$3])*[.$D$5]*[.G5]/([.$D$6]+[.$D$5]*[.$D$7])" office:value-type="float" office:value="11.3756397584652" calcext:value-type="float">
            <text:p>1.137564E+01</text:p>
          </table:table-cell>
          <table:table-cell table:style-name="ce1" office:value-type="float" office:value="11.37564" calcext:value-type="float">
            <text:p>1.137564E+01</text:p>
          </table:table-cell>
          <table:table-cell table:style-name="ce1" table:formula="of:=100*([.H5]-[.I5])/[.H5]" office:value-type="float" office:value="-0.00000212326369855978" calcext:value-type="float">
            <text:p>-2.123264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5]+[.$D$8]" office:value-type="float" office:value="0.007" calcext:value-type="float">
            <text:p>7.000000E-03</text:p>
          </table:table-cell>
          <table:table-cell table:style-name="ce1" table:formula="of:=[.$D$3]+([.$D$4]-[.$D$3])*[.$D$5]*[.G6]/([.$D$6]+[.$D$5]*[.$D$7])" office:value-type="float" office:value="11.9258956618512" calcext:value-type="float">
            <text:p>1.192590E+01</text:p>
          </table:table-cell>
          <table:table-cell table:style-name="ce1" office:value-type="float" office:value="11.9259" calcext:value-type="float">
            <text:p>1.192590E+01</text:p>
          </table:table-cell>
          <table:table-cell table:style-name="ce1" table:formula="of:=100*([.H6]-[.I6])/[.H6]" office:value-type="float" office:value="-0.000036375873847229" calcext:value-type="float">
            <text:p>-3.637587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6]+[.$D$8]" office:value-type="float" office:value="0.009" calcext:value-type="float">
            <text:p>9.000000E-03</text:p>
          </table:table-cell>
          <table:table-cell table:style-name="ce1" table:formula="of:=[.$D$3]+([.$D$4]-[.$D$3])*[.$D$5]*[.G7]/([.$D$6]+[.$D$5]*[.$D$7])" office:value-type="float" office:value="12.4761515652373" calcext:value-type="float">
            <text:p>1.247615E+01</text:p>
          </table:table-cell>
          <table:table-cell table:style-name="ce1" office:value-type="float" office:value="12.47615" calcext:value-type="float">
            <text:p>1.247615E+01</text:p>
          </table:table-cell>
          <table:table-cell table:style-name="ce1" table:formula="of:=100*([.H7]-[.I7])/[.H7]" office:value-type="float" office:value="0.0000125458343501946" calcext:value-type="float">
            <text:p>1.254583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7]+[.$D$8]" office:value-type="float" office:value="0.011" calcext:value-type="float">
            <text:p>1.100000E-02</text:p>
          </table:table-cell>
          <table:table-cell table:style-name="ce1" table:formula="of:=[.$D$3]+([.$D$4]-[.$D$3])*[.$D$5]*[.G8]/([.$D$6]+[.$D$5]*[.$D$7])" office:value-type="float" office:value="13.0264074686234" calcext:value-type="float">
            <text:p>1.302641E+01</text:p>
          </table:table-cell>
          <table:table-cell table:style-name="ce1" office:value-type="float" office:value="13.02641" calcext:value-type="float">
            <text:p>1.302641E+01</text:p>
          </table:table-cell>
          <table:table-cell table:style-name="ce1" table:formula="of:=100*([.H8]-[.I8])/[.H8]" office:value-type="float" office:value="-0.0000194326534701158" calcext:value-type="float">
            <text:p>-1.943265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8]+[.$D$8]" office:value-type="float" office:value="0.013" calcext:value-type="float">
            <text:p>1.300000E-02</text:p>
          </table:table-cell>
          <table:table-cell table:style-name="ce1" table:formula="of:=[.$D$3]+([.$D$4]-[.$D$3])*[.$D$5]*[.G9]/([.$D$6]+[.$D$5]*[.$D$7])" office:value-type="float" office:value="13.5766633720094" calcext:value-type="float">
            <text:p>1.357666E+01</text:p>
          </table:table-cell>
          <table:table-cell table:style-name="ce1" office:value-type="float" office:value="13.57666" calcext:value-type="float">
            <text:p>1.357666E+01</text:p>
          </table:table-cell>
          <table:table-cell table:style-name="ce1" table:formula="of:=100*([.H9]-[.I9])/[.H9]" office:value-type="float" office:value="0.0000248368052783409" calcext:value-type="float">
            <text:p>2.483681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9]+[.$D$8]" office:value-type="float" office:value="0.015" calcext:value-type="float">
            <text:p>1.500000E-02</text:p>
          </table:table-cell>
          <table:table-cell table:style-name="ce1" table:formula="of:=[.$D$3]+([.$D$4]-[.$D$3])*[.$D$5]*[.G10]/([.$D$6]+[.$D$5]*[.$D$7])" office:value-type="float" office:value="14.1269192753955" calcext:value-type="float">
            <text:p>1.412692E+01</text:p>
          </table:table-cell>
          <table:table-cell table:style-name="ce1" office:value-type="float" office:value="14.12692" calcext:value-type="float">
            <text:p>1.412692E+01</text:p>
          </table:table-cell>
          <table:table-cell table:style-name="ce1" table:formula="of:=100*([.H10]-[.I10])/[.H10]" office:value-type="float" office:value="-0.0000051292463169726" calcext:value-type="float">
            <text:p>-5.129246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356114772053457" calcext:value-type="float">
            <text:p>3.561148E-05</text:p>
          </table:table-cell>
          <table:table-cell table:number-columns-repeated="2"/>
          <table:table-cell table:style-name="ce1" table:formula="of:=[.$G10]+[.$D$8]" office:value-type="float" office:value="0.017" calcext:value-type="float">
            <text:p>1.700000E-02</text:p>
          </table:table-cell>
          <table:table-cell table:style-name="ce1" table:formula="of:=[.$D$3]+([.$D$4]-[.$D$3])*[.$D$5]*[.G11]/([.$D$6]+[.$D$5]*[.$D$7])" office:value-type="float" office:value="14.6771751787816" calcext:value-type="float">
            <text:p>1.467718E+01</text:p>
          </table:table-cell>
          <table:table-cell table:style-name="ce1" office:value-type="float" office:value="14.67718" calcext:value-type="float">
            <text:p>1.467718E+01</text:p>
          </table:table-cell>
          <table:table-cell table:style-name="ce1" table:formula="of:=100*([.H11]-[.I11])/[.H11]" office:value-type="float" office:value="-0.0000328484082225956" calcext:value-type="float">
            <text:p>-3.284841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1]+[.$D$8]" office:value-type="float" office:value="0.019" calcext:value-type="float">
            <text:p>1.900000E-02</text:p>
          </table:table-cell>
          <table:table-cell table:style-name="ce1" table:formula="of:=[.$D$3]+([.$D$4]-[.$D$3])*[.$D$5]*[.G12]/([.$D$6]+[.$D$5]*[.$D$7])" office:value-type="float" office:value="15.2274310821677" calcext:value-type="float">
            <text:p>1.522743E+01</text:p>
          </table:table-cell>
          <table:table-cell table:style-name="ce1" office:value-type="float" office:value="15.22743" calcext:value-type="float">
            <text:p>1.522743E+01</text:p>
          </table:table-cell>
          <table:table-cell table:style-name="ce1" table:formula="of:=100*([.H12]-[.I12])/[.H12]" office:value-type="float" office:value="0.00000710669873105961" calcext:value-type="float">
            <text:p>7.106699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8]" office:value-type="float" office:value="0.021" calcext:value-type="float">
            <text:p>2.100000E-02</text:p>
          </table:table-cell>
          <table:table-cell table:style-name="ce1" table:formula="of:=[.$D$3]+([.$D$4]-[.$D$3])*[.$D$5]*[.G13]/([.$D$6]+[.$D$5]*[.$D$7])" office:value-type="float" office:value="15.7776869855537" calcext:value-type="float">
            <text:p>1.577769E+01</text:p>
          </table:table-cell>
          <table:table-cell table:style-name="ce1" office:value-type="float" office:value="15.77769" calcext:value-type="float">
            <text:p>1.577769E+01</text:p>
          </table:table-cell>
          <table:table-cell table:style-name="ce1" table:formula="of:=100*([.H13]-[.I13])/[.H13]" office:value-type="float" office:value="-0.0000191057553691556" calcext:value-type="float">
            <text:p>-1.910576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3]+[.$D$8]" office:value-type="float" office:value="0.023" calcext:value-type="float">
            <text:p>2.300000E-02</text:p>
          </table:table-cell>
          <table:table-cell table:style-name="ce1" table:formula="of:=[.$D$3]+([.$D$4]-[.$D$3])*[.$D$5]*[.G14]/([.$D$6]+[.$D$5]*[.$D$7])" office:value-type="float" office:value="16.3279428889398" calcext:value-type="float">
            <text:p>1.632794E+01</text:p>
          </table:table-cell>
          <table:table-cell table:style-name="ce1" office:value-type="float" office:value="16.32794" calcext:value-type="float">
            <text:p>1.632794E+01</text:p>
          </table:table-cell>
          <table:table-cell table:style-name="ce1" table:formula="of:=100*([.H14]-[.I14])/[.H14]" office:value-type="float" office:value="0.0000176932256911425" calcext:value-type="float">
            <text:p>1.769323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4]+[.$D$8]" office:value-type="float" office:value="0.025" calcext:value-type="float">
            <text:p>2.500000E-02</text:p>
          </table:table-cell>
          <table:table-cell table:style-name="ce1" table:formula="of:=[.$D$3]+([.$D$4]-[.$D$3])*[.$D$5]*[.G15]/([.$D$6]+[.$D$5]*[.$D$7])" office:value-type="float" office:value="16.8781987923259" calcext:value-type="float">
            <text:p>1.687820E+01</text:p>
          </table:table-cell>
          <table:table-cell table:style-name="ce1" office:value-type="float" office:value="16.8782" calcext:value-type="float">
            <text:p>1.687820E+01</text:p>
          </table:table-cell>
          <table:table-cell table:style-name="ce1" table:formula="of:=100*([.H15]-[.I15])/[.H15]" office:value-type="float" office:value="-0.00000715523117651722" calcext:value-type="float">
            <text:p>-7.155231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5]+[.$D$8]" office:value-type="float" office:value="0.027" calcext:value-type="float">
            <text:p>2.700000E-02</text:p>
          </table:table-cell>
          <table:table-cell table:style-name="ce1" table:formula="of:=[.$D$3]+([.$D$4]-[.$D$3])*[.$D$5]*[.G16]/([.$D$6]+[.$D$5]*[.$D$7])" office:value-type="float" office:value="17.4284546957119" calcext:value-type="float">
            <text:p>1.742845E+01</text:p>
          </table:table-cell>
          <table:table-cell table:style-name="ce1" office:value-type="float" office:value="17.42845" calcext:value-type="float">
            <text:p>1.742845E+01</text:p>
          </table:table-cell>
          <table:table-cell table:style-name="ce1" table:formula="of:=100*([.H16]-[.I16])/[.H16]" office:value-type="float" office:value="0.0000269427898683235" calcext:value-type="float">
            <text:p>2.694279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6]+[.$D$8]" office:value-type="float" office:value="0.029" calcext:value-type="float">
            <text:p>2.900000E-02</text:p>
          </table:table-cell>
          <table:table-cell table:style-name="ce1" table:formula="of:=[.$D$3]+([.$D$4]-[.$D$3])*[.$D$5]*[.G17]/([.$D$6]+[.$D$5]*[.$D$7])" office:value-type="float" office:value="17.978710599098" calcext:value-type="float">
            <text:p>1.797871E+01</text:p>
          </table:table-cell>
          <table:table-cell table:style-name="ce1" office:value-type="float" office:value="17.97871" calcext:value-type="float">
            <text:p>1.797871E+01</text:p>
          </table:table-cell>
          <table:table-cell table:style-name="ce1" table:formula="of:=100*([.H17]-[.I17])/[.H17]" office:value-type="float" office:value="0.00000333226342665343" calcext:value-type="float">
            <text:p>3.332263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7]+[.$D$8]" office:value-type="float" office:value="0.031" calcext:value-type="float">
            <text:p>3.100000E-02</text:p>
          </table:table-cell>
          <table:table-cell table:style-name="ce1" table:formula="of:=[.$D$3]+([.$D$4]-[.$D$3])*[.$D$5]*[.G18]/([.$D$6]+[.$D$5]*[.$D$7])" office:value-type="float" office:value="18.5289665024841" calcext:value-type="float">
            <text:p>1.852897E+01</text:p>
          </table:table-cell>
          <table:table-cell table:style-name="ce1" office:value-type="float" office:value="18.52897" calcext:value-type="float">
            <text:p>1.852897E+01</text:p>
          </table:table-cell>
          <table:table-cell table:style-name="ce1" table:formula="of:=100*([.H18]-[.I18])/[.H18]" office:value-type="float" office:value="-0.0000188759364063303" calcext:value-type="float">
            <text:p>-1.887594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8]+[.$D$8]" office:value-type="float" office:value="0.033" calcext:value-type="float">
            <text:p>3.300000E-02</text:p>
          </table:table-cell>
          <table:table-cell table:style-name="ce1" table:formula="of:=[.$D$3]+([.$D$4]-[.$D$3])*[.$D$5]*[.G19]/([.$D$6]+[.$D$5]*[.$D$7])" office:value-type="float" office:value="19.0792224058701" calcext:value-type="float">
            <text:p>1.907922E+01</text:p>
          </table:table-cell>
          <table:table-cell table:style-name="ce1" office:value-type="float" office:value="19.07922" calcext:value-type="float">
            <text:p>1.907922E+01</text:p>
          </table:table-cell>
          <table:table-cell table:style-name="ce1" table:formula="of:=100*([.H19]-[.I19])/[.H19]" office:value-type="float" office:value="0.0000126098961637207" calcext:value-type="float">
            <text:p>1.260990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9]+[.$D$8]" office:value-type="float" office:value="0.035" calcext:value-type="float">
            <text:p>3.500000E-02</text:p>
          </table:table-cell>
          <table:table-cell table:style-name="ce1" table:formula="of:=[.$D$3]+([.$D$4]-[.$D$3])*[.$D$5]*[.G20]/([.$D$6]+[.$D$5]*[.$D$7])" office:value-type="float" office:value="19.6294783092562" calcext:value-type="float">
            <text:p>1.962948E+01</text:p>
          </table:table-cell>
          <table:table-cell table:style-name="ce1" office:value-type="float" office:value="19.62948" calcext:value-type="float">
            <text:p>1.962948E+01</text:p>
          </table:table-cell>
          <table:table-cell table:style-name="ce1" table:formula="of:=100*([.H20]-[.I20])/[.H20]" office:value-type="float" office:value="-0.00000861328951678723" calcext:value-type="float">
            <text:p>-8.613290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0]+[.$D$8]" office:value-type="float" office:value="0.037" calcext:value-type="float">
            <text:p>3.700000E-02</text:p>
          </table:table-cell>
          <table:table-cell table:style-name="ce1" table:formula="of:=[.$D$3]+([.$D$4]-[.$D$3])*[.$D$5]*[.G21]/([.$D$6]+[.$D$5]*[.$D$7])" office:value-type="float" office:value="20.1797342126423" calcext:value-type="float">
            <text:p>2.017973E+01</text:p>
          </table:table-cell>
          <table:table-cell table:style-name="ce1" office:value-type="float" office:value="20.17973" calcext:value-type="float">
            <text:p>2.017973E+01</text:p>
          </table:table-cell>
          <table:table-cell table:style-name="ce1" table:formula="of:=100*([.H21]-[.I21])/[.H21]" office:value-type="float" office:value="0.0000208756083193953" calcext:value-type="float">
            <text:p>2.087561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1]+[.$D$8]" office:value-type="float" office:value="0.039" calcext:value-type="float">
            <text:p>3.900000E-02</text:p>
          </table:table-cell>
          <table:table-cell table:style-name="ce1" table:formula="of:=[.$D$3]+([.$D$4]-[.$D$3])*[.$D$5]*[.G22]/([.$D$6]+[.$D$5]*[.$D$7])" office:value-type="float" office:value="20.7299901160283" calcext:value-type="float">
            <text:p>2.072999E+01</text:p>
          </table:table-cell>
          <table:table-cell table:style-name="ce1" office:value-type="float" office:value="20.72999" calcext:value-type="float">
            <text:p>2.072999E+01</text:p>
          </table:table-cell>
          <table:table-cell table:style-name="ce1" table:formula="of:=100*([.H22]-[.I22])/[.H22]" office:value-type="float" office:value="0.000000559712466273899" calcext:value-type="float">
            <text:p>5.597125E-07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2]+[.$D$8]" office:value-type="float" office:value="0.041" calcext:value-type="float">
            <text:p>4.100000E-02</text:p>
          </table:table-cell>
          <table:table-cell table:style-name="ce1" table:formula="of:=[.$D$3]+([.$D$4]-[.$D$3])*[.$D$5]*[.G23]/([.$D$6]+[.$D$5]*[.$D$7])" office:value-type="float" office:value="21.2802460194144" calcext:value-type="float">
            <text:p>2.128025E+01</text:p>
          </table:table-cell>
          <table:table-cell table:style-name="ce1" office:value-type="float" office:value="21.28025" calcext:value-type="float">
            <text:p>2.128025E+01</text:p>
          </table:table-cell>
          <table:table-cell table:style-name="ce1" table:formula="of:=100*([.H23]-[.I23])/[.H23]" office:value-type="float" office:value="-0.0000187055430915399" calcext:value-type="float">
            <text:p>-1.870554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3]+[.$D$8]" office:value-type="float" office:value="0.043" calcext:value-type="float">
            <text:p>4.300000E-02</text:p>
          </table:table-cell>
          <table:table-cell table:style-name="ce1" table:formula="of:=[.$D$3]+([.$D$4]-[.$D$3])*[.$D$5]*[.G24]/([.$D$6]+[.$D$5]*[.$D$7])" office:value-type="float" office:value="21.8305019228005" calcext:value-type="float">
            <text:p>2.183050E+01</text:p>
          </table:table-cell>
          <table:table-cell table:style-name="ce1" office:value-type="float" office:value="21.8305" calcext:value-type="float">
            <text:p>2.183050E+01</text:p>
          </table:table-cell>
          <table:table-cell table:style-name="ce1" table:formula="of:=100*([.H24]-[.I24])/[.H24]" office:value-type="float" office:value="0.00000880786197970639" calcext:value-type="float">
            <text:p>8.807862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4]+[.$D$8]" office:value-type="float" office:value="0.045" calcext:value-type="float">
            <text:p>4.500000E-02</text:p>
          </table:table-cell>
          <table:table-cell table:style-name="ce1" table:formula="of:=[.$D$3]+([.$D$4]-[.$D$3])*[.$D$5]*[.G25]/([.$D$6]+[.$D$5]*[.$D$7])" office:value-type="float" office:value="22.3807578261865" calcext:value-type="float">
            <text:p>2.238076E+01</text:p>
          </table:table-cell>
          <table:table-cell table:style-name="ce1" office:value-type="float" office:value="22.38076" calcext:value-type="float">
            <text:p>2.238076E+01</text:p>
          </table:table-cell>
          <table:table-cell table:style-name="ce1" table:formula="of:=100*([.H25]-[.I25])/[.H25]" office:value-type="float" office:value="-0.00000971286792935646" calcext:value-type="float">
            <text:p>-9.712868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5]+[.$D$8]" office:value-type="float" office:value="0.047" calcext:value-type="float">
            <text:p>4.700000E-02</text:p>
          </table:table-cell>
          <table:table-cell table:style-name="ce1" table:formula="of:=[.$D$3]+([.$D$4]-[.$D$3])*[.$D$5]*[.G26]/([.$D$6]+[.$D$5]*[.$D$7])" office:value-type="float" office:value="22.9310137295726" calcext:value-type="float">
            <text:p>2.293101E+01</text:p>
          </table:table-cell>
          <table:table-cell table:style-name="ce1" office:value-type="float" office:value="22.93101" calcext:value-type="float">
            <text:p>2.293101E+01</text:p>
          </table:table-cell>
          <table:table-cell table:style-name="ce1" table:formula="of:=100*([.H26]-[.I26])/[.H26]" office:value-type="float" office:value="0.0000162643163652564" calcext:value-type="float">
            <text:p>1.626432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6]+[.$D$8]" office:value-type="float" office:value="0.049" calcext:value-type="float">
            <text:p>4.900000E-02</text:p>
          </table:table-cell>
          <table:table-cell table:style-name="ce1" table:formula="of:=[.$D$3]+([.$D$4]-[.$D$3])*[.$D$5]*[.G27]/([.$D$6]+[.$D$5]*[.$D$7])" office:value-type="float" office:value="23.4812696329587" calcext:value-type="float">
            <text:p>2.348127E+01</text:p>
          </table:table-cell>
          <table:table-cell table:style-name="ce1" office:value-type="float" office:value="23.48127" calcext:value-type="float">
            <text:p>2.348127E+01</text:p>
          </table:table-cell>
          <table:table-cell table:style-name="ce1" table:formula="of:=100*([.H27]-[.I27])/[.H27]" office:value-type="float" office:value="-0.00000156312379456466" calcext:value-type="float">
            <text:p>-1.563124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number-columns-repeated="7"/>
          <table:table-cell table:number-columns-repeated="51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3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D8]/2" office:value-type="float" office:value="0.001" calcext:value-type="float">
            <text:p>1.000000E-03</text:p>
          </table:table-cell>
          <table:table-cell table:style-name="ce1" table:formula="of:=([.$D$5]*([.$D$4]-[.$D$3])/([.$D$6]+[.$D$5]*[.$D$7]))*([.$G3]-[.$D$7])+[.$D$4]" office:value-type="float" office:value="23.4812696329587" calcext:value-type="float">
            <text:p>2.348127E+01</text:p>
          </table:table-cell>
          <table:table-cell table:style-name="ce1" office:value-type="float" office:value="23.48127" calcext:value-type="float">
            <text:p>2.348127E+01</text:p>
          </table:table-cell>
          <table:table-cell table:style-name="ce1" table:formula="of:=100*([.H3]-[.I3])/[.H3]" office:value-type="float" office:value="-0.00000156312382482464" calcext:value-type="float">
            <text:p>-1.563124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formula="of:=[.$G3]+[.$D$8]" office:value-type="float" office:value="0.003" calcext:value-type="float">
            <text:p>3.000000E-03</text:p>
          </table:table-cell>
          <table:table-cell table:style-name="ce1" table:formula="of:=([.$D$5]*([.$D$4]-[.$D$3])/([.$D$6]+[.$D$5]*[.$D$7]))*([.$G4]-[.$D$7])+[.$D$4]" office:value-type="float" office:value="22.9310137295726" calcext:value-type="float">
            <text:p>2.293101E+01</text:p>
          </table:table-cell>
          <table:table-cell table:style-name="ce1" office:value-type="float" office:value="22.93101" calcext:value-type="float">
            <text:p>2.293101E+01</text:p>
          </table:table-cell>
          <table:table-cell table:style-name="ce1" table:formula="of:=100*([.H4]-[.I4])/[.H4]" office:value-type="float" office:value="0.0000162643163187773" calcext:value-type="float">
            <text:p>1.626432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table:formula="of:=[.$G4]+[.$D$8]" office:value-type="float" office:value="0.005" calcext:value-type="float">
            <text:p>5.000000E-03</text:p>
          </table:table-cell>
          <table:table-cell table:style-name="ce1" table:formula="of:=([.$D$5]*([.$D$4]-[.$D$3])/([.$D$6]+[.$D$5]*[.$D$7]))*([.$G5]-[.$D$7])+[.$D$4]" office:value-type="float" office:value="22.3807578261865" calcext:value-type="float">
            <text:p>2.238076E+01</text:p>
          </table:table-cell>
          <table:table-cell table:style-name="ce1" office:value-type="float" office:value="22.38076" calcext:value-type="float">
            <text:p>2.238076E+01</text:p>
          </table:table-cell>
          <table:table-cell table:style-name="ce1" table:formula="of:=100*([.H5]-[.I5])/[.H5]" office:value-type="float" office:value="-0.00000971286797697836" calcext:value-type="float">
            <text:p>-9.71286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5]+[.$D$8]" office:value-type="float" office:value="0.007" calcext:value-type="float">
            <text:p>7.000000E-03</text:p>
          </table:table-cell>
          <table:table-cell table:style-name="ce1" table:formula="of:=([.$D$5]*([.$D$4]-[.$D$3])/([.$D$6]+[.$D$5]*[.$D$7]))*([.$G6]-[.$D$7])+[.$D$4]" office:value-type="float" office:value="21.8305019228005" calcext:value-type="float">
            <text:p>2.183050E+01</text:p>
          </table:table-cell>
          <table:table-cell table:style-name="ce1" office:value-type="float" office:value="21.8305" calcext:value-type="float">
            <text:p>2.183050E+01</text:p>
          </table:table-cell>
          <table:table-cell table:style-name="ce1" table:formula="of:=100*([.H6]-[.I6])/[.H6]" office:value-type="float" office:value="0.00000880786194715823" calcext:value-type="float">
            <text:p>8.807862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6]+[.$D$8]" office:value-type="float" office:value="0.009" calcext:value-type="float">
            <text:p>9.000000E-03</text:p>
          </table:table-cell>
          <table:table-cell table:style-name="ce1" table:formula="of:=([.$D$5]*([.$D$4]-[.$D$3])/([.$D$6]+[.$D$5]*[.$D$7]))*([.$G7]-[.$D$7])+[.$D$4]" office:value-type="float" office:value="21.2802460194144" calcext:value-type="float">
            <text:p>2.128025E+01</text:p>
          </table:table-cell>
          <table:table-cell table:style-name="ce1" office:value-type="float" office:value="21.28025" calcext:value-type="float">
            <text:p>2.128025E+01</text:p>
          </table:table-cell>
          <table:table-cell table:style-name="ce1" table:formula="of:=100*([.H7]-[.I7])/[.H7]" office:value-type="float" office:value="-0.0000187055431082348" calcext:value-type="float">
            <text:p>-1.870554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7]+[.$D$8]" office:value-type="float" office:value="0.011" calcext:value-type="float">
            <text:p>1.100000E-02</text:p>
          </table:table-cell>
          <table:table-cell table:style-name="ce1" table:formula="of:=([.$D$5]*([.$D$4]-[.$D$3])/([.$D$6]+[.$D$5]*[.$D$7]))*([.$G8]-[.$D$7])+[.$D$4]" office:value-type="float" office:value="20.7299901160283" calcext:value-type="float">
            <text:p>2.072999E+01</text:p>
          </table:table-cell>
          <table:table-cell table:style-name="ce1" office:value-type="float" office:value="20.72999" calcext:value-type="float">
            <text:p>2.072999E+01</text:p>
          </table:table-cell>
          <table:table-cell table:style-name="ce1" table:formula="of:=100*([.H8]-[.I8])/[.H8]" office:value-type="float" office:value="0.000000559712431997823" calcext:value-type="float">
            <text:p>5.597124E-07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8]+[.$D$8]" office:value-type="float" office:value="0.013" calcext:value-type="float">
            <text:p>1.300000E-02</text:p>
          </table:table-cell>
          <table:table-cell table:style-name="ce1" table:formula="of:=([.$D$5]*([.$D$4]-[.$D$3])/([.$D$6]+[.$D$5]*[.$D$7]))*([.$G9]-[.$D$7])+[.$D$4]" office:value-type="float" office:value="20.1797342126423" calcext:value-type="float">
            <text:p>2.017973E+01</text:p>
          </table:table-cell>
          <table:table-cell table:style-name="ce1" office:value-type="float" office:value="20.17973" calcext:value-type="float">
            <text:p>2.017973E+01</text:p>
          </table:table-cell>
          <table:table-cell table:style-name="ce1" table:formula="of:=100*([.H9]-[.I9])/[.H9]" office:value-type="float" office:value="0.0000208756082841846" calcext:value-type="float">
            <text:p>2.087561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" table:formula="of:=[.$G9]+[.$D$8]" office:value-type="float" office:value="0.015" calcext:value-type="float">
            <text:p>1.500000E-02</text:p>
          </table:table-cell>
          <table:table-cell table:style-name="ce1" table:formula="of:=([.$D$5]*([.$D$4]-[.$D$3])/([.$D$6]+[.$D$5]*[.$D$7]))*([.$G10]-[.$D$7])+[.$D$4]" office:value-type="float" office:value="19.6294783092562" calcext:value-type="float">
            <text:p>1.962948E+01</text:p>
          </table:table-cell>
          <table:table-cell table:style-name="ce1" office:value-type="float" office:value="19.62948" calcext:value-type="float">
            <text:p>1.962948E+01</text:p>
          </table:table-cell>
          <table:table-cell table:style-name="ce1" table:formula="of:=100*([.H10]-[.I10])/[.H10]" office:value-type="float" office:value="-0.0000086132895348861" calcext:value-type="float">
            <text:p>-8.613290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35611477139709" calcext:value-type="float">
            <text:p>3.561148E-05</text:p>
          </table:table-cell>
          <table:table-cell table:number-columns-repeated="2"/>
          <table:table-cell table:style-name="ce1" table:formula="of:=[.$G10]+[.$D$8]" office:value-type="float" office:value="0.017" calcext:value-type="float">
            <text:p>1.700000E-02</text:p>
          </table:table-cell>
          <table:table-cell table:style-name="ce1" table:formula="of:=([.$D$5]*([.$D$4]-[.$D$3])/([.$D$6]+[.$D$5]*[.$D$7]))*([.$G11]-[.$D$7])+[.$D$4]" office:value-type="float" office:value="19.0792224058701" calcext:value-type="float">
            <text:p>1.907922E+01</text:p>
          </table:table-cell>
          <table:table-cell table:style-name="ce1" office:value-type="float" office:value="19.07922" calcext:value-type="float">
            <text:p>1.907922E+01</text:p>
          </table:table-cell>
          <table:table-cell table:style-name="ce1" table:formula="of:=100*([.H11]-[.I11])/[.H11]" office:value-type="float" office:value="0.0000126098961450998" calcext:value-type="float">
            <text:p>1.260990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1]+[.$D$8]" office:value-type="float" office:value="0.019" calcext:value-type="float">
            <text:p>1.900000E-02</text:p>
          </table:table-cell>
          <table:table-cell table:style-name="ce1" table:formula="of:=([.$D$5]*([.$D$4]-[.$D$3])/([.$D$6]+[.$D$5]*[.$D$7]))*([.$G12]-[.$D$7])+[.$D$4]" office:value-type="float" office:value="18.5289665024841" calcext:value-type="float">
            <text:p>1.852897E+01</text:p>
          </table:table-cell>
          <table:table-cell table:style-name="ce1" office:value-type="float" office:value="18.52897" calcext:value-type="float">
            <text:p>1.852897E+01</text:p>
          </table:table-cell>
          <table:table-cell table:style-name="ce1" table:formula="of:=100*([.H12]-[.I12])/[.H12]" office:value-type="float" office:value="-0.000018875936444678" calcext:value-type="float">
            <text:p>-1.887594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8]" office:value-type="float" office:value="0.021" calcext:value-type="float">
            <text:p>2.100000E-02</text:p>
          </table:table-cell>
          <table:table-cell table:style-name="ce1" table:formula="of:=([.$D$5]*([.$D$4]-[.$D$3])/([.$D$6]+[.$D$5]*[.$D$7]))*([.$G13]-[.$D$7])+[.$D$4]" office:value-type="float" office:value="17.978710599098" calcext:value-type="float">
            <text:p>1.797871E+01</text:p>
          </table:table-cell>
          <table:table-cell table:style-name="ce1" office:value-type="float" office:value="17.97871" calcext:value-type="float">
            <text:p>1.797871E+01</text:p>
          </table:table-cell>
          <table:table-cell table:style-name="ce1" table:formula="of:=100*([.H13]-[.I13])/[.H13]" office:value-type="float" office:value="0.00000333226340689276" calcext:value-type="float">
            <text:p>3.33226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3]+[.$D$8]" office:value-type="float" office:value="0.023" calcext:value-type="float">
            <text:p>2.300000E-02</text:p>
          </table:table-cell>
          <table:table-cell table:style-name="ce1" table:formula="of:=([.$D$5]*([.$D$4]-[.$D$3])/([.$D$6]+[.$D$5]*[.$D$7]))*([.$G14]-[.$D$7])+[.$D$4]" office:value-type="float" office:value="17.4284546957119" calcext:value-type="float">
            <text:p>1.742845E+01</text:p>
          </table:table-cell>
          <table:table-cell table:style-name="ce1" office:value-type="float" office:value="17.42845" calcext:value-type="float">
            <text:p>1.742845E+01</text:p>
          </table:table-cell>
          <table:table-cell table:style-name="ce1" table:formula="of:=100*([.H14]-[.I14])/[.H14]" office:value-type="float" office:value="0.000026942789847939" calcext:value-type="float">
            <text:p>2.694279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4]+[.$D$8]" office:value-type="float" office:value="0.025" calcext:value-type="float">
            <text:p>2.500000E-02</text:p>
          </table:table-cell>
          <table:table-cell table:style-name="ce1" table:formula="of:=([.$D$5]*([.$D$4]-[.$D$3])/([.$D$6]+[.$D$5]*[.$D$7]))*([.$G15]-[.$D$7])+[.$D$4]" office:value-type="float" office:value="16.8781987923259" calcext:value-type="float">
            <text:p>1.687820E+01</text:p>
          </table:table-cell>
          <table:table-cell table:style-name="ce1" office:value-type="float" office:value="16.8782" calcext:value-type="float">
            <text:p>1.687820E+01</text:p>
          </table:table-cell>
          <table:table-cell table:style-name="ce1" table:formula="of:=100*([.H15]-[.I15])/[.H15]" office:value-type="float" office:value="-0.00000715523119756635" calcext:value-type="float">
            <text:p>-7.155231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5]+[.$D$8]" office:value-type="float" office:value="0.027" calcext:value-type="float">
            <text:p>2.700000E-02</text:p>
          </table:table-cell>
          <table:table-cell table:style-name="ce1" table:formula="of:=([.$D$5]*([.$D$4]-[.$D$3])/([.$D$6]+[.$D$5]*[.$D$7]))*([.$G16]-[.$D$7])+[.$D$4]" office:value-type="float" office:value="16.3279428889398" calcext:value-type="float">
            <text:p>1.632794E+01</text:p>
          </table:table-cell>
          <table:table-cell table:style-name="ce1" office:value-type="float" office:value="16.32794" calcext:value-type="float">
            <text:p>1.632794E+01</text:p>
          </table:table-cell>
          <table:table-cell table:style-name="ce1" table:formula="of:=100*([.H16]-[.I16])/[.H16]" office:value-type="float" office:value="0.000017693225669384" calcext:value-type="float">
            <text:p>1.769323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6]+[.$D$8]" office:value-type="float" office:value="0.029" calcext:value-type="float">
            <text:p>2.900000E-02</text:p>
          </table:table-cell>
          <table:table-cell table:style-name="ce1" table:formula="of:=([.$D$5]*([.$D$4]-[.$D$3])/([.$D$6]+[.$D$5]*[.$D$7]))*([.$G17]-[.$D$7])+[.$D$4]" office:value-type="float" office:value="15.7776869855537" calcext:value-type="float">
            <text:p>1.577769E+01</text:p>
          </table:table-cell>
          <table:table-cell table:style-name="ce1" office:value-type="float" office:value="15.77769" calcext:value-type="float">
            <text:p>1.577769E+01</text:p>
          </table:table-cell>
          <table:table-cell table:style-name="ce1" table:formula="of:=100*([.H17]-[.I17])/[.H17]" office:value-type="float" office:value="-0.0000191057554029316" calcext:value-type="float">
            <text:p>-1.910576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7]+[.$D$8]" office:value-type="float" office:value="0.031" calcext:value-type="float">
            <text:p>3.100000E-02</text:p>
          </table:table-cell>
          <table:table-cell table:style-name="ce1" table:formula="of:=([.$D$5]*([.$D$4]-[.$D$3])/([.$D$6]+[.$D$5]*[.$D$7]))*([.$G18]-[.$D$7])+[.$D$4]" office:value-type="float" office:value="15.2274310821676" calcext:value-type="float">
            <text:p>1.522743E+01</text:p>
          </table:table-cell>
          <table:table-cell table:style-name="ce1" office:value-type="float" office:value="15.22743" calcext:value-type="float">
            <text:p>1.522743E+01</text:p>
          </table:table-cell>
          <table:table-cell table:style-name="ce1" table:formula="of:=100*([.H18]-[.I18])/[.H18]" office:value-type="float" office:value="0.0000071066987077286" calcext:value-type="float">
            <text:p>7.106699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8]+[.$D$8]" office:value-type="float" office:value="0.033" calcext:value-type="float">
            <text:p>3.300000E-02</text:p>
          </table:table-cell>
          <table:table-cell table:style-name="ce1" table:formula="of:=([.$D$5]*([.$D$4]-[.$D$3])/([.$D$6]+[.$D$5]*[.$D$7]))*([.$G19]-[.$D$7])+[.$D$4]" office:value-type="float" office:value="14.6771751787816" calcext:value-type="float">
            <text:p>1.467718E+01</text:p>
          </table:table-cell>
          <table:table-cell table:style-name="ce1" office:value-type="float" office:value="14.67718" calcext:value-type="float">
            <text:p>1.467718E+01</text:p>
          </table:table-cell>
          <table:table-cell table:style-name="ce1" table:formula="of:=100*([.H19]-[.I19])/[.H19]" office:value-type="float" office:value="-0.0000328484082468014" calcext:value-type="float">
            <text:p>-3.28484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9]+[.$D$8]" office:value-type="float" office:value="0.035" calcext:value-type="float">
            <text:p>3.500000E-02</text:p>
          </table:table-cell>
          <table:table-cell table:style-name="ce1" table:formula="of:=([.$D$5]*([.$D$4]-[.$D$3])/([.$D$6]+[.$D$5]*[.$D$7]))*([.$G20]-[.$D$7])+[.$D$4]" office:value-type="float" office:value="14.1269192753955" calcext:value-type="float">
            <text:p>1.412692E+01</text:p>
          </table:table-cell>
          <table:table-cell table:style-name="ce1" office:value-type="float" office:value="14.12692" calcext:value-type="float">
            <text:p>1.412692E+01</text:p>
          </table:table-cell>
          <table:table-cell table:style-name="ce1" table:formula="of:=100*([.H20]-[.I20])/[.H20]" office:value-type="float" office:value="-0.00000512924635469541" calcext:value-type="float">
            <text:p>-5.129246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0]+[.$D$8]" office:value-type="float" office:value="0.037" calcext:value-type="float">
            <text:p>3.700000E-02</text:p>
          </table:table-cell>
          <table:table-cell table:style-name="ce1" table:formula="of:=([.$D$5]*([.$D$4]-[.$D$3])/([.$D$6]+[.$D$5]*[.$D$7]))*([.$G21]-[.$D$7])+[.$D$4]" office:value-type="float" office:value="13.5766633720094" calcext:value-type="float">
            <text:p>1.357666E+01</text:p>
          </table:table-cell>
          <table:table-cell table:style-name="ce1" office:value-type="float" office:value="13.57666" calcext:value-type="float">
            <text:p>1.357666E+01</text:p>
          </table:table-cell>
          <table:table-cell table:style-name="ce1" table:formula="of:=100*([.H21]-[.I21])/[.H21]" office:value-type="float" office:value="0.0000248368052390892" calcext:value-type="float">
            <text:p>2.48368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1]+[.$D$8]" office:value-type="float" office:value="0.039" calcext:value-type="float">
            <text:p>3.900000E-02</text:p>
          </table:table-cell>
          <table:table-cell table:style-name="ce1" table:formula="of:=([.$D$5]*([.$D$4]-[.$D$3])/([.$D$6]+[.$D$5]*[.$D$7]))*([.$G22]-[.$D$7])+[.$D$4]" office:value-type="float" office:value="13.0264074686234" calcext:value-type="float">
            <text:p>1.302641E+01</text:p>
          </table:table-cell>
          <table:table-cell table:style-name="ce1" office:value-type="float" office:value="13.02641" calcext:value-type="float">
            <text:p>1.302641E+01</text:p>
          </table:table-cell>
          <table:table-cell table:style-name="ce1" table:formula="of:=100*([.H22]-[.I22])/[.H22]" office:value-type="float" office:value="-0.0000194326535110255" calcext:value-type="float">
            <text:p>-1.943265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2]+[.$D$8]" office:value-type="float" office:value="0.041" calcext:value-type="float">
            <text:p>4.100000E-02</text:p>
          </table:table-cell>
          <table:table-cell table:style-name="ce1" table:formula="of:=([.$D$5]*([.$D$4]-[.$D$3])/([.$D$6]+[.$D$5]*[.$D$7]))*([.$G23]-[.$D$7])+[.$D$4]" office:value-type="float" office:value="12.4761515652373" calcext:value-type="float">
            <text:p>1.247615E+01</text:p>
          </table:table-cell>
          <table:table-cell table:style-name="ce1" office:value-type="float" office:value="12.47615" calcext:value-type="float">
            <text:p>1.247615E+01</text:p>
          </table:table-cell>
          <table:table-cell table:style-name="ce1" table:formula="of:=100*([.H23]-[.I23])/[.H23]" office:value-type="float" office:value="0.0000125458342932425" calcext:value-type="float">
            <text:p>1.254583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3]+[.$D$8]" office:value-type="float" office:value="0.043" calcext:value-type="float">
            <text:p>4.300000E-02</text:p>
          </table:table-cell>
          <table:table-cell table:style-name="ce1" table:formula="of:=([.$D$5]*([.$D$4]-[.$D$3])/([.$D$6]+[.$D$5]*[.$D$7]))*([.$G24]-[.$D$7])+[.$D$4]" office:value-type="float" office:value="11.9258956618512" calcext:value-type="float">
            <text:p>1.192590E+01</text:p>
          </table:table-cell>
          <table:table-cell table:style-name="ce1" office:value-type="float" office:value="11.9259" calcext:value-type="float">
            <text:p>1.192590E+01</text:p>
          </table:table-cell>
          <table:table-cell table:style-name="ce1" table:formula="of:=100*([.H24]-[.I24])/[.H24]" office:value-type="float" office:value="-0.0000363758738919139" calcext:value-type="float">
            <text:p>-3.637587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4]+[.$D$8]" office:value-type="float" office:value="0.045" calcext:value-type="float">
            <text:p>4.500000E-02</text:p>
          </table:table-cell>
          <table:table-cell table:style-name="ce1" table:formula="of:=([.$D$5]*([.$D$4]-[.$D$3])/([.$D$6]+[.$D$5]*[.$D$7]))*([.$G25]-[.$D$7])+[.$D$4]" office:value-type="float" office:value="11.3756397584652" calcext:value-type="float">
            <text:p>1.137564E+01</text:p>
          </table:table-cell>
          <table:table-cell table:style-name="ce1" office:value-type="float" office:value="11.37564" calcext:value-type="float">
            <text:p>1.137564E+01</text:p>
          </table:table-cell>
          <table:table-cell table:style-name="ce1" table:formula="of:=100*([.H25]-[.I25])/[.H25]" office:value-type="float" office:value="-0.00000212326376102156" calcext:value-type="float">
            <text:p>-2.123264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5]+[.$D$8]" office:value-type="float" office:value="0.047" calcext:value-type="float">
            <text:p>4.700000E-02</text:p>
          </table:table-cell>
          <table:table-cell table:style-name="ce1" table:formula="of:=([.$D$5]*([.$D$4]-[.$D$3])/([.$D$6]+[.$D$5]*[.$D$7]))*([.$G26]-[.$D$7])+[.$D$4]" office:value-type="float" office:value="10.8253838550791" calcext:value-type="float">
            <text:p>1.082538E+01</text:p>
          </table:table-cell>
          <table:table-cell table:style-name="ce1" office:value-type="float" office:value="10.82538" calcext:value-type="float">
            <text:p>1.082538E+01</text:p>
          </table:table-cell>
          <table:table-cell table:style-name="ce1" table:formula="of:=100*([.H26]-[.I26])/[.H26]" office:value-type="float" office:value="0.000035611477139709" calcext:value-type="float">
            <text:p>3.56114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6]+[.$D$8]" office:value-type="float" office:value="0.049" calcext:value-type="float">
            <text:p>4.900000E-02</text:p>
          </table:table-cell>
          <table:table-cell table:style-name="ce1" table:formula="of:=([.$D$5]*([.$D$4]-[.$D$3])/([.$D$6]+[.$D$5]*[.$D$7]))*([.$G27]-[.$D$7])+[.$D$4]" office:value-type="float" office:value="10.275127951693" calcext:value-type="float">
            <text:p>1.027513E+01</text:p>
          </table:table-cell>
          <table:table-cell table:style-name="ce1" office:value-type="float" office:value="10.27513" calcext:value-type="float">
            <text:p>1.027513E+01</text:p>
          </table:table-cell>
          <table:table-cell table:style-name="ce1" table:formula="of:=100*([.H27]-[.I27])/[.H27]" office:value-type="float" office:value="-0.0000199346128274992" calcext:value-type="float">
            <text:p>-1.99346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4" table:style-name="ta4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inf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D9]/2" office:value-type="float" office:value="0.001" calcext:value-type="float">
            <text:p>1.000000E-03</text:p>
          </table:table-cell>
          <table:table-cell table:style-name="ce1" table:formula="of:=[.$D$3]+([.$D$4]-[.$D$3])*([.$D$6]*([.$D$5]*[.$G3]+[.$D$7])/([.$D$7]*([.$D$5]+[.$D$6])+[.$D$5]*[.$D$6]*[.$D$8]))" office:value-type="float" office:value="27.9934468351423" calcext:value-type="float">
            <text:p>2.799345E+01</text:p>
          </table:table-cell>
          <table:table-cell table:style-name="ce1" office:value-type="float" office:value="27.99345" calcext:value-type="float">
            <text:p>2.799345E+01</text:p>
          </table:table-cell>
          <table:table-cell table:style-name="ce1" table:formula="of:=100*([.H3]-[.I3])/[.H3]" office:value-type="float" office:value="-0.0000113057090632123" calcext:value-type="float">
            <text:p>-1.130571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inf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" table:formula="of:=[.$G3]+[.$D$9]" office:value-type="float" office:value="0.003" calcext:value-type="float">
            <text:p>3.000000E-03</text:p>
          </table:table-cell>
          <table:table-cell table:style-name="ce1" table:formula="of:=[.$D$3]+([.$D$4]-[.$D$3])*([.$D$6]*([.$D$5]*[.$G4]+[.$D$7])/([.$D$7]*([.$D$5]+[.$D$6])+[.$D$5]*[.$D$6]*[.$D$8]))" office:value-type="float" office:value="27.824070643422" calcext:value-type="float">
            <text:p>2.782407E+01</text:p>
          </table:table-cell>
          <table:table-cell table:style-name="ce1" office:value-type="float" office:value="27.82407" calcext:value-type="float">
            <text:p>2.782407E+01</text:p>
          </table:table-cell>
          <table:table-cell table:style-name="ce1" table:formula="of:=100*([.H4]-[.I4])/[.H4]" office:value-type="float" office:value="0.00000231246553668789" calcext:value-type="float">
            <text:p>2.312466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1 [W/(m2K)]</text:p>
          </table:table-cell>
          <table:table-cell office:value-type="float" office:value="1000" calcext:value-type="float">
            <text:p>1000</text:p>
          </table:table-cell>
          <table:table-cell table:formula="of:=1/[.D5]" office:value-type="float" office:value="0.001" calcext:value-type="float">
            <text:p>0.001</text:p>
          </table:table-cell>
          <table:table-cell/>
          <table:table-cell table:style-name="ce1" table:formula="of:=[.$G4]+[.$D$9]" office:value-type="float" office:value="0.005" calcext:value-type="float">
            <text:p>5.000000E-03</text:p>
          </table:table-cell>
          <table:table-cell table:style-name="ce1" table:formula="of:=[.$D$3]+([.$D$4]-[.$D$3])*([.$D$6]*([.$D$5]*[.$G5]+[.$D$7])/([.$D$7]*([.$D$5]+[.$D$6])+[.$D$5]*[.$D$6]*[.$D$8]))" office:value-type="float" office:value="27.6546944517017" calcext:value-type="float">
            <text:p>2.765469E+01</text:p>
          </table:table-cell>
          <table:table-cell table:style-name="ce1" office:value-type="float" office:value="27.65469" calcext:value-type="float">
            <text:p>2.765469E+01</text:p>
          </table:table-cell>
          <table:table-cell table:style-name="ce1" table:formula="of:=100*([.H5]-[.I5])/[.H5]" office:value-type="float" office:value="0.0000160974540969406" calcext:value-type="float">
            <text:p>1.609745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2 [W/(m2K)]</text:p>
          </table:table-cell>
          <table:table-cell office:value-type="float" office:value="500" calcext:value-type="float">
            <text:p>500</text:p>
          </table:table-cell>
          <table:table-cell table:formula="of:=1/[.D6]" office:value-type="float" office:value="0.002" calcext:value-type="float">
            <text:p>0.002</text:p>
          </table:table-cell>
          <table:table-cell/>
          <table:table-cell table:style-name="ce1" table:formula="of:=[.$G5]+[.$D$9]" office:value-type="float" office:value="0.007" calcext:value-type="float">
            <text:p>7.000000E-03</text:p>
          </table:table-cell>
          <table:table-cell table:style-name="ce1" table:formula="of:=[.$D$3]+([.$D$4]-[.$D$3])*([.$D$6]*([.$D$5]*[.$G6]+[.$D$7])/([.$D$7]*([.$D$5]+[.$D$6])+[.$D$5]*[.$D$6]*[.$D$8]))" office:value-type="float" office:value="27.4853182599814" calcext:value-type="float">
            <text:p>2.748532E+01</text:p>
          </table:table-cell>
          <table:table-cell table:style-name="ce1" office:value-type="float" office:value="27.48532" calcext:value-type="float">
            <text:p>2.748532E+01</text:p>
          </table:table-cell>
          <table:table-cell table:style-name="ce1" table:formula="of:=100*([.H6]-[.I6])/[.H6]" office:value-type="float" office:value="-0.0000063307200637975" calcext:value-type="float">
            <text:p>-6.330720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6]+[.$D$9]" office:value-type="float" office:value="0.009" calcext:value-type="float">
            <text:p>9.000000E-03</text:p>
          </table:table-cell>
          <table:table-cell table:style-name="ce1" table:formula="of:=[.$D$3]+([.$D$4]-[.$D$3])*([.$D$6]*([.$D$5]*[.$G7]+[.$D$7])/([.$D$7]*([.$D$5]+[.$D$6])+[.$D$5]*[.$D$6]*[.$D$8]))" office:value-type="float" office:value="27.3159420682611" calcext:value-type="float">
            <text:p>2.731594E+01</text:p>
          </table:table-cell>
          <table:table-cell table:style-name="ce1" office:value-type="float" office:value="27.31594" calcext:value-type="float">
            <text:p>2.731594E+01</text:p>
          </table:table-cell>
          <table:table-cell table:style-name="ce1" table:formula="of:=100*([.H7]-[.I7])/[.H7]" office:value-type="float" office:value="0.00000757162662604611" calcext:value-type="float">
            <text:p>7.571627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7]+[.$D$9]" office:value-type="float" office:value="0.011" calcext:value-type="float">
            <text:p>1.100000E-02</text:p>
          </table:table-cell>
          <table:table-cell table:style-name="ce1" table:formula="of:=[.$D$3]+([.$D$4]-[.$D$3])*([.$D$6]*([.$D$5]*[.$G8]+[.$D$7])/([.$D$7]*([.$D$5]+[.$D$6])+[.$D$5]*[.$D$6]*[.$D$8]))" office:value-type="float" office:value="27.1465658765408" calcext:value-type="float">
            <text:p>2.714657E+01</text:p>
          </table:table-cell>
          <table:table-cell table:style-name="ce1" office:value-type="float" office:value="27.14657" calcext:value-type="float">
            <text:p>2.714657E+01</text:p>
          </table:table-cell>
          <table:table-cell table:style-name="ce1" table:formula="of:=100*([.H8]-[.I8])/[.H8]" office:value-type="float" office:value="-0.0000151896161435183" calcext:value-type="float">
            <text:p>-1.518962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8]/[.D10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8]+[.$D$9]" office:value-type="float" office:value="0.013" calcext:value-type="float">
            <text:p>1.300000E-02</text:p>
          </table:table-cell>
          <table:table-cell table:style-name="ce1" table:formula="of:=[.$D$3]+([.$D$4]-[.$D$3])*([.$D$6]*([.$D$5]*[.$G9]+[.$D$7])/([.$D$7]*([.$D$5]+[.$D$6])+[.$D$5]*[.$D$6]*[.$D$8]))" office:value-type="float" office:value="26.9771896848205" calcext:value-type="float">
            <text:p>2.697719E+01</text:p>
          </table:table-cell>
          <table:table-cell table:style-name="ce1" office:value-type="float" office:value="26.97719" calcext:value-type="float">
            <text:p>2.697719E+01</text:p>
          </table:table-cell>
          <table:table-cell table:style-name="ce1" table:formula="of:=100*([.H9]-[.I9])/[.H9]" office:value-type="float" office:value="-0.00000116831833114253" calcext:value-type="float">
            <text:p>-1.16831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9]+[.$D$9]" office:value-type="float" office:value="0.015" calcext:value-type="float">
            <text:p>1.500000E-02</text:p>
          </table:table-cell>
          <table:table-cell table:style-name="ce1" table:formula="of:=[.$D$3]+([.$D$4]-[.$D$3])*([.$D$6]*([.$D$5]*[.$G10]+[.$D$7])/([.$D$7]*([.$D$5]+[.$D$6])+[.$D$5]*[.$D$6]*[.$D$8]))" office:value-type="float" office:value="26.8078134931002" calcext:value-type="float">
            <text:p>2.680781E+01</text:p>
          </table:table-cell>
          <table:table-cell table:style-name="ce1" office:value-type="float" office:value="26.80781" calcext:value-type="float">
            <text:p>2.680781E+01</text:p>
          </table:table-cell>
          <table:table-cell table:style-name="ce1" table:formula="of:=100*([.H10]-[.I10])/[.H10]" office:value-type="float" office:value="0.0000130301572303285" calcext:value-type="float">
            <text:p>1.303016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" table:formula="of:=[.$G10]+[.$D$9]" office:value-type="float" office:value="0.017" calcext:value-type="float">
            <text:p>1.700000E-02</text:p>
          </table:table-cell>
          <table:table-cell table:style-name="ce1" table:formula="of:=[.$D$3]+([.$D$4]-[.$D$3])*([.$D$6]*([.$D$5]*[.$G11]+[.$D$7])/([.$D$7]*([.$D$5]+[.$D$6])+[.$D$5]*[.$D$6]*[.$D$8]))" office:value-type="float" office:value="26.63843730138" calcext:value-type="float">
            <text:p>2.663844E+01</text:p>
          </table:table-cell>
          <table:table-cell table:style-name="ce1" office:value-type="float" office:value="26.63844" calcext:value-type="float">
            <text:p>2.663844E+01</text:p>
          </table:table-cell>
          <table:table-cell table:style-name="ce1" table:formula="of:=100*([.H11]-[.I11])/[.H11]" office:value-type="float" office:value="-0.0000101305493895683" calcext:value-type="float">
            <text:p>-1.013055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186996132040273" calcext:value-type="float">
            <text:p>1.869961E-05</text:p>
          </table:table-cell>
          <table:table-cell table:number-columns-repeated="2"/>
          <table:table-cell table:style-name="ce1" table:formula="of:=[.$G11]+[.$D$9]" office:value-type="float" office:value="0.019" calcext:value-type="float">
            <text:p>1.900000E-02</text:p>
          </table:table-cell>
          <table:table-cell table:style-name="ce1" table:formula="of:=[.$D$3]+([.$D$4]-[.$D$3])*([.$D$6]*([.$D$5]*[.$G12]+[.$D$7])/([.$D$7]*([.$D$5]+[.$D$6])+[.$D$5]*[.$D$6]*[.$D$8]))" office:value-type="float" office:value="26.4690611096597" calcext:value-type="float">
            <text:p>2.646906E+01</text:p>
          </table:table-cell>
          <table:table-cell table:style-name="ce1" office:value-type="float" office:value="26.46906" calcext:value-type="float">
            <text:p>2.646906E+01</text:p>
          </table:table-cell>
          <table:table-cell table:style-name="ce1" table:formula="of:=100*([.H12]-[.I12])/[.H12]" office:value-type="float" office:value="0.00000419228943730301" calcext:value-type="float">
            <text:p>4.192289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9]" office:value-type="float" office:value="0.021" calcext:value-type="float">
            <text:p>2.100000E-02</text:p>
          </table:table-cell>
          <table:table-cell table:style-name="ce1" table:formula="of:=[.$D$3]+([.$D$4]-[.$D$3])*([.$D$6]*([.$D$5]*[.$G13]+[.$D$7])/([.$D$7]*([.$D$5]+[.$D$6])+[.$D$5]*[.$D$6]*[.$D$8]))" office:value-type="float" office:value="26.2996849179394" calcext:value-type="float">
            <text:p>2.629968E+01</text:p>
          </table:table-cell>
          <table:table-cell table:style-name="ce1" office:value-type="float" office:value="26.29968" calcext:value-type="float">
            <text:p>2.629968E+01</text:p>
          </table:table-cell>
          <table:table-cell table:style-name="ce1" table:formula="of:=100*([.H13]-[.I13])/[.H13]" office:value-type="float" office:value="0.0000186996132040273" calcext:value-type="float">
            <text:p>1.86996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3]+[.$D$9]" office:value-type="float" office:value="0.023" calcext:value-type="float">
            <text:p>2.300000E-02</text:p>
          </table:table-cell>
          <table:table-cell table:style-name="ce1" table:formula="of:=[.$D$3]+([.$D$4]-[.$D$3])*([.$D$6]*([.$D$5]*[.$G14]+[.$D$7])/([.$D$7]*([.$D$5]+[.$D$6])+[.$D$5]*[.$D$6]*[.$D$8]))" office:value-type="float" office:value="26.1303087262191" calcext:value-type="float">
            <text:p>2.613031E+01</text:p>
          </table:table-cell>
          <table:table-cell table:style-name="ce1" office:value-type="float" office:value="26.13031" calcext:value-type="float">
            <text:p>2.613031E+01</text:p>
          </table:table-cell>
          <table:table-cell table:style-name="ce1" table:formula="of:=100*([.H14]-[.I14])/[.H14]" office:value-type="float" office:value="-0.00000487472598394684" calcext:value-type="float">
            <text:p>-4.874726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4]+[.$D$9]" office:value-type="float" office:value="0.025" calcext:value-type="float">
            <text:p>2.500000E-02</text:p>
          </table:table-cell>
          <table:table-cell table:style-name="ce1" table:formula="of:=[.$D$3]+([.$D$4]-[.$D$3])*([.$D$6]*([.$D$5]*[.$G15]+[.$D$7])/([.$D$7]*([.$D$5]+[.$D$6])+[.$D$5]*[.$D$6]*[.$D$8]))" office:value-type="float" office:value="25.9609325344987" calcext:value-type="float">
            <text:p>2.596093E+01</text:p>
          </table:table-cell>
          <table:table-cell table:style-name="ce1" office:value-type="float" office:value="25.96093" calcext:value-type="float">
            <text:p>2.596093E+01</text:p>
          </table:table-cell>
          <table:table-cell table:style-name="ce1" table:formula="of:=100*([.H15]-[.I15])/[.H15]" office:value-type="float" office:value="0.00000976274156542135" calcext:value-type="float">
            <text:p>9.762742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5]+[.$D$9]" office:value-type="float" office:value="0.027" calcext:value-type="float">
            <text:p>2.700000E-02</text:p>
          </table:table-cell>
          <table:table-cell table:style-name="ce1" table:formula="of:=[.$D$3]+([.$D$4]-[.$D$3])*([.$D$6]*([.$D$5]*[.$G16]+[.$D$7])/([.$D$7]*([.$D$5]+[.$D$6])+[.$D$5]*[.$D$6]*[.$D$8]))" office:value-type="float" office:value="25.7915563427785" calcext:value-type="float">
            <text:p>2.579156E+01</text:p>
          </table:table-cell>
          <table:table-cell table:style-name="ce1" office:value-type="float" office:value="25.79156" calcext:value-type="float">
            <text:p>2.579156E+01</text:p>
          </table:table-cell>
          <table:table-cell table:style-name="ce1" table:formula="of:=100*([.H16]-[.I16])/[.H16]" office:value-type="float" office:value="-0.0000141799180152894" calcext:value-type="float">
            <text:p>-1.417992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6]+[.$D$9]" office:value-type="float" office:value="0.029" calcext:value-type="float">
            <text:p>2.900000E-02</text:p>
          </table:table-cell>
          <table:table-cell table:style-name="ce1" table:formula="of:=[.$D$3]+([.$D$4]-[.$D$3])*([.$D$6]*([.$D$5]*[.$G17]+[.$D$7])/([.$D$7]*([.$D$5]+[.$D$6])+[.$D$5]*[.$D$6]*[.$D$8]))" office:value-type="float" office:value="25.6221801510582" calcext:value-type="float">
            <text:p>2.562218E+01</text:p>
          </table:table-cell>
          <table:table-cell table:style-name="ce1" office:value-type="float" office:value="25.62218" calcext:value-type="float">
            <text:p>2.562218E+01</text:p>
          </table:table-cell>
          <table:table-cell table:style-name="ce1" table:formula="of:=100*([.H17]-[.I17])/[.H17]" office:value-type="float" office:value="0.000000589560120627069" calcext:value-type="float">
            <text:p>5.895601E-07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7]+[.$D$9]" office:value-type="float" office:value="0.031" calcext:value-type="float">
            <text:p>3.100000E-02</text:p>
          </table:table-cell>
          <table:table-cell table:style-name="ce1" table:formula="of:=[.$D$3]+([.$D$4]-[.$D$3])*([.$D$6]*([.$D$5]*[.$G18]+[.$D$7])/([.$D$7]*([.$D$5]+[.$D$6])+[.$D$5]*[.$D$6]*[.$D$8]))" office:value-type="float" office:value="25.4528039593379" calcext:value-type="float">
            <text:p>2.545280E+01</text:p>
          </table:table-cell>
          <table:table-cell table:style-name="ce1" office:value-type="float" office:value="25.4528" calcext:value-type="float">
            <text:p>2.545280E+01</text:p>
          </table:table-cell>
          <table:table-cell table:style-name="ce1" table:formula="of:=100*([.H18]-[.I18])/[.H18]" office:value-type="float" office:value="0.0000155556058303444" calcext:value-type="float">
            <text:p>1.55556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8]+[.$D$9]" office:value-type="float" office:value="0.033" calcext:value-type="float">
            <text:p>3.300000E-02</text:p>
          </table:table-cell>
          <table:table-cell table:style-name="ce1" table:formula="of:=[.$D$3]+([.$D$4]-[.$D$3])*([.$D$6]*([.$D$5]*[.$G19]+[.$D$7])/([.$D$7]*([.$D$5]+[.$D$6])+[.$D$5]*[.$D$6]*[.$D$8]))" office:value-type="float" office:value="25.2834277676176" calcext:value-type="float">
            <text:p>2.528343E+01</text:p>
          </table:table-cell>
          <table:table-cell table:style-name="ce1" office:value-type="float" office:value="25.28343" calcext:value-type="float">
            <text:p>2.528343E+01</text:p>
          </table:table-cell>
          <table:table-cell table:style-name="ce1" table:formula="of:=100*([.H19]-[.I19])/[.H19]" office:value-type="float" office:value="-0.00000882942954956716" calcext:value-type="float">
            <text:p>-8.82943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9]+[.$D$9]" office:value-type="float" office:value="0.035" calcext:value-type="float">
            <text:p>3.500000E-02</text:p>
          </table:table-cell>
          <table:table-cell table:style-name="ce1" table:formula="of:=[.$D$3]+([.$D$4]-[.$D$3])*([.$D$6]*([.$D$5]*[.$G20]+[.$D$7])/([.$D$7]*([.$D$5]+[.$D$6])+[.$D$5]*[.$D$6]*[.$D$8]))" office:value-type="float" office:value="25.1140515758973" calcext:value-type="float">
            <text:p>2.511405E+01</text:p>
          </table:table-cell>
          <table:table-cell table:style-name="ce1" office:value-type="float" office:value="25.11405" calcext:value-type="float">
            <text:p>2.511405E+01</text:p>
          </table:table-cell>
          <table:table-cell table:style-name="ce1" table:formula="of:=100*([.H20]-[.I20])/[.H20]" office:value-type="float" office:value="0.00000627496225871408" calcext:value-type="float">
            <text:p>6.274962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0]+[.$D$9]" office:value-type="float" office:value="0.037" calcext:value-type="float">
            <text:p>3.700000E-02</text:p>
          </table:table-cell>
          <table:table-cell table:style-name="ce1" table:formula="of:=[.$D$3]+([.$D$4]-[.$D$3])*([.$D$6]*([.$D$5]*[.$G21]+[.$D$7])/([.$D$7]*([.$D$5]+[.$D$6])+[.$D$5]*[.$D$6]*[.$D$8]))" office:value-type="float" office:value="24.944675384177" calcext:value-type="float">
            <text:p>2.494468E+01</text:p>
          </table:table-cell>
          <table:table-cell table:style-name="ce1" office:value-type="float" office:value="24.94468" calcext:value-type="float">
            <text:p>2.494468E+01</text:p>
          </table:table-cell>
          <table:table-cell table:style-name="ce1" table:formula="of:=100*([.H21]-[.I21])/[.H21]" office:value-type="float" office:value="-0.000018504241767158" calcext:value-type="float">
            <text:p>-1.850424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1]+[.$D$9]" office:value-type="float" office:value="0.039" calcext:value-type="float">
            <text:p>3.900000E-02</text:p>
          </table:table-cell>
          <table:table-cell table:style-name="ce1" table:formula="of:=[.$D$3]+([.$D$4]-[.$D$3])*([.$D$6]*([.$D$5]*[.$G22]+[.$D$7])/([.$D$7]*([.$D$5]+[.$D$6])+[.$D$5]*[.$D$6]*[.$D$8]))" office:value-type="float" office:value="24.7752991924567" calcext:value-type="float">
            <text:p>2.477530E+01</text:p>
          </table:table-cell>
          <table:table-cell table:style-name="ce1" office:value-type="float" office:value="24.7753" calcext:value-type="float">
            <text:p>2.477530E+01</text:p>
          </table:table-cell>
          <table:table-cell table:style-name="ce1" table:formula="of:=100*([.H22]-[.I22])/[.H22]" office:value-type="float" office:value="-0.00000325946958044279" calcext:value-type="float">
            <text:p>-3.25947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2]+[.$D$9]" office:value-type="float" office:value="0.041" calcext:value-type="float">
            <text:p>4.100000E-02</text:p>
          </table:table-cell>
          <table:table-cell table:style-name="ce1" table:formula="of:=[.$D$3]+([.$D$4]-[.$D$3])*([.$D$6]*([.$D$5]*[.$G23]+[.$D$7])/([.$D$7]*([.$D$5]+[.$D$6])+[.$D$5]*[.$D$6]*[.$D$8]))" office:value-type="float" office:value="24.6059230007364" calcext:value-type="float">
            <text:p>2.460592E+01</text:p>
          </table:table-cell>
          <table:table-cell table:style-name="ce1" office:value-type="float" office:value="24.60592" calcext:value-type="float">
            <text:p>2.460592E+01</text:p>
          </table:table-cell>
          <table:table-cell table:style-name="ce1" table:formula="of:=100*([.H23]-[.I23])/[.H23]" office:value-type="float" office:value="0.0000121951790215202" calcext:value-type="float">
            <text:p>1.21951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3]+[.$D$9]" office:value-type="float" office:value="0.043" calcext:value-type="float">
            <text:p>4.300000E-02</text:p>
          </table:table-cell>
          <table:table-cell table:style-name="ce1" table:formula="of:=[.$D$3]+([.$D$4]-[.$D$3])*([.$D$6]*([.$D$5]*[.$G24]+[.$D$7])/([.$D$7]*([.$D$5]+[.$D$6])+[.$D$5]*[.$D$6]*[.$D$8]))" office:value-type="float" office:value="24.4365468090161" calcext:value-type="float">
            <text:p>2.443655E+01</text:p>
          </table:table-cell>
          <table:table-cell table:style-name="ce1" office:value-type="float" office:value="24.43655" calcext:value-type="float">
            <text:p>2.443655E+01</text:p>
          </table:table-cell>
          <table:table-cell table:style-name="ce1" table:formula="of:=100*([.H24]-[.I24])/[.H24]" office:value-type="float" office:value="-0.0000130582441156339" calcext:value-type="float">
            <text:p>-1.305824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4]+[.$D$9]" office:value-type="float" office:value="0.045" calcext:value-type="float">
            <text:p>4.500000E-02</text:p>
          </table:table-cell>
          <table:table-cell table:style-name="ce1" table:formula="of:=[.$D$3]+([.$D$4]-[.$D$3])*([.$D$6]*([.$D$5]*[.$G25]+[.$D$7])/([.$D$7]*([.$D$5]+[.$D$6])+[.$D$5]*[.$D$6]*[.$D$8]))" office:value-type="float" office:value="24.2671706172958" calcext:value-type="float">
            <text:p>2.426717E+01</text:p>
          </table:table-cell>
          <table:table-cell table:style-name="ce1" office:value-type="float" office:value="24.26717" calcext:value-type="float">
            <text:p>2.426717E+01</text:p>
          </table:table-cell>
          <table:table-cell table:style-name="ce1" table:formula="of:=100*([.H25]-[.I25])/[.H25]" office:value-type="float" office:value="0.00000254374838710658" calcext:value-type="float">
            <text:p>2.543748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5]+[.$D$9]" office:value-type="float" office:value="0.047" calcext:value-type="float">
            <text:p>4.700000E-02</text:p>
          </table:table-cell>
          <table:table-cell table:style-name="ce1" table:formula="of:=[.$D$3]+([.$D$4]-[.$D$3])*([.$D$6]*([.$D$5]*[.$G26]+[.$D$7])/([.$D$7]*([.$D$5]+[.$D$6])+[.$D$5]*[.$D$6]*[.$D$8]))" office:value-type="float" office:value="24.0977944255755" calcext:value-type="float">
            <text:p>2.409779E+01</text:p>
          </table:table-cell>
          <table:table-cell table:style-name="ce1" office:value-type="float" office:value="24.09779" calcext:value-type="float">
            <text:p>2.409779E+01</text:p>
          </table:table-cell>
          <table:table-cell table:style-name="ce1" table:formula="of:=100*([.H26]-[.I26])/[.H26]" office:value-type="float" office:value="0.0000183650643998716" calcext:value-type="float">
            <text:p>1.836506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6]+[.$D$9]" office:value-type="float" office:value="0.049" calcext:value-type="float">
            <text:p>4.900000E-02</text:p>
          </table:table-cell>
          <table:table-cell table:style-name="ce1" table:formula="of:=[.$D$3]+([.$D$4]-[.$D$3])*([.$D$6]*([.$D$5]*[.$G27]+[.$D$7])/([.$D$7]*([.$D$5]+[.$D$6])+[.$D$5]*[.$D$6]*[.$D$8]))" office:value-type="float" office:value="23.9284182338552" calcext:value-type="float">
            <text:p>2.392842E+01</text:p>
          </table:table-cell>
          <table:table-cell table:style-name="ce1" office:value-type="float" office:value="23.92842" calcext:value-type="float">
            <text:p>2.392842E+01</text:p>
          </table:table-cell>
          <table:table-cell table:style-name="ce1" table:formula="of:=100*([.H27]-[.I27])/[.H27]" office:value-type="float" office:value="-0.00000738095103769937" calcext:value-type="float">
            <text:p>-7.380951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5" table:style-name="ta5"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D7]/2" office:value-type="float" office:value="0.001" calcext:value-type="float">
            <text:p>1.000000E-03</text:p>
          </table:table-cell>
          <table:table-cell table:style-name="ce1" table:formula="of:=([.$D$4]/[.$D$5])*[.$G3]+[.$D$3]" office:value-type="float" office:value="30.4406557839377" calcext:value-type="float">
            <text:p>3.044066E+01</text:p>
          </table:table-cell>
          <table:table-cell table:style-name="ce1" office:value-type="float" office:value="30.44066" calcext:value-type="float">
            <text:p>3.044066E+01</text:p>
          </table:table-cell>
          <table:table-cell table:style-name="ce1" table:formula="of:=100*([.H3]-[.I3])/[.H3]" office:value-type="float" office:value="-0.0000138501035378868" calcext:value-type="float">
            <text:p>-1.385010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q2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" table:formula="of:=[.$G3]+[.$D$7]" office:value-type="float" office:value="0.003" calcext:value-type="float">
            <text:p>3.000000E-03</text:p>
          </table:table-cell>
          <table:table-cell table:style-name="ce1" table:formula="of:=[.$D$4]/[.$D$5]*[.$G4]+[.$D$3]" office:value-type="float" office:value="31.321967351813" calcext:value-type="float">
            <text:p>3.132197E+01</text:p>
          </table:table-cell>
          <table:table-cell table:style-name="ce1" office:value-type="float" office:value="31.32197" calcext:value-type="float">
            <text:p>3.132197E+01</text:p>
          </table:table-cell>
          <table:table-cell table:style-name="ce1" table:formula="of:=100*([.H4]-[.I4])/[.H4]" office:value-type="float" office:value="-0.00000845472764113137" calcext:value-type="float">
            <text:p>-8.45472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4]+[.$D$7]" office:value-type="float" office:value="0.005" calcext:value-type="float">
            <text:p>5.000000E-03</text:p>
          </table:table-cell>
          <table:table-cell table:style-name="ce1" table:formula="of:=[.$D$4]/[.$D$5]*[.$G5]+[.$D$3]" office:value-type="float" office:value="32.2032789196883" calcext:value-type="float">
            <text:p>3.220328E+01</text:p>
          </table:table-cell>
          <table:table-cell table:style-name="ce1" office:value-type="float" office:value="32.20328" calcext:value-type="float">
            <text:p>3.220328E+01</text:p>
          </table:table-cell>
          <table:table-cell table:style-name="ce1" table:formula="of:=100*([.H5]-[.I5])/[.H5]" office:value-type="float" office:value="-0.00000335466373435711" calcext:value-type="float">
            <text:p>-3.354664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5]+[.$D$7]" office:value-type="float" office:value="0.007" calcext:value-type="float">
            <text:p>7.000000E-03</text:p>
          </table:table-cell>
          <table:table-cell table:style-name="ce1" table:formula="of:=[.$D$4]/[.$D$5]*[.$G6]+[.$D$3]" office:value-type="float" office:value="33.0845904875636" calcext:value-type="float">
            <text:p>3.308459E+01</text:p>
          </table:table-cell>
          <table:table-cell table:style-name="ce1" office:value-type="float" office:value="33.08459" calcext:value-type="float">
            <text:p>3.308459E+01</text:p>
          </table:table-cell>
          <table:table-cell table:style-name="ce1" table:formula="of:=100*([.H6]-[.I6])/[.H6]" office:value-type="float" office:value="0.00000147368786925309" calcext:value-type="float">
            <text:p>1.47368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6]+[.$D$7]" office:value-type="float" office:value="0.009" calcext:value-type="float">
            <text:p>9.000000E-03</text:p>
          </table:table-cell>
          <table:table-cell table:style-name="ce1" table:formula="of:=[.$D$4]/[.$D$5]*[.$G7]+[.$D$3]" office:value-type="float" office:value="33.9659020554389" calcext:value-type="float">
            <text:p>3.396590E+01</text:p>
          </table:table-cell>
          <table:table-cell table:style-name="ce1" office:value-type="float" office:value="33.9659" calcext:value-type="float">
            <text:p>3.396590E+01</text:p>
          </table:table-cell>
          <table:table-cell table:style-name="ce1" table:formula="of:=100*([.H7]-[.I7])/[.H7]" office:value-type="float" office:value="0.00000605147745508695" calcext:value-type="float">
            <text:p>6.051477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7]+[.$D$7]" office:value-type="float" office:value="0.011" calcext:value-type="float">
            <text:p>1.100000E-02</text:p>
          </table:table-cell>
          <table:table-cell table:style-name="ce1" table:formula="of:=[.$D$4]/[.$D$5]*[.$G8]+[.$D$3]" office:value-type="float" office:value="34.8472136233142" calcext:value-type="float">
            <text:p>3.484721E+01</text:p>
          </table:table-cell>
          <table:table-cell table:style-name="ce1" office:value-type="float" office:value="34.84721" calcext:value-type="float">
            <text:p>3.484721E+01</text:p>
          </table:table-cell>
          <table:table-cell table:style-name="ce1" table:formula="of:=100*([.H8]-[.I8])/[.H8]" office:value-type="float" office:value="0.0000103977157550341" calcext:value-type="float">
            <text:p>1.039772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" table:formula="of:=[.$G8]+[.$D$7]" office:value-type="float" office:value="0.013" calcext:value-type="float">
            <text:p>1.300000E-02</text:p>
          </table:table-cell>
          <table:table-cell table:style-name="ce1" table:formula="of:=[.$D$4]/[.$D$5]*[.$G9]+[.$D$3]" office:value-type="float" office:value="35.7285251911895" calcext:value-type="float">
            <text:p>3.572853E+01</text:p>
          </table:table-cell>
          <table:table-cell table:style-name="ce1" office:value-type="float" office:value="35.72853" calcext:value-type="float">
            <text:p>3.572853E+01</text:p>
          </table:table-cell>
          <table:table-cell table:style-name="ce1" table:formula="of:=100*([.H9]-[.I9])/[.H9]" office:value-type="float" office:value="-0.0000134593030094013" calcext:value-type="float">
            <text:p>-1.345930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112112277352277" calcext:value-type="float">
            <text:p>1.121123E-05</text:p>
          </table:table-cell>
          <table:table-cell table:number-columns-repeated="2"/>
          <table:table-cell table:style-name="ce1" table:formula="of:=[.$G9]+[.$D$7]" office:value-type="float" office:value="0.015" calcext:value-type="float">
            <text:p>1.500000E-02</text:p>
          </table:table-cell>
          <table:table-cell table:style-name="ce1" table:formula="of:=[.$D$4]/[.$D$5]*[.$G10]+[.$D$3]" office:value-type="float" office:value="36.6098367590648" calcext:value-type="float">
            <text:p>3.660984E+01</text:p>
          </table:table-cell>
          <table:table-cell table:style-name="ce1" office:value-type="float" office:value="36.60984" calcext:value-type="float">
            <text:p>3.660984E+01</text:p>
          </table:table-cell>
          <table:table-cell table:style-name="ce1" table:formula="of:=100*([.H10]-[.I10])/[.H10]" office:value-type="float" office:value="-0.00000885263482300416" calcext:value-type="float">
            <text:p>-8.852635E-06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0]+[.$D$7]" office:value-type="float" office:value="0.017" calcext:value-type="float">
            <text:p>1.700000E-02</text:p>
          </table:table-cell>
          <table:table-cell table:style-name="ce1" table:formula="of:=[.$D$4]/[.$D$5]*[.$G11]+[.$D$3]" office:value-type="float" office:value="37.4911483269402" calcext:value-type="float">
            <text:p>3.749115E+01</text:p>
          </table:table-cell>
          <table:table-cell table:style-name="ce1" office:value-type="float" office:value="37.49115" calcext:value-type="float">
            <text:p>3.749115E+01</text:p>
          </table:table-cell>
          <table:table-cell table:style-name="ce1" table:formula="of:=100*([.H11]-[.I11])/[.H11]" office:value-type="float" office:value="-0.00000446254627142428" calcext:value-type="float">
            <text:p>-4.462546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1]+[.$D$7]" office:value-type="float" office:value="0.019" calcext:value-type="float">
            <text:p>1.900000E-02</text:p>
          </table:table-cell>
          <table:table-cell table:style-name="ce1" table:formula="of:=[.$D$4]/[.$D$5]*[.$G12]+[.$D$3]" office:value-type="float" office:value="38.3724598948155" calcext:value-type="float">
            <text:p>3.837246E+01</text:p>
          </table:table-cell>
          <table:table-cell table:style-name="ce1" office:value-type="float" office:value="38.37246" calcext:value-type="float">
            <text:p>3.837246E+01</text:p>
          </table:table-cell>
          <table:table-cell table:style-name="ce1" table:formula="of:=100*([.H12]-[.I12])/[.H12]" office:value-type="float" office:value="-0.000000274114647254381" calcext:value-type="float">
            <text:p>-2.741146E-07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7]" office:value-type="float" office:value="0.021" calcext:value-type="float">
            <text:p>2.100000E-02</text:p>
          </table:table-cell>
          <table:table-cell table:style-name="ce1" table:formula="of:=[.$D$4]/[.$D$5]*[.$G13]+[.$D$3]" office:value-type="float" office:value="39.2537714626908" calcext:value-type="float">
            <text:p>3.925377E+01</text:p>
          </table:table-cell>
          <table:table-cell table:style-name="ce1" office:value-type="float" office:value="39.25377" calcext:value-type="float">
            <text:p>3.925377E+01</text:p>
          </table:table-cell>
          <table:table-cell table:style-name="ce1" table:formula="of:=100*([.H13]-[.I13])/[.H13]" office:value-type="float" office:value="0.00000372624265416443" calcext:value-type="float">
            <text:p>3.72624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3]+[.$D$7]" office:value-type="float" office:value="0.023" calcext:value-type="float">
            <text:p>2.300000E-02</text:p>
          </table:table-cell>
          <table:table-cell table:style-name="ce1" table:formula="of:=[.$D$4]/[.$D$5]*[.$G14]+[.$D$3]" office:value-type="float" office:value="40.1350830305661" calcext:value-type="float">
            <text:p>4.013508E+01</text:p>
          </table:table-cell>
          <table:table-cell table:style-name="ce1" office:value-type="float" office:value="40.13508" calcext:value-type="float">
            <text:p>4.013508E+01</text:p>
          </table:table-cell>
          <table:table-cell table:style-name="ce1" table:formula="of:=100*([.H14]-[.I14])/[.H14]" office:value-type="float" office:value="0.00000755091521575507" calcext:value-type="float">
            <text:p>7.550915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4]+[.$D$7]" office:value-type="float" office:value="0.025" calcext:value-type="float">
            <text:p>2.500000E-02</text:p>
          </table:table-cell>
          <table:table-cell table:style-name="ce1" table:formula="of:=[.$D$4]/[.$D$5]*[.$G15]+[.$D$3]" office:value-type="float" office:value="41.0163945984414" calcext:value-type="float">
            <text:p>4.101639E+01</text:p>
          </table:table-cell>
          <table:table-cell table:style-name="ce1" office:value-type="float" office:value="41.01639" calcext:value-type="float">
            <text:p>4.101639E+01</text:p>
          </table:table-cell>
          <table:table-cell table:style-name="ce1" table:formula="of:=100*([.H15]-[.I15])/[.H15]" office:value-type="float" office:value="0.0000112112277352277" calcext:value-type="float">
            <text:p>1.121123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5]+[.$D$7]" office:value-type="float" office:value="0.027" calcext:value-type="float">
            <text:p>2.700000E-02</text:p>
          </table:table-cell>
          <table:table-cell table:style-name="ce1" table:formula="of:=[.$D$4]/[.$D$5]*[.$G16]+[.$D$3]" office:value-type="float" office:value="41.8977061663167" calcext:value-type="float">
            <text:p>4.189771E+01</text:p>
          </table:table-cell>
          <table:table-cell table:style-name="ce1" office:value-type="float" office:value="41.89771" calcext:value-type="float">
            <text:p>4.189771E+01</text:p>
          </table:table-cell>
          <table:table-cell table:style-name="ce1" table:formula="of:=100*([.H16]-[.I16])/[.H16]" office:value-type="float" office:value="-0.0000091501030269895" calcext:value-type="float">
            <text:p>-9.15010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6]+[.$D$7]" office:value-type="float" office:value="0.029" calcext:value-type="float">
            <text:p>2.900000E-02</text:p>
          </table:table-cell>
          <table:table-cell table:style-name="ce1" table:formula="of:=[.$D$4]/[.$D$5]*[.$G17]+[.$D$3]" office:value-type="float" office:value="42.779017734192" calcext:value-type="float">
            <text:p>4.277902E+01</text:p>
          </table:table-cell>
          <table:table-cell table:style-name="ce1" office:value-type="float" office:value="42.77902" calcext:value-type="float">
            <text:p>4.277902E+01</text:p>
          </table:table-cell>
          <table:table-cell table:style-name="ce1" table:formula="of:=100*([.H17]-[.I17])/[.H17]" office:value-type="float" office:value="-0.00000529654043378796" calcext:value-type="float">
            <text:p>-5.29654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7]+[.$D$7]" office:value-type="float" office:value="0.031" calcext:value-type="float">
            <text:p>3.100000E-02</text:p>
          </table:table-cell>
          <table:table-cell table:style-name="ce1" table:formula="of:=[.$D$4]/[.$D$5]*[.$G18]+[.$D$3]" office:value-type="float" office:value="43.6603293020673" calcext:value-type="float">
            <text:p>4.366033E+01</text:p>
          </table:table-cell>
          <table:table-cell table:style-name="ce1" office:value-type="float" office:value="43.66033" calcext:value-type="float">
            <text:p>4.366033E+01</text:p>
          </table:table-cell>
          <table:table-cell table:style-name="ce1" table:formula="of:=100*([.H18]-[.I18])/[.H18]" office:value-type="float" office:value="-0.00000159855105727711" calcext:value-type="float">
            <text:p>-1.598551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8]+[.$D$7]" office:value-type="float" office:value="0.033" calcext:value-type="float">
            <text:p>3.300000E-02</text:p>
          </table:table-cell>
          <table:table-cell table:style-name="ce1" table:formula="of:=[.$D$4]/[.$D$5]*[.$G19]+[.$D$3]" office:value-type="float" office:value="44.5416408699427" calcext:value-type="float">
            <text:p>4.454164E+01</text:p>
          </table:table-cell>
          <table:table-cell table:style-name="ce1" office:value-type="float" office:value="44.54164" calcext:value-type="float">
            <text:p>4.454164E+01</text:p>
          </table:table-cell>
          <table:table-cell table:style-name="ce1" table:formula="of:=100*([.H19]-[.I19])/[.H19]" office:value-type="float" office:value="0.00000195309969735016" calcext:value-type="float">
            <text:p>1.95310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9]+[.$D$7]" office:value-type="float" office:value="0.035" calcext:value-type="float">
            <text:p>3.500000E-02</text:p>
          </table:table-cell>
          <table:table-cell table:style-name="ce1" table:formula="of:=[.$D$4]/[.$D$5]*[.$G20]+[.$D$3]" office:value-type="float" office:value="45.422952437818" calcext:value-type="float">
            <text:p>4.542295E+01</text:p>
          </table:table-cell>
          <table:table-cell table:style-name="ce1" office:value-type="float" office:value="45.42295" calcext:value-type="float">
            <text:p>4.542295E+01</text:p>
          </table:table-cell>
          <table:table-cell table:style-name="ce1" table:formula="of:=100*([.H20]-[.I20])/[.H20]" office:value-type="float" office:value="0.00000536692979647866" calcext:value-type="float">
            <text:p>5.36693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0]+[.$D$7]" office:value-type="float" office:value="0.037" calcext:value-type="float">
            <text:p>3.700000E-02</text:p>
          </table:table-cell>
          <table:table-cell table:style-name="ce1" table:formula="of:=[.$D$4]/[.$D$5]*[.$G21]+[.$D$3]" office:value-type="float" office:value="46.3042640056933" calcext:value-type="float">
            <text:p>4.630426E+01</text:p>
          </table:table-cell>
          <table:table-cell table:style-name="ce1" office:value-type="float" office:value="46.30426" calcext:value-type="float">
            <text:p>4.630426E+01</text:p>
          </table:table-cell>
          <table:table-cell table:style-name="ce1" table:formula="of:=100*([.H21]-[.I21])/[.H21]" office:value-type="float" office:value="0.00000865080866879346" calcext:value-type="float">
            <text:p>8.650809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1]+[.$D$7]" office:value-type="float" office:value="0.039" calcext:value-type="float">
            <text:p>3.900000E-02</text:p>
          </table:table-cell>
          <table:table-cell table:style-name="ce1" table:formula="of:=[.$D$4]/[.$D$5]*[.$G22]+[.$D$3]" office:value-type="float" office:value="47.1855755735686" calcext:value-type="float">
            <text:p>4.718558E+01</text:p>
          </table:table-cell>
          <table:table-cell table:style-name="ce1" office:value-type="float" office:value="47.18558" calcext:value-type="float">
            <text:p>4.718558E+01</text:p>
          </table:table-cell>
          <table:table-cell table:style-name="ce1" table:formula="of:=100*([.H22]-[.I22])/[.H22]" office:value-type="float" office:value="-0.00000938089945696918" calcext:value-type="float">
            <text:p>-9.380899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2]+[.$D$7]" office:value-type="float" office:value="0.041" calcext:value-type="float">
            <text:p>4.100000E-02</text:p>
          </table:table-cell>
          <table:table-cell table:style-name="ce1" table:formula="of:=[.$D$4]/[.$D$5]*[.$G23]+[.$D$3]" office:value-type="float" office:value="48.0668871414439" calcext:value-type="float">
            <text:p>4.806689E+01</text:p>
          </table:table-cell>
          <table:table-cell table:style-name="ce1" office:value-type="float" office:value="48.06689" calcext:value-type="float">
            <text:p>4.806689E+01</text:p>
          </table:table-cell>
          <table:table-cell table:style-name="ce1" table:formula="of:=100*([.H23]-[.I23])/[.H23]" office:value-type="float" office:value="-0.00000594703810471946" calcext:value-type="float">
            <text:p>-5.947038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3]+[.$D$7]" office:value-type="float" office:value="0.043" calcext:value-type="float">
            <text:p>4.300000E-02</text:p>
          </table:table-cell>
          <table:table-cell table:style-name="ce1" table:formula="of:=[.$D$4]/[.$D$5]*[.$G24]+[.$D$3]" office:value-type="float" office:value="48.9481987093192" calcext:value-type="float">
            <text:p>4.894820E+01</text:p>
          </table:table-cell>
          <table:table-cell table:style-name="ce1" office:value-type="float" office:value="48.9482" calcext:value-type="float">
            <text:p>4.894820E+01</text:p>
          </table:table-cell>
          <table:table-cell table:style-name="ce1" table:formula="of:=100*([.H24]-[.I24])/[.H24]" office:value-type="float" office:value="-0.00000263682998003458" calcext:value-type="float">
            <text:p>-2.63683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4]+[.$D$7]" office:value-type="float" office:value="0.045" calcext:value-type="float">
            <text:p>4.500000E-02</text:p>
          </table:table-cell>
          <table:table-cell table:style-name="ce1" table:formula="of:=[.$D$4]/[.$D$5]*[.$G25]+[.$D$3]" office:value-type="float" office:value="49.8295102771945" calcext:value-type="float">
            <text:p>4.982951E+01</text:p>
          </table:table-cell>
          <table:table-cell table:style-name="ce1" office:value-type="float" office:value="49.82951" calcext:value-type="float">
            <text:p>4.982951E+01</text:p>
          </table:table-cell>
          <table:table-cell table:style-name="ce1" table:formula="of:=100*([.H25]-[.I25])/[.H25]" office:value-type="float" office:value="0.000000556285881394959" calcext:value-type="float">
            <text:p>5.562859E-07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5]+[.$D$7]" office:value-type="float" office:value="0.047" calcext:value-type="float">
            <text:p>4.700000E-02</text:p>
          </table:table-cell>
          <table:table-cell table:style-name="ce1" table:formula="of:=[.$D$4]/[.$D$5]*[.$G26]+[.$D$3]" office:value-type="float" office:value="50.7108218450698" calcext:value-type="float">
            <text:p>5.071082E+01</text:p>
          </table:table-cell>
          <table:table-cell table:style-name="ce1" office:value-type="float" office:value="50.71082" calcext:value-type="float">
            <text:p>5.071082E+01</text:p>
          </table:table-cell>
          <table:table-cell table:style-name="ce1" table:formula="of:=100*([.H26]-[.I26])/[.H26]" office:value-type="float" office:value="0.00000363841440368926" calcext:value-type="float">
            <text:p>3.638414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6]+[.$D$7]" office:value-type="float" office:value="0.049" calcext:value-type="float">
            <text:p>4.900000E-02</text:p>
          </table:table-cell>
          <table:table-cell table:style-name="ce1" table:formula="of:=[.$D$4]/[.$D$5]*[.$G27]+[.$D$3]" office:value-type="float" office:value="51.5921334129452" calcext:value-type="float">
            <text:p>5.159213E+01</text:p>
          </table:table-cell>
          <table:table-cell table:style-name="ce1" office:value-type="float" office:value="51.59213" calcext:value-type="float">
            <text:p>5.159213E+01</text:p>
          </table:table-cell>
          <table:table-cell table:style-name="ce1" table:formula="of:=100*([.H27]-[.I27])/[.H27]" office:value-type="float" office:value="0.00000661524332541714" calcext:value-type="float">
            <text:p>6.61524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6" table:style-name="ta6"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q1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" table:formula="of:=[.D7]/2" office:value-type="float" office:value="0.001" calcext:value-type="float">
            <text:p>1.000000E-03</text:p>
          </table:table-cell>
          <table:table-cell table:style-name="ce1" table:formula="of:=([.$D$3]/[.$D$5])*([.$D$6]-[.$G3])+[.$D$4]" office:value-type="float" office:value="41.5921334129452" calcext:value-type="float">
            <text:p>4.159213E+01</text:p>
          </table:table-cell>
          <table:table-cell table:style-name="ce1" office:value-type="float" office:value="41.59213" calcext:value-type="float">
            <text:p>4.159213E+01</text:p>
          </table:table-cell>
          <table:table-cell table:style-name="ce1" table:formula="of:=100*([.H3]-[.I3])/[.H3]" office:value-type="float" office:value="0.00000820574677894993" calcext:value-type="float">
            <text:p>8.205747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" table:formula="of:=[.$G3]+[.$D$7]" office:value-type="float" office:value="0.003" calcext:value-type="float">
            <text:p>3.000000E-03</text:p>
          </table:table-cell>
          <table:table-cell table:style-name="ce1" table:formula="of:=([.$D$3]/[.$D$5])*([.$D$6]-[.$G4])+[.$D$4]" office:value-type="float" office:value="40.7108218450698" calcext:value-type="float">
            <text:p>4.071082E+01</text:p>
          </table:table-cell>
          <table:table-cell table:style-name="ce1" office:value-type="float" office:value="40.71082" calcext:value-type="float">
            <text:p>4.071082E+01</text:p>
          </table:table-cell>
          <table:table-cell table:style-name="ce1" table:formula="of:=100*([.H4]-[.I4])/[.H4]" office:value-type="float" office:value="0.00000453213604739058" calcext:value-type="float">
            <text:p>4.532136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4]+[.$D$7]" office:value-type="float" office:value="0.005" calcext:value-type="float">
            <text:p>5.000000E-03</text:p>
          </table:table-cell>
          <table:table-cell table:style-name="ce1" table:formula="of:=([.$D$3]/[.$D$5])*([.$D$6]-[.$G5])+[.$D$4]" office:value-type="float" office:value="39.8295102771945" calcext:value-type="float">
            <text:p>3.982951E+01</text:p>
          </table:table-cell>
          <table:table-cell table:style-name="ce1" office:value-type="float" office:value="39.82951" calcext:value-type="float">
            <text:p>3.982951E+01</text:p>
          </table:table-cell>
          <table:table-cell table:style-name="ce1" table:formula="of:=100*([.H5]-[.I5])/[.H5]" office:value-type="float" office:value="0.000000695952645440882" calcext:value-type="float">
            <text:p>6.959526E-07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5]+[.$D$7]" office:value-type="float" office:value="0.007" calcext:value-type="float">
            <text:p>7.000000E-03</text:p>
          </table:table-cell>
          <table:table-cell table:style-name="ce1" table:formula="of:=([.$D$3]/[.$D$5])*([.$D$6]-[.$G6])+[.$D$4]" office:value-type="float" office:value="38.9481987093192" calcext:value-type="float">
            <text:p>3.894820E+01</text:p>
          </table:table-cell>
          <table:table-cell table:style-name="ce1" office:value-type="float" office:value="38.9482" calcext:value-type="float">
            <text:p>3.894820E+01</text:p>
          </table:table-cell>
          <table:table-cell table:style-name="ce1" table:formula="of:=100*([.H6]-[.I6])/[.H6]" office:value-type="float" office:value="-0.0000033138394794387" calcext:value-type="float">
            <text:p>-3.313839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6]+[.$D$7]" office:value-type="float" office:value="0.009" calcext:value-type="float">
            <text:p>9.000000E-03</text:p>
          </table:table-cell>
          <table:table-cell table:style-name="ce1" table:formula="of:=([.$D$3]/[.$D$5])*([.$D$6]-[.$G7])+[.$D$4]" office:value-type="float" office:value="38.0668871414439" calcext:value-type="float">
            <text:p>3.806689E+01</text:p>
          </table:table-cell>
          <table:table-cell table:style-name="ce1" office:value-type="float" office:value="38.06689" calcext:value-type="float">
            <text:p>3.806689E+01</text:p>
          </table:table-cell>
          <table:table-cell table:style-name="ce1" table:formula="of:=100*([.H7]-[.I7])/[.H7]" office:value-type="float" office:value="-0.00000750929827946832" calcext:value-type="float">
            <text:p>-7.50929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7]+[.$D$7]" office:value-type="float" office:value="0.011" calcext:value-type="float">
            <text:p>1.100000E-02</text:p>
          </table:table-cell>
          <table:table-cell table:style-name="ce1" table:formula="of:=([.$D$3]/[.$D$5])*([.$D$6]-[.$G8])+[.$D$4]" office:value-type="float" office:value="37.1855755735686" calcext:value-type="float">
            <text:p>3.718558E+01</text:p>
          </table:table-cell>
          <table:table-cell table:style-name="ce1" office:value-type="float" office:value="37.18558" calcext:value-type="float">
            <text:p>3.718558E+01</text:p>
          </table:table-cell>
          <table:table-cell table:style-name="ce1" table:formula="of:=100*([.H8]-[.I8])/[.H8]" office:value-type="float" office:value="-0.0000119036248563699" calcext:value-type="float">
            <text:p>-1.190362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" table:formula="of:=[.$G8]+[.$D$7]" office:value-type="float" office:value="0.013" calcext:value-type="float">
            <text:p>1.300000E-02</text:p>
          </table:table-cell>
          <table:table-cell table:style-name="ce1" table:formula="of:=([.$D$3]/[.$D$5])*([.$D$6]-[.$G9])+[.$D$4]" office:value-type="float" office:value="36.3042640056933" calcext:value-type="float">
            <text:p>3.630426E+01</text:p>
          </table:table-cell>
          <table:table-cell table:style-name="ce1" office:value-type="float" office:value="36.30426" calcext:value-type="float">
            <text:p>3.630426E+01</text:p>
          </table:table-cell>
          <table:table-cell table:style-name="ce1" table:formula="of:=100*([.H9]-[.I9])/[.H9]" office:value-type="float" office:value="0.0000110336716284674" calcext:value-type="float">
            <text:p>1.103367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14825841170903" calcext:value-type="float">
            <text:p>1.482584E-05</text:p>
          </table:table-cell>
          <table:table-cell table:number-columns-repeated="2"/>
          <table:table-cell table:style-name="ce1" table:formula="of:=[.$G9]+[.$D$7]" office:value-type="float" office:value="0.015" calcext:value-type="float">
            <text:p>1.500000E-02</text:p>
          </table:table-cell>
          <table:table-cell table:style-name="ce1" table:formula="of:=([.$D$3]/[.$D$5])*([.$D$6]-[.$G10])+[.$D$4]" office:value-type="float" office:value="35.422952437818" calcext:value-type="float">
            <text:p>3.542295E+01</text:p>
          </table:table-cell>
          <table:table-cell table:style-name="ce1" office:value-type="float" office:value="35.42295" calcext:value-type="float">
            <text:p>3.542295E+01</text:p>
          </table:table-cell>
          <table:table-cell table:style-name="ce1" table:formula="of:=100*([.H10]-[.I10])/[.H10]" office:value-type="float" office:value="0.00000688202928877694" calcext:value-type="float">
            <text:p>6.882029E-06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0]+[.$D$7]" office:value-type="float" office:value="0.017" calcext:value-type="float">
            <text:p>1.700000E-02</text:p>
          </table:table-cell>
          <table:table-cell table:style-name="ce1" table:formula="of:=([.$D$3]/[.$D$5])*([.$D$6]-[.$G11])+[.$D$4]" office:value-type="float" office:value="34.5416408699427" calcext:value-type="float">
            <text:p>3.454164E+01</text:p>
          </table:table-cell>
          <table:table-cell table:style-name="ce1" office:value-type="float" office:value="34.54164" calcext:value-type="float">
            <text:p>3.454164E+01</text:p>
          </table:table-cell>
          <table:table-cell table:style-name="ce1" table:formula="of:=100*([.H11]-[.I11])/[.H11]" office:value-type="float" office:value="0.00000251853308388326" calcext:value-type="float">
            <text:p>2.51853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1]+[.$D$7]" office:value-type="float" office:value="0.019" calcext:value-type="float">
            <text:p>1.900000E-02</text:p>
          </table:table-cell>
          <table:table-cell table:style-name="ce1" table:formula="of:=([.$D$3]/[.$D$5])*([.$D$6]-[.$G12])+[.$D$4]" office:value-type="float" office:value="33.6603293020673" calcext:value-type="float">
            <text:p>3.366033E+01</text:p>
          </table:table-cell>
          <table:table-cell table:style-name="ce1" office:value-type="float" office:value="33.66033" calcext:value-type="float">
            <text:p>3.366033E+01</text:p>
          </table:table-cell>
          <table:table-cell table:style-name="ce1" table:formula="of:=100*([.H12]-[.I12])/[.H12]" office:value-type="float" office:value="-0.0000020734576198321" calcext:value-type="float">
            <text:p>-2.073458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7]" office:value-type="float" office:value="0.021" calcext:value-type="float">
            <text:p>2.100000E-02</text:p>
          </table:table-cell>
          <table:table-cell table:style-name="ce1" table:formula="of:=([.$D$3]/[.$D$5])*([.$D$6]-[.$G13])+[.$D$4]" office:value-type="float" office:value="32.779017734192" calcext:value-type="float">
            <text:p>3.277902E+01</text:p>
          </table:table-cell>
          <table:table-cell table:style-name="ce1" office:value-type="float" office:value="32.77902" calcext:value-type="float">
            <text:p>3.277902E+01</text:p>
          </table:table-cell>
          <table:table-cell table:style-name="ce1" table:formula="of:=100*([.H13]-[.I13])/[.H13]" office:value-type="float" office:value="-0.00000691237302150989" calcext:value-type="float">
            <text:p>-6.91237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3]+[.$D$7]" office:value-type="float" office:value="0.023" calcext:value-type="float">
            <text:p>2.300000E-02</text:p>
          </table:table-cell>
          <table:table-cell table:style-name="ce1" table:formula="of:=([.$D$3]/[.$D$5])*([.$D$6]-[.$G14])+[.$D$4]" office:value-type="float" office:value="31.8977061663167" calcext:value-type="float">
            <text:p>3.189771E+01</text:p>
          </table:table-cell>
          <table:table-cell table:style-name="ce1" office:value-type="float" office:value="31.89771" calcext:value-type="float">
            <text:p>3.189771E+01</text:p>
          </table:table-cell>
          <table:table-cell table:style-name="ce1" table:formula="of:=100*([.H14]-[.I14])/[.H14]" office:value-type="float" office:value="-0.0000120186801860685" calcext:value-type="float">
            <text:p>-1.20186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4]+[.$D$7]" office:value-type="float" office:value="0.025" calcext:value-type="float">
            <text:p>2.500000E-02</text:p>
          </table:table-cell>
          <table:table-cell table:style-name="ce1" table:formula="of:=([.$D$3]/[.$D$5])*([.$D$6]-[.$G15])+[.$D$4]" office:value-type="float" office:value="31.0163945984414" calcext:value-type="float">
            <text:p>3.101639E+01</text:p>
          </table:table-cell>
          <table:table-cell table:style-name="ce1" office:value-type="float" office:value="31.01639" calcext:value-type="float">
            <text:p>3.101639E+01</text:p>
          </table:table-cell>
          <table:table-cell table:style-name="ce1" table:formula="of:=100*([.H15]-[.I15])/[.H15]" office:value-type="float" office:value="0.000014825841170903" calcext:value-type="float">
            <text:p>1.482584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5]+[.$D$7]" office:value-type="float" office:value="0.027" calcext:value-type="float">
            <text:p>2.700000E-02</text:p>
          </table:table-cell>
          <table:table-cell table:style-name="ce1" table:formula="of:=([.$D$3]/[.$D$5])*([.$D$6]-[.$G16])+[.$D$4]" office:value-type="float" office:value="30.1350830305661" calcext:value-type="float">
            <text:p>3.013508E+01</text:p>
          </table:table-cell>
          <table:table-cell table:style-name="ce1" office:value-type="float" office:value="30.13508" calcext:value-type="float">
            <text:p>3.013508E+01</text:p>
          </table:table-cell>
          <table:table-cell table:style-name="ce1" table:formula="of:=100*([.H16]-[.I16])/[.H16]" office:value-type="float" office:value="0.0000100566044061811" calcext:value-type="float">
            <text:p>1.005660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6]+[.$D$7]" office:value-type="float" office:value="0.029" calcext:value-type="float">
            <text:p>2.900000E-02</text:p>
          </table:table-cell>
          <table:table-cell table:style-name="ce1" table:formula="of:=([.$D$3]/[.$D$5])*([.$D$6]-[.$G17])+[.$D$4]" office:value-type="float" office:value="29.2537714626908" calcext:value-type="float">
            <text:p>2.925377E+01</text:p>
          </table:table-cell>
          <table:table-cell table:style-name="ce1" office:value-type="float" office:value="29.25377" calcext:value-type="float">
            <text:p>2.925377E+01</text:p>
          </table:table-cell>
          <table:table-cell table:style-name="ce1" table:formula="of:=100*([.H17]-[.I17])/[.H17]" office:value-type="float" office:value="0.00000500000751671886" calcext:value-type="float">
            <text:p>5.000008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7]+[.$D$7]" office:value-type="float" office:value="0.031" calcext:value-type="float">
            <text:p>3.100000E-02</text:p>
          </table:table-cell>
          <table:table-cell table:style-name="ce1" table:formula="of:=([.$D$3]/[.$D$5])*([.$D$6]-[.$G18])+[.$D$4]" office:value-type="float" office:value="28.3724598948155" calcext:value-type="float">
            <text:p>2.837246E+01</text:p>
          </table:table-cell>
          <table:table-cell table:style-name="ce1" office:value-type="float" office:value="28.37246" calcext:value-type="float">
            <text:p>2.837246E+01</text:p>
          </table:table-cell>
          <table:table-cell table:style-name="ce1" table:formula="of:=100*([.H18]-[.I18])/[.H18]" office:value-type="float" office:value="-0.000000370727601973455" calcext:value-type="float">
            <text:p>-3.707276E-07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8]+[.$D$7]" office:value-type="float" office:value="0.033" calcext:value-type="float">
            <text:p>3.300000E-02</text:p>
          </table:table-cell>
          <table:table-cell table:style-name="ce1" table:formula="of:=([.$D$3]/[.$D$5])*([.$D$6]-[.$G19])+[.$D$4]" office:value-type="float" office:value="27.4911483269401" calcext:value-type="float">
            <text:p>2.749115E+01</text:p>
          </table:table-cell>
          <table:table-cell table:style-name="ce1" office:value-type="float" office:value="27.49115" calcext:value-type="float">
            <text:p>2.749115E+01</text:p>
          </table:table-cell>
          <table:table-cell table:style-name="ce1" table:formula="of:=100*([.H19]-[.I19])/[.H19]" office:value-type="float" office:value="-0.00000608581290435448" calcext:value-type="float">
            <text:p>-6.08581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9]+[.$D$7]" office:value-type="float" office:value="0.035" calcext:value-type="float">
            <text:p>3.500000E-02</text:p>
          </table:table-cell>
          <table:table-cell table:style-name="ce1" table:formula="of:=([.$D$3]/[.$D$5])*([.$D$6]-[.$G20])+[.$D$4]" office:value-type="float" office:value="26.6098367590648" calcext:value-type="float">
            <text:p>2.660984E+01</text:p>
          </table:table-cell>
          <table:table-cell table:style-name="ce1" office:value-type="float" office:value="26.60984" calcext:value-type="float">
            <text:p>2.660984E+01</text:p>
          </table:table-cell>
          <table:table-cell table:style-name="ce1" table:formula="of:=100*([.H20]-[.I20])/[.H20]" office:value-type="float" office:value="-0.0000121794627829851" calcext:value-type="float">
            <text:p>-1.217946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0]+[.$D$7]" office:value-type="float" office:value="0.037" calcext:value-type="float">
            <text:p>3.700000E-02</text:p>
          </table:table-cell>
          <table:table-cell table:style-name="ce1" table:formula="of:=([.$D$3]/[.$D$5])*([.$D$6]-[.$G21])+[.$D$4]" office:value-type="float" office:value="25.7285251911895" calcext:value-type="float">
            <text:p>2.572853E+01</text:p>
          </table:table-cell>
          <table:table-cell table:style-name="ce1" office:value-type="float" office:value="25.72853" calcext:value-type="float">
            <text:p>2.572853E+01</text:p>
          </table:table-cell>
          <table:table-cell table:style-name="ce1" table:formula="of:=100*([.H21]-[.I21])/[.H21]" office:value-type="float" office:value="-0.0000186905795850954" calcext:value-type="float">
            <text:p>-1.86905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1]+[.$D$7]" office:value-type="float" office:value="0.039" calcext:value-type="float">
            <text:p>3.900000E-02</text:p>
          </table:table-cell>
          <table:table-cell table:style-name="ce1" table:formula="of:=([.$D$3]/[.$D$5])*([.$D$6]-[.$G22])+[.$D$4]" office:value-type="float" office:value="24.8472136233142" calcext:value-type="float">
            <text:p>2.484721E+01</text:p>
          </table:table-cell>
          <table:table-cell table:style-name="ce1" office:value-type="float" office:value="24.84721" calcext:value-type="float">
            <text:p>2.484721E+01</text:p>
          </table:table-cell>
          <table:table-cell table:style-name="ce1" table:formula="of:=100*([.H22]-[.I22])/[.H22]" office:value-type="float" office:value="0.0000145823763654976" calcext:value-type="float">
            <text:p>1.45823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2]+[.$D$7]" office:value-type="float" office:value="0.041" calcext:value-type="float">
            <text:p>4.100000E-02</text:p>
          </table:table-cell>
          <table:table-cell table:style-name="ce1" table:formula="of:=([.$D$3]/[.$D$5])*([.$D$6]-[.$G23])+[.$D$4]" office:value-type="float" office:value="23.9659020554389" calcext:value-type="float">
            <text:p>2.396590E+01</text:p>
          </table:table-cell>
          <table:table-cell table:style-name="ce1" office:value-type="float" office:value="23.9659" calcext:value-type="float">
            <text:p>2.396590E+01</text:p>
          </table:table-cell>
          <table:table-cell table:style-name="ce1" table:formula="of:=100*([.H23]-[.I23])/[.H23]" office:value-type="float" office:value="0.00000857651378983747" calcext:value-type="float">
            <text:p>8.576514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3]+[.$D$7]" office:value-type="float" office:value="0.043" calcext:value-type="float">
            <text:p>4.300000E-02</text:p>
          </table:table-cell>
          <table:table-cell table:style-name="ce1" table:formula="of:=([.$D$3]/[.$D$5])*([.$D$6]-[.$G24])+[.$D$4]" office:value-type="float" office:value="23.0845904875636" calcext:value-type="float">
            <text:p>2.308459E+01</text:p>
          </table:table-cell>
          <table:table-cell table:style-name="ce1" office:value-type="float" office:value="23.08459" calcext:value-type="float">
            <text:p>2.308459E+01</text:p>
          </table:table-cell>
          <table:table-cell table:style-name="ce1" table:formula="of:=100*([.H24]-[.I24])/[.H24]" office:value-type="float" office:value="0.00000211207377778306" calcext:value-type="float">
            <text:p>2.112074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4]+[.$D$7]" office:value-type="float" office:value="0.045" calcext:value-type="float">
            <text:p>4.500000E-02</text:p>
          </table:table-cell>
          <table:table-cell table:style-name="ce1" table:formula="of:=([.$D$3]/[.$D$5])*([.$D$6]-[.$G25])+[.$D$4]" office:value-type="float" office:value="22.2032789196883" calcext:value-type="float">
            <text:p>2.220328E+01</text:p>
          </table:table-cell>
          <table:table-cell table:style-name="ce1" office:value-type="float" office:value="22.20328" calcext:value-type="float">
            <text:p>2.220328E+01</text:p>
          </table:table-cell>
          <table:table-cell table:style-name="ce1" table:formula="of:=100*([.H25]-[.I25])/[.H25]" office:value-type="float" office:value="-0.0000048655504160372" calcext:value-type="float">
            <text:p>-4.86555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5]+[.$D$7]" office:value-type="float" office:value="0.047" calcext:value-type="float">
            <text:p>4.700000E-02</text:p>
          </table:table-cell>
          <table:table-cell table:style-name="ce1" table:formula="of:=([.$D$3]/[.$D$5])*([.$D$6]-[.$G26])+[.$D$4]" office:value-type="float" office:value="21.321967351813" calcext:value-type="float">
            <text:p>2.132197E+01</text:p>
          </table:table-cell>
          <table:table-cell table:style-name="ce1" office:value-type="float" office:value="21.32197" calcext:value-type="float">
            <text:p>2.132197E+01</text:p>
          </table:table-cell>
          <table:table-cell table:style-name="ce1" table:formula="of:=100*([.H26]-[.I26])/[.H26]" office:value-type="float" office:value="-0.000012419993888945" calcext:value-type="float">
            <text:p>-1.241999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6]+[.$D$7]" office:value-type="float" office:value="0.049" calcext:value-type="float">
            <text:p>4.900000E-02</text:p>
          </table:table-cell>
          <table:table-cell table:style-name="ce1" table:formula="of:=([.$D$3]/[.$D$5])*([.$D$6]-[.$G27])+[.$D$4]" office:value-type="float" office:value="20.4406557839376" calcext:value-type="float">
            <text:p>2.044066E+01</text:p>
          </table:table-cell>
          <table:table-cell table:style-name="ce1" office:value-type="float" office:value="20.44066" calcext:value-type="float">
            <text:p>2.044066E+01</text:p>
          </table:table-cell>
          <table:table-cell table:style-name="ce1" table:formula="of:=100*([.H27]-[.I27])/[.H27]" office:value-type="float" office:value="-0.0000206258664225976" calcext:value-type="float">
            <text:p>-2.062587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7" table:style-name="ta7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" table:number-columns-repeated="53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025" calcext:value-type="float">
            <text:p>2.500000E-03</text:p>
          </table:table-cell>
          <table:table-cell table:style-name="ce1" table:formula="of:=(-[.$D$6]/(2*[.$D$5]))*[.$G3]^2+[.$D$6]*[.$D$7]*[.$G3]/(2*[.$D$5])+[.$D$3]" office:value-type="float" office:value="30.8509601152094" calcext:value-type="float">
            <text:p>3.085096E+01</text:p>
          </table:table-cell>
          <table:table-cell table:style-name="ce1" office:value-type="float" office:value="31.12919" calcext:value-type="float">
            <text:p>3.112919E+01</text:p>
          </table:table-cell>
          <table:table-cell table:style-name="ce1" table:formula="of:=100*([.H3]-[.I3])/[.H3]" office:value-type="float" office:value="-0.901851623909312" calcext:value-type="float">
            <text:p>-9.018516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3]+[.$D$8]" office:value-type="float" office:value="0.0075" calcext:value-type="float">
            <text:p>7.500000E-03</text:p>
          </table:table-cell>
          <table:table-cell table:style-name="ce1" table:formula="of:=(-[.$D$6]/(2*[.$D$5]))*[.$G4]^2+[.$D$6]*[.$D$7]*[.$G4]/(2*[.$D$5])+[.$D$3]" office:value-type="float" office:value="50.8835018663651" calcext:value-type="float">
            <text:p>5.088350E+01</text:p>
          </table:table-cell>
          <table:table-cell table:style-name="ce1" office:value-type="float" office:value="51.16173" calcext:value-type="float">
            <text:p>5.116173E+01</text:p>
          </table:table-cell>
          <table:table-cell table:style-name="ce1" table:formula="of:=100*([.H4]-[.I4])/[.H4]" office:value-type="float" office:value="-0.546794389988271" calcext:value-type="float">
            <text:p>-5.467944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.46345" calcext:value-type="float">
            <text:p>22.4634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4]+[.$D$8]" office:value-type="float" office:value="0.0125" calcext:value-type="float">
            <text:p>1.250000E-02</text:p>
          </table:table-cell>
          <table:table-cell table:style-name="ce1" table:formula="of:=(-[.$D$6]/(2*[.$D$5]))*[.$G5]^2+[.$D$6]*[.$D$7]*[.$G5]/(2*[.$D$5])+[.$D$3]" office:value-type="float" office:value="68.6902056451703" calcext:value-type="float">
            <text:p>6.869021E+01</text:p>
          </table:table-cell>
          <table:table-cell table:style-name="ce1" office:value-type="float" office:value="68.96844" calcext:value-type="float">
            <text:p>6.896844E+01</text:p>
          </table:table-cell>
          <table:table-cell table:style-name="ce1" table:formula="of:=100*([.H5]-[.I5])/[.H5]" office:value-type="float" office:value="-0.405056808632947" calcext:value-type="float">
            <text:p>-4.050568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5]+[.$D$8]" office:value-type="float" office:value="0.0175" calcext:value-type="float">
            <text:p>1.750000E-02</text:p>
          </table:table-cell>
          <table:table-cell table:style-name="ce1" table:formula="of:=(-[.$D$6]/(2*[.$D$5]))*[.$G6]^2+[.$D$6]*[.$D$7]*[.$G6]/(2*[.$D$5])+[.$D$3]" office:value-type="float" office:value="84.2710714516248" calcext:value-type="float">
            <text:p>8.427107E+01</text:p>
          </table:table-cell>
          <table:table-cell table:style-name="ce1" office:value-type="float" office:value="84.5493" calcext:value-type="float">
            <text:p>8.454930E+01</text:p>
          </table:table-cell>
          <table:table-cell table:style-name="ce1" table:formula="of:=100*([.H6]-[.I6])/[.H6]" office:value-type="float" office:value="-0.330159025609362" calcext:value-type="float">
            <text:p>-3.301590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6]+[.$D$8]" office:value-type="float" office:value="0.0225" calcext:value-type="float">
            <text:p>2.250000E-02</text:p>
          </table:table-cell>
          <table:table-cell table:style-name="ce1" table:formula="of:=(-[.$D$6]/(2*[.$D$5]))*[.$G7]^2+[.$D$6]*[.$D$7]*[.$G7]/(2*[.$D$5])+[.$D$3]" office:value-type="float" office:value="97.6260992857286" calcext:value-type="float">
            <text:p>9.762610E+01</text:p>
          </table:table-cell>
          <table:table-cell table:style-name="ce1" office:value-type="float" office:value="97.90433" calcext:value-type="float">
            <text:p>9.790433E+01</text:p>
          </table:table-cell>
          <table:table-cell table:style-name="ce1" table:formula="of:=100*([.H7]-[.I7])/[.H7]" office:value-type="float" office:value="-0.284996242098203" calcext:value-type="float">
            <text:p>-2.849962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7]+[.$D$8]" office:value-type="float" office:value="0.0275" calcext:value-type="float">
            <text:p>2.750000E-02</text:p>
          </table:table-cell>
          <table:table-cell table:style-name="ce1" table:formula="of:=(-[.$D$6]/(2*[.$D$5]))*[.$G8]^2+[.$D$6]*[.$D$7]*[.$G8]/(2*[.$D$5])+[.$D$3]" office:value-type="float" office:value="108.755289147482" calcext:value-type="float">
            <text:p>1.087553E+02</text:p>
          </table:table-cell>
          <table:table-cell table:style-name="ce1" office:value-type="float" office:value="109.0335" calcext:value-type="float">
            <text:p>1.090335E+02</text:p>
          </table:table-cell>
          <table:table-cell table:style-name="ce1" table:formula="of:=100*([.H8]-[.I8])/[.H8]" office:value-type="float" office:value="-0.255813629570637" calcext:value-type="float">
            <text:p>-2.558136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$G8]+[.$D$8]" office:value-type="float" office:value="0.0325" calcext:value-type="float">
            <text:p>3.250000E-02</text:p>
          </table:table-cell>
          <table:table-cell table:style-name="ce1" table:formula="of:=(-[.$D$6]/(2*[.$D$5]))*[.$G9]^2+[.$D$6]*[.$D$7]*[.$G9]/(2*[.$D$5])+[.$D$3]" office:value-type="float" office:value="117.658641036884" calcext:value-type="float">
            <text:p>1.176586E+02</text:p>
          </table:table-cell>
          <table:table-cell table:style-name="ce1" office:value-type="float" office:value="117.9369" calcext:value-type="float">
            <text:p>1.179369E+02</text:p>
          </table:table-cell>
          <table:table-cell table:style-name="ce1" table:formula="of:=100*([.H9]-[.I9])/[.H9]" office:value-type="float" office:value="-0.236496835815413" calcext:value-type="float">
            <text:p>-2.364968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" table:formula="of:=[.$G9]+[.$D$8]" office:value-type="float" office:value="0.0375" calcext:value-type="float">
            <text:p>3.750000E-02</text:p>
          </table:table-cell>
          <table:table-cell table:style-name="ce1" table:formula="of:=(-[.$D$6]/(2*[.$D$5]))*[.$G10]^2+[.$D$6]*[.$D$7]*[.$G10]/(2*[.$D$5])+[.$D$3]" office:value-type="float" office:value="124.336154953936" calcext:value-type="float">
            <text:p>1.243362E+02</text:p>
          </table:table-cell>
          <table:table-cell table:style-name="ce1" office:value-type="float" office:value="124.6144" calcext:value-type="float">
            <text:p>1.246144E+02</text:p>
          </table:table-cell>
          <table:table-cell table:style-name="ce1" table:formula="of:=100*([.H10]-[.I10])/[.H10]" office:value-type="float" office:value="-0.2237845027191" calcext:value-type="float">
            <text:p>-2.237845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number-matrix-columns-spanned="1" table:number-matrix-rows-spanned="1" table:formula="of:=MAX(ABS([.J3:.J27]))" office:value-type="float" office:value="0.901851623909312" calcext:value-type="float">
            <text:p>9.018516E-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[.$G10]+[.$D$8]" office:value-type="float" office:value="0.0425" calcext:value-type="float">
            <text:p>4.250000E-02</text:p>
          </table:table-cell>
          <table:table-cell table:style-name="ce1" table:formula="of:=(-[.$D$6]/(2*[.$D$5]))*[.$G11]^2+[.$D$6]*[.$D$7]*[.$G11]/(2*[.$D$5])+[.$D$3]" office:value-type="float" office:value="128.787830898638" calcext:value-type="float">
            <text:p>1.287878E+02</text:p>
          </table:table-cell>
          <table:table-cell table:style-name="ce1" office:value-type="float" office:value="129.0661" calcext:value-type="float">
            <text:p>1.290661E+02</text:p>
          </table:table-cell>
          <table:table-cell table:style-name="ce1" table:formula="of:=100*([.H11]-[.I11])/[.H11]" office:value-type="float" office:value="-0.216067853166518" calcext:value-type="float">
            <text:p>-2.160679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1]+[.$D$8]" office:value-type="float" office:value="0.0475" calcext:value-type="float">
            <text:p>4.750000E-02</text:p>
          </table:table-cell>
          <table:table-cell table:style-name="ce1" table:formula="of:=(-[.$D$6]/(2*[.$D$5]))*[.$G12]^2+[.$D$6]*[.$D$7]*[.$G12]/(2*[.$D$5])+[.$D$3]" office:value-type="float" office:value="131.013668870988" calcext:value-type="float">
            <text:p>1.310137E+02</text:p>
          </table:table-cell>
          <table:table-cell table:style-name="ce1" office:value-type="float" office:value="131.2919" calcext:value-type="float">
            <text:p>1.312919E+02</text:p>
          </table:table-cell>
          <table:table-cell table:style-name="ce1" table:formula="of:=100*([.H12]-[.I12])/[.H12]" office:value-type="float" office:value="-0.212368015802846" calcext:value-type="float">
            <text:p>-2.123680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2]+[.$D$8]" office:value-type="float" office:value="0.0525" calcext:value-type="float">
            <text:p>5.250000E-02</text:p>
          </table:table-cell>
          <table:table-cell table:style-name="ce1" table:formula="of:=(-[.$D$6]/(2*[.$D$5]))*[.$G13]^2+[.$D$6]*[.$D$7]*[.$G13]/(2*[.$D$5])+[.$D$3]" office:value-type="float" office:value="131.013668870988" calcext:value-type="float">
            <text:p>1.310137E+02</text:p>
          </table:table-cell>
          <table:table-cell table:style-name="ce1" office:value-type="float" office:value="131.2919" calcext:value-type="float">
            <text:p>1.312919E+02</text:p>
          </table:table-cell>
          <table:table-cell table:style-name="ce1" table:formula="of:=100*([.H13]-[.I13])/[.H13]" office:value-type="float" office:value="-0.212368015802824" calcext:value-type="float">
            <text:p>-2.123680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3]+[.$D$8]" office:value-type="float" office:value="0.0575" calcext:value-type="float">
            <text:p>5.750000E-02</text:p>
          </table:table-cell>
          <table:table-cell table:style-name="ce1" table:formula="of:=(-[.$D$6]/(2*[.$D$5]))*[.$G14]^2+[.$D$6]*[.$D$7]*[.$G14]/(2*[.$D$5])+[.$D$3]" office:value-type="float" office:value="128.787830898638" calcext:value-type="float">
            <text:p>1.287878E+02</text:p>
          </table:table-cell>
          <table:table-cell table:style-name="ce1" office:value-type="float" office:value="129.0661" calcext:value-type="float">
            <text:p>1.290661E+02</text:p>
          </table:table-cell>
          <table:table-cell table:style-name="ce1" table:formula="of:=100*([.H14]-[.I14])/[.H14]" office:value-type="float" office:value="-0.21606785316654" calcext:value-type="float">
            <text:p>-2.160679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4]+[.$D$8]" office:value-type="float" office:value="0.0625" calcext:value-type="float">
            <text:p>6.250000E-02</text:p>
          </table:table-cell>
          <table:table-cell table:style-name="ce1" table:formula="of:=(-[.$D$6]/(2*[.$D$5]))*[.$G15]^2+[.$D$6]*[.$D$7]*[.$G15]/(2*[.$D$5])+[.$D$3]" office:value-type="float" office:value="124.336154953936" calcext:value-type="float">
            <text:p>1.243362E+02</text:p>
          </table:table-cell>
          <table:table-cell table:style-name="ce1" office:value-type="float" office:value="124.6144" calcext:value-type="float">
            <text:p>1.246144E+02</text:p>
          </table:table-cell>
          <table:table-cell table:style-name="ce1" table:formula="of:=100*([.H15]-[.I15])/[.H15]" office:value-type="float" office:value="-0.223784502719089" calcext:value-type="float">
            <text:p>-2.237845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5]+[.$D$8]" office:value-type="float" office:value="0.0675" calcext:value-type="float">
            <text:p>6.750000E-02</text:p>
          </table:table-cell>
          <table:table-cell table:style-name="ce1" table:formula="of:=(-[.$D$6]/(2*[.$D$5]))*[.$G16]^2+[.$D$6]*[.$D$7]*[.$G16]/(2*[.$D$5])+[.$D$3]" office:value-type="float" office:value="117.658641036884" calcext:value-type="float">
            <text:p>1.176586E+02</text:p>
          </table:table-cell>
          <table:table-cell table:style-name="ce1" office:value-type="float" office:value="117.9369" calcext:value-type="float">
            <text:p>1.179369E+02</text:p>
          </table:table-cell>
          <table:table-cell table:style-name="ce1" table:formula="of:=100*([.H16]-[.I16])/[.H16]" office:value-type="float" office:value="-0.236496835815389" calcext:value-type="float">
            <text:p>-2.364968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6]+[.$D$8]" office:value-type="float" office:value="0.0725" calcext:value-type="float">
            <text:p>7.250000E-02</text:p>
          </table:table-cell>
          <table:table-cell table:style-name="ce1" table:formula="of:=(-[.$D$6]/(2*[.$D$5]))*[.$G17]^2+[.$D$6]*[.$D$7]*[.$G17]/(2*[.$D$5])+[.$D$3]" office:value-type="float" office:value="108.755289147482" calcext:value-type="float">
            <text:p>1.087553E+02</text:p>
          </table:table-cell>
          <table:table-cell table:style-name="ce1" office:value-type="float" office:value="109.0335" calcext:value-type="float">
            <text:p>1.090335E+02</text:p>
          </table:table-cell>
          <table:table-cell table:style-name="ce1" table:formula="of:=100*([.H17]-[.I17])/[.H17]" office:value-type="float" office:value="-0.255813629570663" calcext:value-type="float">
            <text:p>-2.558136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7]+[.$D$8]" office:value-type="float" office:value="0.0775" calcext:value-type="float">
            <text:p>7.750000E-02</text:p>
          </table:table-cell>
          <table:table-cell table:style-name="ce1" table:formula="of:=(-[.$D$6]/(2*[.$D$5]))*[.$G18]^2+[.$D$6]*[.$D$7]*[.$G18]/(2*[.$D$5])+[.$D$3]" office:value-type="float" office:value="97.6260992857286" calcext:value-type="float">
            <text:p>9.762610E+01</text:p>
          </table:table-cell>
          <table:table-cell table:style-name="ce1" office:value-type="float" office:value="97.90433" calcext:value-type="float">
            <text:p>9.790433E+01</text:p>
          </table:table-cell>
          <table:table-cell table:style-name="ce1" table:formula="of:=100*([.H18]-[.I18])/[.H18]" office:value-type="float" office:value="-0.284996242098247" calcext:value-type="float">
            <text:p>-2.849962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8]+[.$D$8]" office:value-type="float" office:value="0.0825" calcext:value-type="float">
            <text:p>8.250000E-02</text:p>
          </table:table-cell>
          <table:table-cell table:style-name="ce1" table:formula="of:=(-[.$D$6]/(2*[.$D$5]))*[.$G19]^2+[.$D$6]*[.$D$7]*[.$G19]/(2*[.$D$5])+[.$D$3]" office:value-type="float" office:value="84.2710714516247" calcext:value-type="float">
            <text:p>8.427107E+01</text:p>
          </table:table-cell>
          <table:table-cell table:style-name="ce1" office:value-type="float" office:value="84.5493" calcext:value-type="float">
            <text:p>8.454930E+01</text:p>
          </table:table-cell>
          <table:table-cell table:style-name="ce1" table:formula="of:=100*([.H19]-[.I19])/[.H19]" office:value-type="float" office:value="-0.330159025609395" calcext:value-type="float">
            <text:p>-3.301590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19]+[.$D$8]" office:value-type="float" office:value="0.0875" calcext:value-type="float">
            <text:p>8.750000E-02</text:p>
          </table:table-cell>
          <table:table-cell table:style-name="ce1" table:formula="of:=(-[.$D$6]/(2*[.$D$5]))*[.$G20]^2+[.$D$6]*[.$D$7]*[.$G20]/(2*[.$D$5])+[.$D$3]" office:value-type="float" office:value="68.6902056451702" calcext:value-type="float">
            <text:p>6.869021E+01</text:p>
          </table:table-cell>
          <table:table-cell table:style-name="ce1" office:value-type="float" office:value="68.96844" calcext:value-type="float">
            <text:p>6.896844E+01</text:p>
          </table:table-cell>
          <table:table-cell table:style-name="ce1" table:formula="of:=100*([.H20]-[.I20])/[.H20]" office:value-type="float" office:value="-0.405056808633071" calcext:value-type="float">
            <text:p>-4.050568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0]+[.$D$8]" office:value-type="float" office:value="0.0925" calcext:value-type="float">
            <text:p>9.250000E-02</text:p>
          </table:table-cell>
          <table:table-cell table:style-name="ce1" table:formula="of:=(-[.$D$6]/(2*[.$D$5]))*[.$G21]^2+[.$D$6]*[.$D$7]*[.$G21]/(2*[.$D$5])+[.$D$3]" office:value-type="float" office:value="50.8835018663651" calcext:value-type="float">
            <text:p>5.088350E+01</text:p>
          </table:table-cell>
          <table:table-cell table:style-name="ce1" office:value-type="float" office:value="51.16173" calcext:value-type="float">
            <text:p>5.116173E+01</text:p>
          </table:table-cell>
          <table:table-cell table:style-name="ce1" table:formula="of:=100*([.H21]-[.I21])/[.H21]" office:value-type="float" office:value="-0.546794389988411" calcext:value-type="float">
            <text:p>-5.467944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1]+[.$D$8]" office:value-type="float" office:value="0.0975" calcext:value-type="float">
            <text:p>9.750000E-02</text:p>
          </table:table-cell>
          <table:table-cell table:style-name="ce1" table:formula="of:=(-[.$D$6]/(2*[.$D$5]))*[.$G22]^2+[.$D$6]*[.$D$7]*[.$G22]/(2*[.$D$5])+[.$D$3]" office:value-type="float" office:value="30.8509601152094" calcext:value-type="float">
            <text:p>3.085096E+01</text:p>
          </table:table-cell>
          <table:table-cell table:style-name="ce1" office:value-type="float" office:value="31.12919" calcext:value-type="float">
            <text:p>3.112919E+01</text:p>
          </table:table-cell>
          <table:table-cell table:style-name="ce1" table:formula="of:=100*([.H22]-[.I22])/[.H22]" office:value-type="float" office:value="-0.9018516239093" calcext:value-type="float">
            <text:p>-9.018516E-01</text:p>
          </table:table-cell>
          <table:table-cell table:number-columns-repeated="54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8" table:style-name="ta8"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 office:value-type="string" calcext:value-type="string">
            <text:p>TEMPERATURE DEPENDENT CONDUCTIVITY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9]/2" office:value-type="float" office:value="0.0025" calcext:value-type="float">
            <text:p>2.500000E-03</text:p>
          </table:table-cell>
          <table:table-cell table:style-name="ce1" table:formula="of:=(-[.$D$7]/(2*[.$D$5]))*[.$G4]^2+[.$D$7]*[.$D$8]*[.$G4]/(2*[.$D$5])+[.$D$3]" office:value-type="float" office:value="31.0778082527967" calcext:value-type="float">
            <text:p>3.107781E+01</text:p>
          </table:table-cell>
          <table:table-cell table:style-name="ce1" office:value-type="float" office:value="31.12919" calcext:value-type="float">
            <text:p>3.112919E+01</text:p>
          </table:table-cell>
          <table:table-cell table:style-name="ce1" table:formula="of:=100*([.H4]-[.I4])/[.H4]" office:value-type="float" office:value="-0.165332596125584" calcext:value-type="float">
            <text:p>-1.653326E-01</text:p>
          </table:table-cell>
          <table:table-cell/>
          <table:table-cell table:style-name="ce1" table:formula="of:=SQRT(1/([.$D$6]^2)+2*[.$H4]/[.$D$6])-1/[.$D$6]" office:value-type="float" office:value="30.5887828139917" calcext:value-type="float">
            <text:p>3.058878E+01</text:p>
          </table:table-cell>
          <table:table-cell table:style-name="ce1" office:value-type="float" office:value="31.01004" calcext:value-type="float">
            <text:p>3.101004E+01</text:p>
          </table:table-cell>
          <table:table-cell table:style-name="ce1" table:formula="of:=100*([.L4]-[.M4])/[.L4]" office:value-type="float" office:value="-1.37716230348223" calcext:value-type="float">
            <text:p>-1.377162E+00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.00345" calcext:value-type="float">
            <text:p>22.003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9]" office:value-type="float" office:value="0.0075" calcext:value-type="float">
            <text:p>7.500000E-03</text:p>
          </table:table-cell>
          <table:table-cell table:style-name="ce1" table:formula="of:=(-[.$D$7]/(2*[.$D$5]))*[.$G5]^2+[.$D$7]*[.$D$8]*[.$G5]/(2*[.$D$5])+[.$D$3]" office:value-type="float" office:value="51.5291465656522" calcext:value-type="float">
            <text:p>5.152915E+01</text:p>
          </table:table-cell>
          <table:table-cell table:style-name="ce1" office:value-type="float" office:value="51.16173" calcext:value-type="float">
            <text:p>5.116173E+01</text:p>
          </table:table-cell>
          <table:table-cell table:style-name="ce1" table:formula="of:=100*([.H5]-[.I5])/[.H5]" office:value-type="float" office:value="0.713026685167552" calcext:value-type="float">
            <text:p>7.130267E-01</text:p>
          </table:table-cell>
          <table:table-cell/>
          <table:table-cell table:style-name="ce1" table:formula="of:=SQRT(1/([.$D$6]^2)+2*[.$H5]/[.$D$6])-1/[.$D$6]" office:value-type="float" office:value="50.2114581534358" calcext:value-type="float">
            <text:p>5.021146E+01</text:p>
          </table:table-cell>
          <table:table-cell table:style-name="ce1" office:value-type="float" office:value="50.63603" calcext:value-type="float">
            <text:p>5.063603E+01</text:p>
          </table:table-cell>
          <table:table-cell table:style-name="ce1" table:formula="of:=100*([.L5]-[.M5])/[.L5]" office:value-type="float" office:value="-0.8455676496523" calcext:value-type="float">
            <text:p>-8.455676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9]" office:value-type="float" office:value="0.0125" calcext:value-type="float">
            <text:p>1.250000E-02</text:p>
          </table:table-cell>
          <table:table-cell table:style-name="ce1" table:formula="of:=(-[.$D$7]/(2*[.$D$5]))*[.$G6]^2+[.$D$7]*[.$D$8]*[.$G6]/(2*[.$D$5])+[.$D$3]" office:value-type="float" office:value="69.7081139548571" calcext:value-type="float">
            <text:p>6.970811E+01</text:p>
          </table:table-cell>
          <table:table-cell table:style-name="ce1" office:value-type="float" office:value="68.96844" calcext:value-type="float">
            <text:p>6.896844E+01</text:p>
          </table:table-cell>
          <table:table-cell table:style-name="ce1" table:formula="of:=100*([.H6]-[.I6])/[.H6]" office:value-type="float" office:value="1.06110166075659" calcext:value-type="float">
            <text:p>1.061102E+00</text:p>
          </table:table-cell>
          <table:table-cell/>
          <table:table-cell table:style-name="ce1" table:formula="of:=SQRT(1/([.$D$6]^2)+2*[.$H6]/[.$D$6])-1/[.$D$6]" office:value-type="float" office:value="67.3382128076515" calcext:value-type="float">
            <text:p>6.733821E+01</text:p>
          </table:table-cell>
          <table:table-cell table:style-name="ce1" office:value-type="float" office:value="67.76638" calcext:value-type="float">
            <text:p>6.776638E+01</text:p>
          </table:table-cell>
          <table:table-cell table:style-name="ce1" table:formula="of:=100*([.L6]-[.M6])/[.L6]" office:value-type="float" office:value="-0.635845791707463" calcext:value-type="float">
            <text:p>-6.35845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9]" office:value-type="float" office:value="0.0175" calcext:value-type="float">
            <text:p>1.750000E-02</text:p>
          </table:table-cell>
          <table:table-cell table:style-name="ce1" table:formula="of:=(-[.$D$7]/(2*[.$D$5]))*[.$G7]^2+[.$D$7]*[.$D$8]*[.$G7]/(2*[.$D$5])+[.$D$3]" office:value-type="float" office:value="85.6147104204114" calcext:value-type="float">
            <text:p>8.561471E+01</text:p>
          </table:table-cell>
          <table:table-cell table:style-name="ce1" office:value-type="float" office:value="84.5493" calcext:value-type="float">
            <text:p>8.454930E+01</text:p>
          </table:table-cell>
          <table:table-cell table:style-name="ce1" table:formula="of:=100*([.H7]-[.I7])/[.H7]" office:value-type="float" office:value="1.24442448637582" calcext:value-type="float">
            <text:p>1.244424E+00</text:p>
          </table:table-cell>
          <table:table-cell/>
          <table:table-cell table:style-name="ce1" table:formula="of:=SQRT(1/([.$D$6]^2)+2*[.$H7]/[.$D$6])-1/[.$D$6]" office:value-type="float" office:value="82.0925095212684" calcext:value-type="float">
            <text:p>8.209251E+01</text:p>
          </table:table-cell>
          <table:table-cell table:style-name="ce1" office:value-type="float" office:value="82.52469" calcext:value-type="float">
            <text:p>8.252469E+01</text:p>
          </table:table-cell>
          <table:table-cell table:style-name="ce1" table:formula="of:=100*([.L7]-[.M7])/[.L7]" office:value-type="float" office:value="-0.526455435766174" calcext:value-type="float">
            <text:p>-5.26455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9]" office:value-type="float" office:value="0.0225" calcext:value-type="float">
            <text:p>2.250000E-02</text:p>
          </table:table-cell>
          <table:table-cell table:style-name="ce1" table:formula="of:=(-[.$D$7]/(2*[.$D$5]))*[.$G8]^2+[.$D$7]*[.$D$8]*[.$G8]/(2*[.$D$5])+[.$D$3]" office:value-type="float" office:value="99.248935962315" calcext:value-type="float">
            <text:p>9.924894E+01</text:p>
          </table:table-cell>
          <table:table-cell table:style-name="ce1" office:value-type="float" office:value="97.90433" calcext:value-type="float">
            <text:p>9.790433E+01</text:p>
          </table:table-cell>
          <table:table-cell table:style-name="ce1" table:formula="of:=100*([.H8]-[.I8])/[.H8]" office:value-type="float" office:value="1.35478123697524" calcext:value-type="float">
            <text:p>1.354781E+00</text:p>
          </table:table-cell>
          <table:table-cell/>
          <table:table-cell table:style-name="ce1" table:formula="of:=SQRT(1/([.$D$6]^2)+2*[.$H8]/[.$D$6])-1/[.$D$6]" office:value-type="float" office:value="94.5742457839796" calcext:value-type="float">
            <text:p>9.457425E+01</text:p>
          </table:table-cell>
          <table:table-cell table:style-name="ce1" office:value-type="float" office:value="95.01097" calcext:value-type="float">
            <text:p>9.501097E+01</text:p>
          </table:table-cell>
          <table:table-cell table:style-name="ce1" table:formula="of:=100*([.L8]-[.M8])/[.L8]" office:value-type="float" office:value="-0.461779221605398" calcext:value-type="float">
            <text:p>-4.617792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8]/[.D10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9]" office:value-type="float" office:value="0.0275" calcext:value-type="float">
            <text:p>2.750000E-02</text:p>
          </table:table-cell>
          <table:table-cell table:style-name="ce1" table:formula="of:=(-[.$D$7]/(2*[.$D$5]))*[.$G9]^2+[.$D$7]*[.$D$8]*[.$G9]/(2*[.$D$5])+[.$D$3]" office:value-type="float" office:value="110.610790580568" calcext:value-type="float">
            <text:p>1.106108E+02</text:p>
          </table:table-cell>
          <table:table-cell table:style-name="ce1" office:value-type="float" office:value="109.0335" calcext:value-type="float">
            <text:p>1.090335E+02</text:p>
          </table:table-cell>
          <table:table-cell table:style-name="ce1" table:formula="of:=100*([.H9]-[.I9])/[.H9]" office:value-type="float" office:value="1.42598255765938" calcext:value-type="float">
            <text:p>1.425983E+00</text:p>
          </table:table-cell>
          <table:table-cell/>
          <table:table-cell table:style-name="ce1" table:formula="of:=SQRT(1/([.$D$6]^2)+2*[.$H9]/[.$D$6])-1/[.$D$6]" office:value-type="float" office:value="104.863588229639" calcext:value-type="float">
            <text:p>1.048636E+02</text:p>
          </table:table-cell>
          <table:table-cell table:style-name="ce1" office:value-type="float" office:value="105.3055" calcext:value-type="float">
            <text:p>1.053055E+02</text:p>
          </table:table-cell>
          <table:table-cell table:style-name="ce1" table:formula="of:=100*([.L9]-[.M9])/[.L9]" office:value-type="float" office:value="-0.421415839207419" calcext:value-type="float">
            <text:p>-4.21415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$G9]+[.$D$9]" office:value-type="float" office:value="0.0325" calcext:value-type="float">
            <text:p>3.250000E-02</text:p>
          </table:table-cell>
          <table:table-cell table:style-name="ce1" table:formula="of:=(-[.$D$7]/(2*[.$D$5]))*[.$G10]^2+[.$D$7]*[.$D$8]*[.$G10]/(2*[.$D$5])+[.$D$3]" office:value-type="float" office:value="119.700274275171" calcext:value-type="float">
            <text:p>1.197003E+02</text:p>
          </table:table-cell>
          <table:table-cell table:style-name="ce1" office:value-type="float" office:value="117.9369" calcext:value-type="float">
            <text:p>1.179369E+02</text:p>
          </table:table-cell>
          <table:table-cell table:style-name="ce1" table:formula="of:=100*([.H10]-[.I10])/[.H10]" office:value-type="float" office:value="1.47315809077997" calcext:value-type="float">
            <text:p>1.473158E+00</text:p>
          </table:table-cell>
          <table:table-cell/>
          <table:table-cell table:style-name="ce1" table:formula="of:=SQRT(1/([.$D$6]^2)+2*[.$H10]/[.$D$6])-1/[.$D$6]" office:value-type="float" office:value="113.023804274924" calcext:value-type="float">
            <text:p>1.130238E+02</text:p>
          </table:table-cell>
          <table:table-cell table:style-name="ce1" office:value-type="float" office:value="113.4715" calcext:value-type="float">
            <text:p>1.134715E+02</text:p>
          </table:table-cell>
          <table:table-cell table:style-name="ce1" table:formula="of:=100*([.L10]-[.M10])/[.L10]" office:value-type="float" office:value="-0.396107464218176" calcext:value-type="float">
            <text:p>-3.96107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" table:formula="of:=[.$G10]+[.$D$9]" office:value-type="float" office:value="0.0375" calcext:value-type="float">
            <text:p>3.750000E-02</text:p>
          </table:table-cell>
          <table:table-cell table:style-name="ce1" table:formula="of:=(-[.$D$7]/(2*[.$D$5]))*[.$G11]^2+[.$D$7]*[.$D$8]*[.$G11]/(2*[.$D$5])+[.$D$3]" office:value-type="float" office:value="126.517387046122" calcext:value-type="float">
            <text:p>1.265174E+02</text:p>
          </table:table-cell>
          <table:table-cell table:style-name="ce1" office:value-type="float" office:value="124.6144" calcext:value-type="float">
            <text:p>1.246144E+02</text:p>
          </table:table-cell>
          <table:table-cell table:style-name="ce1" table:formula="of:=100*([.H11]-[.I11])/[.H11]" office:value-type="float" office:value="1.50413084758744" calcext:value-type="float">
            <text:p>1.504131E+00</text:p>
          </table:table-cell>
          <table:table-cell/>
          <table:table-cell table:style-name="ce1" table:formula="of:=SQRT(1/([.$D$6]^2)+2*[.$H11]/[.$D$6])-1/[.$D$6]" office:value-type="float" office:value="119.103346025452" calcext:value-type="float">
            <text:p>1.191033E+02</text:p>
          </table:table-cell>
          <table:table-cell table:style-name="ce1" office:value-type="float" office:value="119.5576" calcext:value-type="float">
            <text:p>1.195576E+02</text:p>
          </table:table-cell>
          <table:table-cell table:style-name="ce1" table:formula="of:=100*([.L11]-[.M11])/[.L11]" office:value-type="float" office:value="-0.381394805189755" calcext:value-type="float">
            <text:p>-3.81394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N4:.N23])" office:value-type="float" office:value="-0.374818912959669" calcext:value-type="float">
            <text:p>-3.748189E-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[.$G11]+[.$D$9]" office:value-type="float" office:value="0.0425" calcext:value-type="float">
            <text:p>4.250000E-02</text:p>
          </table:table-cell>
          <table:table-cell table:style-name="ce1" table:formula="of:=(-[.$D$7]/(2*[.$D$5]))*[.$G12]^2+[.$D$7]*[.$D$8]*[.$G12]/(2*[.$D$5])+[.$D$3]" office:value-type="float" office:value="131.062128893424" calcext:value-type="float">
            <text:p>1.310621E+02</text:p>
          </table:table-cell>
          <table:table-cell table:style-name="ce1" office:value-type="float" office:value="129.0661" calcext:value-type="float">
            <text:p>1.290661E+02</text:p>
          </table:table-cell>
          <table:table-cell table:style-name="ce1" table:formula="of:=100*([.H12]-[.I12])/[.H12]" office:value-type="float" office:value="1.52296388764343" calcext:value-type="float">
            <text:p>1.522964E+00</text:p>
          </table:table-cell>
          <table:table-cell/>
          <table:table-cell table:style-name="ce1" table:formula="of:=SQRT(1/([.$D$6]^2)+2*[.$H12]/[.$D$6])-1/[.$D$6]" office:value-type="float" office:value="123.137357893696" calcext:value-type="float">
            <text:p>1.231374E+02</text:p>
          </table:table-cell>
          <table:table-cell table:style-name="ce1" office:value-type="float" office:value="123.5989" calcext:value-type="float">
            <text:p>1.235989E+02</text:p>
          </table:table-cell>
          <table:table-cell table:style-name="ce1" table:formula="of:=100*([.L12]-[.M12])/[.L12]" office:value-type="float" office:value="-0.374818912959669" calcext:value-type="float">
            <text:p>-3.74818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9]" office:value-type="float" office:value="0.0475" calcext:value-type="float">
            <text:p>4.750000E-02</text:p>
          </table:table-cell>
          <table:table-cell table:style-name="ce1" table:formula="of:=(-[.$D$7]/(2*[.$D$5]))*[.$G13]^2+[.$D$7]*[.$D$8]*[.$G13]/(2*[.$D$5])+[.$D$3]" office:value-type="float" office:value="133.334499817074" calcext:value-type="float">
            <text:p>1.333345E+02</text:p>
          </table:table-cell>
          <table:table-cell table:style-name="ce1" office:value-type="float" office:value="131.2919" calcext:value-type="float">
            <text:p>1.312919E+02</text:p>
          </table:table-cell>
          <table:table-cell table:style-name="ce1" table:formula="of:=100*([.H13]-[.I13])/[.H13]" office:value-type="float" office:value="1.53193646046329" calcext:value-type="float">
            <text:p>1.531936E+00</text:p>
          </table:table-cell>
          <table:table-cell/>
          <table:table-cell table:style-name="ce1" table:formula="of:=SQRT(1/([.$D$6]^2)+2*[.$H13]/[.$D$6])-1/[.$D$6]" office:value-type="float" office:value="125.148722916306" calcext:value-type="float">
            <text:p>1.251487E+02</text:p>
          </table:table-cell>
          <table:table-cell table:style-name="ce1" office:value-type="float" office:value="125.6184" calcext:value-type="float">
            <text:p>1.256184E+02</text:p>
          </table:table-cell>
          <table:table-cell table:style-name="ce1" table:formula="of:=100*([.L13]-[.M13])/[.L13]" office:value-type="float" office:value="-0.375295147044936" calcext:value-type="float">
            <text:p>-3.75295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9]" office:value-type="float" office:value="0.0525" calcext:value-type="float">
            <text:p>5.250000E-02</text:p>
          </table:table-cell>
          <table:table-cell table:style-name="ce1" table:formula="of:=(-[.$D$7]/(2*[.$D$5]))*[.$G14]^2+[.$D$7]*[.$D$8]*[.$G14]/(2*[.$D$5])+[.$D$3]" office:value-type="float" office:value="133.334499817074" calcext:value-type="float">
            <text:p>1.333345E+02</text:p>
          </table:table-cell>
          <table:table-cell table:style-name="ce1" office:value-type="float" office:value="131.2919" calcext:value-type="float">
            <text:p>1.312919E+02</text:p>
          </table:table-cell>
          <table:table-cell table:style-name="ce1" table:formula="of:=100*([.H14]-[.I14])/[.H14]" office:value-type="float" office:value="1.53193646046331" calcext:value-type="float">
            <text:p>1.531936E+00</text:p>
          </table:table-cell>
          <table:table-cell/>
          <table:table-cell table:style-name="ce1" table:formula="of:=SQRT(1/([.$D$6]^2)+2*[.$H14]/[.$D$6])-1/[.$D$6]" office:value-type="float" office:value="125.148722916306" calcext:value-type="float">
            <text:p>1.251487E+02</text:p>
          </table:table-cell>
          <table:table-cell table:style-name="ce1" office:value-type="float" office:value="125.6274" calcext:value-type="float">
            <text:p>1.256274E+02</text:p>
          </table:table-cell>
          <table:table-cell table:style-name="ce1" table:formula="of:=100*([.L14]-[.M14])/[.L14]" office:value-type="float" office:value="-0.382486590785052" calcext:value-type="float">
            <text:p>-3.824866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9]" office:value-type="float" office:value="0.0575" calcext:value-type="float">
            <text:p>5.750000E-02</text:p>
          </table:table-cell>
          <table:table-cell table:style-name="ce1" table:formula="of:=(-[.$D$7]/(2*[.$D$5]))*[.$G15]^2+[.$D$7]*[.$D$8]*[.$G15]/(2*[.$D$5])+[.$D$3]" office:value-type="float" office:value="131.062128893424" calcext:value-type="float">
            <text:p>1.310621E+02</text:p>
          </table:table-cell>
          <table:table-cell table:style-name="ce1" office:value-type="float" office:value="129.0661" calcext:value-type="float">
            <text:p>1.290661E+02</text:p>
          </table:table-cell>
          <table:table-cell table:style-name="ce1" table:formula="of:=100*([.H15]-[.I15])/[.H15]" office:value-type="float" office:value="1.52296388764343" calcext:value-type="float">
            <text:p>1.522964E+00</text:p>
          </table:table-cell>
          <table:table-cell/>
          <table:table-cell table:style-name="ce1" table:formula="of:=SQRT(1/([.$D$6]^2)+2*[.$H15]/[.$D$6])-1/[.$D$6]" office:value-type="float" office:value="123.137357893696" calcext:value-type="float">
            <text:p>1.231374E+02</text:p>
          </table:table-cell>
          <table:table-cell table:style-name="ce1" office:value-type="float" office:value="123.6259" calcext:value-type="float">
            <text:p>1.236259E+02</text:p>
          </table:table-cell>
          <table:table-cell table:style-name="ce1" table:formula="of:=100*([.L15]-[.M15])/[.L15]" office:value-type="float" office:value="-0.396745646212554" calcext:value-type="float">
            <text:p>-3.967456E-01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D5]*[.D6]" office:value-type="float" office:value="0.0230000000000004" calcext:value-type="float">
            <text:p>0.023000000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table:formula="of:=[.$G15]+[.$D$9]" office:value-type="float" office:value="0.0625" calcext:value-type="float">
            <text:p>6.250000E-02</text:p>
          </table:table-cell>
          <table:table-cell table:style-name="ce1" table:formula="of:=(-[.$D$7]/(2*[.$D$5]))*[.$G16]^2+[.$D$7]*[.$D$8]*[.$G16]/(2*[.$D$5])+[.$D$3]" office:value-type="float" office:value="126.517387046122" calcext:value-type="float">
            <text:p>1.265174E+02</text:p>
          </table:table-cell>
          <table:table-cell table:style-name="ce1" office:value-type="float" office:value="124.6144" calcext:value-type="float">
            <text:p>1.246144E+02</text:p>
          </table:table-cell>
          <table:table-cell table:style-name="ce1" table:formula="of:=100*([.H16]-[.I16])/[.H16]" office:value-type="float" office:value="1.50413084758745" calcext:value-type="float">
            <text:p>1.504131E+00</text:p>
          </table:table-cell>
          <table:table-cell/>
          <table:table-cell table:style-name="ce1" table:formula="of:=SQRT(1/([.$D$6]^2)+2*[.$H16]/[.$D$6])-1/[.$D$6]" office:value-type="float" office:value="119.103346025452" calcext:value-type="float">
            <text:p>1.191033E+02</text:p>
          </table:table-cell>
          <table:table-cell table:style-name="ce1" office:value-type="float" office:value="119.6027" calcext:value-type="float">
            <text:p>1.196027E+02</text:p>
          </table:table-cell>
          <table:table-cell table:style-name="ce1" table:formula="of:=100*([.L16]-[.M16])/[.L16]" office:value-type="float" office:value="-0.419261079736204" calcext:value-type="float">
            <text:p>-4.19261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9]" office:value-type="float" office:value="0.0675" calcext:value-type="float">
            <text:p>6.750000E-02</text:p>
          </table:table-cell>
          <table:table-cell table:style-name="ce1" table:formula="of:=(-[.$D$7]/(2*[.$D$5]))*[.$G17]^2+[.$D$7]*[.$D$8]*[.$G17]/(2*[.$D$5])+[.$D$3]" office:value-type="float" office:value="119.700274275171" calcext:value-type="float">
            <text:p>1.197003E+02</text:p>
          </table:table-cell>
          <table:table-cell table:style-name="ce1" office:value-type="float" office:value="117.9369" calcext:value-type="float">
            <text:p>1.179369E+02</text:p>
          </table:table-cell>
          <table:table-cell table:style-name="ce1" table:formula="of:=100*([.H17]-[.I17])/[.H17]" office:value-type="float" office:value="1.47315809078001" calcext:value-type="float">
            <text:p>1.473158E+00</text:p>
          </table:table-cell>
          <table:table-cell/>
          <table:table-cell table:style-name="ce1" table:formula="of:=SQRT(1/([.$D$6]^2)+2*[.$H17]/[.$D$6])-1/[.$D$6]" office:value-type="float" office:value="113.023804274924" calcext:value-type="float">
            <text:p>1.130238E+02</text:p>
          </table:table-cell>
          <table:table-cell table:style-name="ce1" office:value-type="float" office:value="113.535" calcext:value-type="float">
            <text:p>1.135350E+02</text:p>
          </table:table-cell>
          <table:table-cell table:style-name="ce1" table:formula="of:=100*([.L17]-[.M17])/[.L17]" office:value-type="float" office:value="-0.452290319154913" calcext:value-type="float">
            <text:p>-4.52290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9]" office:value-type="float" office:value="0.0725" calcext:value-type="float">
            <text:p>7.250000E-02</text:p>
          </table:table-cell>
          <table:table-cell table:style-name="ce1" table:formula="of:=(-[.$D$7]/(2*[.$D$5]))*[.$G18]^2+[.$D$7]*[.$D$8]*[.$G18]/(2*[.$D$5])+[.$D$3]" office:value-type="float" office:value="110.610790580568" calcext:value-type="float">
            <text:p>1.106108E+02</text:p>
          </table:table-cell>
          <table:table-cell table:style-name="ce1" office:value-type="float" office:value="109.0335" calcext:value-type="float">
            <text:p>1.090335E+02</text:p>
          </table:table-cell>
          <table:table-cell table:style-name="ce1" table:formula="of:=100*([.H18]-[.I18])/[.H18]" office:value-type="float" office:value="1.42598255765936" calcext:value-type="float">
            <text:p>1.425983E+00</text:p>
          </table:table-cell>
          <table:table-cell/>
          <table:table-cell table:style-name="ce1" table:formula="of:=SQRT(1/([.$D$6]^2)+2*[.$H18]/[.$D$6])-1/[.$D$6]" office:value-type="float" office:value="104.863588229639" calcext:value-type="float">
            <text:p>1.048636E+02</text:p>
          </table:table-cell>
          <table:table-cell table:style-name="ce1" office:value-type="float" office:value="105.3878" calcext:value-type="float">
            <text:p>1.053878E+02</text:p>
          </table:table-cell>
          <table:table-cell table:style-name="ce1" table:formula="of:=100*([.L18]-[.M18])/[.L18]" office:value-type="float" office:value="-0.499898753429061" calcext:value-type="float">
            <text:p>-4.99898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9]" office:value-type="float" office:value="0.0775" calcext:value-type="float">
            <text:p>7.750000E-02</text:p>
          </table:table-cell>
          <table:table-cell table:style-name="ce1" table:formula="of:=(-[.$D$7]/(2*[.$D$5]))*[.$G19]^2+[.$D$7]*[.$D$8]*[.$G19]/(2*[.$D$5])+[.$D$3]" office:value-type="float" office:value="99.248935962315" calcext:value-type="float">
            <text:p>9.924894E+01</text:p>
          </table:table-cell>
          <table:table-cell table:style-name="ce1" office:value-type="float" office:value="97.90433" calcext:value-type="float">
            <text:p>9.790433E+01</text:p>
          </table:table-cell>
          <table:table-cell table:style-name="ce1" table:formula="of:=100*([.H19]-[.I19])/[.H19]" office:value-type="float" office:value="1.35478123697521" calcext:value-type="float">
            <text:p>1.354781E+00</text:p>
          </table:table-cell>
          <table:table-cell/>
          <table:table-cell table:style-name="ce1" table:formula="of:=SQRT(1/([.$D$6]^2)+2*[.$H19]/[.$D$6])-1/[.$D$6]" office:value-type="float" office:value="94.5742457839793" calcext:value-type="float">
            <text:p>9.457425E+01</text:p>
          </table:table-cell>
          <table:table-cell table:style-name="ce1" office:value-type="float" office:value="95.11254" calcext:value-type="float">
            <text:p>9.511254E+01</text:p>
          </table:table-cell>
          <table:table-cell table:style-name="ce1" table:formula="of:=100*([.L19]-[.M19])/[.L19]" office:value-type="float" office:value="-0.569176324440586" calcext:value-type="float">
            <text:p>-5.69176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9]" office:value-type="float" office:value="0.0825" calcext:value-type="float">
            <text:p>8.250000E-02</text:p>
          </table:table-cell>
          <table:table-cell table:style-name="ce1" table:formula="of:=(-[.$D$7]/(2*[.$D$5]))*[.$G20]^2+[.$D$7]*[.$D$8]*[.$G20]/(2*[.$D$5])+[.$D$3]" office:value-type="float" office:value="85.6147104204113" calcext:value-type="float">
            <text:p>8.561471E+01</text:p>
          </table:table-cell>
          <table:table-cell table:style-name="ce1" office:value-type="float" office:value="84.5493" calcext:value-type="float">
            <text:p>8.454930E+01</text:p>
          </table:table-cell>
          <table:table-cell table:style-name="ce1" table:formula="of:=100*([.H20]-[.I20])/[.H20]" office:value-type="float" office:value="1.24442448637578" calcext:value-type="float">
            <text:p>1.244424E+00</text:p>
          </table:table-cell>
          <table:table-cell/>
          <table:table-cell table:style-name="ce1" table:formula="of:=SQRT(1/([.$D$6]^2)+2*[.$H20]/[.$D$6])-1/[.$D$6]" office:value-type="float" office:value="82.0925095212684" calcext:value-type="float">
            <text:p>8.209251E+01</text:p>
          </table:table-cell>
          <table:table-cell table:style-name="ce1" office:value-type="float" office:value="82.64616" calcext:value-type="float">
            <text:p>8.264616E+01</text:p>
          </table:table-cell>
          <table:table-cell table:style-name="ce1" table:formula="of:=100*([.L20]-[.M20])/[.L20]" office:value-type="float" office:value="-0.674422650690353" calcext:value-type="float">
            <text:p>-6.74422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9]" office:value-type="float" office:value="0.0875" calcext:value-type="float">
            <text:p>8.750000E-02</text:p>
          </table:table-cell>
          <table:table-cell table:style-name="ce1" table:formula="of:=(-[.$D$7]/(2*[.$D$5]))*[.$G21]^2+[.$D$7]*[.$D$8]*[.$G21]/(2*[.$D$5])+[.$D$3]" office:value-type="float" office:value="69.708113954857" calcext:value-type="float">
            <text:p>6.970811E+01</text:p>
          </table:table-cell>
          <table:table-cell table:style-name="ce1" office:value-type="float" office:value="68.96844" calcext:value-type="float">
            <text:p>6.896844E+01</text:p>
          </table:table-cell>
          <table:table-cell table:style-name="ce1" table:formula="of:=100*([.H21]-[.I21])/[.H21]" office:value-type="float" office:value="1.06110166075642" calcext:value-type="float">
            <text:p>1.061102E+00</text:p>
          </table:table-cell>
          <table:table-cell/>
          <table:table-cell table:style-name="ce1" table:formula="of:=SQRT(1/([.$D$6]^2)+2*[.$H21]/[.$D$6])-1/[.$D$6]" office:value-type="float" office:value="67.3382128076515" calcext:value-type="float">
            <text:p>6.733821E+01</text:p>
          </table:table-cell>
          <table:table-cell table:style-name="ce1" office:value-type="float" office:value="67.90856" calcext:value-type="float">
            <text:p>6.790856E+01</text:p>
          </table:table-cell>
          <table:table-cell table:style-name="ce1" table:formula="of:=100*([.L21]-[.M21])/[.L21]" office:value-type="float" office:value="-0.846988906547957" calcext:value-type="float">
            <text:p>-8.46988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9]" office:value-type="float" office:value="0.0925" calcext:value-type="float">
            <text:p>9.250000E-02</text:p>
          </table:table-cell>
          <table:table-cell table:style-name="ce1" table:formula="of:=(-[.$D$7]/(2*[.$D$5]))*[.$G22]^2+[.$D$7]*[.$D$8]*[.$G22]/(2*[.$D$5])+[.$D$3]" office:value-type="float" office:value="51.5291465656521" calcext:value-type="float">
            <text:p>5.152915E+01</text:p>
          </table:table-cell>
          <table:table-cell table:style-name="ce1" office:value-type="float" office:value="51.16173" calcext:value-type="float">
            <text:p>5.116173E+01</text:p>
          </table:table-cell>
          <table:table-cell table:style-name="ce1" table:formula="of:=100*([.H22]-[.I22])/[.H22]" office:value-type="float" office:value="0.713026685167415" calcext:value-type="float">
            <text:p>7.130267E-01</text:p>
          </table:table-cell>
          <table:table-cell/>
          <table:table-cell table:style-name="ce1" table:formula="of:=SQRT(1/([.$D$6]^2)+2*[.$H22]/[.$D$6])-1/[.$D$6]" office:value-type="float" office:value="50.2114581534357" calcext:value-type="float">
            <text:p>5.021146E+01</text:p>
          </table:table-cell>
          <table:table-cell table:style-name="ce1" office:value-type="float" office:value="50.79992" calcext:value-type="float">
            <text:p>5.079992E+01</text:p>
          </table:table-cell>
          <table:table-cell table:style-name="ce1" table:formula="of:=100*([.L22]-[.M22])/[.L22]" office:value-type="float" office:value="-1.1719672525065" calcext:value-type="float">
            <text:p>-1.171967E+00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9]" office:value-type="float" office:value="0.0975" calcext:value-type="float">
            <text:p>9.750000E-02</text:p>
          </table:table-cell>
          <table:table-cell table:style-name="ce1" table:formula="of:=(-[.$D$7]/(2*[.$D$5]))*[.$G23]^2+[.$D$7]*[.$D$8]*[.$G23]/(2*[.$D$5])+[.$D$3]" office:value-type="float" office:value="31.0778082527967" calcext:value-type="float">
            <text:p>3.107781E+01</text:p>
          </table:table-cell>
          <table:table-cell table:style-name="ce1" office:value-type="float" office:value="31.12919" calcext:value-type="float">
            <text:p>3.112919E+01</text:p>
          </table:table-cell>
          <table:table-cell table:style-name="ce1" table:formula="of:=100*([.H23]-[.I23])/[.H23]" office:value-type="float" office:value="-0.165332596125561" calcext:value-type="float">
            <text:p>-1.653326E-01</text:p>
          </table:table-cell>
          <table:table-cell/>
          <table:table-cell table:style-name="ce1" table:formula="of:=SQRT(1/([.$D$6]^2)+2*[.$H23]/[.$D$6])-1/[.$D$6]" office:value-type="float" office:value="30.5887828139917" calcext:value-type="float">
            <text:p>3.058878E+01</text:p>
          </table:table-cell>
          <table:table-cell table:style-name="ce1" office:value-type="float" office:value="31.00032" calcext:value-type="float">
            <text:p>3.100032E+01</text:p>
          </table:table-cell>
          <table:table-cell table:style-name="ce1" table:formula="of:=100*([.L23]-[.M23])/[.L23]" office:value-type="float" office:value="-1.34538594919213" calcext:value-type="float">
            <text:p>-1.345386E+00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9" table:style-name="ta9"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1" calcext:value-type="float">
            <text:p>1.000000E-02</text:p>
          </table:table-cell>
          <table:table-cell table:style-name="ce1" table:formula="of:=[.$D$3]+([.$D$4]-[.$D$3])*LN([.$G4]/[.$D$7])" office:value-type="float" office:value="128.240460108563" calcext:value-type="float">
            <text:p>1.282405E+02</text:p>
          </table:table-cell>
          <table:table-cell table:style-name="ce1" office:value-type="float" office:value="20.50633" calcext:value-type="float">
            <text:p>2.050633E+01</text:p>
          </table:table-cell>
          <table:table-cell table:style-name="ce1" table:formula="of:=100*([.H4]-[.I4])/[.H4]" office:value-type="float" office:value="84.0094694118844" calcext:value-type="float">
            <text:p>8.40094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3" calcext:value-type="float">
            <text:p>3.000000E-02</text:p>
          </table:table-cell>
          <table:table-cell table:style-name="ce1" table:formula="of:=[.$D$3]+([.$D$4]-[.$D$3])*LN([.$G5]/[.$D$7])" office:value-type="float" office:value="106.268214335201" calcext:value-type="float">
            <text:p>1.062682E+02</text:p>
          </table:table-cell>
          <table:table-cell table:style-name="ce1" office:value-type="float" office:value="21.51899" calcext:value-type="float">
            <text:p>2.151899E+01</text:p>
          </table:table-cell>
          <table:table-cell table:style-name="ce1" table:formula="of:=100*([.H5]-[.I5])/[.H5]" office:value-type="float" office:value="79.750304327009" calcext:value-type="float">
            <text:p>7.97503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5" calcext:value-type="float">
            <text:p>5.000000E-02</text:p>
          </table:table-cell>
          <table:table-cell table:style-name="ce1" table:formula="of:=[.$D$3]+([.$D$4]-[.$D$3])*LN([.$G6]/[.$D$7])" office:value-type="float" office:value="96.0517018598809" calcext:value-type="float">
            <text:p>9.605170E+01</text:p>
          </table:table-cell>
          <table:table-cell table:style-name="ce1" office:value-type="float" office:value="22.53165" calcext:value-type="float">
            <text:p>2.253165E+01</text:p>
          </table:table-cell>
          <table:table-cell table:style-name="ce1" table:formula="of:=100*([.H6]-[.I6])/[.H6]" office:value-type="float" office:value="76.5421647261712" calcext:value-type="float">
            <text:p>7.654216E+01</text:p>
          </table:table-cell>
          <table:table-cell>
            <draw:frame table:end-cell-address="heat9.Q21" table:end-x="0.105cm" table:end-y="0.465cm" draw:z-index="0" draw:name="Chart 1" draw:style-name="gr1" draw:text-style-name="P1" svg:width="16.422cm" svg:height="7.619cm" svg:x="0.55cm" svg:y="0.466cm">
              <draw:object draw:notify-on-update-of-ranges="heat9.I4:heat9.I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7" calcext:value-type="float">
            <text:p>7.000000E-02</text:p>
          </table:table-cell>
          <table:table-cell table:style-name="ce1" table:formula="of:=[.$D$3]+([.$D$4]-[.$D$3])*LN([.$G7]/[.$D$7])" office:value-type="float" office:value="89.3222571274567" calcext:value-type="float">
            <text:p>8.932226E+01</text:p>
          </table:table-cell>
          <table:table-cell table:style-name="ce1" office:value-type="float" office:value="23.5443" calcext:value-type="float">
            <text:p>2.354430E+01</text:p>
          </table:table-cell>
          <table:table-cell table:style-name="ce1" table:formula="of:=100*([.H7]-[.I7])/[.H7]" office:value-type="float" office:value="73.6411721365215" calcext:value-type="float">
            <text:p>7.36411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" calcext:value-type="float">
            <text:p>0.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09" calcext:value-type="float">
            <text:p>9.000000E-02</text:p>
          </table:table-cell>
          <table:table-cell table:style-name="ce1" table:formula="of:=[.$D$3]+([.$D$4]-[.$D$3])*LN([.$G8]/[.$D$7])" office:value-type="float" office:value="84.2959685618385" calcext:value-type="float">
            <text:p>8.429597E+01</text:p>
          </table:table-cell>
          <table:table-cell table:style-name="ce1" office:value-type="float" office:value="24.55696" calcext:value-type="float">
            <text:p>2.455696E+01</text:p>
          </table:table-cell>
          <table:table-cell table:style-name="ce1" table:formula="of:=100*([.H8]-[.I8])/[.H8]" office:value-type="float" office:value="70.8681679338137" calcext:value-type="float">
            <text:p>7.08681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11" calcext:value-type="float">
            <text:p>1.100000E-01</text:p>
          </table:table-cell>
          <table:table-cell table:style-name="ce1" table:formula="of:=[.$D$3]+([.$D$4]-[.$D$3])*LN([.$G9]/[.$D$7])" office:value-type="float" office:value="80.2825546525955" calcext:value-type="float">
            <text:p>8.028255E+01</text:p>
          </table:table-cell>
          <table:table-cell table:style-name="ce1" office:value-type="float" office:value="25.56962" calcext:value-type="float">
            <text:p>2.556962E+01</text:p>
          </table:table-cell>
          <table:table-cell table:style-name="ce1" table:formula="of:=100*([.H9]-[.I9])/[.H9]" office:value-type="float" office:value="68.1504654272068" calcext:value-type="float">
            <text:p>6.81504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13" calcext:value-type="float">
            <text:p>1.300000E-01</text:p>
          </table:table-cell>
          <table:table-cell table:style-name="ce1" table:formula="of:=[.$D$3]+([.$D$4]-[.$D$3])*LN([.$G10]/[.$D$7])" office:value-type="float" office:value="76.9414729593322" calcext:value-type="float">
            <text:p>7.694147E+01</text:p>
          </table:table-cell>
          <table:table-cell table:style-name="ce1" office:value-type="float" office:value="26.58228" calcext:value-type="float">
            <text:p>2.658228E+01</text:p>
          </table:table-cell>
          <table:table-cell table:style-name="ce1" table:formula="of:=100*([.H10]-[.I10])/[.H10]" office:value-type="float" office:value="65.451298269205" calcext:value-type="float">
            <text:p>6.54513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N4:.N23])" office:value-type="float" office:value="0" calcext:value-type="float">
            <text:p>0.000000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15" calcext:value-type="float">
            <text:p>1.500000E-01</text:p>
          </table:table-cell>
          <table:table-cell table:style-name="ce1" table:formula="of:=[.$D$3]+([.$D$4]-[.$D$3])*LN([.$G11]/[.$D$7])" office:value-type="float" office:value="74.0794560865187" calcext:value-type="float">
            <text:p>7.407946E+01</text:p>
          </table:table-cell>
          <table:table-cell table:style-name="ce1" office:value-type="float" office:value="27.59494" calcext:value-type="float">
            <text:p>2.759494E+01</text:p>
          </table:table-cell>
          <table:table-cell table:style-name="ce1" table:formula="of:=100*([.H11]-[.I11])/[.H11]" office:value-type="float" office:value="62.7495375131111" calcext:value-type="float">
            <text:p>6.274954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17" calcext:value-type="float">
            <text:p>1.700000E-01</text:p>
          </table:table-cell>
          <table:table-cell table:style-name="ce1" table:formula="of:=[.$D$3]+([.$D$4]-[.$D$3])*LN([.$G12]/[.$D$7])" office:value-type="float" office:value="71.5761932274386" calcext:value-type="float">
            <text:p>7.157619E+01</text:p>
          </table:table-cell>
          <table:table-cell table:style-name="ce1" office:value-type="float" office:value="28.60759" calcext:value-type="float">
            <text:p>2.860759E+01</text:p>
          </table:table-cell>
          <table:table-cell table:style-name="ce1" table:formula="of:=100*([.H12]-[.I12])/[.H12]" office:value-type="float" office:value="60.0319761221482" calcext:value-type="float">
            <text:p>6.003198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19" calcext:value-type="float">
            <text:p>1.900000E-01</text:p>
          </table:table-cell>
          <table:table-cell table:style-name="ce1" table:formula="of:=[.$D$3]+([.$D$4]-[.$D$3])*LN([.$G13]/[.$D$7])" office:value-type="float" office:value="69.3516805252341" calcext:value-type="float">
            <text:p>6.935168E+01</text:p>
          </table:table-cell>
          <table:table-cell table:style-name="ce1" office:value-type="float" office:value="29.62025" calcext:value-type="float">
            <text:p>2.962025E+01</text:p>
          </table:table-cell>
          <table:table-cell table:style-name="ce1" table:formula="of:=100*([.H13]-[.I13])/[.H13]" office:value-type="float" office:value="57.2897876797341" calcext:value-type="float">
            <text:p>5.728979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21" calcext:value-type="float">
            <text:p>2.100000E-01</text:p>
          </table:table-cell>
          <table:table-cell table:style-name="ce1" table:formula="of:=[.$D$3]+([.$D$4]-[.$D$3])*LN([.$G14]/[.$D$7])" office:value-type="float" office:value="67.3500113540945" calcext:value-type="float">
            <text:p>6.735001E+01</text:p>
          </table:table-cell>
          <table:table-cell table:style-name="ce1" office:value-type="float" office:value="30.63291" calcext:value-type="float">
            <text:p>3.063291E+01</text:p>
          </table:table-cell>
          <table:table-cell table:style-name="ce1" table:formula="of:=100*([.H14]-[.I14])/[.H14]" office:value-type="float" office:value="54.5168450841876" calcext:value-type="float">
            <text:p>5.45168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23" calcext:value-type="float">
            <text:p>2.300000E-01</text:p>
          </table:table-cell>
          <table:table-cell table:style-name="ce1" table:formula="of:=[.$D$3]+([.$D$4]-[.$D$3])*LN([.$G15]/[.$D$7])" office:value-type="float" office:value="65.5305757899799" calcext:value-type="float">
            <text:p>6.553058E+01</text:p>
          </table:table-cell>
          <table:table-cell table:style-name="ce1" office:value-type="float" office:value="31.64557" calcext:value-type="float">
            <text:p>3.164557E+01</text:p>
          </table:table-cell>
          <table:table-cell table:style-name="ce1" table:formula="of:=100*([.H15]-[.I15])/[.H15]" office:value-type="float" office:value="51.7086953402921" calcext:value-type="float">
            <text:p>5.17087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25" calcext:value-type="float">
            <text:p>2.500000E-01</text:p>
          </table:table-cell>
          <table:table-cell table:style-name="ce1" table:formula="of:=[.$D$3]+([.$D$4]-[.$D$3])*LN([.$G16]/[.$D$7])" office:value-type="float" office:value="63.8629436111989" calcext:value-type="float">
            <text:p>6.386294E+01</text:p>
          </table:table-cell>
          <table:table-cell table:style-name="ce1" office:value-type="float" office:value="32.65823" calcext:value-type="float">
            <text:p>3.265823E+01</text:p>
          </table:table-cell>
          <table:table-cell table:style-name="ce1" table:formula="of:=100*([.H16]-[.I16])/[.H16]" office:value-type="float" office:value="48.8620032943907" calcext:value-type="float">
            <text:p>4.88620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27" calcext:value-type="float">
            <text:p>2.700000E-01</text:p>
          </table:table-cell>
          <table:table-cell table:style-name="ce1" table:formula="of:=[.$D$3]+([.$D$4]-[.$D$3])*LN([.$G17]/[.$D$7])" office:value-type="float" office:value="62.3237227884763" calcext:value-type="float">
            <text:p>6.232372E+01</text:p>
          </table:table-cell>
          <table:table-cell table:style-name="ce1" office:value-type="float" office:value="33.67089" calcext:value-type="float">
            <text:p>3.367089E+01</text:p>
          </table:table-cell>
          <table:table-cell table:style-name="ce1" table:formula="of:=100*([.H17]-[.I17])/[.H17]" office:value-type="float" office:value="45.9741997212244" calcext:value-type="float">
            <text:p>4.59742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29" calcext:value-type="float">
            <text:p>2.900000E-01</text:p>
          </table:table-cell>
          <table:table-cell table:style-name="ce1" table:formula="of:=[.$D$3]+([.$D$4]-[.$D$3])*LN([.$G18]/[.$D$7])" office:value-type="float" office:value="60.8945435088334" calcext:value-type="float">
            <text:p>6.089454E+01</text:p>
          </table:table-cell>
          <table:table-cell table:style-name="ce1" office:value-type="float" office:value="34.68354" calcext:value-type="float">
            <text:p>3.468354E+01</text:p>
          </table:table-cell>
          <table:table-cell table:style-name="ce1" table:formula="of:=100*([.H18]-[.I18])/[.H18]" office:value-type="float" office:value="43.0432712005325" calcext:value-type="float">
            <text:p>4.30432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31" calcext:value-type="float">
            <text:p>3.100000E-01</text:p>
          </table:table-cell>
          <table:table-cell table:style-name="ce1" table:formula="of:=[.$D$3]+([.$D$4]-[.$D$3])*LN([.$G19]/[.$D$7])" office:value-type="float" office:value="59.56071601886" calcext:value-type="float">
            <text:p>5.956072E+01</text:p>
          </table:table-cell>
          <table:table-cell table:style-name="ce1" office:value-type="float" office:value="35.6962" calcext:value-type="float">
            <text:p>3.569620E+01</text:p>
          </table:table-cell>
          <table:table-cell table:style-name="ce1" table:formula="of:=100*([.H19]-[.I19])/[.H19]" office:value-type="float" office:value="40.0675438678462" calcext:value-type="float">
            <text:p>4.006754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33" calcext:value-type="float">
            <text:p>3.300000E-01</text:p>
          </table:table-cell>
          <table:table-cell table:style-name="ce1" table:formula="of:=[.$D$3]+([.$D$4]-[.$D$3])*LN([.$G20]/[.$D$7])" office:value-type="float" office:value="58.3103088792333" calcext:value-type="float">
            <text:p>5.831031E+01</text:p>
          </table:table-cell>
          <table:table-cell table:style-name="ce1" office:value-type="float" office:value="36.70886" calcext:value-type="float">
            <text:p>3.670886E+01</text:p>
          </table:table-cell>
          <table:table-cell table:style-name="ce1" table:formula="of:=100*([.H20]-[.I20])/[.H20]" office:value-type="float" office:value="37.0456773329261" calcext:value-type="float">
            <text:p>3.704568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35" calcext:value-type="float">
            <text:p>3.500000E-01</text:p>
          </table:table-cell>
          <table:table-cell table:style-name="ce1" table:formula="of:=[.$D$3]+([.$D$4]-[.$D$3])*LN([.$G21]/[.$D$7])" office:value-type="float" office:value="57.1334988787747" calcext:value-type="float">
            <text:p>5.713350E+01</text:p>
          </table:table-cell>
          <table:table-cell table:style-name="ce1" office:value-type="float" office:value="37.72152" calcext:value-type="float">
            <text:p>3.772152E+01</text:p>
          </table:table-cell>
          <table:table-cell table:style-name="ce1" table:formula="of:=100*([.H21]-[.I21])/[.H21]" office:value-type="float" office:value="33.9765273608795" calcext:value-type="float">
            <text:p>3.39765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37" calcext:value-type="float">
            <text:p>3.700000E-01</text:p>
          </table:table-cell>
          <table:table-cell table:style-name="ce1" table:formula="of:=[.$D$3]+([.$D$4]-[.$D$3])*LN([.$G22]/[.$D$7])" office:value-type="float" office:value="56.0221018556784" calcext:value-type="float">
            <text:p>5.602210E+01</text:p>
          </table:table-cell>
          <table:table-cell table:style-name="ce1" office:value-type="float" office:value="38.73418" calcext:value-type="float">
            <text:p>3.873418E+01</text:p>
          </table:table-cell>
          <table:table-cell table:style-name="ce1" table:formula="of:=100*([.H22]-[.I22])/[.H22]" office:value-type="float" office:value="30.859109678203" calcext:value-type="float">
            <text:p>3.085911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39" calcext:value-type="float">
            <text:p>3.900000E-01</text:p>
          </table:table-cell>
          <table:table-cell table:style-name="ce1" table:formula="of:=[.$D$3]+([.$D$4]-[.$D$3])*LN([.$G23]/[.$D$7])" office:value-type="float" office:value="54.96922718597" calcext:value-type="float">
            <text:p>5.496923E+01</text:p>
          </table:table-cell>
          <table:table-cell table:style-name="ce1" office:value-type="float" office:value="39.74684" calcext:value-type="float">
            <text:p>3.974684E+01</text:p>
          </table:table-cell>
          <table:table-cell table:style-name="ce1" table:formula="of:=100*([.H23]-[.I23])/[.H23]" office:value-type="float" office:value="27.6925617572722" calcext:value-type="float">
            <text:p>2.769256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style-name="ce1" table:formula="of:=[.$G23]+[.$D$8]" office:value-type="float" office:value="0.41" calcext:value-type="float">
            <text:p>4.100000E-01</text:p>
          </table:table-cell>
          <table:table-cell table:style-name="ce1" table:formula="of:=[.$D$3]+([.$D$4]-[.$D$3])*LN([.$G24]/[.$D$7])" office:value-type="float" office:value="53.9690187744768" calcext:value-type="float">
            <text:p>5.396902E+01</text:p>
          </table:table-cell>
          <table:table-cell table:style-name="ce1" office:value-type="float" office:value="41.77215" calcext:value-type="float">
            <text:p>4.177215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style-name="ce1" table:formula="of:=[.$G24]+[.$D$8]" office:value-type="float" office:value="0.43" calcext:value-type="float">
            <text:p>4.300000E-01</text:p>
          </table:table-cell>
          <table:table-cell table:style-name="ce1" table:formula="of:=[.$D$3]+([.$D$4]-[.$D$3])*LN([.$G25]/[.$D$7])" office:value-type="float" office:value="53.0164577946917" calcext:value-type="float">
            <text:p>5.301646E+01</text:p>
          </table:table-cell>
          <table:table-cell table:style-name="ce1" office:value-type="float" office:value="45.82278" calcext:value-type="float">
            <text:p>4.582278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style-name="ce1" table:formula="of:=[.$G25]+[.$D$8]" office:value-type="float" office:value="0.45" calcext:value-type="float">
            <text:p>4.500000E-01</text:p>
          </table:table-cell>
          <table:table-cell table:style-name="ce1" table:formula="of:=[.$D$3]+([.$D$4]-[.$D$3])*LN([.$G26]/[.$D$7])" office:value-type="float" office:value="52.1072103131565" calcext:value-type="float">
            <text:p>5.210721E+01</text:p>
          </table:table-cell>
          <table:table-cell table:style-name="ce1" office:value-type="float" office:value="49.87342" calcext:value-type="float">
            <text:p>4.987342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style-name="ce1" table:formula="of:=[.$G26]+[.$D$8]" office:value-type="float" office:value="0.47" calcext:value-type="float">
            <text:p>4.700000E-01</text:p>
          </table:table-cell>
          <table:table-cell table:style-name="ce1" table:formula="of:=[.$D$3]+([.$D$4]-[.$D$3])*LN([.$G27]/[.$D$7])" office:value-type="float" office:value="51.2375080743617" calcext:value-type="float">
            <text:p>5.123751E+01</text:p>
          </table:table-cell>
          <table:table-cell table:style-name="ce1" office:value-type="float" office:value="53.92405" calcext:value-type="float">
            <text:p>5.392405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1" table:formula="of:=[.$G27]+[.$D$8]" office:value-type="float" office:value="0.49" calcext:value-type="float">
            <text:p>4.900000E-01</text:p>
          </table:table-cell>
          <table:table-cell table:style-name="ce1" table:formula="of:=[.$D$3]+([.$D$4]-[.$D$3])*LN([.$G28]/[.$D$7])" office:value-type="float" office:value="50.4040541463504" calcext:value-type="float">
            <text:p>5.040405E+01</text:p>
          </table:table-cell>
          <table:table-cell table:style-name="ce1" office:value-type="float" office:value="57.97468" calcext:value-type="float">
            <text:p>5.797468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0" table:style-name="ta10"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1" calcext:value-type="float">
            <text:p>1.000000E-02</text:p>
          </table:table-cell>
          <table:table-cell table:style-name="ce1" table:formula="of:=[.$D$3]+([.$D$4]-[.$D$3])*LN([.$G4]/[.$D$7])" office:value-type="float" office:value="128.240460108563" calcext:value-type="float">
            <text:p>1.282405E+02</text:p>
          </table:table-cell>
          <table:table-cell table:style-name="ce1" office:value-type="float" office:value="22.41661" calcext:value-type="float">
            <text:p>2.241661E+01</text:p>
          </table:table-cell>
          <table:table-cell table:style-name="ce1" table:formula="of:=100*([.H4]-[.I4])/[.H4]" office:value-type="float" office:value="82.5198615312024" calcext:value-type="float">
            <text:p>8.251986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3" calcext:value-type="float">
            <text:p>3.000000E-02</text:p>
          </table:table-cell>
          <table:table-cell table:style-name="ce1" table:formula="of:=[.$D$3]+([.$D$4]-[.$D$3])*LN([.$G5]/[.$D$7])" office:value-type="float" office:value="106.268214335201" calcext:value-type="float">
            <text:p>1.062682E+02</text:p>
          </table:table-cell>
          <table:table-cell table:style-name="ce1" office:value-type="float" office:value="26.99983" calcext:value-type="float">
            <text:p>2.699983E+01</text:p>
          </table:table-cell>
          <table:table-cell table:style-name="ce1" table:formula="of:=100*([.H5]-[.I5])/[.H5]" office:value-type="float" office:value="74.5927508343796" calcext:value-type="float">
            <text:p>7.45927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5" calcext:value-type="float">
            <text:p>5.000000E-02</text:p>
          </table:table-cell>
          <table:table-cell table:style-name="ce1" table:formula="of:=[.$D$3]+([.$D$4]-[.$D$3])*LN([.$G6]/[.$D$7])" office:value-type="float" office:value="96.0517018598809" calcext:value-type="float">
            <text:p>9.605170E+01</text:p>
          </table:table-cell>
          <table:table-cell table:style-name="ce1" office:value-type="float" office:value="31.33306" calcext:value-type="float">
            <text:p>3.133306E+01</text:p>
          </table:table-cell>
          <table:table-cell table:style-name="ce1" table:formula="of:=100*([.H6]-[.I6])/[.H6]" office:value-type="float" office:value="67.3789642522854" calcext:value-type="float">
            <text:p>6.737896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7" calcext:value-type="float">
            <text:p>7.000000E-02</text:p>
          </table:table-cell>
          <table:table-cell table:style-name="ce1" table:formula="of:=[.$D$3]+([.$D$4]-[.$D$3])*LN([.$G7]/[.$D$7])" office:value-type="float" office:value="89.3222571274567" calcext:value-type="float">
            <text:p>8.932226E+01</text:p>
          </table:table-cell>
          <table:table-cell table:style-name="ce1" office:value-type="float" office:value="35.41628" calcext:value-type="float">
            <text:p>3.541628E+01</text:p>
          </table:table-cell>
          <table:table-cell table:style-name="ce1" table:formula="of:=100*([.H7]-[.I7])/[.H7]" office:value-type="float" office:value="60.3499943474744" calcext:value-type="float">
            <text:p>6.034999E+01</text:p>
          </table:table-cell>
          <table:table-cell>
            <draw:frame table:end-cell-address="heat10.Q22" table:end-x="0.635cm" table:end-y="0.19cm" draw:z-index="0" draw:name="Chart 1" draw:style-name="gr1" draw:text-style-name="P1" svg:width="16.422cm" svg:height="7.619cm" svg:x="1.08cm" svg:y="0.191cm">
              <draw:object draw:notify-on-update-of-ranges="heat10.I4:heat10.I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" calcext:value-type="float">
            <text:p>0.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09" calcext:value-type="float">
            <text:p>9.000000E-02</text:p>
          </table:table-cell>
          <table:table-cell table:style-name="ce1" table:formula="of:=[.$D$3]+([.$D$4]-[.$D$3])*LN([.$G8]/[.$D$7])" office:value-type="float" office:value="84.2959685618385" calcext:value-type="float">
            <text:p>8.429597E+01</text:p>
          </table:table-cell>
          <table:table-cell table:style-name="ce1" office:value-type="float" office:value="39.2495" calcext:value-type="float">
            <text:p>3.924950E+01</text:p>
          </table:table-cell>
          <table:table-cell table:style-name="ce1" table:formula="of:=100*([.H8]-[.I8])/[.H8]" office:value-type="float" office:value="53.4384613290171" calcext:value-type="float">
            <text:p>5.343846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11" calcext:value-type="float">
            <text:p>1.100000E-01</text:p>
          </table:table-cell>
          <table:table-cell table:style-name="ce1" table:formula="of:=[.$D$3]+([.$D$4]-[.$D$3])*LN([.$G9]/[.$D$7])" office:value-type="float" office:value="80.2825546525955" calcext:value-type="float">
            <text:p>8.028255E+01</text:p>
          </table:table-cell>
          <table:table-cell table:style-name="ce1" office:value-type="float" office:value="42.83272" calcext:value-type="float">
            <text:p>4.283272E+01</text:p>
          </table:table-cell>
          <table:table-cell table:style-name="ce1" table:formula="of:=100*([.H9]-[.I9])/[.H9]" office:value-type="float" office:value="46.6475373319287" calcext:value-type="float">
            <text:p>4.664754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13" calcext:value-type="float">
            <text:p>1.300000E-01</text:p>
          </table:table-cell>
          <table:table-cell table:style-name="ce1" table:formula="of:=[.$D$3]+([.$D$4]-[.$D$3])*LN([.$G10]/[.$D$7])" office:value-type="float" office:value="76.9414729593322" calcext:value-type="float">
            <text:p>7.694147E+01</text:p>
          </table:table-cell>
          <table:table-cell table:style-name="ce1" office:value-type="float" office:value="46.16594" calcext:value-type="float">
            <text:p>4.616594E+01</text:p>
          </table:table-cell>
          <table:table-cell table:style-name="ce1" table:formula="of:=100*([.H10]-[.I10])/[.H10]" office:value-type="float" office:value="39.9986272365734" calcext:value-type="float">
            <text:p>3.99986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N4:.N23])" office:value-type="float" office:value="0" calcext:value-type="float">
            <text:p>0.000000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15" calcext:value-type="float">
            <text:p>1.500000E-01</text:p>
          </table:table-cell>
          <table:table-cell table:style-name="ce1" table:formula="of:=[.$D$3]+([.$D$4]-[.$D$3])*LN([.$G11]/[.$D$7])" office:value-type="float" office:value="74.0794560865187" calcext:value-type="float">
            <text:p>7.407946E+01</text:p>
          </table:table-cell>
          <table:table-cell table:style-name="ce1" office:value-type="float" office:value="49.24917" calcext:value-type="float">
            <text:p>4.924917E+01</text:p>
          </table:table-cell>
          <table:table-cell table:style-name="ce1" table:formula="of:=100*([.H11]-[.I11])/[.H11]" office:value-type="float" office:value="33.5184508610849" calcext:value-type="float">
            <text:p>3.35184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17" calcext:value-type="float">
            <text:p>1.700000E-01</text:p>
          </table:table-cell>
          <table:table-cell table:style-name="ce1" table:formula="of:=[.$D$3]+([.$D$4]-[.$D$3])*LN([.$G12]/[.$D$7])" office:value-type="float" office:value="71.5761932274386" calcext:value-type="float">
            <text:p>7.157619E+01</text:p>
          </table:table-cell>
          <table:table-cell table:style-name="ce1" office:value-type="float" office:value="52.08239" calcext:value-type="float">
            <text:p>5.208239E+01</text:p>
          </table:table-cell>
          <table:table-cell table:style-name="ce1" table:formula="of:=100*([.H12]-[.I12])/[.H12]" office:value-type="float" office:value="27.235037724758" calcext:value-type="float">
            <text:p>2.723504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19" calcext:value-type="float">
            <text:p>1.900000E-01</text:p>
          </table:table-cell>
          <table:table-cell table:style-name="ce1" table:formula="of:=[.$D$3]+([.$D$4]-[.$D$3])*LN([.$G13]/[.$D$7])" office:value-type="float" office:value="69.3516805252341" calcext:value-type="float">
            <text:p>6.935168E+01</text:p>
          </table:table-cell>
          <table:table-cell table:style-name="ce1" office:value-type="float" office:value="54.66561" calcext:value-type="float">
            <text:p>5.466561E+01</text:p>
          </table:table-cell>
          <table:table-cell table:style-name="ce1" table:formula="of:=100*([.H13]-[.I13])/[.H13]" office:value-type="float" office:value="21.1762287719769" calcext:value-type="float">
            <text:p>2.11762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21" calcext:value-type="float">
            <text:p>2.100000E-01</text:p>
          </table:table-cell>
          <table:table-cell table:style-name="ce1" table:formula="of:=[.$D$3]+([.$D$4]-[.$D$3])*LN([.$G14]/[.$D$7])" office:value-type="float" office:value="67.3500113540945" calcext:value-type="float">
            <text:p>6.735001E+01</text:p>
          </table:table-cell>
          <table:table-cell table:style-name="ce1" office:value-type="float" office:value="56.99883" calcext:value-type="float">
            <text:p>5.699883E+01</text:p>
          </table:table-cell>
          <table:table-cell table:style-name="ce1" table:formula="of:=100*([.H14]-[.I14])/[.H14]" office:value-type="float" office:value="15.369234757323" calcext:value-type="float">
            <text:p>1.53692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23" calcext:value-type="float">
            <text:p>2.300000E-01</text:p>
          </table:table-cell>
          <table:table-cell table:style-name="ce1" table:formula="of:=[.$D$3]+([.$D$4]-[.$D$3])*LN([.$G15]/[.$D$7])" office:value-type="float" office:value="65.5305757899799" calcext:value-type="float">
            <text:p>6.553058E+01</text:p>
          </table:table-cell>
          <table:table-cell table:style-name="ce1" office:value-type="float" office:value="59.08205" calcext:value-type="float">
            <text:p>5.908205E+01</text:p>
          </table:table-cell>
          <table:table-cell table:style-name="ce1" table:formula="of:=100*([.H15]-[.I15])/[.H15]" office:value-type="float" office:value="9.84048394545918" calcext:value-type="float">
            <text:p>9.840484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25" calcext:value-type="float">
            <text:p>2.500000E-01</text:p>
          </table:table-cell>
          <table:table-cell table:style-name="ce1" table:formula="of:=[.$D$3]+([.$D$4]-[.$D$3])*LN([.$G16]/[.$D$7])" office:value-type="float" office:value="63.8629436111989" calcext:value-type="float">
            <text:p>6.386294E+01</text:p>
          </table:table-cell>
          <table:table-cell table:style-name="ce1" office:value-type="float" office:value="60.91528" calcext:value-type="float">
            <text:p>6.091528E+01</text:p>
          </table:table-cell>
          <table:table-cell table:style-name="ce1" table:formula="of:=100*([.H16]-[.I16])/[.H16]" office:value-type="float" office:value="4.61560874666918" calcext:value-type="float">
            <text:p>4.615609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27" calcext:value-type="float">
            <text:p>2.700000E-01</text:p>
          </table:table-cell>
          <table:table-cell table:style-name="ce1" table:formula="of:=[.$D$3]+([.$D$4]-[.$D$3])*LN([.$G17]/[.$D$7])" office:value-type="float" office:value="62.3237227884763" calcext:value-type="float">
            <text:p>6.232372E+01</text:p>
          </table:table-cell>
          <table:table-cell table:style-name="ce1" office:value-type="float" office:value="62.4985" calcext:value-type="float">
            <text:p>6.249850E+01</text:p>
          </table:table-cell>
          <table:table-cell table:style-name="ce1" table:formula="of:=100*([.H17]-[.I17])/[.H17]" office:value-type="float" office:value="-0.280434485784554" calcext:value-type="float">
            <text:p>-2.804345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29" calcext:value-type="float">
            <text:p>2.900000E-01</text:p>
          </table:table-cell>
          <table:table-cell table:style-name="ce1" table:formula="of:=[.$D$3]+([.$D$4]-[.$D$3])*LN([.$G18]/[.$D$7])" office:value-type="float" office:value="60.8945435088334" calcext:value-type="float">
            <text:p>6.089454E+01</text:p>
          </table:table-cell>
          <table:table-cell table:style-name="ce1" office:value-type="float" office:value="63.83172" calcext:value-type="float">
            <text:p>6.383172E+01</text:p>
          </table:table-cell>
          <table:table-cell table:style-name="ce1" table:formula="of:=100*([.H18]-[.I18])/[.H18]" office:value-type="float" office:value="-4.82338206663867" calcext:value-type="float">
            <text:p>-4.823382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31" calcext:value-type="float">
            <text:p>3.100000E-01</text:p>
          </table:table-cell>
          <table:table-cell table:style-name="ce1" table:formula="of:=[.$D$3]+([.$D$4]-[.$D$3])*LN([.$G19]/[.$D$7])" office:value-type="float" office:value="59.56071601886" calcext:value-type="float">
            <text:p>5.956072E+01</text:p>
          </table:table-cell>
          <table:table-cell table:style-name="ce1" office:value-type="float" office:value="64.91494" calcext:value-type="float">
            <text:p>6.491494E+01</text:p>
          </table:table-cell>
          <table:table-cell table:style-name="ce1" table:formula="of:=100*([.H19]-[.I19])/[.H19]" office:value-type="float" office:value="-8.98952252260464" calcext:value-type="float">
            <text:p>-8.989523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33" calcext:value-type="float">
            <text:p>3.300000E-01</text:p>
          </table:table-cell>
          <table:table-cell table:style-name="ce1" table:formula="of:=[.$D$3]+([.$D$4]-[.$D$3])*LN([.$G20]/[.$D$7])" office:value-type="float" office:value="58.3103088792333" calcext:value-type="float">
            <text:p>5.831031E+01</text:p>
          </table:table-cell>
          <table:table-cell table:style-name="ce1" office:value-type="float" office:value="65.74817" calcext:value-type="float">
            <text:p>6.574817E+01</text:p>
          </table:table-cell>
          <table:table-cell table:style-name="ce1" table:formula="of:=100*([.H20]-[.I20])/[.H20]" office:value-type="float" office:value="-12.7556537835724" calcext:value-type="float">
            <text:p>-1.27556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35" calcext:value-type="float">
            <text:p>3.500000E-01</text:p>
          </table:table-cell>
          <table:table-cell table:style-name="ce1" table:formula="of:=[.$D$3]+([.$D$4]-[.$D$3])*LN([.$G21]/[.$D$7])" office:value-type="float" office:value="57.1334988787747" calcext:value-type="float">
            <text:p>5.713350E+01</text:p>
          </table:table-cell>
          <table:table-cell table:style-name="ce1" office:value-type="float" office:value="66.33139" calcext:value-type="float">
            <text:p>6.633139E+01</text:p>
          </table:table-cell>
          <table:table-cell table:style-name="ce1" table:formula="of:=100*([.H21]-[.I21])/[.H21]" office:value-type="float" office:value="-16.0989459804332" calcext:value-type="float">
            <text:p>-1.60989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37" calcext:value-type="float">
            <text:p>3.700000E-01</text:p>
          </table:table-cell>
          <table:table-cell table:style-name="ce1" table:formula="of:=[.$D$3]+([.$D$4]-[.$D$3])*LN([.$G22]/[.$D$7])" office:value-type="float" office:value="56.0221018556784" calcext:value-type="float">
            <text:p>5.602210E+01</text:p>
          </table:table-cell>
          <table:table-cell table:style-name="ce1" office:value-type="float" office:value="66.66461" calcext:value-type="float">
            <text:p>6.666461E+01</text:p>
          </table:table-cell>
          <table:table-cell table:style-name="ce1" table:formula="of:=100*([.H22]-[.I22])/[.H22]" office:value-type="float" office:value="-18.9969811767118" calcext:value-type="float">
            <text:p>-1.899698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39" calcext:value-type="float">
            <text:p>3.900000E-01</text:p>
          </table:table-cell>
          <table:table-cell table:style-name="ce1" table:formula="of:=[.$D$3]+([.$D$4]-[.$D$3])*LN([.$G23]/[.$D$7])" office:value-type="float" office:value="54.96922718597" calcext:value-type="float">
            <text:p>5.496923E+01</text:p>
          </table:table-cell>
          <table:table-cell table:style-name="ce1" office:value-type="float" office:value="66.74783" calcext:value-type="float">
            <text:p>6.674783E+01</text:p>
          </table:table-cell>
          <table:table-cell table:style-name="ce1" table:formula="of:=100*([.H23]-[.I23])/[.H23]" office:value-type="float" office:value="-21.4276303615858" calcext:value-type="float">
            <text:p>-2.14276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style-name="ce1" table:formula="of:=[.$G23]+[.$D$8]" office:value-type="float" office:value="0.41" calcext:value-type="float">
            <text:p>4.100000E-01</text:p>
          </table:table-cell>
          <table:table-cell table:style-name="ce1" table:formula="of:=[.$D$3]+([.$D$4]-[.$D$3])*LN([.$G24]/[.$D$7])" office:value-type="float" office:value="53.9690187744768" calcext:value-type="float">
            <text:p>5.396902E+01</text:p>
          </table:table-cell>
          <table:table-cell table:style-name="ce1" office:value-type="float" office:value="66.2008" calcext:value-type="float">
            <text:p>6.620080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style-name="ce1" table:formula="of:=[.$G24]+[.$D$8]" office:value-type="float" office:value="0.43" calcext:value-type="float">
            <text:p>4.300000E-01</text:p>
          </table:table-cell>
          <table:table-cell table:style-name="ce1" table:formula="of:=[.$D$3]+([.$D$4]-[.$D$3])*LN([.$G25]/[.$D$7])" office:value-type="float" office:value="53.0164577946917" calcext:value-type="float">
            <text:p>5.301646E+01</text:p>
          </table:table-cell>
          <table:table-cell table:style-name="ce1" office:value-type="float" office:value="65.53396" calcext:value-type="float">
            <text:p>6.553396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style-name="ce1" table:formula="of:=[.$G25]+[.$D$8]" office:value-type="float" office:value="0.45" calcext:value-type="float">
            <text:p>4.500000E-01</text:p>
          </table:table-cell>
          <table:table-cell table:style-name="ce1" table:formula="of:=[.$D$3]+([.$D$4]-[.$D$3])*LN([.$G26]/[.$D$7])" office:value-type="float" office:value="52.1072103131565" calcext:value-type="float">
            <text:p>5.210721E+01</text:p>
          </table:table-cell>
          <table:table-cell table:style-name="ce1" office:value-type="float" office:value="64.46711" calcext:value-type="float">
            <text:p>6.446711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style-name="ce1" table:formula="of:=[.$G26]+[.$D$8]" office:value-type="float" office:value="0.47" calcext:value-type="float">
            <text:p>4.700000E-01</text:p>
          </table:table-cell>
          <table:table-cell table:style-name="ce1" table:formula="of:=[.$D$3]+([.$D$4]-[.$D$3])*LN([.$G27]/[.$D$7])" office:value-type="float" office:value="51.2375080743617" calcext:value-type="float">
            <text:p>5.123751E+01</text:p>
          </table:table-cell>
          <table:table-cell table:style-name="ce1" office:value-type="float" office:value="63.00027" calcext:value-type="float">
            <text:p>6.300027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style-name="ce1" table:formula="of:=[.$G27]+[.$D$8]" office:value-type="float" office:value="0.49" calcext:value-type="float">
            <text:p>4.900000E-01</text:p>
          </table:table-cell>
          <table:table-cell table:style-name="ce1" table:formula="of:=[.$D$3]+([.$D$4]-[.$D$3])*LN([.$G28]/[.$D$7])" office:value-type="float" office:value="50.4040541463504" calcext:value-type="float">
            <text:p>5.040405E+01</text:p>
          </table:table-cell>
          <table:table-cell table:style-name="ce1" office:value-type="float" office:value="61.13342" calcext:value-type="float">
            <text:p>6.113342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1" table:style-name="ta11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7]/2" office:value-type="float" office:value="0.0125" calcext:value-type="float">
            <text:p>1.250000E-02</text:p>
          </table:table-cell>
          <table:table-cell table:style-name="ce1" table:formula="of:=[.$D$3]+([.$D$5]/(4*[.$D$4]))*([.$D$6]^2-[.$G4]^2)" office:value-type="float" office:value="86.7826704545455" calcext:value-type="float">
            <text:p>8.678267E+01</text:p>
          </table:table-cell>
          <table:table-cell table:style-name="ce1" office:value-type="float" office:value="86.81818" calcext:value-type="float">
            <text:p>8.681818E+01</text:p>
          </table:table-cell>
          <table:table-cell table:style-name="ce1" table:formula="of:=100*([.H4]-[.I4])/[.H4]" office:value-type="float" office:value="-0.040917783779343" calcext:value-type="float">
            <text:p>-4.091778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7]" office:value-type="float" office:value="0.0375" calcext:value-type="float">
            <text:p>3.750000E-02</text:p>
          </table:table-cell>
          <table:table-cell table:style-name="ce1" table:formula="of:=[.$D$3]+([.$D$5]/(4*[.$D$4]))*([.$D$6]^2-[.$G5]^2)" office:value-type="float" office:value="86.4985795454546" calcext:value-type="float">
            <text:p>8.649858E+01</text:p>
          </table:table-cell>
          <table:table-cell table:style-name="ce1" office:value-type="float" office:value="86.53409" calcext:value-type="float">
            <text:p>8.653409E+01</text:p>
          </table:table-cell>
          <table:table-cell table:style-name="ce1" table:formula="of:=100*([.H5]-[.I5])/[.H5]" office:value-type="float" office:value="-0.041053222760495" calcext:value-type="float">
            <text:p>-4.10532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7]" office:value-type="float" office:value="0.0625" calcext:value-type="float">
            <text:p>6.250000E-02</text:p>
          </table:table-cell>
          <table:table-cell table:style-name="ce1" table:formula="of:=[.$D$3]+([.$D$5]/(4*[.$D$4]))*([.$D$6]^2-[.$G6]^2)" office:value-type="float" office:value="85.9303977272727" calcext:value-type="float">
            <text:p>8.593040E+01</text:p>
          </table:table-cell>
          <table:table-cell table:style-name="ce1" office:value-type="float" office:value="85.96591" calcext:value-type="float">
            <text:p>8.596591E+01</text:p>
          </table:table-cell>
          <table:table-cell table:style-name="ce1" table:formula="of:=100*([.H6]-[.I6])/[.H6]" office:value-type="float" office:value="-0.0413267873377984" calcext:value-type="float">
            <text:p>-4.13267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25" calcext:value-type="float">
            <text:p>0.02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7]" office:value-type="float" office:value="0.0875" calcext:value-type="float">
            <text:p>8.750000E-02</text:p>
          </table:table-cell>
          <table:table-cell table:style-name="ce1" table:formula="of:=[.$D$3]+([.$D$5]/(4*[.$D$4]))*([.$D$6]^2-[.$G7]^2)" office:value-type="float" office:value="85.078125" calcext:value-type="float">
            <text:p>8.507813E+01</text:p>
          </table:table-cell>
          <table:table-cell table:style-name="ce1" office:value-type="float" office:value="85.11364" calcext:value-type="float">
            <text:p>8.511364E+01</text:p>
          </table:table-cell>
          <table:table-cell table:style-name="ce1" table:formula="of:=100*([.H7]-[.I7])/[.H7]" office:value-type="float" office:value="-0.0417439853076261" calcext:value-type="float">
            <text:p>-4.17439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7]" office:value-type="float" office:value="0.1125" calcext:value-type="float">
            <text:p>1.125000E-01</text:p>
          </table:table-cell>
          <table:table-cell table:style-name="ce1" table:formula="of:=[.$D$3]+([.$D$5]/(4*[.$D$4]))*([.$D$6]^2-[.$G8]^2)" office:value-type="float" office:value="83.9417613636364" calcext:value-type="float">
            <text:p>8.394176E+01</text:p>
          </table:table-cell>
          <table:table-cell table:style-name="ce1" office:value-type="float" office:value="83.97727" calcext:value-type="float">
            <text:p>8.397727E+01</text:p>
          </table:table-cell>
          <table:table-cell table:style-name="ce1" table:formula="of:=100*([.H8]-[.I8])/[.H8]" office:value-type="float" office:value="-0.0423015145105267" calcext:value-type="float">
            <text:p>-4.230151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1" table:formula="of:=[.$G8]+[.$D$7]" office:value-type="float" office:value="0.1375" calcext:value-type="float">
            <text:p>1.375000E-01</text:p>
          </table:table-cell>
          <table:table-cell table:style-name="ce1" table:formula="of:=[.$D$3]+([.$D$5]/(4*[.$D$4]))*([.$D$6]^2-[.$G9]^2)" office:value-type="float" office:value="82.5213068181818" calcext:value-type="float">
            <text:p>8.252131E+01</text:p>
          </table:table-cell>
          <table:table-cell table:style-name="ce1" office:value-type="float" office:value="82.55682" calcext:value-type="float">
            <text:p>8.255682E+01</text:p>
          </table:table-cell>
          <table:table-cell table:style-name="ce1" table:formula="of:=100*([.H9]-[.I9])/[.H9]" office:value-type="float" office:value="-0.0430351665375763" calcext:value-type="float">
            <text:p>-4.303517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0.040917783779343" calcext:value-type="float">
            <text:p>-4.091778E-0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$G9]+[.$D$7]" office:value-type="float" office:value="0.1625" calcext:value-type="float">
            <text:p>1.625000E-01</text:p>
          </table:table-cell>
          <table:table-cell table:style-name="ce1" table:formula="of:=[.$D$3]+([.$D$5]/(4*[.$D$4]))*([.$D$6]^2-[.$G10]^2)" office:value-type="float" office:value="80.8167613636364" calcext:value-type="float">
            <text:p>8.081676E+01</text:p>
          </table:table-cell>
          <table:table-cell table:style-name="ce1" office:value-type="float" office:value="80.85227" calcext:value-type="float">
            <text:p>8.085227E+01</text:p>
          </table:table-cell>
          <table:table-cell table:style-name="ce1" table:formula="of:=100*([.H10]-[.I10])/[.H10]" office:value-type="float" office:value="-0.0439372176816869" calcext:value-type="float">
            <text:p>-4.39372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" table:formula="of:=[.$G10]+[.$D$7]" office:value-type="float" office:value="0.1875" calcext:value-type="float">
            <text:p>1.875000E-01</text:p>
          </table:table-cell>
          <table:table-cell table:style-name="ce1" table:formula="of:=[.$D$3]+([.$D$5]/(4*[.$D$4]))*([.$D$6]^2-[.$G11]^2)" office:value-type="float" office:value="78.828125" calcext:value-type="float">
            <text:p>7.882813E+01</text:p>
          </table:table-cell>
          <table:table-cell table:style-name="ce1" office:value-type="float" office:value="78.86364" calcext:value-type="float">
            <text:p>7.886364E+01</text:p>
          </table:table-cell>
          <table:table-cell table:style-name="ce1" table:formula="of:=100*([.H11]-[.I11])/[.H11]" office:value-type="float" office:value="-0.0450537165510454" calcext:value-type="float">
            <text:p>-4.50537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7]" office:value-type="float" office:value="0.2125" calcext:value-type="float">
            <text:p>2.125000E-01</text:p>
          </table:table-cell>
          <table:table-cell table:style-name="ce1" table:formula="of:=[.$D$3]+([.$D$5]/(4*[.$D$4]))*([.$D$6]^2-[.$G12]^2)" office:value-type="float" office:value="76.5553977272727" calcext:value-type="float">
            <text:p>7.655540E+01</text:p>
          </table:table-cell>
          <table:table-cell table:style-name="ce1" office:value-type="float" office:value="76.59091" calcext:value-type="float">
            <text:p>7.659091E+01</text:p>
          </table:table-cell>
          <table:table-cell table:style-name="ce1" table:formula="of:=100*([.H12]-[.I12])/[.H12]" office:value-type="float" office:value="-0.046387679747641" calcext:value-type="float">
            <text:p>-4.638768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7]" office:value-type="float" office:value="0.2375" calcext:value-type="float">
            <text:p>2.375000E-01</text:p>
          </table:table-cell>
          <table:table-cell table:style-name="ce1" table:formula="of:=[.$D$3]+([.$D$5]/(4*[.$D$4]))*([.$D$6]^2-[.$G13]^2)" office:value-type="float" office:value="73.9985795454546" calcext:value-type="float">
            <text:p>7.399858E+01</text:p>
          </table:table-cell>
          <table:table-cell table:style-name="ce1" office:value-type="float" office:value="74.03409" calcext:value-type="float">
            <text:p>7.403409E+01</text:p>
          </table:table-cell>
          <table:table-cell table:style-name="ce1" table:formula="of:=100*([.H13]-[.I13])/[.H13]" office:value-type="float" office:value="-0.0479880218831048" calcext:value-type="float">
            <text:p>-4.79880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7]" office:value-type="float" office:value="0.2625" calcext:value-type="float">
            <text:p>2.625000E-01</text:p>
          </table:table-cell>
          <table:table-cell table:style-name="ce1" table:formula="of:=[.$D$3]+([.$D$5]/(4*[.$D$4]))*([.$D$6]^2-[.$G14]^2)" office:value-type="float" office:value="71.1576704545455" calcext:value-type="float">
            <text:p>7.115767E+01</text:p>
          </table:table-cell>
          <table:table-cell table:style-name="ce1" office:value-type="float" office:value="71.19318" calcext:value-type="float">
            <text:p>7.119318E+01</text:p>
          </table:table-cell>
          <table:table-cell table:style-name="ce1" table:formula="of:=100*([.H14]-[.I14])/[.H14]" office:value-type="float" office:value="-0.0499026250124555" calcext:value-type="float">
            <text:p>-4.990263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7]" office:value-type="float" office:value="0.2875" calcext:value-type="float">
            <text:p>2.875000E-01</text:p>
          </table:table-cell>
          <table:table-cell table:style-name="ce1" table:formula="of:=[.$D$3]+([.$D$5]/(4*[.$D$4]))*([.$D$6]^2-[.$G15]^2)" office:value-type="float" office:value="68.0326704545455" calcext:value-type="float">
            <text:p>6.803267E+01</text:p>
          </table:table-cell>
          <table:table-cell table:style-name="ce1" office:value-type="float" office:value="68.06818" calcext:value-type="float">
            <text:p>6.806818E+01</text:p>
          </table:table-cell>
          <table:table-cell table:style-name="ce1" table:formula="of:=100*([.H15]-[.I15])/[.H15]" office:value-type="float" office:value="-0.0521948428854569" calcext:value-type="float">
            <text:p>-5.219484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7]" office:value-type="float" office:value="0.3125" calcext:value-type="float">
            <text:p>3.125000E-01</text:p>
          </table:table-cell>
          <table:table-cell table:style-name="ce1" table:formula="of:=[.$D$3]+([.$D$5]/(4*[.$D$4]))*([.$D$6]^2-[.$G16]^2)" office:value-type="float" office:value="64.6235795454546" calcext:value-type="float">
            <text:p>6.462358E+01</text:p>
          </table:table-cell>
          <table:table-cell table:style-name="ce1" office:value-type="float" office:value="64.65909" calcext:value-type="float">
            <text:p>6.465909E+01</text:p>
          </table:table-cell>
          <table:table-cell table:style-name="ce1" table:formula="of:=100*([.H16]-[.I16])/[.H16]" office:value-type="float" office:value="-0.0549496867787744" calcext:value-type="float">
            <text:p>-5.49496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7]" office:value-type="float" office:value="0.3375" calcext:value-type="float">
            <text:p>3.375000E-01</text:p>
          </table:table-cell>
          <table:table-cell table:style-name="ce1" table:formula="of:=[.$D$3]+([.$D$5]/(4*[.$D$4]))*([.$D$6]^2-[.$G17]^2)" office:value-type="float" office:value="60.9303977272727" calcext:value-type="float">
            <text:p>6.093040E+01</text:p>
          </table:table-cell>
          <table:table-cell table:style-name="ce1" office:value-type="float" office:value="60.96591" calcext:value-type="float">
            <text:p>6.096591E+01</text:p>
          </table:table-cell>
          <table:table-cell table:style-name="ce1" table:formula="of:=100*([.H17]-[.I17])/[.H17]" office:value-type="float" office:value="-0.0582833430469778" calcext:value-type="float">
            <text:p>-5.828334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7]" office:value-type="float" office:value="0.3625" calcext:value-type="float">
            <text:p>3.625000E-01</text:p>
          </table:table-cell>
          <table:table-cell table:style-name="ce1" table:formula="of:=[.$D$3]+([.$D$5]/(4*[.$D$4]))*([.$D$6]^2-[.$G18]^2)" office:value-type="float" office:value="56.953125" calcext:value-type="float">
            <text:p>5.695313E+01</text:p>
          </table:table-cell>
          <table:table-cell table:style-name="ce1" office:value-type="float" office:value="56.98864" calcext:value-type="float">
            <text:p>5.698864E+01</text:p>
          </table:table-cell>
          <table:table-cell table:style-name="ce1" table:formula="of:=100*([.H18]-[.I18])/[.H18]" office:value-type="float" office:value="-0.0623582990397871" calcext:value-type="float">
            <text:p>-6.235830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7]" office:value-type="float" office:value="0.3875" calcext:value-type="float">
            <text:p>3.875000E-01</text:p>
          </table:table-cell>
          <table:table-cell table:style-name="ce1" table:formula="of:=[.$D$3]+([.$D$5]/(4*[.$D$4]))*([.$D$6]^2-[.$G19]^2)" office:value-type="float" office:value="52.6917613636364" calcext:value-type="float">
            <text:p>5.269176E+01</text:p>
          </table:table-cell>
          <table:table-cell table:style-name="ce1" office:value-type="float" office:value="52.72727" calcext:value-type="float">
            <text:p>5.272727E+01</text:p>
          </table:table-cell>
          <table:table-cell table:style-name="ce1" table:formula="of:=100*([.H19]-[.I19])/[.H19]" office:value-type="float" office:value="-0.0673893516646604" calcext:value-type="float">
            <text:p>-6.738935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7]" office:value-type="float" office:value="0.4125" calcext:value-type="float">
            <text:p>4.125000E-01</text:p>
          </table:table-cell>
          <table:table-cell table:style-name="ce1" table:formula="of:=[.$D$3]+([.$D$5]/(4*[.$D$4]))*([.$D$6]^2-[.$G20]^2)" office:value-type="float" office:value="48.1463068181818" calcext:value-type="float">
            <text:p>4.814631E+01</text:p>
          </table:table-cell>
          <table:table-cell table:style-name="ce1" office:value-type="float" office:value="48.18182" calcext:value-type="float">
            <text:p>4.818182E+01</text:p>
          </table:table-cell>
          <table:table-cell table:style-name="ce1" table:formula="of:=100*([.H20]-[.I20])/[.H20]" office:value-type="float" office:value="-0.0737609676943796" calcext:value-type="float">
            <text:p>-7.376097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7]" office:value-type="float" office:value="0.4375" calcext:value-type="float">
            <text:p>4.375000E-01</text:p>
          </table:table-cell>
          <table:table-cell table:style-name="ce1" table:formula="of:=[.$D$3]+([.$D$5]/(4*[.$D$4]))*([.$D$6]^2-[.$G21]^2)" office:value-type="float" office:value="43.3167613636363" calcext:value-type="float">
            <text:p>4.331676E+01</text:p>
          </table:table-cell>
          <table:table-cell table:style-name="ce1" office:value-type="float" office:value="43.35227" calcext:value-type="float">
            <text:p>4.335227E+01</text:p>
          </table:table-cell>
          <table:table-cell table:style-name="ce1" table:formula="of:=100*([.H21]-[.I21])/[.H21]" office:value-type="float" office:value="-0.0819743564519291" calcext:value-type="float">
            <text:p>-8.197436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7]" office:value-type="float" office:value="0.4625" calcext:value-type="float">
            <text:p>4.625000E-01</text:p>
          </table:table-cell>
          <table:table-cell table:style-name="ce1" table:formula="of:=[.$D$3]+([.$D$5]/(4*[.$D$4]))*([.$D$6]^2-[.$G22]^2)" office:value-type="float" office:value="38.203125" calcext:value-type="float">
            <text:p>3.820313E+01</text:p>
          </table:table-cell>
          <table:table-cell table:style-name="ce1" office:value-type="float" office:value="38.23864" calcext:value-type="float">
            <text:p>3.823864E+01</text:p>
          </table:table-cell>
          <table:table-cell table:style-name="ce1" table:formula="of:=100*([.H22]-[.I22])/[.H22]" office:value-type="float" office:value="-0.0929635991820697" calcext:value-type="float">
            <text:p>-9.296360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7]" office:value-type="float" office:value="0.4875" calcext:value-type="float">
            <text:p>4.875000E-01</text:p>
          </table:table-cell>
          <table:table-cell table:style-name="ce1" table:formula="of:=[.$D$3]+([.$D$5]/(4*[.$D$4]))*([.$D$6]^2-[.$G23]^2)" office:value-type="float" office:value="32.8053977272727" calcext:value-type="float">
            <text:p>3.280540E+01</text:p>
          </table:table-cell>
          <table:table-cell table:style-name="ce1" office:value-type="float" office:value="32.84091" calcext:value-type="float">
            <text:p>3.284091E+01</text:p>
          </table:table-cell>
          <table:table-cell table:style-name="ce1" table:formula="of:=100*([.H23]-[.I23])/[.H23]" office:value-type="float" office:value="-0.108251309807431" calcext:value-type="float">
            <text:p>-1.082513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2" table:style-name="ta12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 table:formula="of:=1/[.D4]"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125" calcext:value-type="float">
            <text:p>1.250000E-02</text:p>
          </table:table-cell>
          <table:table-cell table:style-name="ce1" table:formula="of:=[.$D$3]+([.$D$7]/(2*[.$D$4]))*[.$D$6]+([.$D$6]/(4*[.$D$5]))*([.$D$7]^2-[.$G4]^2)" office:value-type="float" office:value="87.7826704545455" calcext:value-type="float">
            <text:p>8.778267E+01</text:p>
          </table:table-cell>
          <table:table-cell table:style-name="ce1" office:value-type="float" office:value="87.81818" calcext:value-type="float">
            <text:p>8.781818E+01</text:p>
          </table:table-cell>
          <table:table-cell table:style-name="ce1" table:formula="of:=100*([.H4]-[.I4])/[.H4]" office:value-type="float" office:value="-0.0404516577937986" calcext:value-type="float">
            <text:p>-4.045166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375" calcext:value-type="float">
            <text:p>3.750000E-02</text:p>
          </table:table-cell>
          <table:table-cell table:style-name="ce1" table:formula="of:=[.$D$3]+([.$D$6]/(4*[.$D$5]))*([.$D$7]^2-[.$G5]^2)" office:value-type="float" office:value="86.4985795454546" calcext:value-type="float">
            <text:p>8.649858E+01</text:p>
          </table:table-cell>
          <table:table-cell table:style-name="ce1" office:value-type="float" office:value="87.53409" calcext:value-type="float">
            <text:p>8.753409E+01</text:p>
          </table:table-cell>
          <table:table-cell table:style-name="ce1" table:formula="of:=100*([.H5]-[.I5])/[.H5]" office:value-type="float" office:value="-1.19714157155759" calcext:value-type="float">
            <text:p>-1.197142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625" calcext:value-type="float">
            <text:p>6.250000E-02</text:p>
          </table:table-cell>
          <table:table-cell table:style-name="ce1" table:formula="of:=[.$D$3]+([.$D$6]/(4*[.$D$5]))*([.$D$7]^2-[.$G6]^2)" office:value-type="float" office:value="85.9303977272727" calcext:value-type="float">
            <text:p>8.593040E+01</text:p>
          </table:table-cell>
          <table:table-cell table:style-name="ce1" office:value-type="float" office:value="86.96591" calcext:value-type="float">
            <text:p>8.696591E+01</text:p>
          </table:table-cell>
          <table:table-cell table:style-name="ce1" table:formula="of:=100*([.H6]-[.I6])/[.H6]" office:value-type="float" office:value="-1.20505932721713" calcext:value-type="float">
            <text:p>-1.205059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875" calcext:value-type="float">
            <text:p>8.750000E-02</text:p>
          </table:table-cell>
          <table:table-cell table:style-name="ce1" table:formula="of:=[.$D$3]+([.$D$6]/(4*[.$D$5]))*([.$D$7]^2-[.$G7]^2)" office:value-type="float" office:value="85.078125" calcext:value-type="float">
            <text:p>8.507813E+01</text:p>
          </table:table-cell>
          <table:table-cell table:style-name="ce1" office:value-type="float" office:value="86.11364" calcext:value-type="float">
            <text:p>8.611364E+01</text:p>
          </table:table-cell>
          <table:table-cell table:style-name="ce1" table:formula="of:=100*([.H7]-[.I7])/[.H7]" office:value-type="float" office:value="-1.21713425160698" calcext:value-type="float">
            <text:p>-1.217134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1125" calcext:value-type="float">
            <text:p>1.125000E-01</text:p>
          </table:table-cell>
          <table:table-cell table:style-name="ce1" table:formula="of:=[.$D$3]+([.$D$6]/(4*[.$D$5]))*([.$D$7]^2-[.$G8]^2)" office:value-type="float" office:value="83.9417613636364" calcext:value-type="float">
            <text:p>8.394176E+01</text:p>
          </table:table-cell>
          <table:table-cell table:style-name="ce1" office:value-type="float" office:value="84.97727" calcext:value-type="float">
            <text:p>8.497727E+01</text:p>
          </table:table-cell>
          <table:table-cell table:style-name="ce1" table:formula="of:=100*([.H8]-[.I8])/[.H8]" office:value-type="float" office:value="-1.23360365513154" calcext:value-type="float">
            <text:p>-1.233604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1375" calcext:value-type="float">
            <text:p>1.375000E-01</text:p>
          </table:table-cell>
          <table:table-cell table:style-name="ce1" table:formula="of:=[.$D$3]+([.$D$6]/(4*[.$D$5]))*([.$D$7]^2-[.$G9]^2)" office:value-type="float" office:value="82.5213068181818" calcext:value-type="float">
            <text:p>8.252131E+01</text:p>
          </table:table-cell>
          <table:table-cell table:style-name="ce1" office:value-type="float" office:value="83.55682" calcext:value-type="float">
            <text:p>8.355682E+01</text:p>
          </table:table-cell>
          <table:table-cell table:style-name="ce1" table:formula="of:=100*([.H9]-[.I9])/[.H9]" office:value-type="float" office:value="-1.25484341165334" calcext:value-type="float">
            <text:p>-1.254843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1625" calcext:value-type="float">
            <text:p>1.625000E-01</text:p>
          </table:table-cell>
          <table:table-cell table:style-name="ce1" table:formula="of:=[.$D$3]+([.$D$6]/(4*[.$D$5]))*([.$D$7]^2-[.$G10]^2)" office:value-type="float" office:value="80.8167613636364" calcext:value-type="float">
            <text:p>8.081676E+01</text:p>
          </table:table-cell>
          <table:table-cell table:style-name="ce1" office:value-type="float" office:value="81.85227" calcext:value-type="float">
            <text:p>8.185227E+01</text:p>
          </table:table-cell>
          <table:table-cell table:style-name="ce1" table:formula="of:=100*([.H10]-[.I10])/[.H10]" office:value-type="float" office:value="-1.2813042973899" calcext:value-type="float">
            <text:p>-1.281304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0.0404516577937986" calcext:value-type="float">
            <text:p>-4.045166E-0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1875" calcext:value-type="float">
            <text:p>1.875000E-01</text:p>
          </table:table-cell>
          <table:table-cell table:style-name="ce1" table:formula="of:=[.$D$3]+([.$D$6]/(4*[.$D$5]))*([.$D$7]^2-[.$G11]^2)" office:value-type="float" office:value="78.828125" calcext:value-type="float">
            <text:p>7.882813E+01</text:p>
          </table:table-cell>
          <table:table-cell table:style-name="ce1" office:value-type="float" office:value="79.86364" calcext:value-type="float">
            <text:p>7.986364E+01</text:p>
          </table:table-cell>
          <table:table-cell table:style-name="ce1" table:formula="of:=100*([.H11]-[.I11])/[.H11]" office:value-type="float" office:value="-1.31363647175422" calcext:value-type="float">
            <text:p>-1.313636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2125" calcext:value-type="float">
            <text:p>2.125000E-01</text:p>
          </table:table-cell>
          <table:table-cell table:style-name="ce1" table:formula="of:=[.$D$3]+([.$D$6]/(4*[.$D$5]))*([.$D$7]^2-[.$G12]^2)" office:value-type="float" office:value="76.5553977272727" calcext:value-type="float">
            <text:p>7.655540E+01</text:p>
          </table:table-cell>
          <table:table-cell table:style-name="ce1" office:value-type="float" office:value="77.59091" calcext:value-type="float">
            <text:p>7.759091E+01</text:p>
          </table:table-cell>
          <table:table-cell table:style-name="ce1" table:formula="of:=100*([.H12]-[.I12])/[.H12]" office:value-type="float" office:value="-1.35263130160496" calcext:value-type="float">
            <text:p>-1.352631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2375" calcext:value-type="float">
            <text:p>2.375000E-01</text:p>
          </table:table-cell>
          <table:table-cell table:style-name="ce1" table:formula="of:=[.$D$3]+([.$D$6]/(4*[.$D$5]))*([.$D$7]^2-[.$G13]^2)" office:value-type="float" office:value="73.9985795454546" calcext:value-type="float">
            <text:p>7.399858E+01</text:p>
          </table:table-cell>
          <table:table-cell table:style-name="ce1" office:value-type="float" office:value="75.03409" calcext:value-type="float">
            <text:p>7.503409E+01</text:p>
          </table:table-cell>
          <table:table-cell table:style-name="ce1" table:formula="of:=100*([.H13]-[.I13])/[.H13]" office:value-type="float" office:value="-1.39936531336979" calcext:value-type="float">
            <text:p>-1.399365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2625" calcext:value-type="float">
            <text:p>2.625000E-01</text:p>
          </table:table-cell>
          <table:table-cell table:style-name="ce1" table:formula="of:=[.$D$3]+([.$D$6]/(4*[.$D$5]))*([.$D$7]^2-[.$G14]^2)" office:value-type="float" office:value="71.1576704545455" calcext:value-type="float">
            <text:p>7.115767E+01</text:p>
          </table:table-cell>
          <table:table-cell table:style-name="ce1" office:value-type="float" office:value="72.19318" calcext:value-type="float">
            <text:p>7.219318E+01</text:p>
          </table:table-cell>
          <table:table-cell table:style-name="ce1" table:formula="of:=100*([.H14]-[.I14])/[.H14]" office:value-type="float" office:value="-1.4552324982533" calcext:value-type="float">
            <text:p>-1.455232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2875" calcext:value-type="float">
            <text:p>2.875000E-01</text:p>
          </table:table-cell>
          <table:table-cell table:style-name="ce1" table:formula="of:=[.$D$3]+([.$D$6]/(4*[.$D$5]))*([.$D$7]^2-[.$G15]^2)" office:value-type="float" office:value="68.0326704545455" calcext:value-type="float">
            <text:p>6.803267E+01</text:p>
          </table:table-cell>
          <table:table-cell table:style-name="ce1" office:value-type="float" office:value="69.06818" calcext:value-type="float">
            <text:p>6.906818E+01</text:p>
          </table:table-cell>
          <table:table-cell table:style-name="ce1" table:formula="of:=100*([.H15]-[.I15])/[.H15]" office:value-type="float" office:value="-1.52207687650066" calcext:value-type="float">
            <text:p>-1.522077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3125" calcext:value-type="float">
            <text:p>3.125000E-01</text:p>
          </table:table-cell>
          <table:table-cell table:style-name="ce1" table:formula="of:=[.$D$3]+([.$D$6]/(4*[.$D$5]))*([.$D$7]^2-[.$G16]^2)" office:value-type="float" office:value="64.6235795454546" calcext:value-type="float">
            <text:p>6.462358E+01</text:p>
          </table:table-cell>
          <table:table-cell table:style-name="ce1" office:value-type="float" office:value="65.65909" calcext:value-type="float">
            <text:p>6.565909E+01</text:p>
          </table:table-cell>
          <table:table-cell table:style-name="ce1" table:formula="of:=100*([.H16]-[.I16])/[.H16]" office:value-type="float" office:value="-1.60237248049235" calcext:value-type="float">
            <text:p>-1.602372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3375" calcext:value-type="float">
            <text:p>3.375000E-01</text:p>
          </table:table-cell>
          <table:table-cell table:style-name="ce1" table:formula="of:=[.$D$3]+([.$D$6]/(4*[.$D$5]))*([.$D$7]^2-[.$G17]^2)" office:value-type="float" office:value="60.9303977272727" calcext:value-type="float">
            <text:p>6.093040E+01</text:p>
          </table:table-cell>
          <table:table-cell table:style-name="ce1" office:value-type="float" office:value="61.96591" calcext:value-type="float">
            <text:p>6.196591E+01</text:p>
          </table:table-cell>
          <table:table-cell table:style-name="ce1" table:formula="of:=100*([.H17]-[.I17])/[.H17]" office:value-type="float" office:value="-1.69950026809651" calcext:value-type="float">
            <text:p>-1.699500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3625" calcext:value-type="float">
            <text:p>3.625000E-01</text:p>
          </table:table-cell>
          <table:table-cell table:style-name="ce1" table:formula="of:=[.$D$3]+([.$D$6]/(4*[.$D$5]))*([.$D$7]^2-[.$G18]^2)" office:value-type="float" office:value="56.953125" calcext:value-type="float">
            <text:p>5.695313E+01</text:p>
          </table:table-cell>
          <table:table-cell table:style-name="ce1" office:value-type="float" office:value="57.98864" calcext:value-type="float">
            <text:p>5.798864E+01</text:p>
          </table:table-cell>
          <table:table-cell table:style-name="ce1" table:formula="of:=100*([.H18]-[.I18])/[.H18]" office:value-type="float" office:value="-1.81818820301785" calcext:value-type="float">
            <text:p>-1.818188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3875" calcext:value-type="float">
            <text:p>3.875000E-01</text:p>
          </table:table-cell>
          <table:table-cell table:style-name="ce1" table:formula="of:=[.$D$3]+([.$D$6]/(4*[.$D$5]))*([.$D$7]^2-[.$G19]^2)" office:value-type="float" office:value="52.6917613636364" calcext:value-type="float">
            <text:p>5.269176E+01</text:p>
          </table:table-cell>
          <table:table-cell table:style-name="ce1" office:value-type="float" office:value="53.72727" calcext:value-type="float">
            <text:p>5.372727E+01</text:p>
          </table:table-cell>
          <table:table-cell table:style-name="ce1" table:formula="of:=100*([.H19]-[.I19])/[.H19]" office:value-type="float" office:value="-1.9652192478771" calcext:value-type="float">
            <text:p>-1.965219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4125" calcext:value-type="float">
            <text:p>4.125000E-01</text:p>
          </table:table-cell>
          <table:table-cell table:style-name="ce1" table:formula="of:=[.$D$3]+([.$D$6]/(4*[.$D$5]))*([.$D$7]^2-[.$G20]^2)" office:value-type="float" office:value="48.1463068181818" calcext:value-type="float">
            <text:p>4.814631E+01</text:p>
          </table:table-cell>
          <table:table-cell table:style-name="ce1" office:value-type="float" office:value="49.18182" calcext:value-type="float">
            <text:p>4.918182E+01</text:p>
          </table:table-cell>
          <table:table-cell table:style-name="ce1" table:formula="of:=100*([.H20]-[.I20])/[.H20]" office:value-type="float" office:value="-2.15076347543889" calcext:value-type="float">
            <text:p>-2.150763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4375" calcext:value-type="float">
            <text:p>4.375000E-01</text:p>
          </table:table-cell>
          <table:table-cell table:style-name="ce1" table:formula="of:=[.$D$3]+([.$D$6]/(4*[.$D$5]))*([.$D$7]^2-[.$G21]^2)" office:value-type="float" office:value="43.3167613636363" calcext:value-type="float">
            <text:p>4.331676E+01</text:p>
          </table:table-cell>
          <table:table-cell table:style-name="ce1" office:value-type="float" office:value="44.35227" calcext:value-type="float">
            <text:p>4.435227E+01</text:p>
          </table:table-cell>
          <table:table-cell table:style-name="ce1" table:formula="of:=100*([.H21]-[.I21])/[.H21]" office:value-type="float" office:value="-2.39054953271035" calcext:value-type="float">
            <text:p>-2.390550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4625" calcext:value-type="float">
            <text:p>4.625000E-01</text:p>
          </table:table-cell>
          <table:table-cell table:style-name="ce1" table:formula="of:=[.$D$3]+([.$D$6]/(4*[.$D$5]))*([.$D$7]^2-[.$G22]^2)" office:value-type="float" office:value="38.203125" calcext:value-type="float">
            <text:p>3.820313E+01</text:p>
          </table:table-cell>
          <table:table-cell table:style-name="ce1" office:value-type="float" office:value="39.23864" calcext:value-type="float">
            <text:p>3.923864E+01</text:p>
          </table:table-cell>
          <table:table-cell table:style-name="ce1" table:formula="of:=100*([.H22]-[.I22])/[.H22]" office:value-type="float" office:value="-2.71055051124753" calcext:value-type="float">
            <text:p>-2.710551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4875" calcext:value-type="float">
            <text:p>4.875000E-01</text:p>
          </table:table-cell>
          <table:table-cell table:style-name="ce1" table:formula="of:=[.$D$3]+([.$D$6]/(4*[.$D$5]))*([.$D$7]^2-[.$G23]^2)" office:value-type="float" office:value="32.8053977272727" calcext:value-type="float">
            <text:p>3.280540E+01</text:p>
          </table:table-cell>
          <table:table-cell table:style-name="ce1" office:value-type="float" office:value="33.84091" calcext:value-type="float">
            <text:p>3.384091E+01</text:p>
          </table:table-cell>
          <table:table-cell table:style-name="ce1" table:formula="of:=100*([.H23]-[.I23])/[.H23]" office:value-type="float" office:value="-3.15653015804296" calcext:value-type="float">
            <text:p>-3.156530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3" table:style-name="ta13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125" calcext:value-type="float">
            <text:p>1.250000E-02</text:p>
          </table:table-cell>
          <table:table-cell table:style-name="ce1" table:formula="of:=[.$D$3]+([.$D$7]/(2*[.$D$4]))*[.$D$6]+([.$D$6]/(4*[.$D$5]))*([.$D$7]^2-[.$G4]^2)" office:value-type="float" office:value="87.7826704545455" calcext:value-type="float">
            <text:p>8.778267E+01</text:p>
          </table:table-cell>
          <table:table-cell table:style-name="ce1" office:value-type="float" office:value="98.36374" calcext:value-type="float">
            <text:p>9.836374E+01</text:p>
          </table:table-cell>
          <table:table-cell table:style-name="ce1" table:formula="of:=100*([.H4]-[.I4])/[.H4]" office:value-type="float" office:value="-12.0537111603748" calcext:value-type="float">
            <text:p>-1.205371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375" calcext:value-type="float">
            <text:p>3.750000E-02</text:p>
          </table:table-cell>
          <table:table-cell table:style-name="ce1" table:formula="of:=[.$D$3]+([.$D$6]/(4*[.$D$5]))*([.$D$7]^2-[.$G5]^2)" office:value-type="float" office:value="86.4985795454546" calcext:value-type="float">
            <text:p>8.649858E+01</text:p>
          </table:table-cell>
          <table:table-cell table:style-name="ce1" office:value-type="float" office:value="98.07965" calcext:value-type="float">
            <text:p>9.807965E+01</text:p>
          </table:table-cell>
          <table:table-cell table:style-name="ce1" table:formula="of:=100*([.H5]-[.I5])/[.H5]" office:value-type="float" office:value="-13.3887406190984" calcext:value-type="float">
            <text:p>-1.338874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625" calcext:value-type="float">
            <text:p>6.250000E-02</text:p>
          </table:table-cell>
          <table:table-cell table:style-name="ce1" table:formula="of:=[.$D$3]+([.$D$6]/(4*[.$D$5]))*([.$D$7]^2-[.$G6]^2)" office:value-type="float" office:value="85.9303977272727" calcext:value-type="float">
            <text:p>8.593040E+01</text:p>
          </table:table-cell>
          <table:table-cell table:style-name="ce1" office:value-type="float" office:value="97.51147" calcext:value-type="float">
            <text:p>9.751147E+01</text:p>
          </table:table-cell>
          <table:table-cell table:style-name="ce1" table:formula="of:=100*([.H6]-[.I6])/[.H6]" office:value-type="float" office:value="-13.477270650467" calcext:value-type="float">
            <text:p>-1.34772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875" calcext:value-type="float">
            <text:p>8.750000E-02</text:p>
          </table:table-cell>
          <table:table-cell table:style-name="ce1" table:formula="of:=[.$D$3]+([.$D$6]/(4*[.$D$5]))*([.$D$7]^2-[.$G7]^2)" office:value-type="float" office:value="85.078125" calcext:value-type="float">
            <text:p>8.507813E+01</text:p>
          </table:table-cell>
          <table:table-cell table:style-name="ce1" office:value-type="float" office:value="96.6592" calcext:value-type="float">
            <text:p>9.665920E+01</text:p>
          </table:table-cell>
          <table:table-cell table:style-name="ce1" table:formula="of:=100*([.H7]-[.I7])/[.H7]" office:value-type="float" office:value="-13.6122828282828" calcext:value-type="float">
            <text:p>-1.361228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1125" calcext:value-type="float">
            <text:p>1.125000E-01</text:p>
          </table:table-cell>
          <table:table-cell table:style-name="ce1" table:formula="of:=[.$D$3]+([.$D$6]/(4*[.$D$5]))*([.$D$7]^2-[.$G8]^2)" office:value-type="float" office:value="83.9417613636364" calcext:value-type="float">
            <text:p>8.394176E+01</text:p>
          </table:table-cell>
          <table:table-cell table:style-name="ce1" office:value-type="float" office:value="95.52284" calcext:value-type="float">
            <text:p>9.552284E+01</text:p>
          </table:table-cell>
          <table:table-cell table:style-name="ce1" table:formula="of:=100*([.H8]-[.I8])/[.H8]" office:value-type="float" office:value="-13.7965637702005" calcext:value-type="float">
            <text:p>-1.379656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1375" calcext:value-type="float">
            <text:p>1.375000E-01</text:p>
          </table:table-cell>
          <table:table-cell table:style-name="ce1" table:formula="of:=[.$D$3]+([.$D$6]/(4*[.$D$5]))*([.$D$7]^2-[.$G9]^2)" office:value-type="float" office:value="82.5213068181818" calcext:value-type="float">
            <text:p>8.252131E+01</text:p>
          </table:table-cell>
          <table:table-cell table:style-name="ce1" office:value-type="float" office:value="94.10238" calcext:value-type="float">
            <text:p>9.410238E+01</text:p>
          </table:table-cell>
          <table:table-cell table:style-name="ce1" table:formula="of:=100*([.H9]-[.I9])/[.H9]" office:value-type="float" office:value="-14.0340399690163" calcext:value-type="float">
            <text:p>-1.403404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1625" calcext:value-type="float">
            <text:p>1.625000E-01</text:p>
          </table:table-cell>
          <table:table-cell table:style-name="ce1" table:formula="of:=[.$D$3]+([.$D$6]/(4*[.$D$5]))*([.$D$7]^2-[.$G10]^2)" office:value-type="float" office:value="80.8167613636364" calcext:value-type="float">
            <text:p>8.081676E+01</text:p>
          </table:table-cell>
          <table:table-cell table:style-name="ce1" office:value-type="float" office:value="92.39784" calcext:value-type="float">
            <text:p>9.239784E+01</text:p>
          </table:table-cell>
          <table:table-cell table:style-name="ce1" table:formula="of:=100*([.H10]-[.I10])/[.H10]" office:value-type="float" office:value="-14.3300454521487" calcext:value-type="float">
            <text:p>-1.43300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12.0537111603748" calcext:value-type="float">
            <text:p>-1.205371E+0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1875" calcext:value-type="float">
            <text:p>1.875000E-01</text:p>
          </table:table-cell>
          <table:table-cell table:style-name="ce1" table:formula="of:=[.$D$3]+([.$D$6]/(4*[.$D$5]))*([.$D$7]^2-[.$G11]^2)" office:value-type="float" office:value="78.828125" calcext:value-type="float">
            <text:p>7.882813E+01</text:p>
          </table:table-cell>
          <table:table-cell table:style-name="ce1" office:value-type="float" office:value="90.4092" calcext:value-type="float">
            <text:p>9.040920E+01</text:p>
          </table:table-cell>
          <table:table-cell table:style-name="ce1" table:formula="of:=100*([.H11]-[.I11])/[.H11]" office:value-type="float" office:value="-14.6915520317146" calcext:value-type="float">
            <text:p>-1.46915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2125" calcext:value-type="float">
            <text:p>2.125000E-01</text:p>
          </table:table-cell>
          <table:table-cell table:style-name="ce1" table:formula="of:=[.$D$3]+([.$D$6]/(4*[.$D$5]))*([.$D$7]^2-[.$G12]^2)" office:value-type="float" office:value="76.5553977272727" calcext:value-type="float">
            <text:p>7.655540E+01</text:p>
          </table:table-cell>
          <table:table-cell table:style-name="ce1" office:value-type="float" office:value="88.13647" calcext:value-type="float">
            <text:p>8.813647E+01</text:p>
          </table:table-cell>
          <table:table-cell table:style-name="ce1" table:formula="of:=100*([.H12]-[.I12])/[.H12]" office:value-type="float" office:value="-15.1277017905186" calcext:value-type="float">
            <text:p>-1.51277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2375" calcext:value-type="float">
            <text:p>2.375000E-01</text:p>
          </table:table-cell>
          <table:table-cell table:style-name="ce1" table:formula="of:=[.$D$3]+([.$D$6]/(4*[.$D$5]))*([.$D$7]^2-[.$G13]^2)" office:value-type="float" office:value="73.9985795454546" calcext:value-type="float">
            <text:p>7.399858E+01</text:p>
          </table:table-cell>
          <table:table-cell table:style-name="ce1" office:value-type="float" office:value="85.57965" calcext:value-type="float">
            <text:p>8.557965E+01</text:p>
          </table:table-cell>
          <table:table-cell table:style-name="ce1" table:formula="of:=100*([.H13]-[.I13])/[.H13]" office:value-type="float" office:value="-15.6503956233804" calcext:value-type="float">
            <text:p>-1.56504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2625" calcext:value-type="float">
            <text:p>2.625000E-01</text:p>
          </table:table-cell>
          <table:table-cell table:style-name="ce1" table:formula="of:=[.$D$3]+([.$D$6]/(4*[.$D$5]))*([.$D$7]^2-[.$G14]^2)" office:value-type="float" office:value="71.1576704545455" calcext:value-type="float">
            <text:p>7.115767E+01</text:p>
          </table:table-cell>
          <table:table-cell table:style-name="ce1" office:value-type="float" office:value="82.73874" calcext:value-type="float">
            <text:p>8.273874E+01</text:p>
          </table:table-cell>
          <table:table-cell table:style-name="ce1" table:formula="of:=100*([.H14]-[.I14])/[.H14]" office:value-type="float" office:value="-16.275222996307" calcext:value-type="float">
            <text:p>-1.627522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2875" calcext:value-type="float">
            <text:p>2.875000E-01</text:p>
          </table:table-cell>
          <table:table-cell table:style-name="ce1" table:formula="of:=[.$D$3]+([.$D$6]/(4*[.$D$5]))*([.$D$7]^2-[.$G15]^2)" office:value-type="float" office:value="68.0326704545455" calcext:value-type="float">
            <text:p>6.803267E+01</text:p>
          </table:table-cell>
          <table:table-cell table:style-name="ce1" office:value-type="float" office:value="79.61374" calcext:value-type="float">
            <text:p>7.961374E+01</text:p>
          </table:table-cell>
          <table:table-cell table:style-name="ce1" table:formula="of:=100*([.H15]-[.I15])/[.H15]" office:value-type="float" office:value="-17.0228060549118" calcext:value-type="float">
            <text:p>-1.702281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3125" calcext:value-type="float">
            <text:p>3.125000E-01</text:p>
          </table:table-cell>
          <table:table-cell table:style-name="ce1" table:formula="of:=[.$D$3]+([.$D$6]/(4*[.$D$5]))*([.$D$7]^2-[.$G16]^2)" office:value-type="float" office:value="64.6235795454546" calcext:value-type="float">
            <text:p>6.462358E+01</text:p>
          </table:table-cell>
          <table:table-cell table:style-name="ce1" office:value-type="float" office:value="76.20465" calcext:value-type="float">
            <text:p>7.620465E+01</text:p>
          </table:table-cell>
          <table:table-cell table:style-name="ce1" table:formula="of:=100*([.H16]-[.I16])/[.H16]" office:value-type="float" office:value="-17.9208123969667" calcext:value-type="float">
            <text:p>-1.792081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3375" calcext:value-type="float">
            <text:p>3.375000E-01</text:p>
          </table:table-cell>
          <table:table-cell table:style-name="ce1" table:formula="of:=[.$D$3]+([.$D$6]/(4*[.$D$5]))*([.$D$7]^2-[.$G17]^2)" office:value-type="float" office:value="60.9303977272727" calcext:value-type="float">
            <text:p>6.093040E+01</text:p>
          </table:table-cell>
          <table:table-cell table:style-name="ce1" office:value-type="float" office:value="72.51147" calcext:value-type="float">
            <text:p>7.251147E+01</text:p>
          </table:table-cell>
          <table:table-cell table:style-name="ce1" table:formula="of:=100*([.H17]-[.I17])/[.H17]" office:value-type="float" office:value="-19.0070518242219" calcext:value-type="float">
            <text:p>-1.90070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3625" calcext:value-type="float">
            <text:p>3.625000E-01</text:p>
          </table:table-cell>
          <table:table-cell table:style-name="ce1" table:formula="of:=[.$D$3]+([.$D$6]/(4*[.$D$5]))*([.$D$7]^2-[.$G18]^2)" office:value-type="float" office:value="56.953125" calcext:value-type="float">
            <text:p>5.695313E+01</text:p>
          </table:table-cell>
          <table:table-cell table:style-name="ce1" office:value-type="float" office:value="68.5342" calcext:value-type="float">
            <text:p>6.853420E+01</text:p>
          </table:table-cell>
          <table:table-cell table:style-name="ce1" table:formula="of:=100*([.H18]-[.I18])/[.H18]" office:value-type="float" office:value="-20.3343978052126" calcext:value-type="float">
            <text:p>-2.03344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3875" calcext:value-type="float">
            <text:p>3.875000E-01</text:p>
          </table:table-cell>
          <table:table-cell table:style-name="ce1" table:formula="of:=[.$D$3]+([.$D$6]/(4*[.$D$5]))*([.$D$7]^2-[.$G19]^2)" office:value-type="float" office:value="52.6917613636364" calcext:value-type="float">
            <text:p>5.269176E+01</text:p>
          </table:table-cell>
          <table:table-cell table:style-name="ce1" office:value-type="float" office:value="64.27284" calcext:value-type="float">
            <text:p>6.427284E+01</text:p>
          </table:table-cell>
          <table:table-cell table:style-name="ce1" table:formula="of:=100*([.H19]-[.I19])/[.H19]" office:value-type="float" office:value="-21.978917266478" calcext:value-type="float">
            <text:p>-2.197892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4125" calcext:value-type="float">
            <text:p>4.125000E-01</text:p>
          </table:table-cell>
          <table:table-cell table:style-name="ce1" table:formula="of:=[.$D$3]+([.$D$6]/(4*[.$D$5]))*([.$D$7]^2-[.$G20]^2)" office:value-type="float" office:value="48.1463068181818" calcext:value-type="float">
            <text:p>4.814631E+01</text:p>
          </table:table-cell>
          <table:table-cell table:style-name="ce1" office:value-type="float" office:value="59.72738" calcext:value-type="float">
            <text:p>5.972738E+01</text:p>
          </table:table-cell>
          <table:table-cell table:style-name="ce1" table:formula="of:=100*([.H20]-[.I20])/[.H20]" office:value-type="float" office:value="-24.053918041009" calcext:value-type="float">
            <text:p>-2.405392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4375" calcext:value-type="float">
            <text:p>4.375000E-01</text:p>
          </table:table-cell>
          <table:table-cell table:style-name="ce1" table:formula="of:=[.$D$3]+([.$D$6]/(4*[.$D$5]))*([.$D$7]^2-[.$G21]^2)" office:value-type="float" office:value="43.3167613636363" calcext:value-type="float">
            <text:p>4.331676E+01</text:p>
          </table:table-cell>
          <table:table-cell table:style-name="ce1" office:value-type="float" office:value="54.89784" calcext:value-type="float">
            <text:p>5.489784E+01</text:p>
          </table:table-cell>
          <table:table-cell table:style-name="ce1" table:formula="of:=100*([.H21]-[.I21])/[.H21]" office:value-type="float" office:value="-26.7357906542057" calcext:value-type="float">
            <text:p>-2.673579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4625" calcext:value-type="float">
            <text:p>4.625000E-01</text:p>
          </table:table-cell>
          <table:table-cell table:style-name="ce1" table:formula="of:=[.$D$3]+([.$D$6]/(4*[.$D$5]))*([.$D$7]^2-[.$G22]^2)" office:value-type="float" office:value="38.203125" calcext:value-type="float">
            <text:p>3.820313E+01</text:p>
          </table:table-cell>
          <table:table-cell table:style-name="ce1" office:value-type="float" office:value="49.7842" calcext:value-type="float">
            <text:p>4.978420E+01</text:p>
          </table:table-cell>
          <table:table-cell table:style-name="ce1" table:formula="of:=100*([.H22]-[.I22])/[.H22]" office:value-type="float" office:value="-30.3144703476484" calcext:value-type="float">
            <text:p>-3.03144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4875" calcext:value-type="float">
            <text:p>4.875000E-01</text:p>
          </table:table-cell>
          <table:table-cell table:style-name="ce1" table:formula="of:=[.$D$3]+([.$D$6]/(4*[.$D$5]))*([.$D$7]^2-[.$G23]^2)" office:value-type="float" office:value="32.8053977272727" calcext:value-type="float">
            <text:p>3.280540E+01</text:p>
          </table:table-cell>
          <table:table-cell table:style-name="ce1" office:value-type="float" office:value="44.38647" calcext:value-type="float">
            <text:p>4.438647E+01</text:p>
          </table:table-cell>
          <table:table-cell table:style-name="ce1" table:formula="of:=100*([.H23]-[.I23])/[.H23]" office:value-type="float" office:value="-35.3023376488419" calcext:value-type="float">
            <text:p>-3.530234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office:value-type="float" office:value="42.11374" calcext:value-type="float">
            <text:p>4.211374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office:value-type="float" office:value="41.13246" calcext:value-type="float">
            <text:p>4.113246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office:value-type="float" office:value="40.08001" calcext:value-type="float">
            <text:p>4.008001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" office:value-type="float" office:value="38.95737" calcext:value-type="float">
            <text:p>3.895737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4"/>
          <table:table-cell>
            <draw:frame table:end-cell-address="heat13.L44" table:end-x="2.548cm" table:end-y="0.454cm" draw:z-index="0" draw:name="Chart 1" draw:style-name="gr1" draw:text-style-name="P1" svg:width="23.69cm" svg:height="8.55cm" svg:x="0.224cm" svg:y="0.032cm">
              <draw:object draw:notify-on-update-of-ranges="heat13.I4:heat13.I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1" table:number-columns-repeated="2"/>
          <table:table-cell table:style-name="ce1" office:value-type="float" office:value="37.76545" calcext:value-type="float">
            <text:p>3.776545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office:value-type="float" office:value="36.50512" calcext:value-type="float">
            <text:p>36.50512</text:p>
          </table:table-cell>
          <table:table-cell table:style-name="ce4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3" table:number-columns-repeated="2"/>
          <table:table-cell table:style-name="ce4" office:value-type="float" office:value="35.1772" calcext:value-type="float">
            <text:p>35.17720</text:p>
          </table:table-cell>
          <table:table-cell table:style-name="ce4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3" table:number-columns-repeated="2"/>
          <table:table-cell table:style-name="ce4" office:value-type="float" office:value="33.78246" calcext:value-type="float">
            <text:p>33.78246</text:p>
          </table:table-cell>
          <table:table-cell table:style-name="ce4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3" table:number-columns-repeated="2"/>
          <table:table-cell table:style-name="ce4" office:value-type="float" office:value="32.32165" calcext:value-type="float">
            <text:p>32.32165</text:p>
          </table:table-cell>
          <table:table-cell table:style-name="ce4"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ce3" table:number-columns-repeated="2"/>
          <table:table-cell table:style-name="ce4" office:value-type="float" office:value="30.79545" calcext:value-type="float">
            <text:p>30.79545</text:p>
          </table:table-cell>
          <table:table-cell table:style-name="ce4" table:number-columns-repeated="2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4" table:style-name="ta14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125" calcext:value-type="float">
            <text:p>1.250000E-02</text:p>
          </table:table-cell>
          <table:table-cell table:style-name="ce1" table:formula="of:=[.$D$3]+([.$D$7]/(2*[.$D$4]))*[.$D$6]+([.$D$6]/(4*[.$D$5]))*([.$D$7]^2-[.$G4]^2)" office:value-type="float" office:value="87.7826704545455" calcext:value-type="float">
            <text:p>8.778267E+01</text:p>
          </table:table-cell>
          <table:table-cell table:style-name="ce1" office:value-type="float" office:value="223.75" calcext:value-type="float">
            <text:p>2.237500E+02</text:p>
          </table:table-cell>
          <table:table-cell table:style-name="ce1" table:formula="of:=100*([.H4]-[.I4])/[.H4]" office:value-type="float" office:value="-154.890855839091" calcext:value-type="float">
            <text:p>-1.548909E+02</text:p>
          </table:table-cell>
          <table:table-cell>
            <draw:frame table:end-cell-address="heat14.Q19" table:end-x="2.107cm" table:end-y="0.338cm" draw:z-index="0" draw:name="Chart 2" draw:style-name="gr1" draw:text-style-name="P1" svg:width="16.836cm" svg:height="7.619cm" svg:x="2.138cm" svg:y="0.339cm">
              <draw:object draw:notify-on-update-of-ranges="heat14.I4:heat14.I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375" calcext:value-type="float">
            <text:p>3.750000E-02</text:p>
          </table:table-cell>
          <table:table-cell table:style-name="ce1" table:formula="of:=[.$D$3]+([.$D$6]/(4*[.$D$5]))*([.$D$7]^2-[.$G5]^2)" office:value-type="float" office:value="86.4985795454546" calcext:value-type="float">
            <text:p>8.649858E+01</text:p>
          </table:table-cell>
          <table:table-cell table:style-name="ce1" office:value-type="float" office:value="223.625" calcext:value-type="float">
            <text:p>2.236250E+02</text:p>
          </table:table-cell>
          <table:table-cell table:style-name="ce1" table:formula="of:=100*([.H5]-[.I5])/[.H5]" office:value-type="float" office:value="-158.530256999754" calcext:value-type="float">
            <text:p>-1.585303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625" calcext:value-type="float">
            <text:p>6.250000E-02</text:p>
          </table:table-cell>
          <table:table-cell table:style-name="ce1" table:formula="of:=[.$D$3]+([.$D$6]/(4*[.$D$5]))*([.$D$7]^2-[.$G6]^2)" office:value-type="float" office:value="85.9303977272727" calcext:value-type="float">
            <text:p>8.593040E+01</text:p>
          </table:table-cell>
          <table:table-cell table:style-name="ce1" office:value-type="float" office:value="223.375" calcext:value-type="float">
            <text:p>2.233750E+02</text:p>
          </table:table-cell>
          <table:table-cell table:style-name="ce1" table:formula="of:=100*([.H6]-[.I6])/[.H6]" office:value-type="float" office:value="-159.948756095545" calcext:value-type="float">
            <text:p>-1.599488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875" calcext:value-type="float">
            <text:p>8.750000E-02</text:p>
          </table:table-cell>
          <table:table-cell table:style-name="ce1" table:formula="of:=[.$D$3]+([.$D$6]/(4*[.$D$5]))*([.$D$7]^2-[.$G7]^2)" office:value-type="float" office:value="85.078125" calcext:value-type="float">
            <text:p>8.507813E+01</text:p>
          </table:table-cell>
          <table:table-cell table:style-name="ce1" office:value-type="float" office:value="223" calcext:value-type="float">
            <text:p>2.230000E+02</text:p>
          </table:table-cell>
          <table:table-cell table:style-name="ce1" table:formula="of:=100*([.H7]-[.I7])/[.H7]" office:value-type="float" office:value="-162.112029384757" calcext:value-type="float">
            <text:p>-1.62112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1125" calcext:value-type="float">
            <text:p>1.125000E-01</text:p>
          </table:table-cell>
          <table:table-cell table:style-name="ce1" table:formula="of:=[.$D$3]+([.$D$6]/(4*[.$D$5]))*([.$D$7]^2-[.$G8]^2)" office:value-type="float" office:value="83.9417613636364" calcext:value-type="float">
            <text:p>8.394176E+01</text:p>
          </table:table-cell>
          <table:table-cell table:style-name="ce1" office:value-type="float" office:value="222.5" calcext:value-type="float">
            <text:p>2.225000E+02</text:p>
          </table:table-cell>
          <table:table-cell table:style-name="ce1" table:formula="of:=100*([.H8]-[.I8])/[.H8]" office:value-type="float" office:value="-165.06472628818" calcext:value-type="float">
            <text:p>-1.65064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1375" calcext:value-type="float">
            <text:p>1.375000E-01</text:p>
          </table:table-cell>
          <table:table-cell table:style-name="ce1" table:formula="of:=[.$D$3]+([.$D$6]/(4*[.$D$5]))*([.$D$7]^2-[.$G9]^2)" office:value-type="float" office:value="82.5213068181818" calcext:value-type="float">
            <text:p>8.252131E+01</text:p>
          </table:table-cell>
          <table:table-cell table:style-name="ce1" office:value-type="float" office:value="221.875" calcext:value-type="float">
            <text:p>2.218750E+02</text:p>
          </table:table-cell>
          <table:table-cell table:style-name="ce1" table:formula="of:=100*([.H9]-[.I9])/[.H9]" office:value-type="float" office:value="-168.869954385059" calcext:value-type="float">
            <text:p>-1.6887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1625" calcext:value-type="float">
            <text:p>1.625000E-01</text:p>
          </table:table-cell>
          <table:table-cell table:style-name="ce1" table:formula="of:=[.$D$3]+([.$D$6]/(4*[.$D$5]))*([.$D$7]^2-[.$G10]^2)" office:value-type="float" office:value="80.8167613636364" calcext:value-type="float">
            <text:p>8.081676E+01</text:p>
          </table:table-cell>
          <table:table-cell table:style-name="ce1" office:value-type="float" office:value="221.125" calcext:value-type="float">
            <text:p>2.211250E+02</text:p>
          </table:table-cell>
          <table:table-cell table:style-name="ce1" table:formula="of:=100*([.H10]-[.I10])/[.H10]" office:value-type="float" office:value="-173.612795500483" calcext:value-type="float">
            <text:p>-1.736128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29.551851050011" calcext:value-type="float">
            <text:p>-2.955185E+0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1875" calcext:value-type="float">
            <text:p>1.875000E-01</text:p>
          </table:table-cell>
          <table:table-cell table:style-name="ce1" table:formula="of:=[.$D$3]+([.$D$6]/(4*[.$D$5]))*([.$D$7]^2-[.$G11]^2)" office:value-type="float" office:value="78.828125" calcext:value-type="float">
            <text:p>7.882813E+01</text:p>
          </table:table-cell>
          <table:table-cell table:style-name="ce1" office:value-type="float" office:value="220.25" calcext:value-type="float">
            <text:p>2.202500E+02</text:p>
          </table:table-cell>
          <table:table-cell table:style-name="ce1" table:formula="of:=100*([.H11]-[.I11])/[.H11]" office:value-type="float" office:value="-179.405351833499" calcext:value-type="float">
            <text:p>-1.794054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2125" calcext:value-type="float">
            <text:p>2.125000E-01</text:p>
          </table:table-cell>
          <table:table-cell table:style-name="ce1" table:formula="of:=[.$D$3]+([.$D$6]/(4*[.$D$5]))*([.$D$7]^2-[.$G12]^2)" office:value-type="float" office:value="76.5553977272727" calcext:value-type="float">
            <text:p>7.655540E+01</text:p>
          </table:table-cell>
          <table:table-cell table:style-name="ce1" office:value-type="float" office:value="219.25" calcext:value-type="float">
            <text:p>2.192500E+02</text:p>
          </table:table-cell>
          <table:table-cell table:style-name="ce1" table:formula="of:=100*([.H12]-[.I12])/[.H12]" office:value-type="float" office:value="-186.393914092216" calcext:value-type="float">
            <text:p>-1.863939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2375" calcext:value-type="float">
            <text:p>2.375000E-01</text:p>
          </table:table-cell>
          <table:table-cell table:style-name="ce1" table:formula="of:=[.$D$3]+([.$D$6]/(4*[.$D$5]))*([.$D$7]^2-[.$G13]^2)" office:value-type="float" office:value="73.9985795454546" calcext:value-type="float">
            <text:p>7.399858E+01</text:p>
          </table:table-cell>
          <table:table-cell table:style-name="ce1" office:value-type="float" office:value="218.125" calcext:value-type="float">
            <text:p>2.181250E+02</text:p>
          </table:table-cell>
          <table:table-cell table:style-name="ce1" table:formula="of:=100*([.H13]-[.I13])/[.H13]" office:value-type="float" office:value="-194.769171705538" calcext:value-type="float">
            <text:p>-1.947692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2625" calcext:value-type="float">
            <text:p>2.625000E-01</text:p>
          </table:table-cell>
          <table:table-cell table:style-name="ce1" table:formula="of:=[.$D$3]+([.$D$6]/(4*[.$D$5]))*([.$D$7]^2-[.$G14]^2)" office:value-type="float" office:value="71.1576704545455" calcext:value-type="float">
            <text:p>7.115767E+01</text:p>
          </table:table-cell>
          <table:table-cell table:style-name="ce1" office:value-type="float" office:value="211.25" calcext:value-type="float">
            <text:p>2.112500E+02</text:p>
          </table:table-cell>
          <table:table-cell table:style-name="ce1" table:formula="of:=100*([.H14]-[.I14])/[.H14]" office:value-type="float" office:value="-196.875935722128" calcext:value-type="float">
            <text:p>-1.968759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2875" calcext:value-type="float">
            <text:p>2.875000E-01</text:p>
          </table:table-cell>
          <table:table-cell table:style-name="ce1" table:formula="of:=[.$D$3]+([.$D$6]/(4*[.$D$5]))*([.$D$7]^2-[.$G15]^2)" office:value-type="float" office:value="68.0326704545455" calcext:value-type="float">
            <text:p>6.803267E+01</text:p>
          </table:table-cell>
          <table:table-cell table:style-name="ce1" office:value-type="float" office:value="197.5" calcext:value-type="float">
            <text:p>1.975000E+02</text:p>
          </table:table-cell>
          <table:table-cell table:style-name="ce1" table:formula="of:=100*([.H15]-[.I15])/[.H15]" office:value-type="float" office:value="-190.301701639002" calcext:value-type="float">
            <text:p>-1.90301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3125" calcext:value-type="float">
            <text:p>3.125000E-01</text:p>
          </table:table-cell>
          <table:table-cell table:style-name="ce1" table:formula="of:=[.$D$3]+([.$D$6]/(4*[.$D$5]))*([.$D$7]^2-[.$G16]^2)" office:value-type="float" office:value="64.6235795454546" calcext:value-type="float">
            <text:p>6.462358E+01</text:p>
          </table:table-cell>
          <table:table-cell table:style-name="ce1" office:value-type="float" office:value="182.5" calcext:value-type="float">
            <text:p>1.825000E+02</text:p>
          </table:table-cell>
          <table:table-cell table:style-name="ce1" table:formula="of:=100*([.H16]-[.I16])/[.H16]" office:value-type="float" office:value="-182.404659852731" calcext:value-type="float">
            <text:p>-1.82404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3375" calcext:value-type="float">
            <text:p>3.375000E-01</text:p>
          </table:table-cell>
          <table:table-cell table:style-name="ce1" table:formula="of:=[.$D$3]+([.$D$6]/(4*[.$D$5]))*([.$D$7]^2-[.$G17]^2)" office:value-type="float" office:value="60.9303977272727" calcext:value-type="float">
            <text:p>6.093040E+01</text:p>
          </table:table-cell>
          <table:table-cell table:style-name="ce1" office:value-type="float" office:value="166.25" calcext:value-type="float">
            <text:p>1.662500E+02</text:p>
          </table:table-cell>
          <table:table-cell table:style-name="ce1" table:formula="of:=100*([.H17]-[.I17])/[.H17]" office:value-type="float" office:value="-172.852313789486" calcext:value-type="float">
            <text:p>-1.728523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3625" calcext:value-type="float">
            <text:p>3.625000E-01</text:p>
          </table:table-cell>
          <table:table-cell table:style-name="ce1" table:formula="of:=[.$D$3]+([.$D$6]/(4*[.$D$5]))*([.$D$7]^2-[.$G18]^2)" office:value-type="float" office:value="56.953125" calcext:value-type="float">
            <text:p>5.695313E+01</text:p>
          </table:table-cell>
          <table:table-cell table:style-name="ce1" office:value-type="float" office:value="148.75" calcext:value-type="float">
            <text:p>1.487500E+02</text:p>
          </table:table-cell>
          <table:table-cell table:style-name="ce1" table:formula="of:=100*([.H18]-[.I18])/[.H18]" office:value-type="float" office:value="-161.179698216735" calcext:value-type="float">
            <text:p>-1.61179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3875" calcext:value-type="float">
            <text:p>3.875000E-01</text:p>
          </table:table-cell>
          <table:table-cell table:style-name="ce1" table:formula="of:=[.$D$3]+([.$D$6]/(4*[.$D$5]))*([.$D$7]^2-[.$G19]^2)" office:value-type="float" office:value="52.6917613636364" calcext:value-type="float">
            <text:p>5.269176E+01</text:p>
          </table:table-cell>
          <table:table-cell table:style-name="ce1" office:value-type="float" office:value="130" calcext:value-type="float">
            <text:p>1.300000E+02</text:p>
          </table:table-cell>
          <table:table-cell table:style-name="ce1" table:formula="of:=100*([.H19]-[.I19])/[.H19]" office:value-type="float" office:value="-146.717886507616" calcext:value-type="float">
            <text:p>-1.467179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4125" calcext:value-type="float">
            <text:p>4.125000E-01</text:p>
          </table:table-cell>
          <table:table-cell table:style-name="ce1" table:formula="of:=[.$D$3]+([.$D$6]/(4*[.$D$5]))*([.$D$7]^2-[.$G20]^2)" office:value-type="float" office:value="48.1463068181818" calcext:value-type="float">
            <text:p>4.814631E+01</text:p>
          </table:table-cell>
          <table:table-cell table:style-name="ce1" office:value-type="float" office:value="110" calcext:value-type="float">
            <text:p>1.100000E+02</text:p>
          </table:table-cell>
          <table:table-cell table:style-name="ce1" table:formula="of:=100*([.H20]-[.I20])/[.H20]" office:value-type="float" office:value="-128.470275851896" calcext:value-type="float">
            <text:p>-1.284703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4375" calcext:value-type="float">
            <text:p>4.375000E-01</text:p>
          </table:table-cell>
          <table:table-cell table:style-name="ce1" table:formula="of:=[.$D$3]+([.$D$6]/(4*[.$D$5]))*([.$D$7]^2-[.$G21]^2)" office:value-type="float" office:value="43.3167613636363" calcext:value-type="float">
            <text:p>4.331676E+01</text:p>
          </table:table-cell>
          <table:table-cell table:style-name="ce1" office:value-type="float" office:value="88.75" calcext:value-type="float">
            <text:p>8.875000E+01</text:p>
          </table:table-cell>
          <table:table-cell table:style-name="ce1" table:formula="of:=100*([.H21]-[.I21])/[.H21]" office:value-type="float" office:value="-104.886046892933" calcext:value-type="float">
            <text:p>-1.04886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4625" calcext:value-type="float">
            <text:p>4.625000E-01</text:p>
          </table:table-cell>
          <table:table-cell table:style-name="ce1" table:formula="of:=[.$D$3]+([.$D$6]/(4*[.$D$5]))*([.$D$7]^2-[.$G22]^2)" office:value-type="float" office:value="38.203125" calcext:value-type="float">
            <text:p>3.820313E+01</text:p>
          </table:table-cell>
          <table:table-cell table:style-name="ce1" office:value-type="float" office:value="66.25" calcext:value-type="float">
            <text:p>6.625000E+01</text:p>
          </table:table-cell>
          <table:table-cell table:style-name="ce1" table:formula="of:=100*([.H22]-[.I22])/[.H22]" office:value-type="float" office:value="-73.4151329243355" calcext:value-type="float">
            <text:p>-7.34151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4875" calcext:value-type="float">
            <text:p>4.875000E-01</text:p>
          </table:table-cell>
          <table:table-cell table:style-name="ce1" table:formula="of:=[.$D$3]+([.$D$6]/(4*[.$D$5]))*([.$D$7]^2-[.$G23]^2)" office:value-type="float" office:value="32.8053977272727" calcext:value-type="float">
            <text:p>3.280540E+01</text:p>
          </table:table-cell>
          <table:table-cell table:style-name="ce1" office:value-type="float" office:value="42.5" calcext:value-type="float">
            <text:p>4.250000E+01</text:p>
          </table:table-cell>
          <table:table-cell table:style-name="ce1" table:formula="of:=100*([.H23]-[.I23])/[.H23]" office:value-type="float" office:value="-29.551851050011" calcext:value-type="float">
            <text:p>-2.95518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5" table:style-name="ta15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 office:value-type="string" calcext:value-type="string">
            <text:p>TEMPERATURE DEPENDENT CONDUCTIVITY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025" calcext:value-type="float">
            <text:p>2.500000E-03</text:p>
          </table:table-cell>
          <table:table-cell table:style-name="ce1" table:formula="of:=[.$D$3]+([.$D$6]/(4*[.$D$4]))*([.$D$7]^2-[.$G4]^2)" office:value-type="float" office:value="76.7737672955832" calcext:value-type="float">
            <text:p>7.677377E+01</text:p>
          </table:table-cell>
          <table:table-cell table:style-name="ce1" office:value-type="float" office:value="76.80927" calcext:value-type="float">
            <text:p>7.680927E+01</text:p>
          </table:table-cell>
          <table:table-cell table:style-name="ce1" table:formula="of:=100*([.H4]-[.I4])/[.H4]" office:value-type="float" office:value="-0.0462432751021558" calcext:value-type="float">
            <text:p>-4.624328E-02</text:p>
          </table:table-cell>
          <table:table-cell/>
          <table:table-cell table:style-name="ce1" table:formula="of:=SQRT(1/([.$D$5]^2)+2*[.$H4]/[.$D$5])-1/[.$D$5]" office:value-type="float" office:value="73.9180936388258" calcext:value-type="float">
            <text:p>7.391809E+01</text:p>
          </table:table-cell>
          <table:table-cell table:style-name="ce1" office:value-type="float" office:value="74.15498" calcext:value-type="float">
            <text:p>7.415498E+01</text:p>
          </table:table-cell>
          <table:table-cell table:style-name="ce1" table:formula="of:=100*([.L4]-[.M4])/[.L4]" office:value-type="float" office:value="-0.320471415742503" calcext:value-type="float">
            <text:p>-3.20471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075" calcext:value-type="float">
            <text:p>7.500000E-03</text:p>
          </table:table-cell>
          <table:table-cell table:style-name="ce1" table:formula="of:=[.$D$3]+([.$D$6]/(4*[.$D$4]))*([.$D$7]^2-[.$G5]^2)" office:value-type="float" office:value="76.4897209301269" calcext:value-type="float">
            <text:p>7.648972E+01</text:p>
          </table:table-cell>
          <table:table-cell table:style-name="ce1" office:value-type="float" office:value="76.52523" calcext:value-type="float">
            <text:p>7.652523E+01</text:p>
          </table:table-cell>
          <table:table-cell table:style-name="ce1" table:formula="of:=100*([.H5]-[.I5])/[.H5]" office:value-type="float" office:value="-0.0464233225606249" calcext:value-type="float">
            <text:p>-4.642332E-02</text:p>
          </table:table-cell>
          <table:table-cell/>
          <table:table-cell table:style-name="ce1" table:formula="of:=SQRT(1/([.$D$5]^2)+2*[.$H5]/[.$D$5])-1/[.$D$5]" office:value-type="float" office:value="73.6543864950892" calcext:value-type="float">
            <text:p>7.365439E+01</text:p>
          </table:table-cell>
          <table:table-cell table:style-name="ce1" office:value-type="float" office:value="73.89133" calcext:value-type="float">
            <text:p>7.389133E+01</text:p>
          </table:table-cell>
          <table:table-cell table:style-name="ce1" table:formula="of:=100*([.L5]-[.M5])/[.L5]" office:value-type="float" office:value="-0.321696393366367" calcext:value-type="float">
            <text:p>-3.21696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125" calcext:value-type="float">
            <text:p>1.250000E-02</text:p>
          </table:table-cell>
          <table:table-cell table:style-name="ce1" table:formula="of:=[.$D$3]+([.$D$6]/(4*[.$D$4]))*([.$D$7]^2-[.$G6]^2)" office:value-type="float" office:value="75.9216281992142" calcext:value-type="float">
            <text:p>7.592163E+01</text:p>
          </table:table-cell>
          <table:table-cell table:style-name="ce1" office:value-type="float" office:value="75.95713" calcext:value-type="float">
            <text:p>7.595713E+01</text:p>
          </table:table-cell>
          <table:table-cell table:style-name="ce1" table:formula="of:=100*([.H6]-[.I6])/[.H6]" office:value-type="float" office:value="-0.0467611162034434" calcext:value-type="float">
            <text:p>-4.676112E-02</text:p>
          </table:table-cell>
          <table:table-cell/>
          <table:table-cell table:style-name="ce1" table:formula="of:=SQRT(1/([.$D$5]^2)+2*[.$H6]/[.$D$5])-1/[.$D$5]" office:value-type="float" office:value="73.1267696200702" calcext:value-type="float">
            <text:p>7.312677E+01</text:p>
          </table:table-cell>
          <table:table-cell table:style-name="ce1" office:value-type="float" office:value="73.36384" calcext:value-type="float">
            <text:p>7.336384E+01</text:p>
          </table:table-cell>
          <table:table-cell table:style-name="ce1" table:formula="of:=100*([.L6]-[.M6])/[.L6]" office:value-type="float" office:value="-0.324190964760983" calcext:value-type="float">
            <text:p>-3.241910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175" calcext:value-type="float">
            <text:p>1.750000E-02</text:p>
          </table:table-cell>
          <table:table-cell table:style-name="ce1" table:formula="of:=[.$D$3]+([.$D$6]/(4*[.$D$4]))*([.$D$7]^2-[.$G7]^2)" office:value-type="float" office:value="75.0694891028452" calcext:value-type="float">
            <text:p>7.506949E+01</text:p>
          </table:table-cell>
          <table:table-cell table:style-name="ce1" office:value-type="float" office:value="75.10499" calcext:value-type="float">
            <text:p>7.510499E+01</text:p>
          </table:table-cell>
          <table:table-cell table:style-name="ce1" table:formula="of:=100*([.H7]-[.I7])/[.H7]" office:value-type="float" office:value="-0.0472907136827928" calcext:value-type="float">
            <text:p>-4.729071E-02</text:p>
          </table:table-cell>
          <table:table-cell/>
          <table:table-cell table:style-name="ce1" table:formula="of:=SQRT(1/([.$D$5]^2)+2*[.$H7]/[.$D$5])-1/[.$D$5]" office:value-type="float" office:value="72.3348370595112" calcext:value-type="float">
            <text:p>7.233484E+01</text:p>
          </table:table-cell>
          <table:table-cell table:style-name="ce1" office:value-type="float" office:value="72.57209" calcext:value-type="float">
            <text:p>7.257209E+01</text:p>
          </table:table-cell>
          <table:table-cell table:style-name="ce1" table:formula="of:=100*([.L7]-[.M7])/[.L7]" office:value-type="float" office:value="-0.327992638310118" calcext:value-type="float">
            <text:p>-3.279926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0225" calcext:value-type="float">
            <text:p>2.250000E-02</text:p>
          </table:table-cell>
          <table:table-cell table:style-name="ce1" table:formula="of:=[.$D$3]+([.$D$6]/(4*[.$D$4]))*([.$D$7]^2-[.$G8]^2)" office:value-type="float" office:value="73.9333036410199" calcext:value-type="float">
            <text:p>7.393330E+01</text:p>
          </table:table-cell>
          <table:table-cell table:style-name="ce1" office:value-type="float" office:value="73.96881" calcext:value-type="float">
            <text:p>7.396881E+01</text:p>
          </table:table-cell>
          <table:table-cell table:style-name="ce1" table:formula="of:=100*([.H8]-[.I8])/[.H8]" office:value-type="float" office:value="-0.0480248510907504" calcext:value-type="float">
            <text:p>-4.802485E-02</text:p>
          </table:table-cell>
          <table:table-cell/>
          <table:table-cell table:style-name="ce1" table:formula="of:=SQRT(1/([.$D$5]^2)+2*[.$H8]/[.$D$5])-1/[.$D$5]" office:value-type="float" office:value="71.2779779271053" calcext:value-type="float">
            <text:p>7.127798E+01</text:p>
          </table:table-cell>
          <table:table-cell table:style-name="ce1" office:value-type="float" office:value="71.51547" calcext:value-type="float">
            <text:p>7.151547E+01</text:p>
          </table:table-cell>
          <table:table-cell table:style-name="ce1" table:formula="of:=100*([.L8]-[.M8])/[.L8]" office:value-type="float" office:value="-0.333191372428587" calcext:value-type="float">
            <text:p>-3.33191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0275" calcext:value-type="float">
            <text:p>2.750000E-02</text:p>
          </table:table-cell>
          <table:table-cell table:style-name="ce1" table:formula="of:=[.$D$3]+([.$D$6]/(4*[.$D$4]))*([.$D$7]^2-[.$G9]^2)" office:value-type="float" office:value="72.5130718137383" calcext:value-type="float">
            <text:p>7.251307E+01</text:p>
          </table:table-cell>
          <table:table-cell table:style-name="ce1" office:value-type="float" office:value="72.54858" calcext:value-type="float">
            <text:p>7.254858E+01</text:p>
          </table:table-cell>
          <table:table-cell table:style-name="ce1" table:formula="of:=100*([.H9]-[.I9])/[.H9]" office:value-type="float" office:value="-0.0489679796670354" calcext:value-type="float">
            <text:p>-4.896798E-02</text:p>
          </table:table-cell>
          <table:table-cell/>
          <table:table-cell table:style-name="ce1" table:formula="of:=SQRT(1/([.$D$5]^2)+2*[.$H9]/[.$D$5])-1/[.$D$5]" office:value-type="float" office:value="69.9553740388643" calcext:value-type="float">
            <text:p>6.995537E+01</text:p>
          </table:table-cell>
          <table:table-cell table:style-name="ce1" office:value-type="float" office:value="70.19317" calcext:value-type="float">
            <text:p>7.019317E+01</text:p>
          </table:table-cell>
          <table:table-cell table:style-name="ce1" table:formula="of:=100*([.L9]-[.M9])/[.L9]" office:value-type="float" office:value="-0.339925222905075" calcext:value-type="float">
            <text:p>-3.399252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0325" calcext:value-type="float">
            <text:p>3.250000E-02</text:p>
          </table:table-cell>
          <table:table-cell table:style-name="ce1" table:formula="of:=[.$D$3]+([.$D$6]/(4*[.$D$4]))*([.$D$7]^2-[.$G10]^2)" office:value-type="float" office:value="70.8087936210004" calcext:value-type="float">
            <text:p>7.080879E+01</text:p>
          </table:table-cell>
          <table:table-cell table:style-name="ce1" office:value-type="float" office:value="70.8443" calcext:value-type="float">
            <text:p>7.084430E+01</text:p>
          </table:table-cell>
          <table:table-cell table:style-name="ce1" table:formula="of:=100*([.H10]-[.I10])/[.H10]" office:value-type="float" office:value="-0.050144024751646" calcext:value-type="float">
            <text:p>-5.014402E-02</text:p>
          </table:table-cell>
          <table:table-cell/>
          <table:table-cell table:style-name="ce1" table:formula="of:=SQRT(1/([.$D$5]^2)+2*[.$H10]/[.$D$5])-1/[.$D$5]" office:value-type="float" office:value="68.3659967257198" calcext:value-type="float">
            <text:p>6.836600E+01</text:p>
          </table:table-cell>
          <table:table-cell table:style-name="ce1" office:value-type="float" office:value="68.60416" calcext:value-type="float">
            <text:p>6.860416E+01</text:p>
          </table:table-cell>
          <table:table-cell table:style-name="ce1" table:formula="of:=100*([.L10]-[.M10])/[.L10]" office:value-type="float" office:value="-0.348365102077981" calcext:value-type="float">
            <text:p>-3.483651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number-matrix-columns-spanned="1" table:number-matrix-rows-spanned="1" table:formula="of:=MAX(ABS([.N4:.N23]))" office:value-type="float" office:value="1.04252695644501" calcext:value-type="float">
            <text:p>1.042527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0375" calcext:value-type="float">
            <text:p>3.750000E-02</text:p>
          </table:table-cell>
          <table:table-cell table:style-name="ce1" table:formula="of:=[.$D$3]+([.$D$6]/(4*[.$D$4]))*([.$D$7]^2-[.$G11]^2)" office:value-type="float" office:value="68.8204690628061" calcext:value-type="float">
            <text:p>6.882047E+01</text:p>
          </table:table-cell>
          <table:table-cell table:style-name="ce1" office:value-type="float" office:value="68.85597" calcext:value-type="float">
            <text:p>6.885597E+01</text:p>
          </table:table-cell>
          <table:table-cell table:style-name="ce1" table:formula="of:=100*([.H11]-[.I11])/[.H11]" office:value-type="float" office:value="-0.0515848521194064" calcext:value-type="float">
            <text:p>-5.158485E-02</text:p>
          </table:table-cell>
          <table:table-cell/>
          <table:table-cell table:style-name="ce1" table:formula="of:=SQRT(1/([.$D$5]^2)+2*[.$H11]/[.$D$5])-1/[.$D$5]" office:value-type="float" office:value="66.5086027951833" calcext:value-type="float">
            <text:p>6.650860E+01</text:p>
          </table:table-cell>
          <table:table-cell table:style-name="ce1" office:value-type="float" office:value="66.7472" calcext:value-type="float">
            <text:p>6.674720E+01</text:p>
          </table:table-cell>
          <table:table-cell table:style-name="ce1" table:formula="of:=100*([.L11]-[.M11])/[.L11]" office:value-type="float" office:value="-0.35874637985031" calcext:value-type="float">
            <text:p>-3.58746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0425" calcext:value-type="float">
            <text:p>4.250000E-02</text:p>
          </table:table-cell>
          <table:table-cell table:style-name="ce1" table:formula="of:=[.$D$3]+([.$D$6]/(4*[.$D$4]))*([.$D$7]^2-[.$G12]^2)" office:value-type="float" office:value="66.5480981391555" calcext:value-type="float">
            <text:p>6.654810E+01</text:p>
          </table:table-cell>
          <table:table-cell table:style-name="ce1" office:value-type="float" office:value="66.5836" calcext:value-type="float">
            <text:p>6.658360E+01</text:p>
          </table:table-cell>
          <table:table-cell table:style-name="ce1" table:formula="of:=100*([.H12]-[.I12])/[.H12]" office:value-type="float" office:value="-0.0533476715898198" calcext:value-type="float">
            <text:p>-5.334767E-02</text:p>
          </table:table-cell>
          <table:table-cell/>
          <table:table-cell table:style-name="ce1" table:formula="of:=SQRT(1/([.$D$5]^2)+2*[.$H12]/[.$D$5])-1/[.$D$5]" office:value-type="float" office:value="64.3817296047084" calcext:value-type="float">
            <text:p>6.438173E+01</text:p>
          </table:table-cell>
          <table:table-cell table:style-name="ce1" office:value-type="float" office:value="64.62082" calcext:value-type="float">
            <text:p>6.462082E+01</text:p>
          </table:table-cell>
          <table:table-cell table:style-name="ce1" table:formula="of:=100*([.L12]-[.M12])/[.L12]" office:value-type="float" office:value="-0.371363734338202" calcext:value-type="float">
            <text:p>-3.71363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0475" calcext:value-type="float">
            <text:p>4.750000E-02</text:p>
          </table:table-cell>
          <table:table-cell table:style-name="ce1" table:formula="of:=[.$D$3]+([.$D$6]/(4*[.$D$4]))*([.$D$7]^2-[.$G13]^2)" office:value-type="float" office:value="63.9916808500485" calcext:value-type="float">
            <text:p>6.399168E+01</text:p>
          </table:table-cell>
          <table:table-cell table:style-name="ce1" office:value-type="float" office:value="64.02719" calcext:value-type="float">
            <text:p>6.402719E+01</text:p>
          </table:table-cell>
          <table:table-cell table:style-name="ce1" table:formula="of:=100*([.H13]-[.I13])/[.H13]" office:value-type="float" office:value="-0.0554902597959388" calcext:value-type="float">
            <text:p>-5.549026E-02</text:p>
          </table:table-cell>
          <table:table-cell/>
          <table:table-cell table:style-name="ce1" table:formula="of:=SQRT(1/([.$D$5]^2)+2*[.$H13]/[.$D$5])-1/[.$D$5]" office:value-type="float" office:value="61.9836892005794" calcext:value-type="float">
            <text:p>6.198369E+01</text:p>
          </table:table-cell>
          <table:table-cell table:style-name="ce1" office:value-type="float" office:value="62.22334" calcext:value-type="float">
            <text:p>6.222334E+01</text:p>
          </table:table-cell>
          <table:table-cell table:style-name="ce1" table:formula="of:=100*([.L13]-[.M13])/[.L13]" office:value-type="float" office:value="-0.386635262456014" calcext:value-type="float">
            <text:p>-3.86635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0525" calcext:value-type="float">
            <text:p>5.250000E-02</text:p>
          </table:table-cell>
          <table:table-cell table:style-name="ce1" table:formula="of:=[.$D$3]+([.$D$6]/(4*[.$D$4]))*([.$D$7]^2-[.$G14]^2)" office:value-type="float" office:value="61.1512171954853" calcext:value-type="float">
            <text:p>6.115122E+01</text:p>
          </table:table-cell>
          <table:table-cell table:style-name="ce1" office:value-type="float" office:value="61.18672" calcext:value-type="float">
            <text:p>6.118672E+01</text:p>
          </table:table-cell>
          <table:table-cell table:style-name="ce1" table:formula="of:=100*([.H14]-[.I14])/[.H14]" office:value-type="float" office:value="-0.0580573963086316" calcext:value-type="float">
            <text:p>-5.805740E-02</text:p>
          </table:table-cell>
          <table:table-cell/>
          <table:table-cell table:style-name="ce1" table:formula="of:=SQRT(1/([.$D$5]^2)+2*[.$H14]/[.$D$5])-1/[.$D$5]" office:value-type="float" office:value="59.3125614665511" calcext:value-type="float">
            <text:p>5.931256E+01</text:p>
          </table:table-cell>
          <table:table-cell table:style-name="ce1" office:value-type="float" office:value="59.55284" calcext:value-type="float">
            <text:p>5.955284E+01</text:p>
          </table:table-cell>
          <table:table-cell table:style-name="ce1" table:formula="of:=100*([.L14]-[.M14])/[.L14]" office:value-type="float" office:value="-0.405105642898989" calcext:value-type="float">
            <text:p>-4.051056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0575" calcext:value-type="float">
            <text:p>5.750000E-02</text:p>
          </table:table-cell>
          <table:table-cell table:style-name="ce1" table:formula="of:=[.$D$3]+([.$D$6]/(4*[.$D$4]))*([.$D$7]^2-[.$G15]^2)" office:value-type="float" office:value="58.0267071754657" calcext:value-type="float">
            <text:p>5.802671E+01</text:p>
          </table:table-cell>
          <table:table-cell table:style-name="ce1" office:value-type="float" office:value="58.06221" calcext:value-type="float">
            <text:p>5.806221E+01</text:p>
          </table:table-cell>
          <table:table-cell table:style-name="ce1" table:formula="of:=100*([.H15]-[.I15])/[.H15]" office:value-type="float" office:value="-0.0611835933184404" calcext:value-type="float">
            <text:p>-6.118359E-02</text:p>
          </table:table-cell>
          <table:table-cell/>
          <table:table-cell table:style-name="ce1" table:formula="of:=SQRT(1/([.$D$5]^2)+2*[.$H15]/[.$D$5])-1/[.$D$5]" office:value-type="float" office:value="56.3661862158878" calcext:value-type="float">
            <text:p>5.636619E+01</text:p>
          </table:table-cell>
          <table:table-cell table:style-name="ce1" office:value-type="float" office:value="56.60715" calcext:value-type="float">
            <text:p>5.660715E+01</text:p>
          </table:table-cell>
          <table:table-cell table:style-name="ce1" table:formula="of:=100*([.L15]-[.M15])/[.L15]" office:value-type="float" office:value="-0.427497051493483" calcext:value-type="float">
            <text:p>-4.27497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0625" calcext:value-type="float">
            <text:p>6.250000E-02</text:p>
          </table:table-cell>
          <table:table-cell table:style-name="ce1" table:formula="of:=[.$D$3]+([.$D$6]/(4*[.$D$4]))*([.$D$7]^2-[.$G16]^2)" office:value-type="float" office:value="54.6181507899898" calcext:value-type="float">
            <text:p>5.461815E+01</text:p>
          </table:table-cell>
          <table:table-cell table:style-name="ce1" office:value-type="float" office:value="54.65366" calcext:value-type="float">
            <text:p>5.465366E+01</text:p>
          </table:table-cell>
          <table:table-cell table:style-name="ce1" table:formula="of:=100*([.H16]-[.I16])/[.H16]" office:value-type="float" office:value="-0.0650135705743091" calcext:value-type="float">
            <text:p>-6.501357E-02</text:p>
          </table:table-cell>
          <table:table-cell/>
          <table:table-cell table:style-name="ce1" table:formula="of:=SQRT(1/([.$D$5]^2)+2*[.$H16]/[.$D$5])-1/[.$D$5]" office:value-type="float" office:value="53.1421541486914" calcext:value-type="float">
            <text:p>5.314215E+01</text:p>
          </table:table-cell>
          <table:table-cell table:style-name="ce1" office:value-type="float" office:value="53.38388" calcext:value-type="float">
            <text:p>5.338388E+01</text:p>
          </table:table-cell>
          <table:table-cell table:style-name="ce1" table:formula="of:=100*([.L16]-[.M16])/[.L16]" office:value-type="float" office:value="-0.454866490041577" calcext:value-type="float">
            <text:p>-4.54866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0675" calcext:value-type="float">
            <text:p>6.750000E-02</text:p>
          </table:table-cell>
          <table:table-cell table:style-name="ce1" table:formula="of:=[.$D$3]+([.$D$6]/(4*[.$D$4]))*([.$D$7]^2-[.$G17]^2)" office:value-type="float" office:value="50.9255480390575" calcext:value-type="float">
            <text:p>5.092555E+01</text:p>
          </table:table-cell>
          <table:table-cell table:style-name="ce1" office:value-type="float" office:value="50.96105" calcext:value-type="float">
            <text:p>5.096105E+01</text:p>
          </table:table-cell>
          <table:table-cell table:style-name="ce1" table:formula="of:=100*([.H17]-[.I17])/[.H17]" office:value-type="float" office:value="-0.0697134587834781" calcext:value-type="float">
            <text:p>-6.971346E-02</text:p>
          </table:table-cell>
          <table:table-cell/>
          <table:table-cell table:style-name="ce1" table:formula="of:=SQRT(1/([.$D$5]^2)+2*[.$H17]/[.$D$5])-1/[.$D$5]" office:value-type="float" office:value="49.6377965832253" calcext:value-type="float">
            <text:p>4.963780E+01</text:p>
          </table:table-cell>
          <table:table-cell table:style-name="ce1" office:value-type="float" office:value="49.88036" calcext:value-type="float">
            <text:p>4.988036E+01</text:p>
          </table:table-cell>
          <table:table-cell table:style-name="ce1" table:formula="of:=100*([.L17]-[.M17])/[.L17]" office:value-type="float" office:value="-0.488666769017492" calcext:value-type="float">
            <text:p>-4.88666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0725" calcext:value-type="float">
            <text:p>7.250000E-02</text:p>
          </table:table-cell>
          <table:table-cell table:style-name="ce1" table:formula="of:=[.$D$3]+([.$D$6]/(4*[.$D$4]))*([.$D$7]^2-[.$G18]^2)" office:value-type="float" office:value="46.948898922669" calcext:value-type="float">
            <text:p>4.694890E+01</text:p>
          </table:table-cell>
          <table:table-cell table:style-name="ce1" office:value-type="float" office:value="46.9844" calcext:value-type="float">
            <text:p>4.698440E+01</text:p>
          </table:table-cell>
          <table:table-cell table:style-name="ce1" table:formula="of:=100*([.H18]-[.I18])/[.H18]" office:value-type="float" office:value="-0.0756164215683015" calcext:value-type="float">
            <text:p>-7.561642E-02</text:p>
          </table:table-cell>
          <table:table-cell/>
          <table:table-cell table:style-name="ce1" table:formula="of:=SQRT(1/([.$D$5]^2)+2*[.$H18]/[.$D$5])-1/[.$D$5]" office:value-type="float" office:value="45.8501738550461" calcext:value-type="float">
            <text:p>4.585017E+01</text:p>
          </table:table-cell>
          <table:table-cell table:style-name="ce1" office:value-type="float" office:value="46.09364" calcext:value-type="float">
            <text:p>4.609364E+01</text:p>
          </table:table-cell>
          <table:table-cell table:style-name="ce1" table:formula="of:=100*([.L18]-[.M18])/[.L18]" office:value-type="float" office:value="-0.53100375523891" calcext:value-type="float">
            <text:p>-5.31003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0775" calcext:value-type="float">
            <text:p>7.750000E-02</text:p>
          </table:table-cell>
          <table:table-cell table:style-name="ce1" table:formula="of:=[.$D$3]+([.$D$6]/(4*[.$D$4]))*([.$D$7]^2-[.$G19]^2)" office:value-type="float" office:value="42.6882034408241" calcext:value-type="float">
            <text:p>4.268820E+01</text:p>
          </table:table-cell>
          <table:table-cell table:style-name="ce1" office:value-type="float" office:value="42.72371" calcext:value-type="float">
            <text:p>4.272371E+01</text:p>
          </table:table-cell>
          <table:table-cell table:style-name="ce1" table:formula="of:=100*([.H19]-[.I19])/[.H19]" office:value-type="float" office:value="-0.0831765132143733" calcext:value-type="float">
            <text:p>-8.317651E-02</text:p>
          </table:table-cell>
          <table:table-cell/>
          <table:table-cell table:style-name="ce1" table:formula="of:=SQRT(1/([.$D$5]^2)+2*[.$H19]/[.$D$5])-1/[.$D$5]" office:value-type="float" office:value="41.7760622608171" calcext:value-type="float">
            <text:p>4.177606E+01</text:p>
          </table:table-cell>
          <table:table-cell table:style-name="ce1" office:value-type="float" office:value="42.0205" calcext:value-type="float">
            <text:p>4.202050E+01</text:p>
          </table:table-cell>
          <table:table-cell table:style-name="ce1" table:formula="of:=100*([.L19]-[.M19])/[.L19]" office:value-type="float" office:value="-0.585114359646559" calcext:value-type="float">
            <text:p>-5.85114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0825" calcext:value-type="float">
            <text:p>8.250000E-02</text:p>
          </table:table-cell>
          <table:table-cell table:style-name="ce1" table:formula="of:=[.$D$3]+([.$D$6]/(4*[.$D$4]))*([.$D$7]^2-[.$G20]^2)" office:value-type="float" office:value="38.1434615935228" calcext:value-type="float">
            <text:p>3.814346E+01</text:p>
          </table:table-cell>
          <table:table-cell table:style-name="ce1" office:value-type="float" office:value="38.17897" calcext:value-type="float">
            <text:p>3.817897E+01</text:p>
          </table:table-cell>
          <table:table-cell table:style-name="ce1" table:formula="of:=100*([.H20]-[.I20])/[.H20]" office:value-type="float" office:value="-0.0930917252753634" calcext:value-type="float">
            <text:p>-9.309173E-02</text:p>
          </table:table-cell>
          <table:table-cell/>
          <table:table-cell table:style-name="ce1" table:formula="of:=SQRT(1/([.$D$5]^2)+2*[.$H20]/[.$D$5])-1/[.$D$5]" office:value-type="float" office:value="37.4119394042807" calcext:value-type="float">
            <text:p>3.741194E+01</text:p>
          </table:table-cell>
          <table:table-cell table:style-name="ce1" office:value-type="float" office:value="37.65743" calcext:value-type="float">
            <text:p>3.765743E+01</text:p>
          </table:table-cell>
          <table:table-cell table:style-name="ce1" table:formula="of:=100*([.L20]-[.M20])/[.L20]" office:value-type="float" office:value="-0.656182490478446" calcext:value-type="float">
            <text:p>-6.56182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0875" calcext:value-type="float">
            <text:p>8.750000E-02</text:p>
          </table:table-cell>
          <table:table-cell table:style-name="ce1" table:formula="of:=[.$D$3]+([.$D$6]/(4*[.$D$4]))*([.$D$7]^2-[.$G21]^2)" office:value-type="float" office:value="33.3146733807653" calcext:value-type="float">
            <text:p>3.331467E+01</text:p>
          </table:table-cell>
          <table:table-cell table:style-name="ce1" office:value-type="float" office:value="33.35018" calcext:value-type="float">
            <text:p>3.335018E+01</text:p>
          </table:table-cell>
          <table:table-cell table:style-name="ce1" table:formula="of:=100*([.H21]-[.I21])/[.H21]" office:value-type="float" office:value="-0.106579520768196" calcext:value-type="float">
            <text:p>-1.065795E-01</text:p>
          </table:table-cell>
          <table:table-cell/>
          <table:table-cell table:style-name="ce1" table:formula="of:=SQRT(1/([.$D$5]^2)+2*[.$H21]/[.$D$5])-1/[.$D$5]" office:value-type="float" office:value="32.753967779553" calcext:value-type="float">
            <text:p>3.275397E+01</text:p>
          </table:table-cell>
          <table:table-cell table:style-name="ce1" office:value-type="float" office:value="33.00059" calcext:value-type="float">
            <text:p>3.300059E+01</text:p>
          </table:table-cell>
          <table:table-cell table:style-name="ce1" table:formula="of:=100*([.L21]-[.M21])/[.L21]" office:value-type="float" office:value="-0.752953724894779" calcext:value-type="float">
            <text:p>-7.52953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0925" calcext:value-type="float">
            <text:p>9.250000E-02</text:p>
          </table:table-cell>
          <table:table-cell table:style-name="ce1" table:formula="of:=[.$D$3]+([.$D$6]/(4*[.$D$4]))*([.$D$7]^2-[.$G22]^2)" office:value-type="float" office:value="28.2018388025514" calcext:value-type="float">
            <text:p>2.820184E+01</text:p>
          </table:table-cell>
          <table:table-cell table:style-name="ce1" office:value-type="float" office:value="28.23734" calcext:value-type="float">
            <text:p>2.823734E+01</text:p>
          </table:table-cell>
          <table:table-cell table:style-name="ce1" table:formula="of:=100*([.H22]-[.I22])/[.H22]" office:value-type="float" office:value="-0.125882562825575" calcext:value-type="float">
            <text:p>-1.258826E-01</text:p>
          </table:table-cell>
          <table:table-cell/>
          <table:table-cell table:style-name="ce1" table:formula="of:=SQRT(1/([.$D$5]^2)+2*[.$H22]/[.$D$5])-1/[.$D$5]" office:value-type="float" office:value="27.7979764010674" calcext:value-type="float">
            <text:p>2.779798E+01</text:p>
          </table:table-cell>
          <table:table-cell table:style-name="ce1" office:value-type="float" office:value="28.04581" calcext:value-type="float">
            <text:p>2.804581E+01</text:p>
          </table:table-cell>
          <table:table-cell table:style-name="ce1" table:formula="of:=100*([.L22]-[.M22])/[.L22]" office:value-type="float" office:value="-0.891552663247236" calcext:value-type="float">
            <text:p>-8.91552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0975" calcext:value-type="float">
            <text:p>9.750000E-02</text:p>
          </table:table-cell>
          <table:table-cell table:style-name="ce1" table:formula="of:=[.$D$3]+([.$D$6]/(4*[.$D$4]))*([.$D$7]^2-[.$G23]^2)" office:value-type="float" office:value="22.8049578588812" calcext:value-type="float">
            <text:p>2.280496E+01</text:p>
          </table:table-cell>
          <table:table-cell table:style-name="ce1" office:value-type="float" office:value="22.84046" calcext:value-type="float">
            <text:p>2.284046E+01</text:p>
          </table:table-cell>
          <table:table-cell table:style-name="ce1" table:formula="of:=100*([.H23]-[.I23])/[.H23]" office:value-type="float" office:value="-0.155677293238047" calcext:value-type="float">
            <text:p>-1.556773E-01</text:p>
          </table:table-cell>
          <table:table-cell/>
          <table:table-cell table:style-name="ce1" table:formula="of:=SQRT(1/([.$D$5]^2)+2*[.$H23]/[.$D$5])-1/[.$D$5]" office:value-type="float" office:value="22.5394402594633" calcext:value-type="float">
            <text:p>2.253944E+01</text:p>
          </table:table-cell>
          <table:table-cell table:style-name="ce1" office:value-type="float" office:value="22.77442" calcext:value-type="float">
            <text:p>2.277442E+01</text:p>
          </table:table-cell>
          <table:table-cell table:style-name="ce1" table:formula="of:=100*([.L23]-[.M23])/[.L23]" office:value-type="float" office:value="-1.04252695644501" calcext:value-type="float">
            <text:p>-1.042527E+00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6" table:style-name="ta16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7]/2" office:value-type="float" office:value="0.0025" calcext:value-type="float">
            <text:p>2.500000E-03</text:p>
          </table:table-cell>
          <table:table-cell table:style-name="ce1" table:formula="of:=[.$D$3]+([.$D$5]/(6*[.$D$4]))*([.$D$6]^2-[.$G4]^2)" office:value-type="float" office:value="171.420454545455" calcext:value-type="float">
            <text:p>1.714205E+02</text:p>
          </table:table-cell>
          <table:table-cell table:style-name="ce1" office:value-type="float" office:value="171.5152" calcext:value-type="float">
            <text:p>1.715152E+02</text:p>
          </table:table-cell>
          <table:table-cell table:style-name="ce1" table:formula="of:=100*([.H4]-[.I4])/[.H4]" office:value-type="float" office:value="-0.055270798806732" calcext:value-type="float">
            <text:p>-5.527080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7]" office:value-type="float" office:value="0.0075" calcext:value-type="float">
            <text:p>7.500000E-03</text:p>
          </table:table-cell>
          <table:table-cell table:style-name="ce1" table:formula="of:=[.$D$3]+([.$D$5]/(6*[.$D$4]))*([.$D$6]^2-[.$G5]^2)" office:value-type="float" office:value="170.662878787879" calcext:value-type="float">
            <text:p>1.706629E+02</text:p>
          </table:table-cell>
          <table:table-cell table:style-name="ce1" office:value-type="float" office:value="170.7576" calcext:value-type="float">
            <text:p>1.707576E+02</text:p>
          </table:table-cell>
          <table:table-cell table:style-name="ce1" table:formula="of:=100*([.H5]-[.I5])/[.H5]" office:value-type="float" office:value="-0.0555019420707872" calcext:value-type="float">
            <text:p>-5.550194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7]" office:value-type="float" office:value="0.0125" calcext:value-type="float">
            <text:p>1.250000E-02</text:p>
          </table:table-cell>
          <table:table-cell table:style-name="ce1" table:formula="of:=[.$D$3]+([.$D$5]/(6*[.$D$4]))*([.$D$6]^2-[.$G6]^2)" office:value-type="float" office:value="169.147727272727" calcext:value-type="float">
            <text:p>1.691477E+02</text:p>
          </table:table-cell>
          <table:table-cell table:style-name="ce1" office:value-type="float" office:value="169.2424" calcext:value-type="float">
            <text:p>1.692424E+02</text:p>
          </table:table-cell>
          <table:table-cell table:style-name="ce1" table:formula="of:=100*([.H6]-[.I6])/[.H6]" office:value-type="float" office:value="-0.0559704400402897" calcext:value-type="float">
            <text:p>-5.597044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05" calcext:value-type="float">
            <text:p>0.0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7]" office:value-type="float" office:value="0.0175" calcext:value-type="float">
            <text:p>1.750000E-02</text:p>
          </table:table-cell>
          <table:table-cell table:style-name="ce1" table:formula="of:=[.$D$3]+([.$D$5]/(6*[.$D$4]))*([.$D$6]^2-[.$G7]^2)" office:value-type="float" office:value="166.875" calcext:value-type="float">
            <text:p>1.668750E+02</text:p>
          </table:table-cell>
          <table:table-cell table:style-name="ce1" office:value-type="float" office:value="166.9697" calcext:value-type="float">
            <text:p>1.669697E+02</text:p>
          </table:table-cell>
          <table:table-cell table:style-name="ce1" table:formula="of:=100*([.H7]-[.I7])/[.H7]" office:value-type="float" office:value="-0.0567490636703713" calcext:value-type="float">
            <text:p>-5.674906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7]" office:value-type="float" office:value="0.0225" calcext:value-type="float">
            <text:p>2.250000E-02</text:p>
          </table:table-cell>
          <table:table-cell table:style-name="ce1" table:formula="of:=[.$D$3]+([.$D$5]/(6*[.$D$4]))*([.$D$6]^2-[.$G8]^2)" office:value-type="float" office:value="163.844696969697" calcext:value-type="float">
            <text:p>1.638447E+02</text:p>
          </table:table-cell>
          <table:table-cell table:style-name="ce1" office:value-type="float" office:value="163.9394" calcext:value-type="float">
            <text:p>1.639394E+02</text:p>
          </table:table-cell>
          <table:table-cell table:style-name="ce1" table:formula="of:=100*([.H8]-[.I8])/[.H8]" office:value-type="float" office:value="-0.0578004854929936" calcext:value-type="float">
            <text:p>-5.78004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1" table:formula="of:=[.$G8]+[.$D$7]" office:value-type="float" office:value="0.0275" calcext:value-type="float">
            <text:p>2.750000E-02</text:p>
          </table:table-cell>
          <table:table-cell table:style-name="ce1" table:formula="of:=[.$D$3]+([.$D$5]/(6*[.$D$4]))*([.$D$6]^2-[.$G9]^2)" office:value-type="float" office:value="160.056818181818" calcext:value-type="float">
            <text:p>1.600568E+02</text:p>
          </table:table-cell>
          <table:table-cell table:style-name="ce1" office:value-type="float" office:value="160.1515" calcext:value-type="float">
            <text:p>1.601515E+02</text:p>
          </table:table-cell>
          <table:table-cell table:style-name="ce1" table:formula="of:=100*([.H9]-[.I9])/[.H9]" office:value-type="float" office:value="-0.0591551295704432" calcext:value-type="float">
            <text:p>-5.915513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0.055270798806732" calcext:value-type="float">
            <text:p>-5.527080E-0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$G9]+[.$D$7]" office:value-type="float" office:value="0.0325" calcext:value-type="float">
            <text:p>3.250000E-02</text:p>
          </table:table-cell>
          <table:table-cell table:style-name="ce1" table:formula="of:=[.$D$3]+([.$D$5]/(6*[.$D$4]))*([.$D$6]^2-[.$G10]^2)" office:value-type="float" office:value="155.511363636364" calcext:value-type="float">
            <text:p>1.555114E+02</text:p>
          </table:table-cell>
          <table:table-cell table:style-name="ce1" office:value-type="float" office:value="155.6061" calcext:value-type="float">
            <text:p>1.556061E+02</text:p>
          </table:table-cell>
          <table:table-cell table:style-name="ce1" table:formula="of:=100*([.H10]-[.I10])/[.H10]" office:value-type="float" office:value="-0.0609192546583721" calcext:value-type="float">
            <text:p>-6.091925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" table:formula="of:=[.$G10]+[.$D$7]" office:value-type="float" office:value="0.0375" calcext:value-type="float">
            <text:p>3.750000E-02</text:p>
          </table:table-cell>
          <table:table-cell table:style-name="ce1" table:formula="of:=[.$D$3]+([.$D$5]/(6*[.$D$4]))*([.$D$6]^2-[.$G11]^2)" office:value-type="float" office:value="150.208333333333" calcext:value-type="float">
            <text:p>1.502083E+02</text:p>
          </table:table-cell>
          <table:table-cell table:style-name="ce1" office:value-type="float" office:value="150.303" calcext:value-type="float">
            <text:p>1.503030E+02</text:p>
          </table:table-cell>
          <table:table-cell table:style-name="ce1" table:formula="of:=100*([.H11]-[.I11])/[.H11]" office:value-type="float" office:value="-0.0630235783633571" calcext:value-type="float">
            <text:p>-6.302358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7]" office:value-type="float" office:value="0.0425" calcext:value-type="float">
            <text:p>4.250000E-02</text:p>
          </table:table-cell>
          <table:table-cell table:style-name="ce1" table:formula="of:=[.$D$3]+([.$D$5]/(6*[.$D$4]))*([.$D$6]^2-[.$G12]^2)" office:value-type="float" office:value="144.147727272727" calcext:value-type="float">
            <text:p>1.441477E+02</text:p>
          </table:table-cell>
          <table:table-cell table:style-name="ce1" office:value-type="float" office:value="144.2424" calcext:value-type="float">
            <text:p>1.442424E+02</text:p>
          </table:table-cell>
          <table:table-cell table:style-name="ce1" table:formula="of:=100*([.H12]-[.I12])/[.H12]" office:value-type="float" office:value="-0.065677571935334" calcext:value-type="float">
            <text:p>-6.567757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7]" office:value-type="float" office:value="0.0475" calcext:value-type="float">
            <text:p>4.750000E-02</text:p>
          </table:table-cell>
          <table:table-cell table:style-name="ce1" table:formula="of:=[.$D$3]+([.$D$5]/(6*[.$D$4]))*([.$D$6]^2-[.$G13]^2)" office:value-type="float" office:value="137.329545454546" calcext:value-type="float">
            <text:p>1.373295E+02</text:p>
          </table:table-cell>
          <table:table-cell table:style-name="ce1" office:value-type="float" office:value="137.4242" calcext:value-type="float">
            <text:p>1.374242E+02</text:p>
          </table:table-cell>
          <table:table-cell table:style-name="ce1" table:formula="of:=100*([.H13]-[.I13])/[.H13]" office:value-type="float" office:value="-0.0689251137773688" calcext:value-type="float">
            <text:p>-6.892511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7]" office:value-type="float" office:value="0.0525" calcext:value-type="float">
            <text:p>5.250000E-02</text:p>
          </table:table-cell>
          <table:table-cell table:style-name="ce1" table:formula="of:=[.$D$3]+([.$D$5]/(6*[.$D$4]))*([.$D$6]^2-[.$G14]^2)" office:value-type="float" office:value="129.753787878788" calcext:value-type="float">
            <text:p>1.297538E+02</text:p>
          </table:table-cell>
          <table:table-cell table:style-name="ce1" office:value-type="float" office:value="129.8485" calcext:value-type="float">
            <text:p>1.298485E+02</text:p>
          </table:table-cell>
          <table:table-cell table:style-name="ce1" table:formula="of:=100*([.H14]-[.I14])/[.H14]" office:value-type="float" office:value="-0.072993723543968" calcext:value-type="float">
            <text:p>-7.29937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7]" office:value-type="float" office:value="0.0575" calcext:value-type="float">
            <text:p>5.750000E-02</text:p>
          </table:table-cell>
          <table:table-cell table:style-name="ce1" table:formula="of:=[.$D$3]+([.$D$5]/(6*[.$D$4]))*([.$D$6]^2-[.$G15]^2)" office:value-type="float" office:value="121.420454545455" calcext:value-type="float">
            <text:p>1.214205E+02</text:p>
          </table:table-cell>
          <table:table-cell table:style-name="ce1" office:value-type="float" office:value="121.5152" calcext:value-type="float">
            <text:p>1.215152E+02</text:p>
          </table:table-cell>
          <table:table-cell table:style-name="ce1" table:formula="of:=100*([.H15]-[.I15])/[.H15]" office:value-type="float" office:value="-0.0780308844173656" calcext:value-type="float">
            <text:p>-7.803088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7]" office:value-type="float" office:value="0.0625" calcext:value-type="float">
            <text:p>6.250000E-02</text:p>
          </table:table-cell>
          <table:table-cell table:style-name="ce1" table:formula="of:=[.$D$3]+([.$D$5]/(6*[.$D$4]))*([.$D$6]^2-[.$G16]^2)" office:value-type="float" office:value="112.329545454546" calcext:value-type="float">
            <text:p>1.123295E+02</text:p>
          </table:table-cell>
          <table:table-cell table:style-name="ce1" office:value-type="float" office:value="112.4242" calcext:value-type="float">
            <text:p>1.124242E+02</text:p>
          </table:table-cell>
          <table:table-cell table:style-name="ce1" table:formula="of:=100*([.H16]-[.I16])/[.H16]" office:value-type="float" office:value="-0.0842650480525546" calcext:value-type="float">
            <text:p>-8.426505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7]" office:value-type="float" office:value="0.0675" calcext:value-type="float">
            <text:p>6.750000E-02</text:p>
          </table:table-cell>
          <table:table-cell table:style-name="ce1" table:formula="of:=[.$D$3]+([.$D$5]/(6*[.$D$4]))*([.$D$6]^2-[.$G17]^2)" office:value-type="float" office:value="102.481060606061" calcext:value-type="float">
            <text:p>1.024811E+02</text:p>
          </table:table-cell>
          <table:table-cell table:style-name="ce1" office:value-type="float" office:value="102.5758" calcext:value-type="float">
            <text:p>1.025758E+02</text:p>
          </table:table-cell>
          <table:table-cell table:style-name="ce1" table:formula="of:=100*([.H17]-[.I17])/[.H17]" office:value-type="float" office:value="-0.0924457586397642" calcext:value-type="float">
            <text:p>-9.244576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7]" office:value-type="float" office:value="0.0725" calcext:value-type="float">
            <text:p>7.250000E-02</text:p>
          </table:table-cell>
          <table:table-cell table:style-name="ce1" table:formula="of:=[.$D$3]+([.$D$5]/(6*[.$D$4]))*([.$D$6]^2-[.$G18]^2)" office:value-type="float" office:value="91.875" calcext:value-type="float">
            <text:p>9.187500E+01</text:p>
          </table:table-cell>
          <table:table-cell table:style-name="ce1" office:value-type="float" office:value="91.9697" calcext:value-type="float">
            <text:p>9.196970E+01</text:p>
          </table:table-cell>
          <table:table-cell table:style-name="ce1" table:formula="of:=100*([.H18]-[.I18])/[.H18]" office:value-type="float" office:value="-0.10307482993193" calcext:value-type="float">
            <text:p>-1.030748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7]" office:value-type="float" office:value="0.0775" calcext:value-type="float">
            <text:p>7.750000E-02</text:p>
          </table:table-cell>
          <table:table-cell table:style-name="ce1" table:formula="of:=[.$D$3]+([.$D$5]/(6*[.$D$4]))*([.$D$6]^2-[.$G19]^2)" office:value-type="float" office:value="80.5113636363637" calcext:value-type="float">
            <text:p>8.051136E+01</text:p>
          </table:table-cell>
          <table:table-cell table:style-name="ce1" office:value-type="float" office:value="80.60606" calcext:value-type="float">
            <text:p>8.060606E+01</text:p>
          </table:table-cell>
          <table:table-cell table:style-name="ce1" table:formula="of:=100*([.H19]-[.I19])/[.H19]" office:value-type="float" office:value="-0.117618630910351" calcext:value-type="float">
            <text:p>-1.176186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7]" office:value-type="float" office:value="0.0825" calcext:value-type="float">
            <text:p>8.250000E-02</text:p>
          </table:table-cell>
          <table:table-cell table:style-name="ce1" table:formula="of:=[.$D$3]+([.$D$5]/(6*[.$D$4]))*([.$D$6]^2-[.$G20]^2)" office:value-type="float" office:value="68.3901515151515" calcext:value-type="float">
            <text:p>6.839015E+01</text:p>
          </table:table-cell>
          <table:table-cell table:style-name="ce1" office:value-type="float" office:value="68.48485" calcext:value-type="float">
            <text:p>6.848485E+01</text:p>
          </table:table-cell>
          <table:table-cell table:style-name="ce1" table:formula="of:=100*([.H20]-[.I20])/[.H20]" office:value-type="float" office:value="-0.138468014400414" calcext:value-type="float">
            <text:p>-1.384680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7]" office:value-type="float" office:value="0.0875" calcext:value-type="float">
            <text:p>8.750000E-02</text:p>
          </table:table-cell>
          <table:table-cell table:style-name="ce1" table:formula="of:=[.$D$3]+([.$D$5]/(6*[.$D$4]))*([.$D$6]^2-[.$G21]^2)" office:value-type="float" office:value="55.5113636363636" calcext:value-type="float">
            <text:p>5.551136E+01</text:p>
          </table:table-cell>
          <table:table-cell table:style-name="ce1" office:value-type="float" office:value="55.60606" calcext:value-type="float">
            <text:p>5.560606E+01</text:p>
          </table:table-cell>
          <table:table-cell table:style-name="ce1" table:formula="of:=100*([.H21]-[.I21])/[.H21]" office:value-type="float" office:value="-0.170589150460586" calcext:value-type="float">
            <text:p>-1.705892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7]" office:value-type="float" office:value="0.0925" calcext:value-type="float">
            <text:p>9.250000E-02</text:p>
          </table:table-cell>
          <table:table-cell table:style-name="ce1" table:formula="of:=[.$D$3]+([.$D$5]/(6*[.$D$4]))*([.$D$6]^2-[.$G22]^2)" office:value-type="float" office:value="41.875" calcext:value-type="float">
            <text:p>4.187500E+01</text:p>
          </table:table-cell>
          <table:table-cell table:style-name="ce1" office:value-type="float" office:value="41.9697" calcext:value-type="float">
            <text:p>4.196970E+01</text:p>
          </table:table-cell>
          <table:table-cell table:style-name="ce1" table:formula="of:=100*([.H22]-[.I22])/[.H22]" office:value-type="float" office:value="-0.226149253731385" calcext:value-type="float">
            <text:p>-2.261493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7]" office:value-type="float" office:value="0.0975" calcext:value-type="float">
            <text:p>9.750000E-02</text:p>
          </table:table-cell>
          <table:table-cell table:style-name="ce1" table:formula="of:=[.$D$3]+([.$D$5]/(6*[.$D$4]))*([.$D$6]^2-[.$G23]^2)" office:value-type="float" office:value="27.4810606060606" calcext:value-type="float">
            <text:p>2.748106E+01</text:p>
          </table:table-cell>
          <table:table-cell table:style-name="ce1" office:value-type="float" office:value="27.57576" calcext:value-type="float">
            <text:p>2.757576E+01</text:p>
          </table:table-cell>
          <table:table-cell table:style-name="ce1" table:formula="of:=100*([.H23]-[.I23])/[.H23]" office:value-type="float" office:value="-0.344598759476247" calcext:value-type="float">
            <text:p>-3.445988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7" table:style-name="ta17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" table:default-cell-style-name="ce7"/>
        <table:table-column table:style-name="co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2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20000" calcext:value-type="float">
            <text:p>20000</text:p>
          </table:table-cell>
          <table:table-cell table:formula="of:=1/[.D4]" office:value-type="float" office:value="0.00005" calcext:value-type="float">
            <text:p>0.00005</text:p>
          </table:table-cell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025" calcext:value-type="float">
            <text:p>2.500000E-03</text:p>
          </table:table-cell>
          <table:table-cell table:style-name="ce1" table:formula="of:=[.$D$3]+([.$D$6]/(3*[.$D$4]))*[.$D$7]+([.$D$6]/(6*[.$D$5]))*([.$D$7]^2-[.$G4]^2)" office:value-type="float" office:value="174.753787878788" calcext:value-type="float">
            <text:p>1.747538E+02</text:p>
          </table:table-cell>
          <table:table-cell table:style-name="ce1" office:value-type="float" office:value="174.8485" calcext:value-type="float">
            <text:p>1.748485E+02</text:p>
          </table:table-cell>
          <table:table-cell table:style-name="ce1" table:formula="of:=100*([.H4]-[.I4])/[.H4]" office:value-type="float" office:value="-0.0541974639644224" calcext:value-type="float">
            <text:p>-5.419746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075" calcext:value-type="float">
            <text:p>7.500000E-03</text:p>
          </table:table-cell>
          <table:table-cell table:style-name="ce1" table:formula="of:=[.$D$3]+([.$D$6]/(3*[.$D$4]))*[.$D$7]+([.$D$6]/(6*[.$D$5]))*([.$D$7]^2-[.$G5]^2)" office:value-type="float" office:value="173.996212121212" calcext:value-type="float">
            <text:p>1.739962E+02</text:p>
          </table:table-cell>
          <table:table-cell table:style-name="ce1" office:value-type="float" office:value="174.0909" calcext:value-type="float">
            <text:p>1.740909E+02</text:p>
          </table:table-cell>
          <table:table-cell table:style-name="ce1" table:formula="of:=100*([.H5]-[.I5])/[.H5]" office:value-type="float" office:value="-0.0544195058234143" calcext:value-type="float">
            <text:p>-5.441951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125" calcext:value-type="float">
            <text:p>1.250000E-02</text:p>
          </table:table-cell>
          <table:table-cell table:style-name="ce1" table:formula="of:=[.$D$3]+([.$D$6]/(3*[.$D$4]))*[.$D$7]+([.$D$6]/(6*[.$D$5]))*([.$D$7]^2-[.$G6]^2)" office:value-type="float" office:value="172.481060606061" calcext:value-type="float">
            <text:p>1.724811E+02</text:p>
          </table:table-cell>
          <table:table-cell table:style-name="ce1" office:value-type="float" office:value="172.5758" calcext:value-type="float">
            <text:p>1.725758E+02</text:p>
          </table:table-cell>
          <table:table-cell table:style-name="ce1" table:formula="of:=100*([.H6]-[.I6])/[.H6]" office:value-type="float" office:value="-0.0549274184692752" calcext:value-type="float">
            <text:p>-5.49274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175" calcext:value-type="float">
            <text:p>1.750000E-02</text:p>
          </table:table-cell>
          <table:table-cell table:style-name="ce1" table:formula="of:=[.$D$3]+([.$D$6]/(3*[.$D$4]))*[.$D$7]+([.$D$6]/(6*[.$D$5]))*([.$D$7]^2-[.$G7]^2)" office:value-type="float" office:value="170.208333333333" calcext:value-type="float">
            <text:p>1.702083E+02</text:p>
          </table:table-cell>
          <table:table-cell table:style-name="ce1" office:value-type="float" office:value="170.303" calcext:value-type="float">
            <text:p>1.703030E+02</text:p>
          </table:table-cell>
          <table:table-cell table:style-name="ce1" table:formula="of:=100*([.H7]-[.I7])/[.H7]" office:value-type="float" office:value="-0.055618115055039" calcext:value-type="float">
            <text:p>-5.56181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0225" calcext:value-type="float">
            <text:p>2.250000E-02</text:p>
          </table:table-cell>
          <table:table-cell table:style-name="ce1" table:formula="of:=[.$D$3]+([.$D$6]/(3*[.$D$4]))*[.$D$7]+([.$D$6]/(6*[.$D$5]))*([.$D$7]^2-[.$G8]^2)" office:value-type="float" office:value="167.17803030303" calcext:value-type="float">
            <text:p>1.671780E+02</text:p>
          </table:table-cell>
          <table:table-cell table:style-name="ce1" office:value-type="float" office:value="167.2727" calcext:value-type="float">
            <text:p>1.672727E+02</text:p>
          </table:table-cell>
          <table:table-cell table:style-name="ce1" table:formula="of:=100*([.H8]-[.I8])/[.H8]" office:value-type="float" office:value="-0.0566280729579564" calcext:value-type="float">
            <text:p>-5.662807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0275" calcext:value-type="float">
            <text:p>2.750000E-02</text:p>
          </table:table-cell>
          <table:table-cell table:style-name="ce1" table:formula="of:=[.$D$3]+([.$D$6]/(3*[.$D$4]))*[.$D$7]+([.$D$6]/(6*[.$D$5]))*([.$D$7]^2-[.$G9]^2)" office:value-type="float" office:value="163.390151515152" calcext:value-type="float">
            <text:p>1.633902E+02</text:p>
          </table:table-cell>
          <table:table-cell table:style-name="ce1" office:value-type="float" office:value="163.4848" calcext:value-type="float">
            <text:p>1.634848E+02</text:p>
          </table:table-cell>
          <table:table-cell table:style-name="ce1" table:formula="of:=100*([.H9]-[.I9])/[.H9]" office:value-type="float" office:value="-0.057927900776592" calcext:value-type="float">
            <text:p>-5.792790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0325" calcext:value-type="float">
            <text:p>3.250000E-02</text:p>
          </table:table-cell>
          <table:table-cell table:style-name="ce1" table:formula="of:=[.$D$3]+([.$D$6]/(3*[.$D$4]))*[.$D$7]+([.$D$6]/(6*[.$D$5]))*([.$D$7]^2-[.$G10]^2)" office:value-type="float" office:value="158.844696969697" calcext:value-type="float">
            <text:p>1.588447E+02</text:p>
          </table:table-cell>
          <table:table-cell table:style-name="ce1" office:value-type="float" office:value="158.9394" calcext:value-type="float">
            <text:p>1.589394E+02</text:p>
          </table:table-cell>
          <table:table-cell table:style-name="ce1" table:formula="of:=100*([.H10]-[.I10])/[.H10]" office:value-type="float" office:value="-0.0596198879217524" calcext:value-type="float">
            <text:p>-5.96198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0.0541974639644224" calcext:value-type="float">
            <text:p>-5.419746E-0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0375" calcext:value-type="float">
            <text:p>3.750000E-02</text:p>
          </table:table-cell>
          <table:table-cell table:style-name="ce1" table:formula="of:=[.$D$3]+([.$D$6]/(3*[.$D$4]))*[.$D$7]+([.$D$6]/(6*[.$D$5]))*([.$D$7]^2-[.$G11]^2)" office:value-type="float" office:value="153.541666666667" calcext:value-type="float">
            <text:p>1.535417E+02</text:p>
          </table:table-cell>
          <table:table-cell table:style-name="ce1" office:value-type="float" office:value="153.6364" calcext:value-type="float">
            <text:p>1.536364E+02</text:p>
          </table:table-cell>
          <table:table-cell table:style-name="ce1" table:formula="of:=100*([.H11]-[.I11])/[.H11]" office:value-type="float" office:value="-0.0616987788330636" calcext:value-type="float">
            <text:p>-6.169878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0425" calcext:value-type="float">
            <text:p>4.250000E-02</text:p>
          </table:table-cell>
          <table:table-cell table:style-name="ce1" table:formula="of:=[.$D$3]+([.$D$6]/(3*[.$D$4]))*[.$D$7]+([.$D$6]/(6*[.$D$5]))*([.$D$7]^2-[.$G12]^2)" office:value-type="float" office:value="147.481060606061" calcext:value-type="float">
            <text:p>1.474811E+02</text:p>
          </table:table-cell>
          <table:table-cell table:style-name="ce1" office:value-type="float" office:value="147.5758" calcext:value-type="float">
            <text:p>1.475758E+02</text:p>
          </table:table-cell>
          <table:table-cell table:style-name="ce1" table:formula="of:=100*([.H12]-[.I12])/[.H12]" office:value-type="float" office:value="-0.0642383459611775" calcext:value-type="float">
            <text:p>-6.423835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0475" calcext:value-type="float">
            <text:p>4.750000E-02</text:p>
          </table:table-cell>
          <table:table-cell table:style-name="ce1" table:formula="of:=[.$D$3]+([.$D$6]/(3*[.$D$4]))*[.$D$7]+([.$D$6]/(6*[.$D$5]))*([.$D$7]^2-[.$G13]^2)" office:value-type="float" office:value="140.662878787879" calcext:value-type="float">
            <text:p>1.406629E+02</text:p>
          </table:table-cell>
          <table:table-cell table:style-name="ce1" office:value-type="float" office:value="140.7576" calcext:value-type="float">
            <text:p>1.407576E+02</text:p>
          </table:table-cell>
          <table:table-cell table:style-name="ce1" table:formula="of:=100*([.H13]-[.I13])/[.H13]" office:value-type="float" office:value="-0.0673391679008635" calcext:value-type="float">
            <text:p>-6.733917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0525" calcext:value-type="float">
            <text:p>5.250000E-02</text:p>
          </table:table-cell>
          <table:table-cell table:style-name="ce1" table:formula="of:=[.$D$3]+([.$D$6]/(3*[.$D$4]))*[.$D$7]+([.$D$6]/(6*[.$D$5]))*([.$D$7]^2-[.$G14]^2)" office:value-type="float" office:value="133.087121212121" calcext:value-type="float">
            <text:p>1.330871E+02</text:p>
          </table:table-cell>
          <table:table-cell table:style-name="ce1" office:value-type="float" office:value="133.1818" calcext:value-type="float">
            <text:p>1.331818E+02</text:p>
          </table:table-cell>
          <table:table-cell table:style-name="ce1" table:formula="of:=100*([.H14]-[.I14])/[.H14]" office:value-type="float" office:value="-0.0711404582324917" calcext:value-type="float">
            <text:p>-7.114046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0575" calcext:value-type="float">
            <text:p>5.750000E-02</text:p>
          </table:table-cell>
          <table:table-cell table:style-name="ce1" table:formula="of:=[.$D$3]+([.$D$6]/(3*[.$D$4]))*[.$D$7]+([.$D$6]/(6*[.$D$5]))*([.$D$7]^2-[.$G15]^2)" office:value-type="float" office:value="124.753787878788" calcext:value-type="float">
            <text:p>1.247538E+02</text:p>
          </table:table-cell>
          <table:table-cell table:style-name="ce1" office:value-type="float" office:value="124.8485" calcext:value-type="float">
            <text:p>1.248485E+02</text:p>
          </table:table-cell>
          <table:table-cell table:style-name="ce1" table:formula="of:=100*([.H15]-[.I15])/[.H15]" office:value-type="float" office:value="-0.0759192348564939" calcext:value-type="float">
            <text:p>-7.591923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0625" calcext:value-type="float">
            <text:p>6.250000E-02</text:p>
          </table:table-cell>
          <table:table-cell table:style-name="ce1" table:formula="of:=[.$D$3]+([.$D$6]/(3*[.$D$4]))*[.$D$7]+([.$D$6]/(6*[.$D$5]))*([.$D$7]^2-[.$G16]^2)" office:value-type="float" office:value="115.662878787879" calcext:value-type="float">
            <text:p>1.156629E+02</text:p>
          </table:table-cell>
          <table:table-cell table:style-name="ce1" office:value-type="float" office:value="115.7576" calcext:value-type="float">
            <text:p>1.157576E+02</text:p>
          </table:table-cell>
          <table:table-cell table:style-name="ce1" table:formula="of:=100*([.H16]-[.I16])/[.H16]" office:value-type="float" office:value="-0.0818942197477834" calcext:value-type="float">
            <text:p>-8.18942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0675" calcext:value-type="float">
            <text:p>6.750000E-02</text:p>
          </table:table-cell>
          <table:table-cell table:style-name="ce1" table:formula="of:=[.$D$3]+([.$D$6]/(3*[.$D$4]))*[.$D$7]+([.$D$6]/(6*[.$D$5]))*([.$D$7]^2-[.$G17]^2)" office:value-type="float" office:value="105.814393939394" calcext:value-type="float">
            <text:p>1.058144E+02</text:p>
          </table:table-cell>
          <table:table-cell table:style-name="ce1" office:value-type="float" office:value="105.9091" calcext:value-type="float">
            <text:p>1.059091E+02</text:p>
          </table:table-cell>
          <table:table-cell table:style-name="ce1" table:formula="of:=100*([.H17]-[.I17])/[.H17]" office:value-type="float" office:value="-0.0895020583496837" calcext:value-type="float">
            <text:p>-8.950206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0725" calcext:value-type="float">
            <text:p>7.250000E-02</text:p>
          </table:table-cell>
          <table:table-cell table:style-name="ce1" table:formula="of:=[.$D$3]+([.$D$6]/(3*[.$D$4]))*[.$D$7]+([.$D$6]/(6*[.$D$5]))*([.$D$7]^2-[.$G18]^2)" office:value-type="float" office:value="95.2083333333334" calcext:value-type="float">
            <text:p>9.520833E+01</text:p>
          </table:table-cell>
          <table:table-cell table:style-name="ce1" office:value-type="float" office:value="95.30303" calcext:value-type="float">
            <text:p>9.530303E+01</text:p>
          </table:table-cell>
          <table:table-cell table:style-name="ce1" table:formula="of:=100*([.H18]-[.I18])/[.H18]" office:value-type="float" office:value="-0.0994625820568601" calcext:value-type="float">
            <text:p>-9.946258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0775" calcext:value-type="float">
            <text:p>7.750000E-02</text:p>
          </table:table-cell>
          <table:table-cell table:style-name="ce1" table:formula="of:=[.$D$3]+([.$D$6]/(3*[.$D$4]))*[.$D$7]+([.$D$6]/(6*[.$D$5]))*([.$D$7]^2-[.$G19]^2)" office:value-type="float" office:value="83.844696969697" calcext:value-type="float">
            <text:p>8.384470E+01</text:p>
          </table:table-cell>
          <table:table-cell table:style-name="ce1" office:value-type="float" office:value="83.93939" calcext:value-type="float">
            <text:p>8.393939E+01</text:p>
          </table:table-cell>
          <table:table-cell table:style-name="ce1" table:formula="of:=100*([.H19]-[.I19])/[.H19]" office:value-type="float" office:value="-0.112938604020752" calcext:value-type="float">
            <text:p>-1.129386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0825" calcext:value-type="float">
            <text:p>8.250000E-02</text:p>
          </table:table-cell>
          <table:table-cell table:style-name="ce1" table:formula="of:=[.$D$3]+([.$D$6]/(3*[.$D$4]))*[.$D$7]+([.$D$6]/(6*[.$D$5]))*([.$D$7]^2-[.$G20]^2)" office:value-type="float" office:value="71.7234848484849" calcext:value-type="float">
            <text:p>7.172348E+01</text:p>
          </table:table-cell>
          <table:table-cell table:style-name="ce1" office:value-type="float" office:value="71.81818" calcext:value-type="float">
            <text:p>7.181818E+01</text:p>
          </table:table-cell>
          <table:table-cell table:style-name="ce1" table:formula="of:=100*([.H20]-[.I20])/[.H20]" office:value-type="float" office:value="-0.132028096118263" calcext:value-type="float">
            <text:p>-1.320281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0875" calcext:value-type="float">
            <text:p>8.750000E-02</text:p>
          </table:table-cell>
          <table:table-cell table:style-name="ce1" table:formula="of:=[.$D$3]+([.$D$6]/(3*[.$D$4]))*[.$D$7]+([.$D$6]/(6*[.$D$5]))*([.$D$7]^2-[.$G21]^2)" office:value-type="float" office:value="58.844696969697" calcext:value-type="float">
            <text:p>5.884470E+01</text:p>
          </table:table-cell>
          <table:table-cell table:style-name="ce1" office:value-type="float" office:value="58.93939" calcext:value-type="float">
            <text:p>5.893939E+01</text:p>
          </table:table-cell>
          <table:table-cell table:style-name="ce1" table:formula="of:=100*([.H21]-[.I21])/[.H21]" office:value-type="float" office:value="-0.16092024460893" calcext:value-type="float">
            <text:p>-1.609202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0925" calcext:value-type="float">
            <text:p>9.250000E-02</text:p>
          </table:table-cell>
          <table:table-cell table:style-name="ce1" table:formula="of:=[.$D$3]+([.$D$6]/(3*[.$D$4]))*[.$D$7]+([.$D$6]/(6*[.$D$5]))*([.$D$7]^2-[.$G22]^2)" office:value-type="float" office:value="45.2083333333333" calcext:value-type="float">
            <text:p>4.520833E+01</text:p>
          </table:table-cell>
          <table:table-cell table:style-name="ce1" office:value-type="float" office:value="45.30303" calcext:value-type="float">
            <text:p>4.530303E+01</text:p>
          </table:table-cell>
          <table:table-cell table:style-name="ce1" table:formula="of:=100*([.H22]-[.I22])/[.H22]" office:value-type="float" office:value="-0.209467281106032" calcext:value-type="float">
            <text:p>-2.094673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0975" calcext:value-type="float">
            <text:p>9.750000E-02</text:p>
          </table:table-cell>
          <table:table-cell table:style-name="ce1" table:formula="of:=[.$D$3]+([.$D$6]/(3*[.$D$4]))*[.$D$7]+([.$D$6]/(6*[.$D$5]))*([.$D$7]^2-[.$G23]^2)" office:value-type="float" office:value="30.8143939393939" calcext:value-type="float">
            <text:p>3.081439E+01</text:p>
          </table:table-cell>
          <table:table-cell table:style-name="ce1" office:value-type="float" office:value="30.90909" calcext:value-type="float">
            <text:p>3.090909E+01</text:p>
          </table:table-cell>
          <table:table-cell table:style-name="ce1" table:formula="of:=100*([.H23]-[.I23])/[.H23]" office:value-type="float" office:value="-0.307311124769529" calcext:value-type="float">
            <text:p>-3.073111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2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2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2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2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eat18" table:style-name="ta18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125" calcext:value-type="float">
            <text:p>1.250000E-02</text:p>
          </table:table-cell>
          <table:table-cell table:style-name="ce1" table:formula="of:=[.$D$3]+([.$D$7]/(2*[.$D$4]))*[.$D$6]+([.$D$6]/(4*[.$D$5]))*([.$D$7]^2-[.$G4]^2)" office:value-type="float" office:value="87.7826704545455" calcext:value-type="float">
            <text:p>8.778267E+01</text:p>
          </table:table-cell>
          <table:table-cell table:style-name="ce1" office:value-type="float" office:value="647.0314" calcext:value-type="float">
            <text:p>6.470314E+02</text:p>
          </table:table-cell>
          <table:table-cell table:style-name="ce1" table:formula="of:=100*([.H4]-[.I4])/[.H4]" office:value-type="float" office:value="-637.083295198951" calcext:value-type="float">
            <text:p>-6.370833E+02</text:p>
          </table:table-cell>
          <table:table-cell>
            <draw:frame table:end-cell-address="heat18.Q19" table:end-x="2.107cm" table:end-y="0.338cm" draw:z-index="0" draw:name="Chart 1" draw:style-name="gr1" draw:text-style-name="P1" svg:width="16.836cm" svg:height="7.619cm" svg:x="2.138cm" svg:y="0.339cm">
              <draw:object draw:notify-on-update-of-ranges="heat18.I4:heat18.I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375" calcext:value-type="float">
            <text:p>3.750000E-02</text:p>
          </table:table-cell>
          <table:table-cell table:style-name="ce1" table:formula="of:=[.$D$3]+([.$D$6]/(4*[.$D$5]))*([.$D$7]^2-[.$G5]^2)" office:value-type="float" office:value="86.4985795454546" calcext:value-type="float">
            <text:p>8.649858E+01</text:p>
          </table:table-cell>
          <table:table-cell table:style-name="ce1" office:value-type="float" office:value="646.7283" calcext:value-type="float">
            <text:p>6.467283E+02</text:p>
          </table:table-cell>
          <table:table-cell table:style-name="ce1" table:formula="of:=100*([.H5]-[.I5])/[.H5]" office:value-type="float" office:value="-647.675052467362" calcext:value-type="float">
            <text:p>-6.476751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625" calcext:value-type="float">
            <text:p>6.250000E-02</text:p>
          </table:table-cell>
          <table:table-cell table:style-name="ce1" table:formula="of:=[.$D$3]+([.$D$6]/(4*[.$D$5]))*([.$D$7]^2-[.$G6]^2)" office:value-type="float" office:value="85.9303977272727" calcext:value-type="float">
            <text:p>8.593040E+01</text:p>
          </table:table-cell>
          <table:table-cell table:style-name="ce1" office:value-type="float" office:value="646.1223" calcext:value-type="float">
            <text:p>6.461223E+02</text:p>
          </table:table-cell>
          <table:table-cell table:style-name="ce1" table:formula="of:=100*([.H6]-[.I6])/[.H6]" office:value-type="float" office:value="-651.913545251674" calcext:value-type="float">
            <text:p>-6.519135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875" calcext:value-type="float">
            <text:p>8.750000E-02</text:p>
          </table:table-cell>
          <table:table-cell table:style-name="ce1" table:formula="of:=[.$D$3]+([.$D$6]/(4*[.$D$5]))*([.$D$7]^2-[.$G7]^2)" office:value-type="float" office:value="85.078125" calcext:value-type="float">
            <text:p>8.507813E+01</text:p>
          </table:table-cell>
          <table:table-cell table:style-name="ce1" office:value-type="float" office:value="645.2132" calcext:value-type="float">
            <text:p>6.452132E+02</text:p>
          </table:table-cell>
          <table:table-cell table:style-name="ce1" table:formula="of:=100*([.H7]-[.I7])/[.H7]" office:value-type="float" office:value="-658.37731496786" calcext:value-type="float">
            <text:p>-6.583773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1125" calcext:value-type="float">
            <text:p>1.125000E-01</text:p>
          </table:table-cell>
          <table:table-cell table:style-name="ce1" table:formula="of:=[.$D$3]+([.$D$6]/(4*[.$D$5]))*([.$D$7]^2-[.$G8]^2)" office:value-type="float" office:value="83.9417613636364" calcext:value-type="float">
            <text:p>8.394176E+01</text:p>
          </table:table-cell>
          <table:table-cell table:style-name="ce1" office:value-type="float" office:value="644.0011" calcext:value-type="float">
            <text:p>6.440011E+02</text:p>
          </table:table-cell>
          <table:table-cell table:style-name="ce1" table:formula="of:=100*([.H8]-[.I8])/[.H8]" office:value-type="float" office:value="-667.199888992301" calcext:value-type="float">
            <text:p>-6.671999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1375" calcext:value-type="float">
            <text:p>1.375000E-01</text:p>
          </table:table-cell>
          <table:table-cell table:style-name="ce1" table:formula="of:=[.$D$3]+([.$D$6]/(4*[.$D$5]))*([.$D$7]^2-[.$G9]^2)" office:value-type="float" office:value="82.5213068181818" calcext:value-type="float">
            <text:p>8.252131E+01</text:p>
          </table:table-cell>
          <table:table-cell table:style-name="ce1" office:value-type="float" office:value="642.4859" calcext:value-type="float">
            <text:p>6.424859E+02</text:p>
          </table:table-cell>
          <table:table-cell table:style-name="ce1" table:formula="of:=100*([.H9]-[.I9])/[.H9]" office:value-type="float" office:value="-678.569710990619" calcext:value-type="float">
            <text:p>-6.78569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1625" calcext:value-type="float">
            <text:p>1.625000E-01</text:p>
          </table:table-cell>
          <table:table-cell table:style-name="ce1" table:formula="of:=[.$D$3]+([.$D$6]/(4*[.$D$5]))*([.$D$7]^2-[.$G10]^2)" office:value-type="float" office:value="80.8167613636364" calcext:value-type="float">
            <text:p>8.081676E+01</text:p>
          </table:table-cell>
          <table:table-cell table:style-name="ce1" office:value-type="float" office:value="640.6677" calcext:value-type="float">
            <text:p>6.406677E+02</text:p>
          </table:table-cell>
          <table:table-cell table:style-name="ce1" table:formula="of:=100*([.H10]-[.I10])/[.H10]" office:value-type="float" office:value="-692.741121012391" calcext:value-type="float">
            <text:p>-6.927411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102.089609006279" calcext:value-type="float">
            <text:p>-1.020896E+0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1875" calcext:value-type="float">
            <text:p>1.875000E-01</text:p>
          </table:table-cell>
          <table:table-cell table:style-name="ce1" table:formula="of:=[.$D$3]+([.$D$6]/(4*[.$D$5]))*([.$D$7]^2-[.$G11]^2)" office:value-type="float" office:value="78.828125" calcext:value-type="float">
            <text:p>7.882813E+01</text:p>
          </table:table-cell>
          <table:table-cell table:style-name="ce1" office:value-type="float" office:value="638.5465" calcext:value-type="float">
            <text:p>6.385465E+02</text:p>
          </table:table-cell>
          <table:table-cell table:style-name="ce1" table:formula="of:=100*([.H11]-[.I11])/[.H11]" office:value-type="float" office:value="-710.049078295342" calcext:value-type="float">
            <text:p>-7.100491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2125" calcext:value-type="float">
            <text:p>2.125000E-01</text:p>
          </table:table-cell>
          <table:table-cell table:style-name="ce1" table:formula="of:=[.$D$3]+([.$D$6]/(4*[.$D$5]))*([.$D$7]^2-[.$G12]^2)" office:value-type="float" office:value="76.5553977272727" calcext:value-type="float">
            <text:p>7.655540E+01</text:p>
          </table:table-cell>
          <table:table-cell table:style-name="ce1" office:value-type="float" office:value="636.1223" calcext:value-type="float">
            <text:p>6.361223E+02</text:p>
          </table:table-cell>
          <table:table-cell table:style-name="ce1" table:formula="of:=100*([.H12]-[.I12])/[.H12]" office:value-type="float" office:value="-730.930697096205" calcext:value-type="float">
            <text:p>-7.30930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2375" calcext:value-type="float">
            <text:p>2.375000E-01</text:p>
          </table:table-cell>
          <table:table-cell table:style-name="ce1" table:formula="of:=[.$D$3]+([.$D$6]/(4*[.$D$5]))*([.$D$7]^2-[.$G13]^2)" office:value-type="float" office:value="73.9985795454546" calcext:value-type="float">
            <text:p>7.399858E+01</text:p>
          </table:table-cell>
          <table:table-cell table:style-name="ce1" office:value-type="float" office:value="633.395" calcext:value-type="float">
            <text:p>6.333950E+02</text:p>
          </table:table-cell>
          <table:table-cell table:style-name="ce1" table:formula="of:=100*([.H13]-[.I13])/[.H13]" office:value-type="float" office:value="-755.955619541223" calcext:value-type="float">
            <text:p>-7.559556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2625" calcext:value-type="float">
            <text:p>2.625000E-01</text:p>
          </table:table-cell>
          <table:table-cell table:style-name="ce1" table:formula="of:=[.$D$3]+([.$D$6]/(4*[.$D$5]))*([.$D$7]^2-[.$G14]^2)" office:value-type="float" office:value="71.1576704545455" calcext:value-type="float">
            <text:p>7.115767E+01</text:p>
          </table:table-cell>
          <table:table-cell table:style-name="ce1" office:value-type="float" office:value="618.2435" calcext:value-type="float">
            <text:p>6.182435E+02</text:p>
          </table:table-cell>
          <table:table-cell table:style-name="ce1" table:formula="of:=100*([.H14]-[.I14])/[.H14]" office:value-type="float" office:value="-768.836059486975" calcext:value-type="float">
            <text:p>-7.688361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2875" calcext:value-type="float">
            <text:p>2.875000E-01</text:p>
          </table:table-cell>
          <table:table-cell table:style-name="ce1" table:formula="of:=[.$D$3]+([.$D$6]/(4*[.$D$5]))*([.$D$7]^2-[.$G15]^2)" office:value-type="float" office:value="68.0326704545455" calcext:value-type="float">
            <text:p>6.803267E+01</text:p>
          </table:table-cell>
          <table:table-cell table:style-name="ce1" office:value-type="float" office:value="568.5802" calcext:value-type="float">
            <text:p>5.685802E+02</text:p>
          </table:table-cell>
          <table:table-cell table:style-name="ce1" table:formula="of:=100*([.H15]-[.I15])/[.H15]" office:value-type="float" office:value="-735.745820649337" calcext:value-type="float">
            <text:p>-7.357458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3125" calcext:value-type="float">
            <text:p>3.125000E-01</text:p>
          </table:table-cell>
          <table:table-cell table:style-name="ce1" table:formula="of:=[.$D$3]+([.$D$6]/(4*[.$D$5]))*([.$D$7]^2-[.$G16]^2)" office:value-type="float" office:value="64.6235795454546" calcext:value-type="float">
            <text:p>6.462358E+01</text:p>
          </table:table-cell>
          <table:table-cell table:style-name="ce1" office:value-type="float" office:value="523.1256" calcext:value-type="float">
            <text:p>5.231256E+02</text:p>
          </table:table-cell>
          <table:table-cell table:style-name="ce1" table:formula="of:=100*([.H16]-[.I16])/[.H16]" office:value-type="float" office:value="-709.496477415101" calcext:value-type="float">
            <text:p>-7.094965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3375" calcext:value-type="float">
            <text:p>3.375000E-01</text:p>
          </table:table-cell>
          <table:table-cell table:style-name="ce1" table:formula="of:=[.$D$3]+([.$D$6]/(4*[.$D$5]))*([.$D$7]^2-[.$G17]^2)" office:value-type="float" office:value="60.9303977272727" calcext:value-type="float">
            <text:p>6.093040E+01</text:p>
          </table:table-cell>
          <table:table-cell table:style-name="ce1" office:value-type="float" office:value="475.5499" calcext:value-type="float">
            <text:p>4.755499E+02</text:p>
          </table:table-cell>
          <table:table-cell table:style-name="ce1" table:formula="of:=100*([.H17]-[.I17])/[.H17]" office:value-type="float" office:value="-680.480544585616" calcext:value-type="float">
            <text:p>-6.804805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3625" calcext:value-type="float">
            <text:p>3.625000E-01</text:p>
          </table:table-cell>
          <table:table-cell table:style-name="ce1" table:formula="of:=[.$D$3]+([.$D$6]/(4*[.$D$5]))*([.$D$7]^2-[.$G18]^2)" office:value-type="float" office:value="56.953125" calcext:value-type="float">
            <text:p>5.695313E+01</text:p>
          </table:table-cell>
          <table:table-cell table:style-name="ce1" office:value-type="float" office:value="423.3613" calcext:value-type="float">
            <text:p>4.233613E+02</text:p>
          </table:table-cell>
          <table:table-cell table:style-name="ce1" table:formula="of:=100*([.H18]-[.I18])/[.H18]" office:value-type="float" office:value="-643.350430727024" calcext:value-type="float">
            <text:p>-6.433504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3875" calcext:value-type="float">
            <text:p>3.875000E-01</text:p>
          </table:table-cell>
          <table:table-cell table:style-name="ce1" table:formula="of:=[.$D$3]+([.$D$6]/(4*[.$D$5]))*([.$D$7]^2-[.$G19]^2)" office:value-type="float" office:value="52.6917613636364" calcext:value-type="float">
            <text:p>5.269176E+01</text:p>
          </table:table-cell>
          <table:table-cell table:style-name="ce1" office:value-type="float" office:value="365.3836" calcext:value-type="float">
            <text:p>3.653836E+02</text:p>
          </table:table-cell>
          <table:table-cell table:style-name="ce1" table:formula="of:=100*([.H19]-[.I19])/[.H19]" office:value-type="float" office:value="-593.435919665723" calcext:value-type="float">
            <text:p>-5.934359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4125" calcext:value-type="float">
            <text:p>4.125000E-01</text:p>
          </table:table-cell>
          <table:table-cell table:style-name="ce1" table:formula="of:=[.$D$3]+([.$D$6]/(4*[.$D$5]))*([.$D$7]^2-[.$G20]^2)" office:value-type="float" office:value="48.1463068181818" calcext:value-type="float">
            <text:p>4.814631E+01</text:p>
          </table:table-cell>
          <table:table-cell table:style-name="ce1" office:value-type="float" office:value="300.9897" calcext:value-type="float">
            <text:p>3.009897E+02</text:p>
          </table:table-cell>
          <table:table-cell table:style-name="ce1" table:formula="of:=100*([.H20]-[.I20])/[.H20]" office:value-type="float" office:value="-525.156361705267" calcext:value-type="float">
            <text:p>-5.251564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4375" calcext:value-type="float">
            <text:p>4.375000E-01</text:p>
          </table:table-cell>
          <table:table-cell table:style-name="ce1" table:formula="of:=[.$D$3]+([.$D$6]/(4*[.$D$5]))*([.$D$7]^2-[.$G21]^2)" office:value-type="float" office:value="43.3167613636363" calcext:value-type="float">
            <text:p>4.331676E+01</text:p>
          </table:table-cell>
          <table:table-cell table:style-name="ce1" office:value-type="float" office:value="229.815" calcext:value-type="float">
            <text:p>2.298150E+02</text:p>
          </table:table-cell>
          <table:table-cell table:style-name="ce1" table:formula="of:=100*([.H21]-[.I21])/[.H21]" office:value-type="float" office:value="-430.545204131825" calcext:value-type="float">
            <text:p>-4.305452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4625" calcext:value-type="float">
            <text:p>4.625000E-01</text:p>
          </table:table-cell>
          <table:table-cell table:style-name="ce1" table:formula="of:=[.$D$3]+([.$D$6]/(4*[.$D$5]))*([.$D$7]^2-[.$G22]^2)" office:value-type="float" office:value="38.203125" calcext:value-type="float">
            <text:p>3.820313E+01</text:p>
          </table:table-cell>
          <table:table-cell table:style-name="ce1" office:value-type="float" office:value="151.6331" calcext:value-type="float">
            <text:p>1.516331E+02</text:p>
          </table:table-cell>
          <table:table-cell table:style-name="ce1" table:formula="of:=100*([.H22]-[.I22])/[.H22]" office:value-type="float" office:value="-296.91281799591" calcext:value-type="float">
            <text:p>-2.969128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4875" calcext:value-type="float">
            <text:p>4.875000E-01</text:p>
          </table:table-cell>
          <table:table-cell table:style-name="ce1" table:formula="of:=[.$D$3]+([.$D$6]/(4*[.$D$5]))*([.$D$7]^2-[.$G23]^2)" office:value-type="float" office:value="32.8053977272727" calcext:value-type="float">
            <text:p>3.280540E+01</text:p>
          </table:table-cell>
          <table:table-cell table:style-name="ce1" office:value-type="float" office:value="66.2963" calcext:value-type="float">
            <text:p>6.629630E+01</text:p>
          </table:table-cell>
          <table:table-cell table:style-name="ce1" table:formula="of:=100*([.H23]-[.I23])/[.H23]" office:value-type="float" office:value="-102.089609006279" calcext:value-type="float">
            <text:p>-1.020896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9" table:style-name="ta19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125" calcext:value-type="float">
            <text:p>1.250000E-02</text:p>
          </table:table-cell>
          <table:table-cell table:style-name="ce1" table:formula="of:=[.$D$3]+([.$D$7]/(2*[.$D$4]))*[.$D$6]+([.$D$6]/(4*[.$D$5]))*([.$D$7]^2-[.$G4]^2)" office:value-type="float" office:value="87.7826704545455" calcext:value-type="float">
            <text:p>8.778267E+01</text:p>
          </table:table-cell>
          <table:table-cell table:style-name="ce1" office:value-type="float" office:value="964.808" calcext:value-type="float">
            <text:p>9.648080E+02</text:p>
          </table:table-cell>
          <table:table-cell table:style-name="ce1" table:formula="of:=100*([.H4]-[.I4])/[.H4]" office:value-type="float" office:value="-999.087092024143" calcext:value-type="float">
            <text:p>-9.990871E+02</text:p>
          </table:table-cell>
          <table:table-cell>
            <draw:frame table:end-cell-address="heat19.Q19" table:end-x="2.107cm" table:end-y="0.338cm" draw:z-index="0" draw:name="Chart 1" draw:style-name="gr1" draw:text-style-name="P1" svg:width="16.836cm" svg:height="7.619cm" svg:x="2.138cm" svg:y="0.339cm">
              <draw:object draw:notify-on-update-of-ranges="heat19.I4:heat19.I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375" calcext:value-type="float">
            <text:p>3.750000E-02</text:p>
          </table:table-cell>
          <table:table-cell table:style-name="ce1" table:formula="of:=[.$D$3]+([.$D$6]/(4*[.$D$5]))*([.$D$7]^2-[.$G5]^2)" office:value-type="float" office:value="86.4985795454546" calcext:value-type="float">
            <text:p>8.649858E+01</text:p>
          </table:table-cell>
          <table:table-cell table:style-name="ce1" office:value-type="float" office:value="962.308" calcext:value-type="float">
            <text:p>9.623080E+02</text:p>
          </table:table-cell>
          <table:table-cell table:style-name="ce1" table:formula="of:=100*([.H5]-[.I5])/[.H5]" office:value-type="float" office:value="-1012.51306675425" calcext:value-type="float">
            <text:p>-1.012513E+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625" calcext:value-type="float">
            <text:p>6.250000E-02</text:p>
          </table:table-cell>
          <table:table-cell table:style-name="ce1" table:formula="of:=[.$D$3]+([.$D$6]/(4*[.$D$5]))*([.$D$7]^2-[.$G6]^2)" office:value-type="float" office:value="85.9303977272727" calcext:value-type="float">
            <text:p>8.593040E+01</text:p>
          </table:table-cell>
          <table:table-cell table:style-name="ce1" office:value-type="float" office:value="956.058" calcext:value-type="float">
            <text:p>9.560580E+02</text:p>
          </table:table-cell>
          <table:table-cell table:style-name="ce1" table:formula="of:=100*([.H6]-[.I6])/[.H6]" office:value-type="float" office:value="-1012.59580461195" calcext:value-type="float">
            <text:p>-1.012596E+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875" calcext:value-type="float">
            <text:p>8.750000E-02</text:p>
          </table:table-cell>
          <table:table-cell table:style-name="ce1" table:formula="of:=[.$D$3]+([.$D$6]/(4*[.$D$5]))*([.$D$7]^2-[.$G7]^2)" office:value-type="float" office:value="85.078125" calcext:value-type="float">
            <text:p>8.507813E+01</text:p>
          </table:table-cell>
          <table:table-cell table:style-name="ce1" office:value-type="float" office:value="946.3358" calcext:value-type="float">
            <text:p>9.463358E+02</text:p>
          </table:table-cell>
          <table:table-cell table:style-name="ce1" table:formula="of:=100*([.H7]-[.I7])/[.H7]" office:value-type="float" office:value="-1012.31388797062" calcext:value-type="float">
            <text:p>-1.012314E+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1125" calcext:value-type="float">
            <text:p>1.125000E-01</text:p>
          </table:table-cell>
          <table:table-cell table:style-name="ce1" table:formula="of:=[.$D$3]+([.$D$6]/(4*[.$D$5]))*([.$D$7]^2-[.$G8]^2)" office:value-type="float" office:value="83.9417613636364" calcext:value-type="float">
            <text:p>8.394176E+01</text:p>
          </table:table-cell>
          <table:table-cell table:style-name="ce1" office:value-type="float" office:value="933.2108" calcext:value-type="float">
            <text:p>9.332108E+02</text:p>
          </table:table-cell>
          <table:table-cell table:style-name="ce1" table:formula="of:=100*([.H8]-[.I8])/[.H8]" office:value-type="float" office:value="-1011.73602369067" calcext:value-type="float">
            <text:p>-1.011736E+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1375" calcext:value-type="float">
            <text:p>1.375000E-01</text:p>
          </table:table-cell>
          <table:table-cell table:style-name="ce1" table:formula="of:=[.$D$3]+([.$D$6]/(4*[.$D$5]))*([.$D$7]^2-[.$G9]^2)" office:value-type="float" office:value="82.5213068181818" calcext:value-type="float">
            <text:p>8.252131E+01</text:p>
          </table:table-cell>
          <table:table-cell table:style-name="ce1" office:value-type="float" office:value="916.7108" calcext:value-type="float">
            <text:p>9.167108E+02</text:p>
          </table:table-cell>
          <table:table-cell table:style-name="ce1" table:formula="of:=100*([.H9]-[.I9])/[.H9]" office:value-type="float" office:value="-1010.87770582666" calcext:value-type="float">
            <text:p>-1.010878E+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1625" calcext:value-type="float">
            <text:p>1.625000E-01</text:p>
          </table:table-cell>
          <table:table-cell table:style-name="ce1" table:formula="of:=[.$D$3]+([.$D$6]/(4*[.$D$5]))*([.$D$7]^2-[.$G10]^2)" office:value-type="float" office:value="80.8167613636364" calcext:value-type="float">
            <text:p>8.081676E+01</text:p>
          </table:table-cell>
          <table:table-cell table:style-name="ce1" office:value-type="float" office:value="896.8497" calcext:value-type="float">
            <text:p>8.968497E+02</text:p>
          </table:table-cell>
          <table:table-cell table:style-name="ce1" table:formula="of:=100*([.H10]-[.I10])/[.H10]" office:value-type="float" office:value="-1009.73229422621" calcext:value-type="float">
            <text:p>-1.009732E+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115.972659709894" calcext:value-type="float">
            <text:p>-1.159727E+0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1875" calcext:value-type="float">
            <text:p>1.875000E-01</text:p>
          </table:table-cell>
          <table:table-cell table:style-name="ce1" table:formula="of:=[.$D$3]+([.$D$6]/(4*[.$D$5]))*([.$D$7]^2-[.$G11]^2)" office:value-type="float" office:value="78.828125" calcext:value-type="float">
            <text:p>7.882813E+01</text:p>
          </table:table-cell>
          <table:table-cell table:style-name="ce1" office:value-type="float" office:value="873.6354" calcext:value-type="float">
            <text:p>8.736354E+02</text:p>
          </table:table-cell>
          <table:table-cell table:style-name="ce1" table:formula="of:=100*([.H11]-[.I11])/[.H11]" office:value-type="float" office:value="-1008.27880277502" calcext:value-type="float">
            <text:p>-1.008279E+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2125" calcext:value-type="float">
            <text:p>2.125000E-01</text:p>
          </table:table-cell>
          <table:table-cell table:style-name="ce1" table:formula="of:=[.$D$3]+([.$D$6]/(4*[.$D$5]))*([.$D$7]^2-[.$G12]^2)" office:value-type="float" office:value="76.5553977272727" calcext:value-type="float">
            <text:p>7.655540E+01</text:p>
          </table:table-cell>
          <table:table-cell table:style-name="ce1" office:value-type="float" office:value="847.0729" calcext:value-type="float">
            <text:p>8.470729E+02</text:p>
          </table:table-cell>
          <table:table-cell table:style-name="ce1" table:formula="of:=100*([.H12]-[.I12])/[.H12]" office:value-type="float" office:value="-1006.48357287318" calcext:value-type="float">
            <text:p>-1.006484E+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2375" calcext:value-type="float">
            <text:p>2.375000E-01</text:p>
          </table:table-cell>
          <table:table-cell table:style-name="ce1" table:formula="of:=[.$D$3]+([.$D$6]/(4*[.$D$5]))*([.$D$7]^2-[.$G13]^2)" office:value-type="float" office:value="73.9985795454546" calcext:value-type="float">
            <text:p>7.399858E+01</text:p>
          </table:table-cell>
          <table:table-cell table:style-name="ce1" office:value-type="float" office:value="817.1655" calcext:value-type="float">
            <text:p>8.171655E+02</text:p>
          </table:table-cell>
          <table:table-cell table:style-name="ce1" table:formula="of:=100*([.H13]-[.I13])/[.H13]" office:value-type="float" office:value="-1004.29890008638" calcext:value-type="float">
            <text:p>-1.004299E+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2625" calcext:value-type="float">
            <text:p>2.625000E-01</text:p>
          </table:table-cell>
          <table:table-cell table:style-name="ce1" table:formula="of:=[.$D$3]+([.$D$6]/(4*[.$D$5]))*([.$D$7]^2-[.$G14]^2)" office:value-type="float" office:value="71.1576704545455" calcext:value-type="float">
            <text:p>7.115767E+01</text:p>
          </table:table-cell>
          <table:table-cell table:style-name="ce1" office:value-type="float" office:value="675.853" calcext:value-type="float">
            <text:p>6.758530E+02</text:p>
          </table:table-cell>
          <table:table-cell table:style-name="ce1" table:formula="of:=100*([.H14]-[.I14])/[.H14]" office:value-type="float" office:value="-849.796410819443" calcext:value-type="float">
            <text:p>-8.497964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2875" calcext:value-type="float">
            <text:p>2.875000E-01</text:p>
          </table:table-cell>
          <table:table-cell table:style-name="ce1" table:formula="of:=[.$D$3]+([.$D$6]/(4*[.$D$5]))*([.$D$7]^2-[.$G15]^2)" office:value-type="float" office:value="68.0326704545455" calcext:value-type="float">
            <text:p>6.803267E+01</text:p>
          </table:table-cell>
          <table:table-cell table:style-name="ce1" office:value-type="float" office:value="621.5474" calcext:value-type="float">
            <text:p>6.215474E+02</text:p>
          </table:table-cell>
          <table:table-cell table:style-name="ce1" table:formula="of:=100*([.H15]-[.I15])/[.H15]" office:value-type="float" office:value="-813.60135630024" calcext:value-type="float">
            <text:p>-8.136014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3125" calcext:value-type="float">
            <text:p>3.125000E-01</text:p>
          </table:table-cell>
          <table:table-cell table:style-name="ce1" table:formula="of:=[.$D$3]+([.$D$6]/(4*[.$D$5]))*([.$D$7]^2-[.$G16]^2)" office:value-type="float" office:value="64.6235795454546" calcext:value-type="float">
            <text:p>6.462358E+01</text:p>
          </table:table-cell>
          <table:table-cell table:style-name="ce1" office:value-type="float" office:value="571.8599" calcext:value-type="float">
            <text:p>5.718599E+02</text:p>
          </table:table-cell>
          <table:table-cell table:style-name="ce1" table:formula="of:=100*([.H16]-[.I16])/[.H16]" office:value-type="float" office:value="-784.909044070777" calcext:value-type="float">
            <text:p>-7.84909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3375" calcext:value-type="float">
            <text:p>3.375000E-01</text:p>
          </table:table-cell>
          <table:table-cell table:style-name="ce1" table:formula="of:=[.$D$3]+([.$D$6]/(4*[.$D$5]))*([.$D$7]^2-[.$G17]^2)" office:value-type="float" office:value="60.9303977272727" calcext:value-type="float">
            <text:p>6.093040E+01</text:p>
          </table:table-cell>
          <table:table-cell table:style-name="ce1" office:value-type="float" office:value="519.8099" calcext:value-type="float">
            <text:p>5.198099E+02</text:p>
          </table:table-cell>
          <table:table-cell table:style-name="ce1" table:formula="of:=100*([.H17]-[.I17])/[.H17]" office:value-type="float" office:value="-753.120805688309" calcext:value-type="float">
            <text:p>-7.531208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3625" calcext:value-type="float">
            <text:p>3.625000E-01</text:p>
          </table:table-cell>
          <table:table-cell table:style-name="ce1" table:formula="of:=[.$D$3]+([.$D$6]/(4*[.$D$5]))*([.$D$7]^2-[.$G18]^2)" office:value-type="float" office:value="56.953125" calcext:value-type="float">
            <text:p>5.695313E+01</text:p>
          </table:table-cell>
          <table:table-cell table:style-name="ce1" office:value-type="float" office:value="462.6571" calcext:value-type="float">
            <text:p>4.626571E+02</text:p>
          </table:table-cell>
          <table:table-cell table:style-name="ce1" table:formula="of:=100*([.H18]-[.I18])/[.H18]" office:value-type="float" office:value="-712.347171467764" calcext:value-type="float">
            <text:p>-7.123472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3875" calcext:value-type="float">
            <text:p>3.875000E-01</text:p>
          </table:table-cell>
          <table:table-cell table:style-name="ce1" table:formula="of:=[.$D$3]+([.$D$6]/(4*[.$D$5]))*([.$D$7]^2-[.$G19]^2)" office:value-type="float" office:value="52.6917613636364" calcext:value-type="float">
            <text:p>5.269176E+01</text:p>
          </table:table-cell>
          <table:table-cell table:style-name="ce1" office:value-type="float" office:value="399.1112" calcext:value-type="float">
            <text:p>3.991112E+02</text:p>
          </table:table-cell>
          <table:table-cell table:style-name="ce1" table:formula="of:=100*([.H19]-[.I19])/[.H19]" office:value-type="float" office:value="-657.445167273218" calcext:value-type="float">
            <text:p>-6.574452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4125" calcext:value-type="float">
            <text:p>4.125000E-01</text:p>
          </table:table-cell>
          <table:table-cell table:style-name="ce1" table:formula="of:=[.$D$3]+([.$D$6]/(4*[.$D$5]))*([.$D$7]^2-[.$G20]^2)" office:value-type="float" office:value="48.1463068181818" calcext:value-type="float">
            <text:p>4.814631E+01</text:p>
          </table:table-cell>
          <table:table-cell table:style-name="ce1" office:value-type="float" office:value="328.4862" calcext:value-type="float">
            <text:p>3.284862E+02</text:p>
          </table:table-cell>
          <table:table-cell table:style-name="ce1" table:formula="of:=100*([.H20]-[.I20])/[.H20]" office:value-type="float" office:value="-582.266661159463" calcext:value-type="float">
            <text:p>-5.82266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4375" calcext:value-type="float">
            <text:p>4.375000E-01</text:p>
          </table:table-cell>
          <table:table-cell table:style-name="ce1" table:formula="of:=[.$D$3]+([.$D$6]/(4*[.$D$5]))*([.$D$7]^2-[.$G21]^2)" office:value-type="float" office:value="43.3167613636363" calcext:value-type="float">
            <text:p>4.331676E+01</text:p>
          </table:table-cell>
          <table:table-cell table:style-name="ce1" office:value-type="float" office:value="250.3844" calcext:value-type="float">
            <text:p>2.503844E+02</text:p>
          </table:table-cell>
          <table:table-cell table:style-name="ce1" table:formula="of:=100*([.H21]-[.I21])/[.H21]" office:value-type="float" office:value="-478.031210362355" calcext:value-type="float">
            <text:p>-4.780312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4625" calcext:value-type="float">
            <text:p>4.625000E-01</text:p>
          </table:table-cell>
          <table:table-cell table:style-name="ce1" table:formula="of:=[.$D$3]+([.$D$6]/(4*[.$D$5]))*([.$D$7]^2-[.$G22]^2)" office:value-type="float" office:value="38.203125" calcext:value-type="float">
            <text:p>3.820313E+01</text:p>
          </table:table-cell>
          <table:table-cell table:style-name="ce1" office:value-type="float" office:value="164.5594" calcext:value-type="float">
            <text:p>1.645594E+02</text:p>
          </table:table-cell>
          <table:table-cell table:style-name="ce1" table:formula="of:=100*([.H22]-[.I22])/[.H22]" office:value-type="float" office:value="-330.748531697342" calcext:value-type="float">
            <text:p>-3.307485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4875" calcext:value-type="float">
            <text:p>4.875000E-01</text:p>
          </table:table-cell>
          <table:table-cell table:style-name="ce1" table:formula="of:=[.$D$3]+([.$D$6]/(4*[.$D$5]))*([.$D$7]^2-[.$G23]^2)" office:value-type="float" office:value="32.8053977272727" calcext:value-type="float">
            <text:p>3.280540E+01</text:p>
          </table:table-cell>
          <table:table-cell table:style-name="ce1" office:value-type="float" office:value="70.85069" calcext:value-type="float">
            <text:p>7.085069E+01</text:p>
          </table:table-cell>
          <table:table-cell table:style-name="ce1" table:formula="of:=100*([.H23]-[.I23])/[.H23]" office:value-type="float" office:value="-115.972659709894" calcext:value-type="float">
            <text:p>-1.15972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20" table:style-name="ta20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 office:value-type="string" calcext:value-type="string">
            <text:p>TEMPERATURE DEPENDENT CONDUCTIVITY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025" calcext:value-type="float">
            <text:p>2.500000E-03</text:p>
          </table:table-cell>
          <table:table-cell table:style-name="ce1" table:formula="of:=[.$D$3]+([.$D$6]/(6*[.$D$4]))*([.$D$7]^2-[.$G4]^2)" office:value-type="float" office:value="57.8491781970555" calcext:value-type="float">
            <text:p>5.784918E+01</text:p>
          </table:table-cell>
          <table:table-cell table:style-name="ce1" office:value-type="float" office:value="57.70371" calcext:value-type="float">
            <text:p>5.770371E+01</text:p>
          </table:table-cell>
          <table:table-cell table:style-name="ce1" table:formula="of:=100*([.H4]-[.I4])/[.H4]" office:value-type="float" office:value="0.251461129767399" calcext:value-type="float">
            <text:p>2.514611E-01</text:p>
          </table:table-cell>
          <table:table-cell/>
          <table:table-cell table:style-name="ce1" table:formula="of:=SQRT(1/([.$D$5]^2)+2*[.$H4]/[.$D$5])-1/[.$D$5]" office:value-type="float" office:value="56.1985212074517" calcext:value-type="float">
            <text:p>5.619852E+01</text:p>
          </table:table-cell>
          <table:table-cell table:style-name="ce1" office:value-type="float" office:value="56.42277" calcext:value-type="float">
            <text:p>5.642277E+01</text:p>
          </table:table-cell>
          <table:table-cell table:style-name="ce1" table:formula="of:=100*([.L4]-[.M4])/[.L4]" office:value-type="float" office:value="-0.399029703505061" calcext:value-type="float">
            <text:p>-3.990297E-01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075" calcext:value-type="float">
            <text:p>7.500000E-03</text:p>
          </table:table-cell>
          <table:table-cell table:style-name="ce1" table:formula="of:=[.$D$3]+([.$D$6]/(6*[.$D$4]))*([.$D$7]^2-[.$G5]^2)" office:value-type="float" office:value="57.6598139534179" calcext:value-type="float">
            <text:p>5.765981E+01</text:p>
          </table:table-cell>
          <table:table-cell table:style-name="ce1" office:value-type="float" office:value="57.56169" calcext:value-type="float">
            <text:p>5.756169E+01</text:p>
          </table:table-cell>
          <table:table-cell table:style-name="ce1" table:formula="of:=100*([.H5]-[.I5])/[.H5]" office:value-type="float" office:value="0.170177367372691" calcext:value-type="float">
            <text:p>1.701774E-01</text:p>
          </table:table-cell>
          <table:table-cell/>
          <table:table-cell table:style-name="ce1" table:formula="of:=SQRT(1/([.$D$5]^2)+2*[.$H5]/[.$D$5])-1/[.$D$5]" office:value-type="float" office:value="56.0196479349229" calcext:value-type="float">
            <text:p>5.601965E+01</text:p>
          </table:table-cell>
          <table:table-cell table:style-name="ce1" office:value-type="float" office:value="56.24394" calcext:value-type="float">
            <text:p>5.624394E+01</text:p>
          </table:table-cell>
          <table:table-cell table:style-name="ce1" table:formula="of:=100*([.L5]-[.M5])/[.L5]" office:value-type="float" office:value="-0.400381068688016" calcext:value-type="float">
            <text:p>-4.003811E-01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125" calcext:value-type="float">
            <text:p>1.250000E-02</text:p>
          </table:table-cell>
          <table:table-cell table:style-name="ce1" table:formula="of:=[.$D$3]+([.$D$6]/(6*[.$D$4]))*([.$D$7]^2-[.$G6]^2)" office:value-type="float" office:value="57.2810854661428" calcext:value-type="float">
            <text:p>5.728109E+01</text:p>
          </table:table-cell>
          <table:table-cell table:style-name="ce1" office:value-type="float" office:value="57.20663" calcext:value-type="float">
            <text:p>5.720663E+01</text:p>
          </table:table-cell>
          <table:table-cell table:style-name="ce1" table:formula="of:=100*([.H6]-[.I6])/[.H6]" office:value-type="float" office:value="0.129982638312299" calcext:value-type="float">
            <text:p>1.299826E-01</text:p>
          </table:table-cell>
          <table:table-cell/>
          <table:table-cell table:style-name="ce1" table:formula="of:=SQRT(1/([.$D$5]^2)+2*[.$H6]/[.$D$5])-1/[.$D$5]" office:value-type="float" office:value="55.661806572363" calcext:value-type="float">
            <text:p>5.566181E+01</text:p>
          </table:table-cell>
          <table:table-cell table:style-name="ce1" office:value-type="float" office:value="55.88618" calcext:value-type="float">
            <text:p>5.588618E+01</text:p>
          </table:table-cell>
          <table:table-cell table:style-name="ce1" table:formula="of:=100*([.L6]-[.M6])/[.L6]" office:value-type="float" office:value="-0.403101231263953" calcext:value-type="float">
            <text:p>-4.031012E-01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175" calcext:value-type="float">
            <text:p>1.750000E-02</text:p>
          </table:table-cell>
          <table:table-cell table:style-name="ce1" table:formula="of:=[.$D$3]+([.$D$6]/(6*[.$D$4]))*([.$D$7]^2-[.$G7]^2)" office:value-type="float" office:value="56.7129927352302" calcext:value-type="float">
            <text:p>5.671299E+01</text:p>
          </table:table-cell>
          <table:table-cell table:style-name="ce1" office:value-type="float" office:value="56.65432" calcext:value-type="float">
            <text:p>5.665432E+01</text:p>
          </table:table-cell>
          <table:table-cell table:style-name="ce1" table:formula="of:=100*([.H7]-[.I7])/[.H7]" office:value-type="float" office:value="0.103455544136221" calcext:value-type="float">
            <text:p>1.034555E-01</text:p>
          </table:table-cell>
          <table:table-cell/>
          <table:table-cell table:style-name="ce1" table:formula="of:=SQRT(1/([.$D$5]^2)+2*[.$H7]/[.$D$5])-1/[.$D$5]" office:value-type="float" office:value="55.1248072332398" calcext:value-type="float">
            <text:p>5.512481E+01</text:p>
          </table:table-cell>
          <table:table-cell table:style-name="ce1" office:value-type="float" office:value="55.3493" calcext:value-type="float">
            <text:p>5.534930E+01</text:p>
          </table:table-cell>
          <table:table-cell table:style-name="ce1" table:formula="of:=100*([.L7]-[.M7])/[.L7]" office:value-type="float" office:value="-0.40724453839867" calcext:value-type="float">
            <text:p>-4.072445E-01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0225" calcext:value-type="float">
            <text:p>2.250000E-02</text:p>
          </table:table-cell>
          <table:table-cell table:style-name="ce1" table:formula="of:=[.$D$3]+([.$D$6]/(6*[.$D$4]))*([.$D$7]^2-[.$G8]^2)" office:value-type="float" office:value="55.95553576068" calcext:value-type="float">
            <text:p>5.595554E+01</text:p>
          </table:table-cell>
          <table:table-cell table:style-name="ce1" office:value-type="float" office:value="55.9087" calcext:value-type="float">
            <text:p>5.590870E+01</text:p>
          </table:table-cell>
          <table:table-cell table:style-name="ce1" table:formula="of:=100*([.H8]-[.I8])/[.H8]" office:value-type="float" office:value="0.0837017464728948" calcext:value-type="float">
            <text:p>8.370175E-02</text:p>
          </table:table-cell>
          <table:table-cell/>
          <table:table-cell table:style-name="ce1" table:formula="of:=SQRT(1/([.$D$5]^2)+2*[.$H8]/[.$D$5])-1/[.$D$5]" office:value-type="float" office:value="54.4083644573772" calcext:value-type="float">
            <text:p>5.440836E+01</text:p>
          </table:table-cell>
          <table:table-cell table:style-name="ce1" office:value-type="float" office:value="54.63301" calcext:value-type="float">
            <text:p>5.463301E+01</text:p>
          </table:table-cell>
          <table:table-cell table:style-name="ce1" table:formula="of:=100*([.L8]-[.M8])/[.L8]" office:value-type="float" office:value="-0.412887880132516" calcext:value-type="float">
            <text:p>-4.128879E-01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0275" calcext:value-type="float">
            <text:p>2.750000E-02</text:p>
          </table:table-cell>
          <table:table-cell table:style-name="ce1" table:formula="of:=[.$D$3]+([.$D$6]/(6*[.$D$4]))*([.$D$7]^2-[.$G9]^2)" office:value-type="float" office:value="55.0087145424922" calcext:value-type="float">
            <text:p>5.500871E+01</text:p>
          </table:table-cell>
          <table:table-cell table:style-name="ce1" office:value-type="float" office:value="54.97134" calcext:value-type="float">
            <text:p>5.497134E+01</text:p>
          </table:table-cell>
          <table:table-cell table:style-name="ce1" table:formula="of:=100*([.H9]-[.I9])/[.H9]" office:value-type="float" office:value="0.0679429483183773" calcext:value-type="float">
            <text:p>6.794295E-02</text:p>
          </table:table-cell>
          <table:table-cell/>
          <table:table-cell table:style-name="ce1" table:formula="of:=SQRT(1/([.$D$5]^2)+2*[.$H9]/[.$D$5])-1/[.$D$5]" office:value-type="float" office:value="53.5120964501203" calcext:value-type="float">
            <text:p>5.351210E+01</text:p>
          </table:table-cell>
          <table:table-cell table:style-name="ce1" office:value-type="float" office:value="53.73694" calcext:value-type="float">
            <text:p>5.373694E+01</text:p>
          </table:table-cell>
          <table:table-cell table:style-name="ce1" table:formula="of:=100*([.L9]-[.M9])/[.L9]" office:value-type="float" office:value="-0.420173315559121" calcext:value-type="float">
            <text:p>-4.201733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0325" calcext:value-type="float">
            <text:p>3.250000E-02</text:p>
          </table:table-cell>
          <table:table-cell table:style-name="ce1" table:formula="of:=[.$D$3]+([.$D$6]/(6*[.$D$4]))*([.$D$7]^2-[.$G10]^2)" office:value-type="float" office:value="53.8725290806669" calcext:value-type="float">
            <text:p>5.387253E+01</text:p>
          </table:table-cell>
          <table:table-cell table:style-name="ce1" office:value-type="float" office:value="53.84305" calcext:value-type="float">
            <text:p>5.384305E+01</text:p>
          </table:table-cell>
          <table:table-cell table:style-name="ce1" table:formula="of:=100*([.H10]-[.I10])/[.H10]" office:value-type="float" office:value="0.0547200607990053" calcext:value-type="float">
            <text:p>5.472006E-02</text:p>
          </table:table-cell>
          <table:table-cell/>
          <table:table-cell table:style-name="ce1" table:formula="of:=SQRT(1/([.$D$5]^2)+2*[.$H10]/[.$D$5])-1/[.$D$5]" office:value-type="float" office:value="52.4355240605323" calcext:value-type="float">
            <text:p>5.243552E+01</text:p>
          </table:table-cell>
          <table:table-cell table:style-name="ce1" office:value-type="float" office:value="52.66061" calcext:value-type="float">
            <text:p>5.266061E+01</text:p>
          </table:table-cell>
          <table:table-cell table:style-name="ce1" table:formula="of:=100*([.L10]-[.M10])/[.L10]" office:value-type="float" office:value="-0.429262305470314" calcext:value-type="float">
            <text:p>-4.292623E-01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string" calcext:value-type="string">
            <text:p>Max error %</text:p>
          </table:table-cell>
          <table:table-cell table:style-name="ce1" table:number-matrix-columns-spanned="1" table:number-matrix-rows-spanned="1" table:formula="of:=MAX(ABS([.N4:.N23]))" office:value-type="float" office:value="1.04418476669138" calcext:value-type="float">
            <text:p>1.044185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0375" calcext:value-type="float">
            <text:p>3.750000E-02</text:p>
          </table:table-cell>
          <table:table-cell table:style-name="ce1" table:formula="of:=[.$D$3]+([.$D$6]/(6*[.$D$4]))*([.$D$7]^2-[.$G11]^2)" office:value-type="float" office:value="52.546979375204" calcext:value-type="float">
            <text:p>5.254698E+01</text:p>
          </table:table-cell>
          <table:table-cell table:style-name="ce1" office:value-type="float" office:value="52.52426" calcext:value-type="float">
            <text:p>5.252426E+01</text:p>
          </table:table-cell>
          <table:table-cell table:style-name="ce1" table:formula="of:=100*([.H11]-[.I11])/[.H11]" office:value-type="float" office:value="0.0432363105818574" calcext:value-type="float">
            <text:p>4.323631E-02</text:p>
          </table:table-cell>
          <table:table-cell/>
          <table:table-cell table:style-name="ce1" table:formula="of:=SQRT(1/([.$D$5]^2)+2*[.$H11]/[.$D$5])-1/[.$D$5]" office:value-type="float" office:value="51.1780694922121" calcext:value-type="float">
            <text:p>5.117807E+01</text:p>
          </table:table-cell>
          <table:table-cell table:style-name="ce1" office:value-type="float" office:value="51.40344" calcext:value-type="float">
            <text:p>5.140344E+01</text:p>
          </table:table-cell>
          <table:table-cell table:style-name="ce1" table:formula="of:=100*([.L11]-[.M11])/[.L11]" office:value-type="float" office:value="-0.440365394834185" calcext:value-type="float">
            <text:p>-4.403654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0425" calcext:value-type="float">
            <text:p>4.250000E-02</text:p>
          </table:table-cell>
          <table:table-cell table:style-name="ce1" table:formula="of:=[.$D$3]+([.$D$6]/(6*[.$D$4]))*([.$D$7]^2-[.$G12]^2)" office:value-type="float" office:value="51.0320654261036" calcext:value-type="float">
            <text:p>5.103207E+01</text:p>
          </table:table-cell>
          <table:table-cell table:style-name="ce1" office:value-type="float" office:value="51.01526" calcext:value-type="float">
            <text:p>5.101526E+01</text:p>
          </table:table-cell>
          <table:table-cell table:style-name="ce1" table:formula="of:=100*([.H12]-[.I12])/[.H12]" office:value-type="float" office:value="0.0329311109854635" calcext:value-type="float">
            <text:p>3.293111E-02</text:p>
          </table:table-cell>
          <table:table-cell/>
          <table:table-cell table:style-name="ce1" table:formula="of:=SQRT(1/([.$D$5]^2)+2*[.$H12]/[.$D$5])-1/[.$D$5]" office:value-type="float" office:value="49.7390547385837" calcext:value-type="float">
            <text:p>4.973905E+01</text:p>
          </table:table-cell>
          <table:table-cell table:style-name="ce1" office:value-type="float" office:value="49.96474" calcext:value-type="float">
            <text:p>4.996474E+01</text:p>
          </table:table-cell>
          <table:table-cell table:style-name="ce1" table:formula="of:=100*([.L12]-[.M12])/[.L12]" office:value-type="float" office:value="-0.45373854127793" calcext:value-type="float">
            <text:p>-4.537385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0475" calcext:value-type="float">
            <text:p>4.750000E-02</text:p>
          </table:table-cell>
          <table:table-cell table:style-name="ce1" table:formula="of:=[.$D$3]+([.$D$6]/(6*[.$D$4]))*([.$D$7]^2-[.$G13]^2)" office:value-type="float" office:value="49.3277872333657" calcext:value-type="float">
            <text:p>4.932779E+01</text:p>
          </table:table-cell>
          <table:table-cell table:style-name="ce1" office:value-type="float" office:value="49.31625" calcext:value-type="float">
            <text:p>4.931625E+01</text:p>
          </table:table-cell>
          <table:table-cell table:style-name="ce1" table:formula="of:=100*([.H13]-[.I13])/[.H13]" office:value-type="float" office:value="0.0233889132531017" calcext:value-type="float">
            <text:p>2.338891E-02</text:p>
          </table:table-cell>
          <table:table-cell/>
          <table:table-cell table:style-name="ce1" table:formula="of:=SQRT(1/([.$D$5]^2)+2*[.$H13]/[.$D$5])-1/[.$D$5]" office:value-type="float" office:value="48.1176997326788" calcext:value-type="float">
            <text:p>4.811770E+01</text:p>
          </table:table-cell>
          <table:table-cell table:style-name="ce1" office:value-type="float" office:value="48.34375" calcext:value-type="float">
            <text:p>4.834375E+01</text:p>
          </table:table-cell>
          <table:table-cell table:style-name="ce1" table:formula="of:=100*([.L13]-[.M13])/[.L13]" office:value-type="float" office:value="-0.469786104857481" calcext:value-type="float">
            <text:p>-4.697861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0525" calcext:value-type="float">
            <text:p>5.250000E-02</text:p>
          </table:table-cell>
          <table:table-cell table:style-name="ce1" table:formula="of:=[.$D$3]+([.$D$6]/(6*[.$D$4]))*([.$D$7]^2-[.$G14]^2)" office:value-type="float" office:value="47.4341447969902" calcext:value-type="float">
            <text:p>4.743414E+01</text:p>
          </table:table-cell>
          <table:table-cell table:style-name="ce1" office:value-type="float" office:value="47.42734" calcext:value-type="float">
            <text:p>4.742734E+01</text:p>
          </table:table-cell>
          <table:table-cell table:style-name="ce1" table:formula="of:=100*([.H14]-[.I14])/[.H14]" office:value-type="float" office:value="0.0143457777499827" calcext:value-type="float">
            <text:p>1.434578E-02</text:p>
          </table:table-cell>
          <table:table-cell/>
          <table:table-cell table:style-name="ce1" table:formula="of:=SQRT(1/([.$D$5]^2)+2*[.$H14]/[.$D$5])-1/[.$D$5]" office:value-type="float" office:value="46.3131201994823" calcext:value-type="float">
            <text:p>4.631312E+01</text:p>
          </table:table-cell>
          <table:table-cell table:style-name="ce1" office:value-type="float" office:value="46.53958" calcext:value-type="float">
            <text:p>4.653958E+01</text:p>
          </table:table-cell>
          <table:table-cell table:style-name="ce1" table:formula="of:=100*([.L14]-[.M14])/[.L14]" office:value-type="float" office:value="-0.488975477234615" calcext:value-type="float">
            <text:p>-4.889755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0575" calcext:value-type="float">
            <text:p>5.750000E-02</text:p>
          </table:table-cell>
          <table:table-cell table:style-name="ce1" table:formula="of:=[.$D$3]+([.$D$6]/(6*[.$D$4]))*([.$D$7]^2-[.$G15]^2)" office:value-type="float" office:value="45.3511381169771" calcext:value-type="float">
            <text:p>4.535114E+01</text:p>
          </table:table-cell>
          <table:table-cell table:style-name="ce1" office:value-type="float" office:value="45.34864" calcext:value-type="float">
            <text:p>4.534864E+01</text:p>
          </table:table-cell>
          <table:table-cell table:style-name="ce1" table:formula="of:=100*([.H15]-[.I15])/[.H15]" office:value-type="float" office:value="0.00550838872153278" calcext:value-type="float">
            <text:p>5.508389E-03</text:p>
          </table:table-cell>
          <table:table-cell/>
          <table:table-cell table:style-name="ce1" table:formula="of:=SQRT(1/([.$D$5]^2)+2*[.$H15]/[.$D$5])-1/[.$D$5]" office:value-type="float" office:value="44.3243251968316" calcext:value-type="float">
            <text:p>4.432433E+01</text:p>
          </table:table-cell>
          <table:table-cell table:style-name="ce1" office:value-type="float" office:value="44.55123" calcext:value-type="float">
            <text:p>4.455123E+01</text:p>
          </table:table-cell>
          <table:table-cell table:style-name="ce1" table:formula="of:=100*([.L15]-[.M15])/[.L15]" office:value-type="float" office:value="-0.511919362924867" calcext:value-type="float">
            <text:p>-5.119194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0625" calcext:value-type="float">
            <text:p>6.250000E-02</text:p>
          </table:table-cell>
          <table:table-cell table:style-name="ce1" table:formula="of:=[.$D$3]+([.$D$6]/(6*[.$D$4]))*([.$D$7]^2-[.$G16]^2)" office:value-type="float" office:value="43.0787671933265" calcext:value-type="float">
            <text:p>4.307877E+01</text:p>
          </table:table-cell>
          <table:table-cell table:style-name="ce1" office:value-type="float" office:value="43.08021" calcext:value-type="float">
            <text:p>4.308021E+01</text:p>
          </table:table-cell>
          <table:table-cell table:style-name="ce1" table:formula="of:=100*([.H16]-[.I16])/[.H16]" office:value-type="float" office:value="-0.0033492292548972" calcext:value-type="float">
            <text:p>-3.349229E-03</text:p>
          </table:table-cell>
          <table:table-cell/>
          <table:table-cell table:style-name="ce1" table:formula="of:=SQRT(1/([.$D$5]^2)+2*[.$H16]/[.$D$5])-1/[.$D$5]" office:value-type="float" office:value="42.1502143285991" calcext:value-type="float">
            <text:p>4.215021E+01</text:p>
          </table:table-cell>
          <table:table-cell table:style-name="ce1" office:value-type="float" office:value="42.37761" calcext:value-type="float">
            <text:p>4.237761E+01</text:p>
          </table:table-cell>
          <table:table-cell table:style-name="ce1" table:formula="of:=100*([.L16]-[.M16])/[.L16]" office:value-type="float" office:value="-0.539488766600723" calcext:value-type="float">
            <text:p>-5.394888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0675" calcext:value-type="float">
            <text:p>6.750000E-02</text:p>
          </table:table-cell>
          <table:table-cell table:style-name="ce1" table:formula="of:=[.$D$3]+([.$D$6]/(6*[.$D$4]))*([.$D$7]^2-[.$G17]^2)" office:value-type="float" office:value="40.6170320260384" calcext:value-type="float">
            <text:p>4.061703E+01</text:p>
          </table:table-cell>
          <table:table-cell table:style-name="ce1" office:value-type="float" office:value="40.62212" calcext:value-type="float">
            <text:p>4.062212E+01</text:p>
          </table:table-cell>
          <table:table-cell table:style-name="ce1" table:formula="of:=100*([.H17]-[.I17])/[.H17]" office:value-type="float" office:value="-0.0125267005191043" calcext:value-type="float">
            <text:p>-1.252670E-02</text:p>
          </table:table-cell>
          <table:table-cell/>
          <table:table-cell table:style-name="ce1" table:formula="of:=SQRT(1/([.$D$5]^2)+2*[.$H17]/[.$D$5])-1/[.$D$5]" office:value-type="float" office:value="39.7895746114406" calcext:value-type="float">
            <text:p>3.978957E+01</text:p>
          </table:table-cell>
          <table:table-cell table:style-name="ce1" office:value-type="float" office:value="40.01751" calcext:value-type="float">
            <text:p>4.001751E+01</text:p>
          </table:table-cell>
          <table:table-cell table:style-name="ce1" table:formula="of:=100*([.L17]-[.M17])/[.L17]" office:value-type="float" office:value="-0.572852036708846" calcext:value-type="float">
            <text:p>-5.728520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0725" calcext:value-type="float">
            <text:p>7.250000E-02</text:p>
          </table:table-cell>
          <table:table-cell table:style-name="ce1" table:formula="of:=[.$D$3]+([.$D$6]/(6*[.$D$4]))*([.$D$7]^2-[.$G18]^2)" office:value-type="float" office:value="37.9659326151126" calcext:value-type="float">
            <text:p>3.796593E+01</text:p>
          </table:table-cell>
          <table:table-cell table:style-name="ce1" office:value-type="float" office:value="37.9744" calcext:value-type="float">
            <text:p>3.797440E+01</text:p>
          </table:table-cell>
          <table:table-cell table:style-name="ce1" table:formula="of:=100*([.H18]-[.I18])/[.H18]" office:value-type="float" office:value="-0.0223025863033778" calcext:value-type="float">
            <text:p>-2.230259E-02</text:p>
          </table:table-cell>
          <table:table-cell/>
          <table:table-cell table:style-name="ce1" table:formula="of:=SQRT(1/([.$D$5]^2)+2*[.$H18]/[.$D$5])-1/[.$D$5]" office:value-type="float" office:value="37.2410769737083" calcext:value-type="float">
            <text:p>3.724108E+01</text:p>
          </table:table-cell>
          <table:table-cell table:style-name="ce1" office:value-type="float" office:value="37.46959" calcext:value-type="float">
            <text:p>3.746959E+01</text:p>
          </table:table-cell>
          <table:table-cell table:style-name="ce1" table:formula="of:=100*([.L18]-[.M18])/[.L18]" office:value-type="float" office:value="-0.613604774246937" calcext:value-type="float">
            <text:p>-6.136048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0775" calcext:value-type="float">
            <text:p>7.750000E-02</text:p>
          </table:table-cell>
          <table:table-cell table:style-name="ce1" table:formula="of:=[.$D$3]+([.$D$6]/(6*[.$D$4]))*([.$D$7]^2-[.$G19]^2)" office:value-type="float" office:value="35.1254689605494" calcext:value-type="float">
            <text:p>3.512547E+01</text:p>
          </table:table-cell>
          <table:table-cell table:style-name="ce1" office:value-type="float" office:value="35.13709" calcext:value-type="float">
            <text:p>3.513709E+01</text:p>
          </table:table-cell>
          <table:table-cell table:style-name="ce1" table:formula="of:=100*([.H19]-[.I19])/[.H19]" office:value-type="float" office:value="-0.0330843681081553" calcext:value-type="float">
            <text:p>-3.308437E-02</text:p>
          </table:table-cell>
          <table:table-cell/>
          <table:table-cell table:style-name="ce1" table:formula="of:=SQRT(1/([.$D$5]^2)+2*[.$H19]/[.$D$5])-1/[.$D$5]" office:value-type="float" office:value="34.5032723621737" calcext:value-type="float">
            <text:p>3.450327E+01</text:p>
          </table:table-cell>
          <table:table-cell table:style-name="ce1" office:value-type="float" office:value="34.73241" calcext:value-type="float">
            <text:p>3.473241E+01</text:p>
          </table:table-cell>
          <table:table-cell table:style-name="ce1" table:formula="of:=100*([.L19]-[.M19])/[.L19]" office:value-type="float" office:value="-0.664104075176164" calcext:value-type="float">
            <text:p>-6.641041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0825" calcext:value-type="float">
            <text:p>8.250000E-02</text:p>
          </table:table-cell>
          <table:table-cell table:style-name="ce1" table:formula="of:=[.$D$3]+([.$D$6]/(6*[.$D$4]))*([.$D$7]^2-[.$G20]^2)" office:value-type="float" office:value="32.0956410623486" calcext:value-type="float">
            <text:p>3.209564E+01</text:p>
          </table:table-cell>
          <table:table-cell table:style-name="ce1" office:value-type="float" office:value="32.11022" calcext:value-type="float">
            <text:p>3.211022E+01</text:p>
          </table:table-cell>
          <table:table-cell table:style-name="ce1" table:formula="of:=100*([.H20]-[.I20])/[.H20]" office:value-type="float" office:value="-0.0454234194079967" calcext:value-type="float">
            <text:p>-4.542342E-02</text:p>
          </table:table-cell>
          <table:table-cell/>
          <table:table-cell table:style-name="ce1" table:formula="of:=SQRT(1/([.$D$5]^2)+2*[.$H20]/[.$D$5])-1/[.$D$5]" office:value-type="float" office:value="31.5745874289394" calcext:value-type="float">
            <text:p>3.157459E+01</text:p>
          </table:table-cell>
          <table:table-cell table:style-name="ce1" office:value-type="float" office:value="31.8044" calcext:value-type="float">
            <text:p>3.180440E+01</text:p>
          </table:table-cell>
          <table:table-cell table:style-name="ce1" table:formula="of:=100*([.L20]-[.M20])/[.L20]" office:value-type="float" office:value="-0.727840297447566" calcext:value-type="float">
            <text:p>-7.278403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0875" calcext:value-type="float">
            <text:p>8.750000E-02</text:p>
          </table:table-cell>
          <table:table-cell table:style-name="ce1" table:formula="of:=[.$D$3]+([.$D$6]/(6*[.$D$4]))*([.$D$7]^2-[.$G21]^2)" office:value-type="float" office:value="28.8764489205102" calcext:value-type="float">
            <text:p>2.887645E+01</text:p>
          </table:table-cell>
          <table:table-cell table:style-name="ce1" office:value-type="float" office:value="28.89381" calcext:value-type="float">
            <text:p>2.889381E+01</text:p>
          </table:table-cell>
          <table:table-cell table:style-name="ce1" table:formula="of:=100*([.H21]-[.I21])/[.H21]" office:value-type="float" office:value="-0.0601219337516079" calcext:value-type="float">
            <text:p>-6.012193E-02</text:p>
          </table:table-cell>
          <table:table-cell/>
          <table:table-cell table:style-name="ce1" table:formula="of:=SQRT(1/([.$D$5]^2)+2*[.$H21]/[.$D$5])-1/[.$D$5]" office:value-type="float" office:value="28.4533197672882" calcext:value-type="float">
            <text:p>2.845332E+01</text:p>
          </table:table-cell>
          <table:table-cell table:style-name="ce1" office:value-type="float" office:value="28.68385" calcext:value-type="float">
            <text:p>2.868385E+01</text:p>
          </table:table-cell>
          <table:table-cell table:style-name="ce1" table:formula="of:=100*([.L21]-[.M21])/[.L21]" office:value-type="float" office:value="-0.810205046712323" calcext:value-type="float">
            <text:p>-8.102050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0925" calcext:value-type="float">
            <text:p>9.250000E-02</text:p>
          </table:table-cell>
          <table:table-cell table:style-name="ce1" table:formula="of:=[.$D$3]+([.$D$6]/(6*[.$D$4]))*([.$D$7]^2-[.$G22]^2)" office:value-type="float" office:value="25.4678925350343" calcext:value-type="float">
            <text:p>2.546789E+01</text:p>
          </table:table-cell>
          <table:table-cell table:style-name="ce1" office:value-type="float" office:value="25.48789" calcext:value-type="float">
            <text:p>2.548789E+01</text:p>
          </table:table-cell>
          <table:table-cell table:style-name="ce1" table:formula="of:=100*([.H22]-[.I22])/[.H22]" office:value-type="float" office:value="-0.0785202974224011" calcext:value-type="float">
            <text:p>-7.852030E-02</text:p>
          </table:table-cell>
          <table:table-cell/>
          <table:table-cell table:style-name="ce1" table:formula="of:=SQRT(1/([.$D$5]^2)+2*[.$H22]/[.$D$5])-1/[.$D$5]" office:value-type="float" office:value="25.1376326611606" calcext:value-type="float">
            <text:p>2.513763E+01</text:p>
          </table:table-cell>
          <table:table-cell table:style-name="ce1" office:value-type="float" office:value="25.36893" calcext:value-type="float">
            <text:p>2.536893E+01</text:p>
          </table:table-cell>
          <table:table-cell table:style-name="ce1" table:formula="of:=100*([.L22]-[.M22])/[.L22]" office:value-type="float" office:value="-0.920123791914311" calcext:value-type="float">
            <text:p>-9.201238E-01</text:p>
          </table:table-cell>
          <table:table-cell table:number-columns-repeated="50"/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0975" calcext:value-type="float">
            <text:p>9.750000E-02</text:p>
          </table:table-cell>
          <table:table-cell table:style-name="ce1" table:formula="of:=[.$D$3]+([.$D$6]/(6*[.$D$4]))*([.$D$7]^2-[.$G23]^2)" office:value-type="float" office:value="21.8699719059208" calcext:value-type="float">
            <text:p>2.186997E+01</text:p>
          </table:table-cell>
          <table:table-cell table:style-name="ce1" office:value-type="float" office:value="21.89246" calcext:value-type="float">
            <text:p>2.189246E+01</text:p>
          </table:table-cell>
          <table:table-cell table:style-name="ce1" table:formula="of:=100*([.H23]-[.I23])/[.H23]" office:value-type="float" office:value="-0.10282635101649" calcext:value-type="float">
            <text:p>-1.028264E-01</text:p>
          </table:table-cell>
          <table:table-cell/>
          <table:table-cell table:style-name="ce1" table:formula="of:=SQRT(1/([.$D$5]^2)+2*[.$H23]/[.$D$5])-1/[.$D$5]" office:value-type="float" office:value="21.6255493084083" calcext:value-type="float">
            <text:p>2.162555E+01</text:p>
          </table:table-cell>
          <table:table-cell table:style-name="ce1" office:value-type="float" office:value="21.85136" calcext:value-type="float">
            <text:p>2.185136E+01</text:p>
          </table:table-cell>
          <table:table-cell table:style-name="ce1" table:formula="of:=100*([.L23]-[.M23])/[.L23]" office:value-type="float" office:value="-1.04418476669138" calcext:value-type="float">
            <text:p>-1.044185E+00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 table:number-rows-repeated="4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2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at2" style:display-name="PageStyle_hea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3" style:display-name="PageStyle_hea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4" style:display-name="PageStyle_hea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5" style:display-name="PageStyle_hea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6" style:display-name="PageStyle_hea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7" style:display-name="PageStyle_hea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8" style:display-name="PageStyle_hea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9" style:display-name="PageStyle_hea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0" style:display-name="PageStyle_hea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1" style:display-name="PageStyle_hea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2" style:display-name="PageStyle_hea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3" style:display-name="PageStyle_hea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4" style:display-name="PageStyle_hea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5" style:display-name="PageStyle_hea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6" style:display-name="PageStyle_hea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7" style:display-name="PageStyle_heat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8" style:display-name="PageStyle_hea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" style:display-name="PageStyle_hea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9" style:display-name="PageStyle_hea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20" style:display-name="PageStyle_heat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tantillo</meta:initial-creator>
    <meta:creation-date>2020-05-24T17:06:53</meta:creation-date>
    <dc:date>2020-11-15T17:16:55.024821545</dc:date>
    <meta:generator>LibreOffice/6.4.6.2$Linux_X86_64 LibreOffice_project/40$Build-2</meta:generator>
    <meta:editing-duration>PT56M48S</meta:editing-duration>
    <meta:editing-cycles>5</meta:editing-cycles>
    <meta:document-statistic meta:table-count="20" meta:cell-count="2571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3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423cm" svg:height="7.62cm" xlink:href=".." xlink:type="simple" chart:class="chart:line" chart:style-name="ch1">
        <chart:title svg:x="6.812cm" svg:y="0.287cm" chart:style-name="ch2">
          <text:p>Chart Title</text:p>
        </chart:title>
        <chart:plot-area chart:style-name="ch3" table:cell-range-address="heat9.I4:heat9.I28" svg:x="0.328cm" svg:y="1.318cm" svg:width="15.767cm" svg:height="6.15cm">
          <chartooo:coordinate-region svg:x="2.916cm" svg:y="1.504cm" svg:width="13.179cm" svg:height="5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9.I4:heat9.I28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50633">
                <text:p>20.50633</text:p>
                <draw:g>
                  <svg:desc>heat9.I4:heat9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1899">
                <text:p>21.51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3165">
                <text:p>22.53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5443">
                <text:p>23.5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55696">
                <text:p>24.55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56962">
                <text:p>25.56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58228">
                <text:p>26.58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59494">
                <text:p>27.59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60759">
                <text:p>28.60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2025">
                <text:p>29.62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63291">
                <text:p>30.63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64557">
                <text:p>31.64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65823">
                <text:p>32.65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67089">
                <text:p>33.67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68354">
                <text:p>34.68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6962">
                <text:p>35.6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70886">
                <text:p>36.70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72152">
                <text:p>37.72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73418">
                <text:p>38.73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74684">
                <text:p>39.74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77215">
                <text:p>41.77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82278">
                <text:p>45.82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.87342">
                <text:p>49.873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92405">
                <text:p>53.92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97468">
                <text:p>57.97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3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423cm" svg:height="7.62cm" xlink:href=".." xlink:type="simple" chart:class="chart:line" chart:style-name="ch1">
        <chart:title svg:x="6.812cm" svg:y="0.287cm" chart:style-name="ch2">
          <text:p>Chart Title</text:p>
        </chart:title>
        <chart:plot-area chart:style-name="ch3" table:cell-range-address="heat10.I4:heat10.I28" svg:x="0.328cm" svg:y="1.318cm" svg:width="15.767cm" svg:height="6.15cm">
          <chartooo:coordinate-region svg:x="2.916cm" svg:y="1.504cm" svg:width="13.179cm" svg:height="5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0.I4:heat10.I28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41661">
                <text:p>22.41661</text:p>
                <draw:g>
                  <svg:desc>heat10.I4:heat10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99983">
                <text:p>26.99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33306">
                <text:p>31.33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41628">
                <text:p>35.41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2495">
                <text:p>39.2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83272">
                <text:p>42.83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16594">
                <text:p>46.16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24917">
                <text:p>49.24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08239">
                <text:p>52.08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6561">
                <text:p>54.66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99883">
                <text:p>56.99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08205">
                <text:p>59.08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91528">
                <text:p>60.91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4985">
                <text:p>62.4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83172">
                <text:p>63.83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1494">
                <text:p>64.91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74817">
                <text:p>65.74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33139">
                <text:p>66.33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66461">
                <text:p>66.66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74783">
                <text:p>66.74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2008">
                <text:p>66.2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53396">
                <text:p>65.53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.46711">
                <text:p>64.46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00027">
                <text:p>63.00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13342">
                <text:p>61.13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3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691cm" svg:height="8.551cm" xlink:href=".." xlink:type="simple" chart:class="chart:line" chart:style-name="ch1">
        <chart:title svg:x="10.446cm" svg:y="0.306cm" chart:style-name="ch2">
          <text:p>Chart Title</text:p>
        </chart:title>
        <chart:plot-area chart:style-name="ch3" table:cell-range-address="heat13.I4:heat13.I33" svg:x="0.473cm" svg:y="1.356cm" svg:width="22.745cm" svg:height="7.024cm">
          <chartooo:coordinate-region svg:x="3.061cm" svg:y="1.542cm" svg:width="20.157cm" svg:height="6.3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3.I4:heat13.I33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36374">
                <text:p>98.36374</text:p>
                <draw:g>
                  <svg:desc>heat13.I4:heat13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.07965">
                <text:p>98.07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51147">
                <text:p>97.51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6592">
                <text:p>96.6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52284">
                <text:p>95.52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10238">
                <text:p>94.10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.39784">
                <text:p>92.39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4092">
                <text:p>90.4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13647">
                <text:p>88.13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57965">
                <text:p>85.57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73874">
                <text:p>82.73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61374">
                <text:p>79.61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20465">
                <text:p>76.20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51147">
                <text:p>72.51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5342">
                <text:p>68.5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27284">
                <text:p>64.27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72738">
                <text:p>59.72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89784">
                <text:p>54.89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7842">
                <text:p>49.7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38647">
                <text:p>44.38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11374">
                <text:p>42.113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13246">
                <text:p>41.13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08001">
                <text:p>40.0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.95737">
                <text:p>38.95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76545">
                <text:p>37.76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50512">
                <text:p>36.50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1772">
                <text:p>35.1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.78246">
                <text:p>33.78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32165">
                <text:p>32.32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79545">
                <text:p>30.79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3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837cm" svg:height="7.62cm" xlink:href=".." xlink:type="simple" chart:class="chart:line" chart:style-name="ch1">
        <chart:title svg:x="7.019cm" svg:y="0.287cm" chart:style-name="ch2">
          <text:p>Chart Title</text:p>
        </chart:title>
        <chart:plot-area chart:style-name="ch3" table:cell-range-address="heat14.I4:heat14.I23" svg:x="0.336cm" svg:y="1.318cm" svg:width="16.165cm" svg:height="6.15cm">
          <chartooo:coordinate-region svg:x="2.924cm" svg:y="1.504cm" svg:width="13.577cm" svg:height="5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4.I4:heat14.I2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3.75">
                <text:p>223.75</text:p>
                <draw:g>
                  <svg:desc>heat14.I4:heat14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.625">
                <text:p>22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375">
                <text:p>223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.875">
                <text:p>22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.125">
                <text:p>221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.25">
                <text:p>22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.25">
                <text:p>21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.125">
                <text:p>218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.25">
                <text:p>16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.75">
                <text:p>148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3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837cm" svg:height="7.62cm" xlink:href=".." xlink:type="simple" chart:class="chart:line" chart:style-name="ch1">
        <chart:title svg:x="7.019cm" svg:y="0.287cm" chart:style-name="ch2">
          <text:p>Chart Title</text:p>
        </chart:title>
        <chart:plot-area chart:style-name="ch3" table:cell-range-address="heat18.I4:heat18.I23" svg:x="0.336cm" svg:y="1.318cm" svg:width="16.165cm" svg:height="6.15cm">
          <chartooo:coordinate-region svg:x="2.924cm" svg:y="1.504cm" svg:width="13.577cm" svg:height="5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8.I4:heat18.I2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7.0314">
                <text:p>647.0314</text:p>
                <draw:g>
                  <svg:desc>heat18.I4:heat18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6.7283">
                <text:p>646.7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6.1223">
                <text:p>646.1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5.2132">
                <text:p>645.2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4.0011">
                <text:p>644.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2.4859">
                <text:p>642.4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.6677">
                <text:p>640.6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8.5465">
                <text:p>638.5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.1223">
                <text:p>636.1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.395">
                <text:p>633.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8.2435">
                <text:p>618.2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8.5802">
                <text:p>568.5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3.1256">
                <text:p>523.1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5.5499">
                <text:p>475.5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.3613">
                <text:p>423.3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5.3836">
                <text:p>365.3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.9897">
                <text:p>300.9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9.815">
                <text:p>229.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.6331">
                <text:p>151.6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2963">
                <text:p>66.2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3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837cm" svg:height="7.62cm" xlink:href=".." xlink:type="simple" chart:class="chart:line" chart:style-name="ch1">
        <chart:title svg:x="7.019cm" svg:y="0.287cm" chart:style-name="ch2">
          <text:p>Chart Title</text:p>
        </chart:title>
        <chart:plot-area chart:style-name="ch3" table:cell-range-address="heat19.I4:heat19.I23" svg:x="0.336cm" svg:y="1.318cm" svg:width="16.165cm" svg:height="6.15cm">
          <chartooo:coordinate-region svg:x="2.924cm" svg:y="1.504cm" svg:width="13.577cm" svg:height="5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9.I4:heat19.I2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4.808">
                <text:p>964.808</text:p>
                <draw:g>
                  <svg:desc>heat19.I4:heat19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2.308">
                <text:p>962.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6.058">
                <text:p>956.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6.3358">
                <text:p>946.3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3.2108">
                <text:p>933.2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6.7108">
                <text:p>916.7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6.8497">
                <text:p>896.8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3.6354">
                <text:p>873.6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7.0729">
                <text:p>847.0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7.1655">
                <text:p>817.1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5.853">
                <text:p>675.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1.5474">
                <text:p>621.5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1.8599">
                <text:p>571.8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9.8099">
                <text:p>519.8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2.6571">
                <text:p>462.6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.1112">
                <text:p>399.1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.4862">
                <text:p>328.4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.3844">
                <text:p>250.3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.5594">
                <text:p>164.5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85069">
                <text:p>70.850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